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file-entry manifest:full-path="Basic/script-lc.xml" manifest:media-type="text/xml"/>
  <manifest:file-entry manifest:full-path="Basic/VBAProject/Sheet36 (LineMessageMaster).xml" manifest:media-type="text/xml"/>
  <manifest:file-entry manifest:full-path="Basic/VBAProject/Sheet36.xml" manifest:media-type="text/xml"/>
  <manifest:file-entry manifest:full-path="Basic/VBAProject/script-lb.xml" manifest:media-type="text/xml"/>
  <manifest:file-entry manifest:full-path="Basic/VBAProject/ThisWorkbook.xml" manifest:media-type="text/xml"/>
  <manifest:file-entry manifest:full-path="Basic/VBAProject/Sheet15.xml" manifest:media-type="text/xml"/>
  <manifest:file-entry manifest:full-path="Basic/VBAProject/Module2.xml" manifest:media-type="text/xml"/>
  <manifest:file-entry manifest:full-path="Basic/Standard/script-lb.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2cm"/>
    </style:style>
    <style:style style:name="co2" style:family="table-column">
      <style:table-column-properties fo:break-before="auto" style:column-width="2.545cm"/>
    </style:style>
    <style:style style:name="co3" style:family="table-column">
      <style:table-column-properties fo:break-before="auto" style:column-width="2.448cm"/>
    </style:style>
    <style:style style:name="co4" style:family="table-column">
      <style:table-column-properties fo:break-before="auto" style:column-width="1.746cm"/>
    </style:style>
    <style:style style:name="co5" style:family="table-column">
      <style:table-column-properties fo:break-before="auto" style:column-width="2.715cm"/>
    </style:style>
    <style:style style:name="co6" style:family="table-column">
      <style:table-column-properties fo:break-before="auto" style:column-width="1.827cm"/>
    </style:style>
    <style:style style:name="co7" style:family="table-column">
      <style:table-column-properties fo:break-before="auto" style:column-width="1.432cm"/>
    </style:style>
    <style:style style:name="co8" style:family="table-column">
      <style:table-column-properties fo:break-before="auto" style:column-width="7.601cm"/>
    </style:style>
    <style:style style:name="co9" style:family="table-column">
      <style:table-column-properties fo:break-before="auto" style:column-width="7.997cm"/>
    </style:style>
    <style:style style:name="co10" style:family="table-column">
      <style:table-column-properties fo:break-before="auto" style:column-width="2.258cm"/>
    </style:style>
    <style:style style:name="co11" style:family="table-column">
      <style:table-column-properties fo:break-before="auto" style:column-width="3.083cm"/>
    </style:style>
    <style:style style:name="co12" style:family="table-column">
      <style:table-column-properties fo:break-before="auto" style:column-width="7.205cm"/>
    </style:style>
    <style:style style:name="co13" style:family="table-column">
      <style:table-column-properties fo:break-before="auto" style:column-width="5.701cm"/>
    </style:style>
    <style:style style:name="co14" style:family="table-column">
      <style:table-column-properties fo:break-before="auto" style:column-width="1.035cm"/>
    </style:style>
    <style:style style:name="co15" style:family="table-column">
      <style:table-column-properties fo:break-before="auto" style:column-width="1.909cm"/>
    </style:style>
    <style:style style:name="co16" style:family="table-column">
      <style:table-column-properties fo:break-before="auto" style:column-width="1.406cm"/>
    </style:style>
    <style:style style:name="co17" style:family="table-column">
      <style:table-column-properties fo:break-before="auto" style:column-width="5.914cm"/>
    </style:style>
    <style:style style:name="co18" style:family="table-column">
      <style:table-column-properties fo:break-before="auto" style:column-width="18.953cm"/>
    </style:style>
    <style:style style:name="co19" style:family="table-column">
      <style:table-column-properties fo:break-before="auto" style:column-width="23.742cm"/>
    </style:style>
    <style:style style:name="ro1" style:family="table-row">
      <style:table-row-properties style:row-height="0.47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979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54cm" fo:break-before="auto" style:use-optimal-row-height="true"/>
    </style:style>
    <style:style style:name="ro8" style:family="table-row">
      <style:table-row-properties style:row-height="0.587cm" fo:break-before="auto" style:use-optimal-row-height="true"/>
    </style:style>
    <style:style style:name="ta1" style:family="table" style:master-page-name="PageStyle_5f_MasterData作成">
      <style:table-properties table:display="true" style:writing-mode="lr-tb"/>
    </style:style>
    <style:style style:name="ta2" style:family="table" style:master-page-name="PageStyle_5f_LineMessageMaster">
      <style:table-properties table:display="true" style:writing-mode="lr-tb" tableooo:tab-color="#ff0000"/>
    </style:style>
    <style:style style:name="ta3" style:family="table" style:master-page-name="Default">
      <style:table-properties table:display="true" style:writing-mode="lr-tb"/>
    </style:style>
    <number:text-style style:name="N100">
      <number:text-content/>
    </number:text-style>
    <number:text-style style:name="N10100" number:language="ja" number:country="JP">
      <number:text-content/>
    </number:text-style>
    <style:style style:name="ce1" style:family="table-cell" style:parent-style-name="Default">
      <style:table-cell-properties style:diagonal-bl-tr="none" style:diagonal-tl-br="none" fo:border="0.06pt solid #000000" style:rotation-align="none"/>
    </style:style>
    <style:style style:name="ce2" style:family="table-cell" style:parent-style-name="Default">
      <style:table-cell-properties style:rotation-align="none"/>
    </style:style>
    <style:style style:name="ce3" style:family="table-cell" style:parent-style-name="Default">
      <style:table-cell-properties fo:background-color="transparent" style:rotation-align="none"/>
    </style:style>
    <style:style style:name="ce4" style:family="table-cell" style:parent-style-name="Default">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diagonal-bl-tr="none" style:diagonal-tl-br="none" fo:background-color="transparent" fo:border="0.06pt fine-dashed #000000" style:rotation-align="none"/>
    </style:style>
    <style:style style:name="ce10" style:family="table-cell" style:parent-style-name="Default" style:data-style-name="N100">
      <style:table-cell-properties style:diagonal-bl-tr="none" style:diagonal-tl-br="none" fo:border="0.06pt fine-dashed #000000" style:rotation-align="none"/>
    </style:style>
    <style:style style:name="ce1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9" style:family="table-cell" style:parent-style-name="Default" style:data-style-name="N10100">
      <style:table-cell-properties style:diagonal-bl-tr="none" style:diagonal-tl-br="none" fo:background-color="transparent" fo:border="0.06pt fine-dashed #000000" style:rotation-align="non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style>
    <style:style style:name="ce22"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3"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24" style:family="table-cell" style:parent-style-name="Default" style:data-style-name="N115"/>
    <style:style style:name="ce25"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6" style:family="table-cell" style:parent-style-name="Default">
      <style:table-cell-properties fo:border="0.06pt solid #000000"/>
    </style:style>
    <style:style style:name="ce27"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8" style:family="table-cell" style:parent-style-name="Default" style:data-style-name="N100">
      <style:table-cell-properties style:diagonal-bl-tr="none" style:diagonal-tl-br="none" fo:background-color="transparent" fo:border="0.06pt solid #000000" style:rotation-align="none"/>
    </style:style>
    <style:style style:name="ce29" style:family="table-cell" style:parent-style-name="Default" style:data-style-name="N100">
      <style:table-cell-properties style:diagonal-bl-tr="none" style:diagonal-tl-br="none" fo:border="0.06pt solid #000000" style:rotation-align="none"/>
    </style:style>
    <style:style style:name="ce30" style:family="table-cell" style:parent-style-name="Default" style:data-style-name="N100">
      <style:table-cell-properties style:diagonal-bl-tr="none" style:diagonal-tl-br="none" fo:border="0.06pt solid #000000" style:rotation-align="none"/>
      <style:text-properties style:font-name="ＭＳ Ｐゴシック" style:font-name-asian="ＭＳ Ｐゴシック" style:font-name-complex="Mangal"/>
    </style:style>
    <style:style style:name="ce31" style:family="table-cell" style:parent-style-name="Default" style:data-style-name="N100">
      <style:table-cell-properties style:diagonal-bl-tr="none" style:diagonal-tl-br="none" fo:background-color="transparent" fo:border="0.06pt soli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2" style:family="table-cell" style:parent-style-name="Default" style:data-style-name="N100"/>
    <style:style style:name="ce33" style:family="table-cell" style:parent-style-name="Default">
      <style:text-properties style:font-name="ＭＳ Ｐゴシック" style:font-name-asian="ＭＳ Ｐゴシック" style:font-name-complex="Mangal"/>
    </style:style>
    <style:style style:name="ce34" style:family="table-cell" style:parent-style-name="Default" style:data-style-name="N0"/>
    <style:style style:name="ce35" style:family="table-cell" style:parent-style-name="Default" style:data-style-name="N100">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36"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svg:stroke-width="0cm" draw:fill="gradient" draw:fill-gradient-name="Gradient_20_2" draw:textarea-vertical-align="middle"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T1" style:family="text">
      <style:text-properties fo:color="#ffffff" style:text-line-through-style="none" style:text-line-through-type="none" style:text-position="0%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style style:name="T3" style:family="text">
      <style:text-properties fo:color="#0000ff"/>
    </style:style>
    <style:style style:name="T4" style:family="text">
      <style:text-properties fo:color="#ff0000"/>
    </style:style>
    <style:style style:name="T5" style:family="text">
      <style:text-properties fo:color="#ff00ff"/>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MasterData作成"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number-rows-repeated="2">
          <table:table-cell table:number-columns-repeated="1024"/>
        </table:table-row>
        <table:table-row table:style-name="ro1">
          <table:table-cell/>
          <table:table-cell table:style-name="ce1" office:value-type="string" calcext:value-type="string">
            <text:p>MasterVersion</text:p>
          </table:table-cell>
          <table:table-cell table:style-name="ce1" office:value-type="float" office:value="2014031901" calcext:value-type="float">
            <text:p>2014031901</text:p>
          </table:table-cell>
          <table:table-cell table:number-columns-repeated="1021"/>
        </table:table-row>
        <table:table-row table:style-name="ro1">
          <table:table-cell table:number-columns-repeated="2"/>
          <table:table-cell table:style-name="ce2"/>
          <table:table-cell table:number-columns-repeated="1021"/>
        </table:table-row>
        <table:table-row table:style-name="ro1">
          <table:table-cell/>
          <table:table-cell>
            <draw:custom-shape table:end-cell-address="MasterData作成.D6" table:end-x="0.074cm" table:end-y="0.261cm" draw:z-index="0" draw:name="額縁 1" draw:style-name="gr1" draw:text-style-name="P2" svg:width="4.956cm" svg:height="0.736cm" svg:x="0.112cm" svg:y="0.001cm">
              <office:event-listeners>
                <script:event-listener script:language="ooo:script" script:event-name="dom:click" xlink:href="vnd.sun.star.script:Standard.Module1.OutputMasterFile?language=Basic&amp;location=document"/>
              </office:event-listeners>
              <text:p text:style-name="P1"><text:span text:style-name="T1">マスターデータ作成</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table:table-cell>
          <table:table-cell table:number-columns-repeated="1022"/>
        </table:table-row>
        <table:table-row table:style-name="ro1">
          <table:table-cell table:number-columns-repeated="1024"/>
        </table:table-row>
        <table:table-row table:style-name="ro2" table:number-rows-repeated="20">
          <table:table-cell table:number-columns-repeated="1024"/>
        </table:table-row>
        <table:table-row table:style-name="ro3" table:number-rows-repeated="1048549">
          <table:table-cell table:number-columns-repeated="1024"/>
        </table:table-row>
        <table:table-row table:style-name="ro3">
          <table:table-cell table:number-columns-repeated="1024"/>
        </table:table-row>
      </table:table>
      <table:table table:name="LiveInfoMaster" table:style-name="ta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8" table:default-cell-style-name="ce2"/>
        <table:table-row table:style-name="ro2">
          <table:table-cell/>
          <table:table-cell table:style-name="ce4" table:number-columns-repeated="2"/>
          <table:table-cell table:style-name="ce12"/>
          <table:table-cell table:style-name="ce4" table:number-columns-repeated="2"/>
          <table:table-cell table:number-columns-repeated="1018"/>
        </table:table-row>
        <table:table-row table:style-name="ro1">
          <table:table-cell table:style-name="ce3"/>
          <table:table-cell table:style-name="ce5" table:number-columns-repeated="2"/>
          <table:table-cell table:style-name="ce13"/>
          <table:table-cell table:style-name="ce5" table:number-columns-repeated="2"/>
          <table:table-cell table:number-columns-repeated="1018"/>
        </table:table-row>
        <table:table-row table:style-name="ro2">
          <table:table-cell table:style-name="ce3"/>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開場</text:p>
          </table:table-cell>
          <table:table-cell table:style-name="ce16" office:value-type="string" calcext:value-type="string">
            <text:p>開演</text:p>
          </table:table-cell>
          <table:table-cell table:style-name="ce16" office:value-type="string" calcext:value-type="string">
            <text:p>前売</text:p>
          </table:table-cell>
          <table:table-cell table:style-name="ce16" office:value-type="string" calcext:value-type="string">
            <text:p>当日</text:p>
          </table:table-cell>
          <table:table-cell table:style-name="ce16" office:value-type="string" calcext:value-type="string">
            <text:p>ドリンク</text:p>
          </table:table-cell>
          <table:table-cell table:number-columns-repeated="1013"/>
        </table:table-row>
        <table:table-row table:style-name="ro4">
          <table:table-cell table:style-name="ce3"/>
          <table:table-cell table:style-name="ce7" office:value-type="string" calcext:value-type="string">
            <text:p>1</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 New Creation "</text:p>
          </table:table-cell>
          <table:table-cell table:style-name="ce17" office:value-type="string" calcext:value-type="string">
            <text:p>股下89 / クウチュウ戦 / otori </text:p>
          </table:table-cell>
          <table:table-cell table:style-name="ce17" table:number-columns-repeated="5"/>
          <table:table-cell table:number-columns-repeated="1013"/>
        </table:table-row>
        <table:table-row table:style-name="ro5">
          <table:table-cell table:style-name="ce3"/>
          <table:table-cell table:style-name="ce7" office:value-type="string" calcext:value-type="string">
            <text:p>4</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THE LEAPS×MUTANT MONSTER</text:p>
            <text:p>｢GIRL’S SCREAM!!! TOUR FINAL</text:p>
          </table:table-cell>
          <table:table-cell table:style-name="ce17" office:value-type="string" calcext:value-type="string">
            <text:p>ピンクシガレット</text:p>
          </table:table-cell>
          <table:table-cell table:style-name="ce17" table:number-columns-repeated="5"/>
          <table:table-cell table:number-columns-repeated="1013"/>
        </table:table-row>
        <table:table-row table:style-name="ro4">
          <table:table-cell table:style-name="ce3"/>
          <table:table-cell table:style-name="ce7" office:value-type="string" calcext:value-type="string">
            <text:p>5</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lt;Kane J「SKETCH」DVD Release Tour ～First～/Tyler’s Birthday LIVE&gt;</text:p>
          </table:table-cell>
          <table:table-cell table:style-name="ce22" office:value-type="string" calcext:value-type="string">
            <text:p>Kane J</text:p>
          </table:table-cell>
          <table:table-cell table:style-name="ce17" table:number-columns-repeated="5"/>
          <table:table-cell table:number-columns-repeated="1013"/>
        </table:table-row>
        <table:table-row table:style-name="ro5">
          <table:table-cell table:style-name="ce3"/>
          <table:table-cell table:style-name="ce8" office:value-type="string" calcext:value-type="string">
            <text:p>6</text:p>
          </table:table-cell>
          <table:table-cell table:style-name="ce7" office:value-type="string" calcext:value-type="string">
            <text:p>0329</text:p>
          </table:table-cell>
          <table:table-cell table:style-name="ce8" office:value-type="string" calcext:value-type="string">
            <text:p>1</text:p>
          </table:table-cell>
          <table:table-cell table:style-name="ce17" office:value-type="string" calcext:value-type="string">
            <text:p>The Plashments</text:p>
            <text:p>TOUR 2014『Kick and Rush』</text:p>
          </table:table-cell>
          <table:table-cell table:style-name="ce23" office:value-type="string" calcext:value-type="string">
            <text:p>The Plashments</text:p>
          </table:table-cell>
          <table:table-cell table:style-name="ce17" table:number-columns-repeated="5"/>
          <table:table-cell table:number-columns-repeated="1013"/>
        </table:table-row>
        <table:table-row table:style-name="ro4">
          <table:table-cell table:style-name="ce3"/>
          <table:table-cell table:style-name="ce8" office:value-type="string" calcext:value-type="string">
            <text:p>7</text:p>
          </table:table-cell>
          <table:table-cell table:style-name="ce7" office:value-type="string" calcext:value-type="string">
            <text:p>0329</text:p>
          </table:table-cell>
          <table:table-cell table:style-name="ce8" office:value-type="string" calcext:value-type="string">
            <text:p>1</text:p>
          </table:table-cell>
          <table:table-cell table:style-name="ce18" office:value-type="string" calcext:value-type="string">
            <text:p>東京ノイズ第八回</text:p>
          </table:table-cell>
          <table:table-cell table:style-name="ce22" office:value-type="string" calcext:value-type="string">
            <text:p>§†§ / ロック墓場（NAGOYA) / †13TH MOON† / PANORAMA FAMILY / シャイガンティ / COUNT　PHANTOM（NAGOYA）/ Y.I.M. / YOU GOT A RADIO! / TECHNIC RUNNER</text:p>
          </table:table-cell>
          <table:table-cell table:style-name="ce17" table:number-columns-repeated="5"/>
          <table:table-cell table:number-columns-repeated="1013"/>
        </table:table-row>
        <table:table-row table:style-name="ro2">
          <table:table-cell table:style-name="ce3"/>
          <table:table-cell table:style-name="ce9" table:number-columns-repeated="3"/>
          <table:table-cell table:style-name="ce19" table:number-columns-repeated="7"/>
          <table:table-cell table:number-columns-repeated="1013"/>
        </table:table-row>
        <table:table-row table:style-name="ro2">
          <table:table-cell table:style-name="ce3"/>
          <table:table-cell table:style-name="ce8" table:number-columns-repeated="3"/>
          <table:table-cell table:style-name="ce18"/>
          <table:table-cell table:style-name="ce22" table:number-columns-repeated="6"/>
          <table:table-cell table:number-columns-repeated="1013"/>
        </table:table-row>
        <table:table-row table:style-name="ro2">
          <table:table-cell/>
          <table:table-cell table:style-name="ce9" table:number-columns-repeated="3"/>
          <table:table-cell table:style-name="ce19" table:number-columns-repeated="7"/>
          <table:table-cell table:number-columns-repeated="1013"/>
        </table:table-row>
        <table:table-row table:style-name="ro2">
          <table:table-cell/>
          <table:table-cell table:style-name="ce9" table:number-columns-repeated="2"/>
          <table:table-cell table:style-name="ce15"/>
          <table:table-cell table:style-name="ce20" table:number-columns-repeated="7"/>
          <table:table-cell table:number-columns-repeated="1013"/>
        </table:table-row>
        <table:table-row table:style-name="ro2">
          <table:table-cell/>
          <table:table-cell table:style-name="ce10" table:number-columns-repeated="3"/>
          <table:table-cell table:style-name="ce21" table:number-columns-repeated="7"/>
          <table:table-cell table:number-columns-repeated="1013"/>
        </table:table-row>
        <table:table-row table:style-name="ro2" table:number-rows-repeated="2">
          <table:table-cell/>
          <table:table-cell table:style-name="ce10" table:number-columns-repeated="10"/>
          <table:table-cell table:number-columns-repeated="1013"/>
        </table:table-row>
        <table:table-row table:style-name="ro1" table:number-rows-repeated="14">
          <table:table-cell table:number-columns-repeated="1024"/>
        </table:table-row>
        <table:table-row table:style-name="ro3">
          <table:table-cell table:number-columns-repeated="1024"/>
        </table:table-row>
        <table:table-row table:style-name="ro1" table:number-rows-repeated="1048545">
          <table:table-cell table:number-columns-repeated="1024"/>
        </table:table-row>
        <table:table-row table:style-name="ro6">
          <table:table-cell table:number-columns-repeated="1024"/>
        </table:table-row>
      </table:table>
      <table:table table:name="LiveHouseMaster" table:style-name="ta3">
        <office:forms form:automatic-focus="false" form:apply-design-mode="false"/>
        <table:table-column table:style-name="co10" table:default-cell-style-name="Default"/>
        <table:table-column table:style-name="co11" table:default-cell-style-name="ce25"/>
        <table:table-column table:style-name="co12" table:default-cell-style-name="ce29"/>
        <table:table-column table:style-name="co13" table:default-cell-style-name="ce29"/>
        <table:table-column table:style-name="co10" table:default-cell-style-name="ce29"/>
        <table:table-column table:style-name="co10" table:default-cell-style-name="ce26"/>
        <table:table-row table:style-name="ro6" table:number-rows-repeated="2">
          <table:table-cell/>
          <table:table-cell table:style-name="Default" table:number-columns-repeated="5"/>
        </table:table-row>
        <table:table-row table:style-name="ro4">
          <table:table-cell/>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情報</text:p>
          </table:table-cell>
          <table:table-cell table:style-name="ce14" office:value-type="string" calcext:value-type="string">
            <text:p>ソート順</text:p>
          </table:table-cell>
          <table:table-cell table:style-name="Default" office:value-type="string" calcext:value-type="string">
            <text:p>ON/OFF</text:p>
          </table:table-cell>
        </table:table-row>
        <table:table-row table:style-name="ro7">
          <table:table-cell/>
          <table:table-cell office:value-type="string" calcext:value-type="string">
            <text:p>1</text:p>
          </table:table-cell>
          <table:table-cell table:style-name="ce25" office:value-type="string" calcext:value-type="string">
            <text:p>新宿Motion</text:p>
          </table:table-cell>
          <table:table-cell table:style-name="ce25"/>
          <table:table-cell table:style-name="ce25" office:value-type="string" calcext:value-type="string">
            <text:p>1</text:p>
          </table:table-cell>
          <table:table-cell office:value-type="float" office:value="1" calcext:value-type="float">
            <text:p>1</text:p>
          </table:table-cell>
        </table:table-row>
        <table:table-row table:style-name="ro7">
          <table:table-cell/>
          <table:table-cell office:value-type="string" calcext:value-type="string">
            <text:p>2</text:p>
          </table:table-cell>
          <table:table-cell table:style-name="ce25" office:value-type="string" calcext:value-type="string">
            <text:p>新宿Marble</text:p>
          </table:table-cell>
          <table:table-cell table:style-name="ce25"/>
          <table:table-cell table:style-name="ce25" office:value-type="string" calcext:value-type="string">
            <text:p>2</text:p>
          </table:table-cell>
          <table:table-cell office:value-type="float" office:value="1" calcext:value-type="float">
            <text:p>1</text:p>
          </table:table-cell>
        </table:table-row>
        <table:table-row table:style-name="ro7">
          <table:table-cell/>
          <table:table-cell office:value-type="string" calcext:value-type="string">
            <text:p>3</text:p>
          </table:table-cell>
          <table:table-cell table:style-name="ce25" office:value-type="string" calcext:value-type="string">
            <text:p>新宿Marz</text:p>
          </table:table-cell>
          <table:table-cell table:style-name="ce25"/>
          <table:table-cell table:style-name="ce25" office:value-type="string" calcext:value-type="string">
            <text:p>3</text:p>
          </table:table-cell>
          <table:table-cell office:value-type="float" office:value="1" calcext:value-type="float">
            <text:p>1</text:p>
          </table:table-cell>
        </table:table-row>
        <table:table-row table:style-name="ro7">
          <table:table-cell/>
          <table:table-cell office:value-type="string" calcext:value-type="string">
            <text:p>4</text:p>
          </table:table-cell>
          <table:table-cell table:style-name="ce27" office:value-type="string" calcext:value-type="string">
            <text:p>新宿LOFT</text:p>
          </table:table-cell>
          <table:table-cell table:style-name="ce27"/>
          <table:table-cell table:style-name="ce25" office:value-type="string" calcext:value-type="string">
            <text:p>4</text:p>
          </table:table-cell>
          <table:table-cell office:value-type="float" office:value="1" calcext:value-type="float">
            <text:p>1</text:p>
          </table:table-cell>
        </table:table-row>
        <table:table-row table:style-name="ro7">
          <table:table-cell/>
          <table:table-cell office:value-type="string" calcext:value-type="string">
            <text:p>5</text:p>
          </table:table-cell>
          <table:table-cell table:style-name="ce25" office:value-type="string" calcext:value-type="string">
            <text:p>秋葉原GOODMAN</text:p>
          </table:table-cell>
          <table:table-cell table:style-name="ce27"/>
          <table:table-cell table:style-name="ce25" office:value-type="string" calcext:value-type="string">
            <text:p>5</text:p>
          </table:table-cell>
          <table:table-cell office:value-type="float" office:value="1" calcext:value-type="float">
            <text:p>1</text:p>
          </table:table-cell>
        </table:table-row>
        <table:table-row table:style-name="ro7">
          <table:table-cell/>
          <table:table-cell office:value-type="string" calcext:value-type="string">
            <text:p>6</text:p>
          </table:table-cell>
          <table:table-cell table:style-name="ce25" office:value-type="string" calcext:value-type="string">
            <text:p>下北沢BASEMENT BAR</text:p>
          </table:table-cell>
          <table:table-cell table:style-name="ce28"/>
          <table:table-cell table:style-name="ce25" office:value-type="string" calcext:value-type="string">
            <text:p>6</text:p>
          </table:table-cell>
          <table:table-cell office:value-type="float" office:value="1" calcext:value-type="float">
            <text:p>1</text:p>
          </table:table-cell>
        </table:table-row>
        <table:table-row table:style-name="ro7">
          <table:table-cell/>
          <table:table-cell office:value-type="string" calcext:value-type="string">
            <text:p>7</text:p>
          </table:table-cell>
          <table:table-cell table:style-name="ce27" office:value-type="string" calcext:value-type="string">
            <text:p>下北沢THREE</text:p>
          </table:table-cell>
          <table:table-cell table:style-name="ce27"/>
          <table:table-cell table:style-name="ce25" office:value-type="string" calcext:value-type="string">
            <text:p>7</text:p>
          </table:table-cell>
          <table:table-cell office:value-type="float" office:value="1" calcext:value-type="float">
            <text:p>1</text:p>
          </table:table-cell>
        </table:table-row>
        <table:table-row table:style-name="ro7">
          <table:table-cell/>
          <table:table-cell office:value-type="string" calcext:value-type="string">
            <text:p>8</text:p>
          </table:table-cell>
          <table:table-cell table:style-name="ce27" office:value-type="string" calcext:value-type="string">
            <text:p>下北沢DAISY BAR</text:p>
          </table:table-cell>
          <table:table-cell table:style-name="ce28"/>
          <table:table-cell table:style-name="ce25" office:value-type="string" calcext:value-type="string">
            <text:p>8</text:p>
          </table:table-cell>
          <table:table-cell office:value-type="float" office:value="1" calcext:value-type="float">
            <text:p>1</text:p>
          </table:table-cell>
        </table:table-row>
        <table:table-row table:style-name="ro8">
          <table:table-cell/>
          <table:table-cell office:value-type="string" calcext:value-type="string">
            <text:p>9</text:p>
          </table:table-cell>
          <table:table-cell table:style-name="ce28" office:value-type="string" calcext:value-type="string">
            <text:p>下北沢SHELTER</text:p>
          </table:table-cell>
          <table:table-cell table:style-name="ce31"/>
          <table:table-cell table:style-name="ce25" office:value-type="string" calcext:value-type="string">
            <text:p>9</text:p>
          </table:table-cell>
          <table:table-cell office:value-type="float" office:value="1" calcext:value-type="float">
            <text:p>1</text:p>
          </table:table-cell>
        </table:table-row>
        <table:table-row table:style-name="ro7">
          <table:table-cell/>
          <table:table-cell office:value-type="string" calcext:value-type="string">
            <text:p>10</text:p>
          </table:table-cell>
          <table:table-cell table:style-name="ce27" office:value-type="string" calcext:value-type="string">
            <text:p>下北沢QUE</text:p>
          </table:table-cell>
          <table:table-cell/>
          <table:table-cell table:style-name="ce25" office:value-type="string" calcext:value-type="string">
            <text:p>11</text:p>
          </table:table-cell>
          <table:table-cell office:value-type="float" office:value="1" calcext:value-type="float">
            <text:p>1</text:p>
          </table:table-cell>
        </table:table-row>
        <table:table-row table:style-name="ro8">
          <table:table-cell/>
          <table:table-cell office:value-type="string" calcext:value-type="string">
            <text:p>11</text:p>
          </table:table-cell>
          <table:table-cell table:style-name="ce28" office:value-type="string" calcext:value-type="string">
            <text:p>下北沢251</text:p>
          </table:table-cell>
          <table:table-cell/>
          <table:table-cell table:style-name="ce25" office:value-type="string" calcext:value-type="string">
            <text:p>10</text:p>
          </table:table-cell>
          <table:table-cell office:value-type="float" office:value="1" calcext:value-type="float">
            <text:p>1</text:p>
          </table:table-cell>
        </table:table-row>
        <table:table-row table:style-name="ro8">
          <table:table-cell/>
          <table:table-cell office:value-type="string" calcext:value-type="string">
            <text:p>12</text:p>
          </table:table-cell>
          <table:table-cell table:style-name="ce28" office:value-type="string" calcext:value-type="string">
            <text:p>下北沢ERA</text:p>
          </table:table-cell>
          <table:table-cell/>
          <table:table-cell office:value-type="string" calcext:value-type="string">
            <text:p>12</text:p>
          </table:table-cell>
          <table:table-cell office:value-type="float" office:value="1" calcext:value-type="float">
            <text:p>1</text:p>
          </table:table-cell>
        </table:table-row>
        <table:table-row table:style-name="ro8">
          <table:table-cell/>
          <table:table-cell office:value-type="string" calcext:value-type="string">
            <text:p>13</text:p>
          </table:table-cell>
          <table:table-cell office:value-type="string" calcext:value-type="string">
            <text:p>下北沢GARDEN</text:p>
          </table:table-cell>
          <table:table-cell/>
          <table:table-cell office:value-type="string" calcext:value-type="string">
            <text:p>13</text:p>
          </table:table-cell>
          <table:table-cell office:value-type="float" office:value="1" calcext:value-type="float">
            <text:p>1</text:p>
          </table:table-cell>
        </table:table-row>
        <table:table-row table:style-name="ro8">
          <table:table-cell/>
          <table:table-cell office:value-type="string" calcext:value-type="string">
            <text:p>14</text:p>
          </table:table-cell>
          <table:table-cell office:value-type="string" calcext:value-type="string">
            <text:p>新代田FEVER</text:p>
          </table:table-cell>
          <table:table-cell/>
          <table:table-cell office:value-type="string" calcext:value-type="string">
            <text:p>14</text:p>
          </table:table-cell>
          <table:table-cell office:value-type="float" office:value="1" calcext:value-type="float">
            <text:p>1</text:p>
          </table:table-cell>
        </table:table-row>
        <table:table-row table:style-name="ro8">
          <table:table-cell/>
          <table:table-cell office:value-type="string" calcext:value-type="string">
            <text:p>15</text:p>
          </table:table-cell>
          <table:table-cell office:value-type="string" calcext:value-type="string">
            <text:p>東高円寺U.F.O. CLUB</text:p>
          </table:table-cell>
          <table:table-cell/>
          <table:table-cell office:value-type="string" calcext:value-type="string">
            <text:p>15</text:p>
          </table:table-cell>
          <table:table-cell office:value-type="float" office:value="1" calcext:value-type="float">
            <text:p>1</text:p>
          </table:table-cell>
        </table:table-row>
        <table:table-row table:style-name="ro2">
          <table:table-cell/>
          <table:table-cell office:value-type="string" calcext:value-type="string">
            <text:p>16</text:p>
          </table:table-cell>
          <table:table-cell office:value-type="string" calcext:value-type="string">
            <text:p>東高円寺二万電圧</text:p>
          </table:table-cell>
          <table:table-cell/>
          <table:table-cell office:value-type="string" calcext:value-type="string">
            <text:p>16</text:p>
          </table:table-cell>
          <table:table-cell office:value-type="float" office:value="1" calcext:value-type="float">
            <text:p>1</text:p>
          </table:table-cell>
        </table:table-row>
        <table:table-row table:style-name="ro8">
          <table:table-cell/>
          <table:table-cell office:value-type="string" calcext:value-type="string">
            <text:p>17</text:p>
          </table:table-cell>
          <table:table-cell table:style-name="ce26" office:value-type="string" calcext:value-type="string">
            <text:p>渋谷TSUTAYA O-EAST</text:p>
          </table:table-cell>
          <table:table-cell/>
          <table:table-cell office:value-type="string" calcext:value-type="string">
            <text:p>17</text:p>
          </table:table-cell>
          <table:table-cell office:value-type="float" office:value="1" calcext:value-type="float">
            <text:p>1</text:p>
          </table:table-cell>
        </table:table-row>
        <table:table-row table:style-name="ro8">
          <table:table-cell/>
          <table:table-cell office:value-type="string" calcext:value-type="string">
            <text:p>18</text:p>
          </table:table-cell>
          <table:table-cell table:style-name="ce26" office:value-type="string" calcext:value-type="string">
            <text:p>渋谷TSUTAYA O-WEST</text:p>
          </table:table-cell>
          <table:table-cell/>
          <table:table-cell office:value-type="string" calcext:value-type="string">
            <text:p>18</text:p>
          </table:table-cell>
          <table:table-cell office:value-type="float" office:value="1" calcext:value-type="float">
            <text:p>1</text:p>
          </table:table-cell>
        </table:table-row>
        <table:table-row table:style-name="ro8">
          <table:table-cell/>
          <table:table-cell office:value-type="string" calcext:value-type="string">
            <text:p>19</text:p>
          </table:table-cell>
          <table:table-cell table:style-name="ce26" office:value-type="string" calcext:value-type="string">
            <text:p>渋谷TSUTAYA O-nest</text:p>
          </table:table-cell>
          <table:table-cell/>
          <table:table-cell office:value-type="string" calcext:value-type="string">
            <text:p>19</text:p>
          </table:table-cell>
          <table:table-cell office:value-type="float" office:value="1" calcext:value-type="float">
            <text:p>1</text:p>
          </table:table-cell>
        </table:table-row>
        <table:table-row table:style-name="ro8">
          <table:table-cell/>
          <table:table-cell office:value-type="string" calcext:value-type="string">
            <text:p>20</text:p>
          </table:table-cell>
          <table:table-cell table:style-name="ce26" office:value-type="string" calcext:value-type="string">
            <text:p>渋谷TSUTAYA O-Crest</text:p>
          </table:table-cell>
          <table:table-cell/>
          <table:table-cell office:value-type="string" calcext:value-type="string">
            <text:p>20</text:p>
          </table:table-cell>
          <table:table-cell office:value-type="float" office:value="1" calcext:value-type="float">
            <text:p>1</text:p>
          </table:table-cell>
        </table:table-row>
        <table:table-row table:style-name="ro8">
          <table:table-cell/>
          <table:table-cell office:value-type="string" calcext:value-type="string">
            <text:p>21</text:p>
          </table:table-cell>
          <table:table-cell table:style-name="ce26" office:value-type="string" calcext:value-type="string">
            <text:p>渋谷BURROW</text:p>
          </table:table-cell>
          <table:table-cell/>
          <table:table-cell office:value-type="string" calcext:value-type="string">
            <text:p>21</text:p>
          </table:table-cell>
          <table:table-cell office:value-type="float" office:value="1" calcext:value-type="float">
            <text:p>1</text:p>
          </table:table-cell>
        </table:table-row>
        <table:table-row table:style-name="ro8">
          <table:table-cell table:style-name="ce24" office:value-type="date" office:date-value="2014-03-19" calcext:value-type="date">
            <text:p>41717</text:p>
          </table:table-cell>
          <table:table-cell office:value-type="string" calcext:value-type="string">
            <text:p>22</text:p>
          </table:table-cell>
          <table:table-cell table:style-name="ce30" office:value-type="string" calcext:value-type="string">
            <text:p>渋谷CHELSEA HOTEL</text:p>
          </table:table-cell>
          <table:table-cell/>
          <table:table-cell office:value-type="string" calcext:value-type="string">
            <text:p>22</text:p>
          </table:table-cell>
          <table:table-cell office:value-type="float" office:value="0" calcext:value-type="float">
            <text:p>0</text:p>
          </table:table-cell>
        </table:table-row>
        <table:table-row table:style-name="ro8">
          <table:table-cell table:style-name="ce24" office:value-type="date" office:date-value="2014-03-19" calcext:value-type="date">
            <text:p>41717</text:p>
          </table:table-cell>
          <table:table-cell office:value-type="string" calcext:value-type="string">
            <text:p>23</text:p>
          </table:table-cell>
          <table:table-cell office:value-type="string" calcext:value-type="string">
            <text:p>渋谷乙</text:p>
          </table:table-cell>
          <table:table-cell/>
          <table:table-cell office:value-type="string" calcext:value-type="string">
            <text:p>23</text:p>
          </table:table-cell>
          <table:table-cell office:value-type="float" office:value="0" calcext:value-type="float">
            <text:p>0</text:p>
          </table:table-cell>
        </table:table-row>
        <table:table-row table:style-name="ro8">
          <table:table-cell table:style-name="ce24" office:value-type="date" office:date-value="2014-03-19" calcext:value-type="date">
            <text:p>41717</text:p>
          </table:table-cell>
          <table:table-cell office:value-type="string" calcext:value-type="string">
            <text:p>24</text:p>
          </table:table-cell>
          <table:table-cell table:style-name="ce30" office:value-type="string" calcext:value-type="string">
            <text:p>渋谷LUSH</text:p>
          </table:table-cell>
          <table:table-cell/>
          <table:table-cell office:value-type="string" calcext:value-type="string">
            <text:p>24</text:p>
          </table:table-cell>
          <table:table-cell office:value-type="float" office:value="0" calcext:value-type="float">
            <text:p>0</text:p>
          </table:table-cell>
        </table:table-row>
        <table:table-row table:style-name="ro8">
          <table:table-cell table:style-name="ce24" office:value-type="date" office:date-value="2014-03-20" calcext:value-type="date">
            <text:p>41718</text:p>
          </table:table-cell>
          <table:table-cell office:value-type="string" calcext:value-type="string">
            <text:p>25</text:p>
          </table:table-cell>
          <table:table-cell office:value-type="string" calcext:value-type="string">
            <text:p>渋谷CLUB QUATTRO</text:p>
          </table:table-cell>
          <table:table-cell/>
          <table:table-cell office:value-type="string" calcext:value-type="string">
            <text:p>25</text:p>
          </table:table-cell>
          <table:table-cell office:value-type="float" office:value="0" calcext:value-type="float">
            <text:p>0</text:p>
          </table:table-cell>
        </table:table-row>
        <table:table-row table:style-name="ro8">
          <table:table-cell table:style-name="ce24" office:value-type="date" office:date-value="2014-03-20" calcext:value-type="date">
            <text:p>41718</text:p>
          </table:table-cell>
          <table:table-cell office:value-type="string" calcext:value-type="string">
            <text:p>26</text:p>
          </table:table-cell>
          <table:table-cell office:value-type="string" calcext:value-type="string">
            <text:p>渋谷WWW</text:p>
          </table:table-cell>
          <table:table-cell/>
          <table:table-cell office:value-type="string" calcext:value-type="string">
            <text:p>26</text:p>
          </table:table-cell>
          <table:table-cell office:value-type="float" office:value="0" calcext:value-type="float">
            <text:p>0</text:p>
          </table:table-cell>
        </table:table-row>
        <table:table-row table:style-name="ro8">
          <table:table-cell table:style-name="ce24" office:value-type="date" office:date-value="2014-03-20" calcext:value-type="date">
            <text:p>41718</text:p>
          </table:table-cell>
          <table:table-cell office:value-type="string" calcext:value-type="string">
            <text:p>27</text:p>
          </table:table-cell>
          <table:table-cell table:style-name="ce26" office:value-type="string" calcext:value-type="string">
            <text:p>渋谷7th FLOOR</text:p>
          </table:table-cell>
          <table:table-cell/>
          <table:table-cell office:value-type="string" calcext:value-type="string">
            <text:p>27</text:p>
          </table:table-cell>
          <table:table-cell office:value-type="float" office:value="0" calcext:value-type="float">
            <text:p>0</text:p>
          </table:table-cell>
        </table:table-row>
        <table:table-row table:style-name="ro8">
          <table:table-cell table:style-name="ce24" office:value-type="date" office:date-value="2014-03-21" calcext:value-type="date">
            <text:p>41719</text:p>
          </table:table-cell>
          <table:table-cell office:value-type="string" calcext:value-type="string">
            <text:p>28</text:p>
          </table:table-cell>
          <table:table-cell table:style-name="ce26" office:value-type="string" calcext:value-type="string">
            <text:p>渋谷duo MUSIC EXCHANGE</text:p>
          </table:table-cell>
          <table:table-cell/>
          <table:table-cell office:value-type="string" calcext:value-type="string">
            <text:p>28</text:p>
          </table:table-cell>
          <table:table-cell office:value-type="float" office:value="0" calcext:value-type="float">
            <text:p>0</text:p>
          </table:table-cell>
        </table:table-row>
        <table:table-row table:style-name="ro8">
          <table:table-cell table:style-name="ce24" office:value-type="date" office:date-value="2014-03-21" calcext:value-type="date">
            <text:p>41719</text:p>
          </table:table-cell>
          <table:table-cell office:value-type="string" calcext:value-type="string">
            <text:p>29</text:p>
          </table:table-cell>
          <table:table-cell office:value-type="string" calcext:value-type="string">
            <text:p>代官山UNIT</text:p>
          </table:table-cell>
          <table:table-cell/>
          <table:table-cell office:value-type="string" calcext:value-type="string">
            <text:p>29</text:p>
          </table:table-cell>
          <table:table-cell office:value-type="float" office:value="0" calcext:value-type="float">
            <text:p>0</text:p>
          </table:table-cell>
        </table:table-row>
        <table:table-row table:style-name="ro8">
          <table:table-cell table:style-name="ce24" office:value-type="date" office:date-value="2014-03-21" calcext:value-type="date">
            <text:p>41719</text:p>
          </table:table-cell>
          <table:table-cell office:value-type="string" calcext:value-type="string">
            <text:p>30</text:p>
          </table:table-cell>
          <table:table-cell office:value-type="string" calcext:value-type="string">
            <text:p>原宿アストロホール</text:p>
          </table:table-cell>
          <table:table-cell/>
          <table:table-cell office:value-type="string" calcext:value-type="string">
            <text:p>30</text:p>
          </table:table-cell>
          <table:table-cell office:value-type="float" office:value="0" calcext:value-type="float">
            <text:p>0</text:p>
          </table:table-cell>
        </table:table-row>
        <table:table-row table:style-name="ro8">
          <table:table-cell table:style-name="ce24" office:value-type="date" office:date-value="2014-03-22" calcext:value-type="date">
            <text:p>41720</text:p>
          </table:table-cell>
          <table:table-cell office:value-type="string" calcext:value-type="string">
            <text:p>31</text:p>
          </table:table-cell>
          <table:table-cell office:value-type="string" calcext:value-type="string">
            <text:p>恵比寿LIQUIDROOM</text:p>
          </table:table-cell>
          <table:table-cell/>
          <table:table-cell office:value-type="string" calcext:value-type="string">
            <text:p>31</text:p>
          </table:table-cell>
          <table:table-cell office:value-type="float" office:value="0" calcext:value-type="float">
            <text:p>0</text:p>
          </table:table-cell>
        </table:table-row>
        <table:table-row table:style-name="ro8">
          <table:table-cell table:style-name="ce24" office:value-type="date" office:date-value="2014-03-22" calcext:value-type="date">
            <text:p>41720</text:p>
          </table:table-cell>
          <table:table-cell office:value-type="string" calcext:value-type="string">
            <text:p>32</text:p>
          </table:table-cell>
          <table:table-cell office:value-type="string" calcext:value-type="string">
            <text:p>池袋muisc.org</text:p>
          </table:table-cell>
          <table:table-cell/>
          <table:table-cell office:value-type="string" calcext:value-type="string">
            <text:p>32</text:p>
          </table:table-cell>
          <table:table-cell office:value-type="float" office:value="0" calcext:value-type="float">
            <text:p>0</text:p>
          </table:table-cell>
        </table:table-row>
        <table:table-row table:style-name="ro8">
          <table:table-cell table:style-name="ce24" office:value-type="date" office:date-value="2014-03-22" calcext:value-type="date">
            <text:p>41720</text:p>
          </table:table-cell>
          <table:table-cell office:value-type="string" calcext:value-type="string">
            <text:p>33</text:p>
          </table:table-cell>
          <table:table-cell office:value-type="string" calcext:value-type="string">
            <text:p>池袋手刀</text:p>
          </table:table-cell>
          <table:table-cell/>
          <table:table-cell office:value-type="string" calcext:value-type="string">
            <text:p>33</text:p>
          </table:table-cell>
          <table:table-cell office:value-type="float" office:value="0" calcext:value-type="float">
            <text:p>0</text:p>
          </table:table-cell>
        </table:table-row>
        <table:table-row table:style-name="ro8">
          <table:table-cell table:style-name="ce24" office:value-type="date" office:date-value="2014-03-23" calcext:value-type="date">
            <text:p>41721</text:p>
          </table:table-cell>
          <table:table-cell office:value-type="string" calcext:value-type="string">
            <text:p>34</text:p>
          </table:table-cell>
          <table:table-cell office:value-type="string" calcext:value-type="string">
            <text:p>目黒鹿鳴館</text:p>
          </table:table-cell>
          <table:table-cell/>
          <table:table-cell office:value-type="string" calcext:value-type="string">
            <text:p>34</text:p>
          </table:table-cell>
          <table:table-cell office:value-type="float" office:value="0" calcext:value-type="float">
            <text:p>0</text:p>
          </table:table-cell>
        </table:table-row>
        <table:table-row table:style-name="ro8">
          <table:table-cell table:style-name="ce24" office:value-type="date" office:date-value="2014-03-23" calcext:value-type="date">
            <text:p>41721</text:p>
          </table:table-cell>
          <table:table-cell office:value-type="string" calcext:value-type="string">
            <text:p>35</text:p>
          </table:table-cell>
          <table:table-cell office:value-type="string" calcext:value-type="string">
            <text:p>赤坂BLITZ</text:p>
          </table:table-cell>
          <table:table-cell/>
          <table:table-cell office:value-type="string" calcext:value-type="string">
            <text:p>35</text:p>
          </table:table-cell>
          <table:table-cell office:value-type="float" office:value="0" calcext:value-type="float">
            <text:p>0</text:p>
          </table:table-cell>
        </table:table-row>
        <table:table-row table:style-name="ro8">
          <table:table-cell table:style-name="ce24" office:value-type="date" office:date-value="2014-03-23" calcext:value-type="date">
            <text:p>41721</text:p>
          </table:table-cell>
          <table:table-cell office:value-type="string" calcext:value-type="string">
            <text:p>36</text:p>
          </table:table-cell>
          <table:table-cell office:value-type="string" calcext:value-type="string">
            <text:p>ZEPP TOKYO</text:p>
          </table:table-cell>
          <table:table-cell/>
          <table:table-cell office:value-type="string" calcext:value-type="string">
            <text:p>36</text:p>
          </table:table-cell>
          <table:table-cell office:value-type="float" office:value="0" calcext:value-type="float">
            <text:p>0</text:p>
          </table:table-cell>
        </table:table-row>
        <table:table-row table:style-name="ro8">
          <table:table-cell table:style-name="ce24" office:value-type="date" office:date-value="2014-03-24" calcext:value-type="date">
            <text:p>41722</text:p>
          </table:table-cell>
          <table:table-cell office:value-type="string" calcext:value-type="string">
            <text:p>37</text:p>
          </table:table-cell>
          <table:table-cell office:value-type="string" calcext:value-type="string">
            <text:p>ZEPP Diver City</text:p>
          </table:table-cell>
          <table:table-cell/>
          <table:table-cell office:value-type="string" calcext:value-type="string">
            <text:p>37</text:p>
          </table:table-cell>
          <table:table-cell office:value-type="float" office:value="0" calcext:value-type="float">
            <text:p>0</text:p>
          </table:table-cell>
        </table:table-row>
        <table:table-row table:style-name="ro8">
          <table:table-cell table:style-name="ce24" office:value-type="date" office:date-value="2014-03-24" calcext:value-type="date">
            <text:p>41722</text:p>
          </table:table-cell>
          <table:table-cell office:value-type="string" calcext:value-type="string">
            <text:p>38</text:p>
          </table:table-cell>
          <table:table-cell office:value-type="string" calcext:value-type="string">
            <text:p>新宿red cloth</text:p>
          </table:table-cell>
          <table:table-cell/>
          <table:table-cell office:value-type="string" calcext:value-type="string">
            <text:p>38</text:p>
          </table:table-cell>
          <table:table-cell office:value-type="float" office:value="0" calcext:value-type="float">
            <text:p>0</text:p>
          </table:table-cell>
        </table:table-row>
        <table:table-row table:style-name="ro8">
          <table:table-cell table:style-name="ce24" office:value-type="date" office:date-value="2014-03-24" calcext:value-type="date">
            <text:p>41722</text:p>
          </table:table-cell>
          <table:table-cell office:value-type="string" calcext:value-type="string">
            <text:p>39</text:p>
          </table:table-cell>
          <table:table-cell office:value-type="string" calcext:value-type="string">
            <text:p>新宿JAM</text:p>
          </table:table-cell>
          <table:table-cell/>
          <table:table-cell office:value-type="string" calcext:value-type="string">
            <text:p>39</text:p>
          </table:table-cell>
          <table:table-cell office:value-type="float" office:value="0" calcext:value-type="float">
            <text:p>0</text:p>
          </table:table-cell>
        </table:table-row>
        <table:table-row table:style-name="ro8">
          <table:table-cell table:style-name="ce24" office:value-type="date" office:date-value="2014-03-25" calcext:value-type="date">
            <text:p>41723</text:p>
          </table:table-cell>
          <table:table-cell table:style-name="ce26" office:value-type="float" office:value="40" calcext:value-type="float">
            <text:p>40</text:p>
          </table:table-cell>
          <table:table-cell office:value-type="string" calcext:value-type="string">
            <text:p>新宿NINE SPICES</text:p>
          </table:table-cell>
          <table:table-cell table:style-name="ce26"/>
          <table:table-cell office:value-type="string" calcext:value-type="string">
            <text:p>40</text:p>
          </table:table-cell>
          <table:table-cell office:value-type="float" office:value="0" calcext:value-type="float">
            <text:p>0</text:p>
          </table:table-cell>
        </table:table-row>
        <table:table-row table:style-name="ro8">
          <table:table-cell table:style-name="ce24" office:value-type="date" office:date-value="2014-03-25" calcext:value-type="date">
            <text:p>41723</text:p>
          </table:table-cell>
          <table:table-cell table:style-name="ce26" office:value-type="float" office:value="41" calcext:value-type="float">
            <text:p>41</text:p>
          </table:table-cell>
          <table:table-cell table:style-name="ce26" office:value-type="string" calcext:value-type="string">
            <text:p>新木場STUDIO COAST</text:p>
          </table:table-cell>
          <table:table-cell table:style-name="ce26"/>
          <table:table-cell office:value-type="string" calcext:value-type="string">
            <text:p>41</text:p>
          </table:table-cell>
          <table:table-cell office:value-type="float" office:value="0" calcext:value-type="float">
            <text:p>0</text:p>
          </table:table-cell>
        </table:table-row>
        <table:table-row table:style-name="ro8">
          <table:table-cell table:style-name="ce24" office:value-type="date" office:date-value="2014-03-25" calcext:value-type="date">
            <text:p>41723</text:p>
          </table:table-cell>
          <table:table-cell table:style-name="ce26" office:value-type="float" office:value="42" calcext:value-type="float">
            <text:p>42</text:p>
          </table:table-cell>
          <table:table-cell table:style-name="ce26" office:value-type="string" calcext:value-type="string">
            <text:p>吉祥寺warp</text:p>
          </table:table-cell>
          <table:table-cell table:style-name="ce26"/>
          <table:table-cell office:value-type="string" calcext:value-type="string">
            <text:p>42</text:p>
          </table:table-cell>
          <table:table-cell office:value-type="float" office:value="0" calcext:value-type="float">
            <text:p>0</text:p>
          </table:table-cell>
        </table:table-row>
      </table:table>
      <table:table table:name="新宿Motion" table:style-name="ta3">
        <office:forms form:automatic-focus="false" form:apply-design-mode="false"/>
        <table:table-column table:style-name="co10"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ce32"/>
        <table:table-column table:style-name="co19" table:default-cell-style-name="Default"/>
        <table:table-column table:style-name="co10" table:number-columns-repeated="6" table:default-cell-style-name="Default"/>
        <table:table-row table:style-name="ro2">
          <table:table-cell table:number-columns-repeated="13"/>
        </table:table-row>
        <table:table-row table:style-name="ro8">
          <table:table-cell table:number-columns-repeated="3"/>
          <table:table-cell table:style-name="ce33" office:value-type="string" calcext:value-type="string">
            <text:p><text:span text:style-name="T2">IF(</text:span><text:span text:style-name="T3">C4</text:span><text:span text:style-name="T2">=</text:span><text:span text:style-name="T4">C5</text:span><text:span text:style-name="T2">,</text:span><text:span text:style-name="T5">D4</text:span><text:span text:style-name="T2">+1,1)</text:span></text:p>
          </table:table-cell>
          <table:table-cell table:number-columns-repeated="9"/>
        </table:table-row>
        <table:table-row table:style-name="ro7">
          <table:table-cell/>
          <table:table-cell table:style-name="ce6" office:value-type="string" calcext:value-type="string">
            <text:p>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35" office:value-type="string" calcext:value-type="string">
            <text:p>出演者</text:p>
          </table:table-cell>
          <table:table-cell table:style-name="ce16" office:value-type="string" calcext:value-type="string">
            <text:p>その他</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01</text:p>
          </table:table-cell>
          <table:table-cell table:style-name="ce34" office:value-type="float" office:value="1" calcext:value-type="float">
            <text:p>1</text:p>
          </table:table-cell>
          <table:table-cell office:value-type="string" calcext:value-type="string">
            <text:p>あまえんレコ発企画 " amaen march!!! "</text:p>
          </table:table-cell>
          <table:table-cell table:style-name="Default" office:value-type="string" calcext:value-type="string">
            <text:p>あまえん / ケバブジョンソン / paionia / Sir Oriental Orchestrabr2n FOOD：あまあま飯店br2n 出店：ぽんず家 (羊毛フェルト)</text:p>
          </table:table-cell>
          <table:table-cell office:value-type="string" calcext:value-type="string">
            <text:p>■開場/開演：18:00/18:30br2n ■前売/当日：¥1,500/¥2,0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5"/>
          <table:table-cell table:style-name="ce36"/>
        </table:table-row>
        <table:table-row table:style-name="ro8">
          <table:table-cell/>
          <table:table-cell office:value-type="float" office:value="1" calcext:value-type="float">
            <text:p>1</text:p>
          </table:table-cell>
          <table:table-cell table:style-name="ce32" office:value-type="string" calcext:value-type="string">
            <text:p>0302</text:p>
          </table:table-cell>
          <table:table-cell table:style-name="ce34" table:formula="of:=IF([.C4]=[.C5];[.D4]+1;1)" office:value-type="float" office:value="1" calcext:value-type="float">
            <text:p/>
          </table:table-cell>
          <table:table-cell office:value-type="string" calcext:value-type="string">
            <text:p><text:s/>夜が明けたら vol.4 </text:p>
          </table:table-cell>
          <table:table-cell table:style-name="Default" office:value-type="string" calcext:value-type="string">
            <text:p>蛸地蔵 / 津田小唄 / はなし / にたないけん / スカートめくり / ベロニカ / br2n ロバートdeピーコbr2n 出店：出張！もえちゃんバー / たおマヲフリマ</text:p>
          </table:table-cell>
          <table:table-cell office:value-type="string" calcext:value-type="string">
            <text:p>■開場/開演：17:30/18: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03</text:p>
          </table:table-cell>
          <table:table-cell table:style-name="ce34" table:formula="of:=IF([.C5]=[.C6];[.D5]+1;1)" office:value-type="float" office:value="1" calcext:value-type="float">
            <text:p/>
          </table:table-cell>
          <table:table-cell office:value-type="string" calcext:value-type="string">
            <text:p><text:s/>Motion day! </text:p>
          </table:table-cell>
          <table:table-cell table:style-name="Default" office:value-type="string" calcext:value-type="string">
            <text:p>遠藤要 (札幌) / 増田和一郎 / トヨ / ささきたかゆき / はるお幕府 (28才)</text:p>
          </table:table-cell>
          <table:table-cell office:value-type="string" calcext:value-type="string">
            <text:p>■開場/開演：18:30/19: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04</text:p>
          </table:table-cell>
          <table:table-cell table:style-name="ce34" table:formula="of:=IF([.C6]=[.C7];[.D6]+1;1)" office:value-type="float" office:value="1" calcext:value-type="float">
            <text:p/>
          </table:table-cell>
          <table:table-cell office:value-type="string" calcext:value-type="string">
            <text:p><text:s/>Motion day! </text:p>
          </table:table-cell>
          <table:table-cell table:style-name="Default" office:value-type="string" calcext:value-type="string">
            <text:p>マチルダ / ボクノクロエ / 鯛 / フジーシンゴ (march)</text:p>
          </table:table-cell>
          <table:table-cell office:value-type="string" calcext:value-type="string">
            <text:p>■開場/開演：18:30/19: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05</text:p>
          </table:table-cell>
          <table:table-cell table:style-name="ce34" table:formula="of:=IF([.C7]=[.C8];[.D7]+1;1)" office:value-type="float" office:value="1" calcext:value-type="float">
            <text:p/>
          </table:table-cell>
          <table:table-cell office:value-type="string" calcext:value-type="string">
            <text:p><text:s/>sign </text:p>
          </table:table-cell>
          <table:table-cell table:style-name="Default" office:value-type="string" calcext:value-type="string">
            <text:p>こゆび / 浮遊スル猫 / 指先ノハク / それでも尚、未来に媚びる (大阪) / br2n サヨナラパレード</text:p>
          </table:table-cell>
          <table:table-cell office:value-type="string" calcext:value-type="string">
            <text:p>■開場/開演：18:00/18:30br2n ■前売/当日：¥2,000/¥2,300 [D別 ¥500]br2n ■席種：スタンディングbr2n ■チケット発売中br2n ■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06</text:p>
          </table:table-cell>
          <table:table-cell table:style-name="ce34" table:formula="of:=IF([.C8]=[.C9];[.D8]+1;1)" office:value-type="float" office:value="1" calcext:value-type="float">
            <text:p/>
          </table:table-cell>
          <table:table-cell office:value-type="string" calcext:value-type="string">
            <text:p><text:s/>きのうみたゆめ </text:p>
          </table:table-cell>
          <table:table-cell table:style-name="Default" office:value-type="string" calcext:value-type="string">
            <text:p>銀河スープ / HELLO AND ROLL / SCA (大阪) / やまのいゆずる / br2n yamaguchi shintarou</text:p>
          </table:table-cell>
          <table:table-cell office:value-type="string" calcext:value-type="string">
            <text:p>■開場/開演：18:00/18:30 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07</text:p>
          </table:table-cell>
          <table:table-cell table:style-name="ce34" table:formula="of:=IF([.C9]=[.C10];[.D9]+1;1)" office:value-type="float" office:value="1" calcext:value-type="float">
            <text:p/>
          </table:table-cell>
          <table:table-cell office:value-type="string" calcext:value-type="string">
            <text:p><text:s/>New Creation </text:p>
          </table:table-cell>
          <table:table-cell table:style-name="Default" office:value-type="string" calcext:value-type="string">
            <text:p>ロア / サーティーン / Emily likes tennis / 333(bababa) (大阪) / BLONDnewHALF (神戸) / HOMMヨ</text:p>
          </table:table-cell>
          <table:table-cell office:value-type="string" calcext:value-type="string">
            <text:p>■開場/開演：17:30/18:00br2n ■前売/当日：¥2,000/¥2,3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09</text:p>
          </table:table-cell>
          <table:table-cell table:style-name="ce34" table:formula="of:=IF([.C10]=[.C11];[.D10]+1;1)" office:value-type="float" office:value="1" calcext:value-type="float">
            <text:p/>
          </table:table-cell>
          <table:table-cell office:value-type="string" calcext:value-type="string">
            <text:p>ぽわん企画「DOKIDOKI 初体験」</text:p>
          </table:table-cell>
          <table:table-cell table:style-name="Default" office:value-type="string" calcext:value-type="string">
            <text:p>ぽわん / モルヒネ東京 / ふぇのたす</text:p>
          </table:table-cell>
          <table:table-cell office:value-type="string" calcext:value-type="string">
            <text:p>■開場/開演：18:30/19:00 br2n ■前売/当日：¥2,300/¥2,500 [D別 ¥500]br2n ■席種：スタンディングbr2n ■チケット発売中br2n ■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0</text:p>
          </table:table-cell>
          <table:table-cell table:style-name="ce34" table:formula="of:=IF([.C11]=[.C12];[.D11]+1;1)" office:value-type="float" office:value="1" calcext:value-type="float">
            <text:p/>
          </table:table-cell>
          <table:table-cell office:value-type="string" calcext:value-type="string">
            <text:p><text:s/>Bloom Monday！ </text:p>
          </table:table-cell>
          <table:table-cell table:style-name="Default" office:value-type="string" calcext:value-type="string">
            <text:p>硝子越しの暴走 / ごっこ / yamaguchi shintarou / タケドウ (群青の雨)</text:p>
          </table:table-cell>
          <table:table-cell office:value-type="string" calcext:value-type="string">
            <text:p>■開場/開演：18:30/19: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1</text:p>
          </table:table-cell>
          <table:table-cell table:style-name="ce34" table:formula="of:=IF([.C12]=[.C13];[.D12]+1;1)" office:value-type="float" office:value="1" calcext:value-type="float">
            <text:p/>
          </table:table-cell>
          <table:table-cell office:value-type="string" calcext:value-type="string">
            <text:p><text:s/>New Creation </text:p>
          </table:table-cell>
          <table:table-cell table:style-name="Default" office:value-type="string" calcext:value-type="string">
            <text:p>BOSSSTON CRUIZING MANIA / ヤーチャイカ / タカハシヒョウリ (オワリカラ) / 壊れかけのテープレコーダーズ / illMilliliter</text:p>
          </table:table-cell>
          <table:table-cell office:value-type="string" calcext:value-type="string">
            <text:p>■開場/開演：18:00/18:30br2n ■前売/当日：¥2,000/¥2,3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2</text:p>
          </table:table-cell>
          <table:table-cell table:style-name="ce34" table:formula="of:=IF([.C13]=[.C14];[.D13]+1;1)" office:value-type="float" office:value="1" calcext:value-type="float">
            <text:p/>
          </table:table-cell>
          <table:table-cell office:value-type="string" calcext:value-type="string">
            <text:p>-JunK- presents " Junction -3rd single release party- "</text:p>
          </table:table-cell>
          <table:table-cell table:style-name="Default" office:value-type="string" calcext:value-type="string">
            <text:p>-JunK- / 正しい人が恐い / BOX / discourage / 蟹奉行 / こゆび</text:p>
          </table:table-cell>
          <table:table-cell office:value-type="string" calcext:value-type="string">
            <text:p>■開場/開演：17:30/18:00 br2n ■前売/当日：¥2,000/¥2,5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3</text:p>
          </table:table-cell>
          <table:table-cell table:style-name="ce34" table:formula="of:=IF([.C14]=[.C15];[.D14]+1;1)" office:value-type="float" office:value="1" calcext:value-type="float">
            <text:p/>
          </table:table-cell>
          <table:table-cell office:value-type="string" calcext:value-type="string">
            <text:p><text:s/>sign </text:p>
          </table:table-cell>
          <table:table-cell table:style-name="Default" office:value-type="string" calcext:value-type="string">
            <text:p>icon girl pistols / 絶えずBEATしろ / Bored&amp;Beautiful (Switzerland) / いとまとあやこ (名古屋) / filly shully / blousemepop</text:p>
          </table:table-cell>
          <table:table-cell office:value-type="string" calcext:value-type="string">
            <text:p>■開場/開演：17:30/18: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4</text:p>
          </table:table-cell>
          <table:table-cell table:style-name="ce34" table:formula="of:=IF([.C15]=[.C16];[.D15]+1;1)" office:value-type="float" office:value="1" calcext:value-type="float">
            <text:p/>
          </table:table-cell>
          <table:table-cell office:value-type="string" calcext:value-type="string">
            <text:p>PiSTream Live 〜Reversible Emotion:Vol.5〜</text:p>
          </table:table-cell>
          <table:table-cell table:style-name="Default" office:value-type="string" calcext:value-type="string">
            <text:p>名久井ミコ / 中前りおん / 小玉しのぶ / and more...!</text:p>
          </table:table-cell>
          <table:table-cell office:value-type="string" calcext:value-type="string">
            <text:p>■開場/開演：18:30/19:00br2n ■前売/当日：¥2,500/¥3,000 [D別 ¥500]br2n 学割：¥2,000 (前売のみ、学生の方は学生証提示で一般料金より¥500キャッシュバックとなります)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5</text:p>
          </table:table-cell>
          <table:table-cell table:style-name="ce34" table:formula="of:=IF([.C16]=[.C17];[.D16]+1;1)" office:value-type="float" office:value="1" calcext:value-type="float">
            <text:p/>
          </table:table-cell>
          <table:table-cell office:value-type="string" calcext:value-type="string">
            <text:p><text:s/>今日のできごと </text:p>
          </table:table-cell>
          <table:table-cell table:style-name="Default" office:value-type="string" calcext:value-type="string">
            <text:p>Local Blue Sheeps / ARKS (大阪) / and more...!</text:p>
          </table:table-cell>
          <table:table-cell office:value-type="string" calcext:value-type="string">
            <text:p>■開場/開演：18:00/18:3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6</text:p>
          </table:table-cell>
          <table:table-cell table:style-name="ce34" table:formula="of:=IF([.C17]=[.C18];[.D17]+1;1)" office:value-type="float" office:value="1" calcext:value-type="float">
            <text:p/>
          </table:table-cell>
          <table:table-cell office:value-type="string" calcext:value-type="string">
            <text:p><text:s/>New Creation </text:p>
          </table:table-cell>
          <table:table-cell table:style-name="Default" office:value-type="string" calcext:value-type="string">
            <text:p>アーバンダンス / THIS IS JAPAN / Sir Oriental Orchestra / gold sounds /br2n ワールドバンパク / cinescope</text:p>
          </table:table-cell>
          <table:table-cell office:value-type="string" calcext:value-type="string">
            <text:p>■開場/開演：17:30/18:30 br2n ■前売/当日：¥2,000/¥2,300 [D別 ¥500]br2n ★「New Creation」の半券持参でチケット代半額!! [D別 ¥500]br2n ★高校生以下チケット代無料!!【※要学生証】 [D別 ¥500]br2n ■席種：スタンディングbr2n ■チケット発売中br2n ■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7</text:p>
          </table:table-cell>
          <table:table-cell table:style-name="ce34" table:formula="of:=IF([.C18]=[.C19];[.D18]+1;1)" office:value-type="float" office:value="1" calcext:value-type="float">
            <text:p/>
          </table:table-cell>
          <table:table-cell office:value-type="string" calcext:value-type="string">
            <text:p>UTAGE presents # 宴</text:p>
          </table:table-cell>
          <table:table-cell table:style-name="Default" office:value-type="string" calcext:value-type="string">
            <text:p>前髪が、ある / -JunK- / iromuk / Riff / and more...</text:p>
          </table:table-cell>
          <table:table-cell office:value-type="string" calcext:value-type="string">
            <text:p>■開場/開演：18:00/18:30br2n ■前売/当日：FREE!! [2D別 ¥1,0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8</text:p>
          </table:table-cell>
          <table:table-cell table:style-name="ce34" table:formula="of:=IF([.C19]=[.C20];[.D19]+1;1)" office:value-type="float" office:value="1" calcext:value-type="float">
            <text:p/>
          </table:table-cell>
          <table:table-cell office:value-type="string" calcext:value-type="string">
            <text:p><text:s/>sign </text:p>
          </table:table-cell>
          <table:table-cell table:style-name="Default" office:value-type="string" calcext:value-type="string">
            <text:p>うるせぇよ。 / バビロン王朝 / yuki kawana / 巨乳パイパ ンズ</text:p>
          </table:table-cell>
          <table:table-cell office:value-type="string" calcext:value-type="string">
            <text:p>■開場/開演：18:00/18:3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9</text:p>
          </table:table-cell>
          <table:table-cell table:style-name="ce34" table:formula="of:=IF([.C20]=[.C21];[.D20]+1;1)" office:value-type="float" office:value="1" calcext:value-type="float">
            <text:p/>
          </table:table-cell>
          <table:table-cell office:value-type="string" calcext:value-type="string">
            <text:p><text:s/>Speech </text:p>
          </table:table-cell>
          <table:table-cell table:style-name="Default" office:value-type="string" calcext:value-type="string">
            <text:p>茜色ディートリッヒ / amenoto / the606 / and more...</text:p>
          </table:table-cell>
          <table:table-cell office:value-type="string" calcext:value-type="string">
            <text:p>■開場/開演：18:00/18:3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0</text:p>
          </table:table-cell>
          <table:table-cell table:style-name="ce34" table:formula="of:=IF([.C21]=[.C22];[.D21]+1;1)" office:value-type="float" office:value="1" calcext:value-type="float">
            <text:p/>
          </table:table-cell>
          <table:table-cell office:value-type="string" calcext:value-type="string">
            <text:p><text:s/>New Creation </text:p>
          </table:table-cell>
          <table:table-cell table:style-name="Default" office:value-type="string" calcext:value-type="string">
            <text:p>逃亡くそタわけ / Dots Dash / she might be swimmer / Slumberland / ポピヤ</text:p>
          </table:table-cell>
          <table:table-cell office:value-type="string" calcext:value-type="string">
            <text:p>■開場/開演：18:00/18:30br2n ■前売/当日：¥2,000/¥2,3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1</text:p>
          </table:table-cell>
          <table:table-cell table:style-name="ce34" table:formula="of:=IF([.C22]=[.C23];[.D22]+1;1)" office:value-type="float" office:value="1" calcext:value-type="float">
            <text:p/>
          </table:table-cell>
          <table:table-cell office:value-type="string" calcext:value-type="string">
            <text:p>Sea Child presents " TOKYO MASHUP "</text:p>
          </table:table-cell>
          <table:table-cell table:style-name="Default" office:value-type="string" calcext:value-type="string">
            <text:p>Sea Child / みなとまち / 呂布 / nohtenkigengo / and more...</text:p>
          </table:table-cell>
          <table:table-cell office:value-type="string" calcext:value-type="string">
            <text:p>■開場/開演：未定br2n ■前売/当日：未定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3</text:p>
          </table:table-cell>
          <table:table-cell table:style-name="ce34" table:formula="of:=IF([.C23]=[.C24];[.D23]+1;1)" office:value-type="float" office:value="1" calcext:value-type="float">
            <text:p/>
          </table:table-cell>
          <table:table-cell office:value-type="string" calcext:value-type="string">
            <text:p>toitoitoiニューアルバム「donburi」購入者限定フリーワンマンライブ</text:p>
          </table:table-cell>
          <table:table-cell table:style-name="Default" office:value-type="string" calcext:value-type="string">
            <text:p>toitoitoi</text:p>
          </table:table-cell>
          <table:table-cell office:value-type="string" calcext:value-type="string">
            <text:p>■開場/開演：11:30/12:00br2n ■前売/当日：FREE!! [D別 ¥500]br2n ■席種：スタンディングbr2n ■チケット発売中br2n ■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3</text:p>
          </table:table-cell>
          <table:table-cell table:style-name="ce34" table:formula="of:=IF([.C24]=[.C25];[.D24]+1;1)" office:value-type="float" office:value="2" calcext:value-type="float">
            <text:p/>
          </table:table-cell>
          <table:table-cell office:value-type="string" calcext:value-type="string">
            <text:p>「about tess New Album " shining " 先行予約特典 FREE LIVE」</text:p>
          </table:table-cell>
          <table:table-cell table:style-name="Default" office:value-type="string" calcext:value-type="string">
            <text:p>about tess / tomy wealth / canooooopy</text:p>
          </table:table-cell>
          <table:table-cell office:value-type="string" calcext:value-type="string">
            <text:p>■開場/開演：18:00/19:00br2n ■チケット : 先行予約の方 Free (+1drink) + 特典ステッカープレゼント / 発売後CDご購入の方 Free (+2drink)br2n ■席種：スタンディングbr2n ■チケット発売中br2n ■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6</text:p>
          </table:table-cell>
          <table:table-cell table:style-name="ce34" table:formula="of:=IF([.C25]=[.C26];[.D25]+1;1)" office:value-type="float" office:value="1" calcext:value-type="float">
            <text:p/>
          </table:table-cell>
          <table:table-cell office:value-type="string" calcext:value-type="string">
            <text:p><text:s/>小さなギフト　Special!! </text:p>
          </table:table-cell>
          <table:table-cell table:style-name="Default" office:value-type="string" calcext:value-type="string">
            <text:p>太田美音 (マイクロコズム/cinescope)br2n キノシタナオヤ (Dots Dash/サーティーン)br2n Satomimagaebr2n 神宮大佐 (サーティーン)br2n スズキヨウスケ (she might be swimmer)br2n ニシハラシュンペイ (ヤーチャイカ)br2n 平山織愛 (Sir Oriental Orchestra/HELLO AND ROLL)br2n 松本花 (ワールドバンパク)br2n 山田真未 (after the greenroom)br2n ヨナハ (月夜のドラッグ)</text:p>
          </table:table-cell>
          <table:table-cell office:value-type="string" calcext:value-type="string">
            <text:p>■開場/開演：18:00/18:30 br2n ■前売/当日：¥1,000/¥1,500 [2D別 ¥1,000]br2n ■席種：スタンディングbr2n ■チケット発売中br2n ■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7</text:p>
          </table:table-cell>
          <table:table-cell table:style-name="ce34" table:formula="of:=IF([.C26]=[.C27];[.D26]+1;1)" office:value-type="float" office:value="1" calcext:value-type="float">
            <text:p/>
          </table:table-cell>
          <table:table-cell office:value-type="string" calcext:value-type="string">
            <text:p>Jump the Lights presents「二階から三滴の目薬」</text:p>
          </table:table-cell>
          <table:table-cell table:style-name="Default" office:value-type="string" calcext:value-type="string">
            <text:p>Jump the Lights / HISTGRAM / poro / NANOSCALE / Sams</text:p>
          </table:table-cell>
          <table:table-cell office:value-type="string" calcext:value-type="string">
            <text:p>■開場/開演： 18:00/18:30br2n ■前売/当日：¥2,000/¥2,5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8</text:p>
          </table:table-cell>
          <table:table-cell table:style-name="ce34" table:formula="of:=IF([.C27]=[.C28];[.D27]+1;1)" office:value-type="float" office:value="1" calcext:value-type="float">
            <text:p/>
          </table:table-cell>
          <table:table-cell office:value-type="string" calcext:value-type="string">
            <text:p><text:s/>New Creation </text:p>
          </table:table-cell>
          <table:table-cell table:style-name="Default" office:value-type="string" calcext:value-type="string">
            <text:p>H MOUNTAINS / ゲスバンド / LOOLOWNINGEN &amp; THE FAR EAST IDIOTS /br2n salsa / NeruQooNelubr2n 転換アクト：英真也 (TESUSABI)</text:p>
          </table:table-cell>
          <table:table-cell office:value-type="string" calcext:value-type="string">
            <text:p>■開場/開演：18:00/18:30br2n ■前売/当日：¥2,000/¥2,3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9</text:p>
          </table:table-cell>
          <table:table-cell table:style-name="ce34" table:formula="of:=IF([.C28]=[.C29];[.D28]+1;1)" office:value-type="float" office:value="1" calcext:value-type="float">
            <text:p/>
          </table:table-cell>
          <table:table-cell office:value-type="string" calcext:value-type="string">
            <text:p><text:s/>New Creation </text:p>
          </table:table-cell>
          <table:table-cell table:style-name="Default" office:value-type="string" calcext:value-type="string">
            <text:p>股下89 / クウチュウ戦 / otori</text:p>
          </table:table-cell>
          <table:table-cell office:value-type="string" calcext:value-type="string">
            <text:p>■開場/開演：17:30/18:00br2n ■前売/当日：¥2,000/¥2,5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30</text:p>
          </table:table-cell>
          <table:table-cell table:style-name="ce34" table:formula="of:=IF([.C29]=[.C30];[.D29]+1;1)" office:value-type="float" office:value="1" calcext:value-type="float">
            <text:p/>
          </table:table-cell>
          <table:table-cell office:value-type="string" calcext:value-type="string">
            <text:p><text:s/>パモアとポトラロール -春- </text:p>
          </table:table-cell>
          <table:table-cell table:style-name="Default" office:value-type="string" calcext:value-type="string">
            <text:p>tram / micro'n'role / Morestage / パローネとポッピー</text:p>
          </table:table-cell>
          <table:table-cell office:value-type="string" calcext:value-type="string">
            <text:p>■開場/開演：18:00/18:30br2n ■前売/当日：¥2,000/¥2,500 [D別 ¥500 or 生ビール・ソフトドリンク飲み放題 ¥1,000 or カクテル・生ビー ル・ソフトドリンク飲み放題 ¥1,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31</text:p>
          </table:table-cell>
          <table:table-cell table:style-name="ce34" table:formula="of:=IF([.C30]=[.C31];[.D30]+1;1)" office:value-type="float" office:value="1" calcext:value-type="float">
            <text:p/>
          </table:table-cell>
          <table:table-cell office:value-type="string" calcext:value-type="string">
            <text:p>cloudchair with dko &amp; takuto (from about tess) presents 「5時間演奏し続ける男達」</text:p>
          </table:table-cell>
          <table:table-cell table:style-name="Default" office:value-type="string" calcext:value-type="string">
            <text:p>ゲストミュージシャン多数参加予定</text:p>
          </table:table-cell>
          <table:table-cell office:value-type="string" calcext:value-type="string">
            <text:p>■開場/開演：17:00/17:30br2n ■前売/当日：¥1,000/¥1,000 [2D別 ¥1,0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1</text:p>
          </table:table-cell>
          <table:table-cell table:style-name="ce34" table:formula="of:=IF([.C31]=[.C32];[.D31]+1;1)" office:value-type="float" office:value="1" calcext:value-type="float">
            <text:p/>
          </table:table-cell>
          <table:table-cell office:value-type="string" calcext:value-type="string">
            <text:p>「グレートアマチュアリズムvol.12」</text:p>
          </table:table-cell>
          <table:table-cell table:style-name="Default" office:value-type="string" calcext:value-type="string">
            <text:p>※お笑いイベントです。 </text:p>
          </table:table-cell>
          <table:table-cell office:value-type="string" calcext:value-type="string">
            <text:p>■開場/開演：11:30/12:00br2n ■前売/当日：¥1,000/¥1,500　(br2n※ドリンクチャージはかかりません)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椅子席 br2n ■入場順：整理番号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1</text:p>
          </table:table-cell>
          <table:table-cell table:style-name="ce34" table:formula="of:=IF([.C32]=[.C33];[.D32]+1;1)" office:value-type="float" office:value="2" calcext:value-type="float">
            <text:p/>
          </table:table-cell>
          <table:table-cell office:value-type="string" calcext:value-type="string">
            <text:p>「底辺頂上決戦ツーマンLIVE！！」」</text:p>
          </table:table-cell>
          <table:table-cell table:style-name="Default" office:value-type="string" calcext:value-type="string">
            <text:p>セクシーパンサーbr2n 青春スカトロジーbr2n 【スーパープレミアム立会人ゲスト師匠】br2n ザ・マスミサイル </text:p>
          </table:table-cell>
          <table:table-cell office:value-type="string" calcext:value-type="string">
            <text:p>★高校生学割500円(D別)　要 学生証提示。 br2n■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2</text:p>
          </table:table-cell>
          <table:table-cell table:style-name="ce34" table:formula="of:=IF([.C33]=[.C34];[.D33]+1;1)" office:value-type="float" office:value="1" calcext:value-type="float">
            <text:p/>
          </table:table-cell>
          <table:table-cell office:value-type="string" calcext:value-type="string">
            <text:p>「OVERCOME」</text:p>
          </table:table-cell>
          <table:table-cell table:style-name="Default" office:value-type="string" calcext:value-type="string">
            <text:p>BLACK MiLKbr2n 武久侑馬 </text:p>
          </table:table-cell>
          <table:table-cell office:value-type="string" calcext:value-type="string">
            <text:p>★高校生学割500円(D別)　要 学生証提示。 br2n■開場/開演：12:30/13:0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2</text:p>
          </table:table-cell>
          <table:table-cell table:style-name="ce34" table:formula="of:=IF([.C34]=[.C35];[.D34]+1;1)" office:value-type="float" office:value="2" calcext:value-type="float">
            <text:p/>
          </table:table-cell>
          <table:table-cell office:value-type="string" calcext:value-type="string">
            <text:p>マンスリー "3" マンイベント《 オーロラワンダーランド 2014' 》</text:p>
          </table:table-cell>
          <table:table-cell table:style-name="Default" office:value-type="string" calcext:value-type="string">
            <text:p>オーロラタクトbr2n RUTYbr2n LEG' end PRIMebr2n (3man live)</text:p>
          </table:table-cell>
          <table:table-cell office:value-type="string" calcext:value-type="string">
            <text:p>■開場/開演：17:40/18:10br2n ■前売/当日：¥2,500/¥3,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3</text:p>
          </table:table-cell>
          <table:table-cell table:style-name="ce34" table:formula="of:=IF([.C35]=[.C36];[.D35]+1;1)" office:value-type="float" office:value="1" calcext:value-type="float">
            <text:p/>
          </table:table-cell>
          <table:table-cell office:value-type="string" calcext:value-type="string">
            <text:p>新宿Marble presents <text:s/>「新宿マーブルチョコレイトvol.7(7.1) ～旗揚げ1周年1週間SP～」</text:p>
          </table:table-cell>
          <table:table-cell table:style-name="Default" office:value-type="string" calcext:value-type="string">
            <text:p>メメタァbr2n 夜ハ短シbr2n ピンクシガレットbr2n マカロニえんぴつbr2n かのじょーずbr2n ポニーテールスクライムbr2n 166cm</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4</text:p>
          </table:table-cell>
          <table:table-cell table:style-name="ce34" table:formula="of:=IF([.C36]=[.C37];[.D36]+1;1)" office:value-type="float" office:value="1" calcext:value-type="float">
            <text:p/>
          </table:table-cell>
          <table:table-cell office:value-type="string" calcext:value-type="string">
            <text:p>新宿Marble presents <text:s/>「新宿マーブルチョコレイトvol.7(7.2) ～旗揚げ1周年1週間SP～」</text:p>
          </table:table-cell>
          <table:table-cell table:style-name="Default" office:value-type="string" calcext:value-type="string">
            <text:p>パンカホリックスbr2n PURPLE HUMPTYbr2n Half moon spiralbr2n ユメノハウスbr2n ℃フーズbr2n Alive at A Livebr2n 井上ヤスオバーガー</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5</text:p>
          </table:table-cell>
          <table:table-cell table:style-name="ce34" table:formula="of:=IF([.C37]=[.C38];[.D37]+1;1)" office:value-type="float" office:value="1" calcext:value-type="float">
            <text:p/>
          </table:table-cell>
          <table:table-cell office:value-type="string" calcext:value-type="string">
            <text:p>新宿Marble presents <text:s/>「新宿マーブルチョコレイトvol.7(7.3) ～旗揚げ1周年1週間SP～」</text:p>
          </table:table-cell>
          <table:table-cell table:style-name="Default" office:value-type="string" calcext:value-type="string">
            <text:p>THE ADAM'S APPLES&amp;BOBbr2n ピーマン事件br2n 妄想トリッパー　br2n POLKADOTbr2n 助っ人集団☆石井ジャイアンツbr2n GREEN BEARbr2n ユタ州</text:p>
          </table:table-cell>
          <table:table-cell office:value-type="string" calcext:value-type="string">
            <text:p>★高校生学割500円(D別)　要 学生証提示。br2n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6</text:p>
          </table:table-cell>
          <table:table-cell table:style-name="ce34" table:formula="of:=IF([.C38]=[.C39];[.D38]+1;1)" office:value-type="float" office:value="1" calcext:value-type="float">
            <text:p/>
          </table:table-cell>
          <table:table-cell office:value-type="string" calcext:value-type="string">
            <text:p>新宿Marble presents <text:s/>「新宿マーブルチョコレイトvol.7(7.4) ～旗揚げ1周年1週間SP～」</text:p>
          </table:table-cell>
          <table:table-cell table:style-name="Default" office:value-type="string" calcext:value-type="string">
            <text:p>川口カズヒロ(DATSUN320)br2n アサトアキラ(泣いてばっかのヒルギ)br2n 武久侑馬br2n toitoitoi br2n 山下秀樹(ザ・ラヂオカセッツ)br2n 佐々木泰雅(フロムTokyo)br2n オープニングスペシャルセッション(アサトアキラ、佐々木泰雅)</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7</text:p>
          </table:table-cell>
          <table:table-cell table:style-name="ce34" table:formula="of:=IF([.C39]=[.C40];[.D39]+1;1)" office:value-type="float" office:value="1" calcext:value-type="float">
            <text:p/>
          </table:table-cell>
          <table:table-cell office:value-type="string" calcext:value-type="string">
            <text:p>新宿Marble presents <text:s/>「新宿マーブルチョコレイトvol.7(7.5) ～旗揚げ1周年1週間SP～」</text:p>
          </table:table-cell>
          <table:table-cell table:style-name="Default" office:value-type="string" calcext:value-type="string">
            <text:p>泣いてばっかのヒルギbr2n ab initiobr2n 前田典昭br2n フロムTokyobr2n Ameliebr2n The Whoopsbr2n BLANK BUCKET</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8</text:p>
          </table:table-cell>
          <table:table-cell table:style-name="ce34" table:formula="of:=IF([.C40]=[.C41];[.D40]+1;1)" office:value-type="float" office:value="1" calcext:value-type="float">
            <text:p/>
          </table:table-cell>
          <table:table-cell office:value-type="string" calcext:value-type="string">
            <text:p>新宿Marble presents <text:s/>「新宿マーブルチョコレイトvol.7(7.6) ～旗揚げ1周年1週間SP～」</text:p>
          </table:table-cell>
          <table:table-cell table:style-name="Default" office:value-type="string" calcext:value-type="string">
            <text:p>385br2n URBANフェチbr2n mojabr2n ゴールデンローファーズbr2n 五月女五月br2n ミケトロイズbr2n ステフアンドジミー</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9</text:p>
          </table:table-cell>
          <table:table-cell table:style-name="ce34" table:formula="of:=IF([.C41]=[.C42];[.D41]+1;1)" office:value-type="float" office:value="1" calcext:value-type="float">
            <text:p/>
          </table:table-cell>
          <table:table-cell office:value-type="string" calcext:value-type="string">
            <text:p>新宿Marble presents <text:s/>「新宿マーブルチョコレイトvol.7(7.7) ～旗揚げ1周年1週間SP～」</text:p>
          </table:table-cell>
          <table:table-cell table:style-name="Default" office:value-type="string" calcext:value-type="string">
            <text:p>バンクスbr2n セクシーパンサーbr2n HARACHIKA-グレコbr2n THE WORLD APARTMENT HORRORbr2n ロコビッチbr2n SUNDAYSbr2n ザ・サイレンズ</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0</text:p>
          </table:table-cell>
          <table:table-cell table:style-name="ce34" table:formula="of:=IF([.C42]=[.C43];[.D42]+1;1)" office:value-type="float" office:value="1" calcext:value-type="float">
            <text:p/>
          </table:table-cell>
          <table:table-cell office:value-type="string" calcext:value-type="string">
            <text:p>「OVERCOME vol.5」</text:p>
          </table:table-cell>
          <table:table-cell table:style-name="Default" office:value-type="string" calcext:value-type="string">
            <text:p>とまとジャミーbr2n ハイカラキャンディーズbr2n 堀川直樹(FromDayONE)br2n 紫蘭br2n ★完全シークレットゲストあり！</text:p>
          </table:table-cell>
          <table:table-cell office:value-type="string" calcext:value-type="string">
            <text:p>★高校生学割500円(D別)　要 学生証提示。 br2n■開場/開演：18:00/18:30 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1</text:p>
          </table:table-cell>
          <table:table-cell table:style-name="ce34" table:formula="of:=IF([.C43]=[.C44];[.D43]+1;1)" office:value-type="float" office:value="1" calcext:value-type="float">
            <text:p/>
          </table:table-cell>
          <table:table-cell office:value-type="string" calcext:value-type="string">
            <text:p>166cm×GREEN BEAR×ルビンシュタイン共同企画二週目 「B106号室Vol.2」　</text:p>
          </table:table-cell>
          <table:table-cell table:style-name="Default" office:value-type="string" calcext:value-type="string">
            <text:p>GREEN BEARbr2n 166ｃｍbr2n ルビンシュタインbr2n THE SMARTYbr2n フィルフリークbr2n ハイカラキャンディーズ</text:p>
          </table:table-cell>
          <table:table-cell office:value-type="string" calcext:value-type="string">
            <text:p>★大学・専門生学割1500円(D別)　要 学生証提示。br2n ★高校生学割500円(D別)　要 学生証提示。 br2n■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2</text:p>
          </table:table-cell>
          <table:table-cell table:style-name="ce34" table:formula="of:=IF([.C44]=[.C45];[.D44]+1;1)" office:value-type="float" office:value="1" calcext:value-type="float">
            <text:p/>
          </table:table-cell>
          <table:table-cell office:value-type="string" calcext:value-type="string">
            <text:p>audioleaf &amp; ATK TRINITY presents 「千客万来 vol.52」</text:p>
          </table:table-cell>
          <table:table-cell table:style-name="Default" office:value-type="string" calcext:value-type="string">
            <text:p>桃色遊戯Z'14br2n Fuckin Dazbr2n 風雲侍br2n The喫茶br2n ko-tabr2n ヨシオPCbr2n MC:望月英</text:p>
          </table:table-cell>
          <table:table-cell office:value-type="string" calcext:value-type="string">
            <text:p>■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3</text:p>
          </table:table-cell>
          <table:table-cell table:style-name="ce34" table:formula="of:=IF([.C45]=[.C46];[.D45]+1;1)" office:value-type="float" office:value="1" calcext:value-type="float">
            <text:p/>
          </table:table-cell>
          <table:table-cell office:value-type="string" calcext:value-type="string">
            <text:p>「七色の旋律。」　</text:p>
          </table:table-cell>
          <table:table-cell table:style-name="Default" office:value-type="string" calcext:value-type="string">
            <text:p>siestabr2n Cookie Monstersbr2n NOGIKUbr2n Sugar on the palettebr2n acacibr2n comolebi</text:p>
          </table:table-cell>
          <table:table-cell office:value-type="string" calcext:value-type="string">
            <text:p>★高校生学割500円(D別)　要 学生証提示。 br2n■開場/開演：17:00/17: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4</text:p>
          </table:table-cell>
          <table:table-cell table:style-name="ce34" table:formula="of:=IF([.C46]=[.C47];[.D46]+1;1)" office:value-type="float" office:value="1" calcext:value-type="float">
            <text:p/>
          </table:table-cell>
          <table:table-cell office:value-type="string" calcext:value-type="string">
            <text:p>弥緒 主催イベント《sweet sweat nightmare vol.3》</text:p>
          </table:table-cell>
          <table:table-cell table:style-name="Default" office:value-type="string" calcext:value-type="string">
            <text:p>弥緒br2n 鹿谷弥生(しかバンビ)br2n 廣瀬友里br2n 舞br2n CHIAKIbr2n yuriya(Manumit)</text:p>
          </table:table-cell>
          <table:table-cell office:value-type="string" calcext:value-type="string">
            <text:p>■開場/開演：17:30/18:00br2n ■前売/当日：¥2,300/¥2,8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5</text:p>
          </table:table-cell>
          <table:table-cell table:style-name="ce34" table:formula="of:=IF([.C47]=[.C48];[.D47]+1;1)" office:value-type="float" office:value="1" calcext:value-type="float">
            <text:p/>
          </table:table-cell>
          <table:table-cell office:value-type="string" calcext:value-type="string">
            <text:p>delayedwonder presents「DOGFIGHT・春の陣～我、コノ日ヲ掌握ス～」</text:p>
          </table:table-cell>
          <table:table-cell table:style-name="Default" office:value-type="string" calcext:value-type="string">
            <text:p>delayedwonderbr2n ウルエbr2n Jack Chicken Strippersbr2n UNDERCEIVER</text:p>
          </table:table-cell>
          <table:table-cell office:value-type="string" calcext:value-type="string">
            <text:p>■開場/開演：16:30/17:00br2n ■前売/当日：¥1,800/¥1,8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6</text:p>
          </table:table-cell>
          <table:table-cell table:style-name="ce34" table:formula="of:=IF([.C48]=[.C49];[.D48]+1;1)" office:value-type="float" office:value="1" calcext:value-type="float">
            <text:p/>
          </table:table-cell>
          <table:table-cell office:value-type="string" calcext:value-type="string">
            <text:p>Rucia presents. 「-This is the Party Time-」</text:p>
          </table:table-cell>
          <table:table-cell table:style-name="Default" office:value-type="string" calcext:value-type="string">
            <text:p>Ruciabr2n Jacka☆napesbr2n 中村パーキングbr2n Sugar on the palettebr2n acacibr2n ヘンショクリュウ</text:p>
          </table:table-cell>
          <table:table-cell office:value-type="string" calcext:value-type="string">
            <text:p>★高校生学割1000円(D別)　要 学生証提示。 br2n■開場/開演：17:00/17: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7</text:p>
          </table:table-cell>
          <table:table-cell table:style-name="ce34" table:formula="of:=IF([.C49]=[.C50];[.D49]+1;1)" office:value-type="float" office:value="1" calcext:value-type="float">
            <text:p/>
          </table:table-cell>
          <table:table-cell office:value-type="string" calcext:value-type="string">
            <text:p>THE LOBSTER-BLASTERS presents 「ポジティブに生きようぜ！！」</text:p>
          </table:table-cell>
          <table:table-cell table:style-name="Default" office:value-type="string" calcext:value-type="string">
            <text:p>THE LOBSTER-BLASTERSbr2n 前田大志br2n 三日月ゴシップbr2n 中村パーキング</text:p>
          </table:table-cell>
          <table:table-cell office:value-type="string" calcext:value-type="string">
            <text:p>■開場/開演：18:30/19:0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8</text:p>
          </table:table-cell>
          <table:table-cell table:style-name="ce34" table:formula="of:=IF([.C50]=[.C51];[.D50]+1;1)" office:value-type="float" office:value="1" calcext:value-type="float">
            <text:p/>
          </table:table-cell>
          <table:table-cell office:value-type="string" calcext:value-type="string">
            <text:p>「日常ロックナイト vol.4」</text:p>
          </table:table-cell>
          <table:table-cell table:style-name="Default" office:value-type="string" calcext:value-type="string">
            <text:p>ピンクシガレットbr2n かのじょーずbr2n みずすましbr2n 地球コーラbr2n Theノーマンズbr2n Pachira</text:p>
          </table:table-cell>
          <table:table-cell office:value-type="string" calcext:value-type="string">
            <text:p>★都合によりOPEN/STARTが30分早く変更になりました。予めご了承ください。 br2n ★高校生学割500円(D別)　要 学生証提示。 br2n■開場/開演：17:30/18:0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9</text:p>
          </table:table-cell>
          <table:table-cell table:style-name="ce34" table:formula="of:=IF([.C51]=[.C52];[.D51]+1;1)" office:value-type="float" office:value="1" calcext:value-type="float">
            <text:p/>
          </table:table-cell>
          <table:table-cell office:value-type="string" calcext:value-type="string">
            <text:p>「OVERCOME vol.6」</text:p>
          </table:table-cell>
          <table:table-cell table:style-name="Default" office:value-type="string" calcext:value-type="string">
            <text:p>166cmbr2n Alive at A Livebr2n Relise Notebr2n 中村パーキングbr2n ★完全シークレットゲストあり！</text:p>
          </table:table-cell>
          <table:table-cell office:value-type="string" calcext:value-type="string">
            <text:p>★高校生学割500円(D別)　要 学生証提示。 br2n■開場/開演：18:00/18: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0</text:p>
          </table:table-cell>
          <table:table-cell table:style-name="ce34" table:formula="of:=IF([.C52]=[.C53];[.D52]+1;1)" office:value-type="float" office:value="1" calcext:value-type="float">
            <text:p/>
          </table:table-cell>
          <table:table-cell office:value-type="string" calcext:value-type="string">
            <text:p>「二者択一 vol.2」</text:p>
          </table:table-cell>
          <table:table-cell table:style-name="Default" office:value-type="string" calcext:value-type="string">
            <text:p>シガテラbr2n STRANGE VEINbr2n アブノーマルスーパースターズbr2n not simple wondersbr2n ルビンシュタイン</text:p>
          </table:table-cell>
          <table:table-cell office:value-type="string" calcext:value-type="string">
            <text:p>★高校生学割500円(D別)　要 学生証提示。 br2n■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1</text:p>
          </table:table-cell>
          <table:table-cell table:style-name="ce34" table:formula="of:=IF([.C53]=[.C54];[.D53]+1;1)" office:value-type="float" office:value="1" calcext:value-type="float">
            <text:p/>
          </table:table-cell>
          <table:table-cell office:value-type="string" calcext:value-type="string">
            <text:p>ちょまたーずニューシングル発売企画東京編 「金曜日の羊会議」　</text:p>
          </table:table-cell>
          <table:table-cell table:style-name="Default" office:value-type="string" calcext:value-type="string">
            <text:p>ちょまたーずbr2n PURPLE HUMPTYbr2n SORATOBIWObr2n JUNK FOOD PANICbr2n 武久侑馬</text:p>
          </table:table-cell>
          <table:table-cell office:value-type="string" calcext:value-type="string">
            <text:p>★高校生学割500円(D別)　要 学生証提示。 br2n■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2</text:p>
          </table:table-cell>
          <table:table-cell table:style-name="ce34" table:formula="of:=IF([.C54]=[.C55];[.D54]+1;1)" office:value-type="float" office:value="1" calcext:value-type="float">
            <text:p/>
          </table:table-cell>
          <table:table-cell office:value-type="string" calcext:value-type="string">
            <text:p>パンカホリックス presents 「ツナガリズム番外編～５周年後夜祭～」</text:p>
          </table:table-cell>
          <table:table-cell table:style-name="Default" office:value-type="string" calcext:value-type="string">
            <text:p>パンカホリックスbr2n 泣いてばっかのヒルギbr2n icelandbluebr2n NECOKICKSbr2n ピーマン事件</text:p>
          </table:table-cell>
          <table:table-cell office:value-type="string" calcext:value-type="string">
            <text:p>★高校生学割1000円(D別)　要 学生証提示。br2n※パンカホリックス５周年ワンマンライブ（2014/2/19新宿MARZ）のチケット半券を入場時に受付で提示すると1000円キャッシュバック！ br2n■開場/開演：17:30/18:0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3</text:p>
          </table:table-cell>
          <table:table-cell table:style-name="ce34" table:formula="of:=IF([.C55]=[.C56];[.D55]+1;1)" office:value-type="float" office:value="1" calcext:value-type="float">
            <text:p/>
          </table:table-cell>
          <table:table-cell office:value-type="string" calcext:value-type="string">
            <text:p>Teddy Flannel Blanket初のレコ発自主企画 『君に聴かせたい音楽 Vol.1』</text:p>
          </table:table-cell>
          <table:table-cell table:style-name="Default" office:value-type="string" calcext:value-type="string">
            <text:p>Teddy Flannel Blanketbr2n リリィ、さよなら。br2n BOYS END SWING GIRLbr2n リガーナッツbr2n LINEAR BLUE</text:p>
          </table:table-cell>
          <table:table-cell office:value-type="string" calcext:value-type="string">
            <text:p>※BOYS END SWING GIRLは、Dr.飯村昇平の怪我によりVo.冨塚の弾き語りでの出演となります。予めご了承ください。br2n※主催者とライブハウスの伝達の不具合により、チケット料金が誤表記されておりました。大変申し訳ございません。 br2n■開場/開演：17:30/18:00　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4</text:p>
          </table:table-cell>
          <table:table-cell table:style-name="ce34" table:formula="of:=IF([.C56]=[.C57];[.D56]+1;1)" office:value-type="float" office:value="1" calcext:value-type="float">
            <text:p/>
          </table:table-cell>
          <table:table-cell office:value-type="string" calcext:value-type="string">
            <text:p>ENDRASS presents「KNOCK OUT!!」</text:p>
          </table:table-cell>
          <table:table-cell table:style-name="Default" office:value-type="string" calcext:value-type="string">
            <text:p>ENDRASSbr2n Burst of quartetbr2n THE PARTSbr2n せせらぎスプリット</text:p>
          </table:table-cell>
          <table:table-cell office:value-type="string" calcext:value-type="string">
            <text:p>■開場/開演：17:30/18:00br2n ■前売/当日：¥1,000/¥1,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5</text:p>
          </table:table-cell>
          <table:table-cell table:style-name="ce34" table:formula="of:=IF([.C57]=[.C58];[.D57]+1;1)" office:value-type="float" office:value="1" calcext:value-type="float">
            <text:p/>
          </table:table-cell>
          <table:table-cell office:value-type="string" calcext:value-type="string">
            <text:p>メンテナンス→「マーブルバンドマン呑み会」</text:p>
          </table:table-cell>
          <table:table-cell table:style-name="Default" office:value-type="string" calcext:value-type="string">
            <text:p>OP&amp;ST 20:30 / CLOSE 23:30br2n 会費： 1500円(飲み放題/ラストオーダー23:00)br2n ※フード有り！br2n ※バンドマンの皆様、是非、御参加下さい！br2n 参加希望の方は、marble@marble-web.jpまでご連絡下さい！</text:p>
          </table:table-cell>
          <table:table-cell table:number-columns-repeated="7"/>
        </table:table-row>
        <table:table-row table:style-name="ro8">
          <table:table-cell/>
          <table:table-cell office:value-type="float" office:value="2" calcext:value-type="float">
            <text:p>2</text:p>
          </table:table-cell>
          <table:table-cell table:style-name="ce32" office:value-type="string" calcext:value-type="string">
            <text:p>0326</text:p>
          </table:table-cell>
          <table:table-cell table:style-name="ce34" table:formula="of:=IF([.C58]=[.C59];[.D58]+1;1)" office:value-type="float" office:value="1" calcext:value-type="float">
            <text:p/>
          </table:table-cell>
          <table:table-cell office:value-type="string" calcext:value-type="string">
            <text:p>「Boys, be ambitious!~vol.2~」</text:p>
          </table:table-cell>
          <table:table-cell table:style-name="Default" office:value-type="string" calcext:value-type="string">
            <text:p>969 Rock Highhatt Clutchbr2n Pasta Machinebr2n 九彗星ポリマーbr2n LOUDAMSTARSbr2n sexualismbr2n JiMbr2n ★DJあり！</text:p>
          </table:table-cell>
          <table:table-cell office:value-type="string" calcext:value-type="string">
            <text:p>★高校生学割チケット代無料。(ドリンク代500円はいただきます。) br2n※要　学生証提示。 br2n■開場/開演：15:30/16:00br2n ■前売/当日：¥500/¥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7</text:p>
          </table:table-cell>
          <table:table-cell table:style-name="ce34" table:formula="of:=IF([.C59]=[.C60];[.D59]+1;1)" office:value-type="float" office:value="1" calcext:value-type="float">
            <text:p/>
          </table:table-cell>
          <table:table-cell office:value-type="string" calcext:value-type="string">
            <text:p>「OVERCOME vol.7」</text:p>
          </table:table-cell>
          <table:table-cell table:style-name="Default" office:value-type="string" calcext:value-type="string">
            <text:p>THE SMARTYbr2n スピカbr2n book of storybr2n LATITUDEbr2n ボーイズトラッシュbr2n ★完全シークレットゲストあり！</text:p>
          </table:table-cell>
          <table:table-cell office:value-type="string" calcext:value-type="string">
            <text:p>★高校生学割500円(D別)　要 学生証提示。 br2n■開場/開演：17:00/17: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8</text:p>
          </table:table-cell>
          <table:table-cell table:style-name="ce34" table:formula="of:=IF([.C60]=[.C61];[.D60]+1;1)" office:value-type="float" office:value="1" calcext:value-type="float">
            <text:p/>
          </table:table-cell>
          <table:table-cell office:value-type="string" calcext:value-type="string">
            <text:p>「OVERCOME vol.8」</text:p>
          </table:table-cell>
          <table:table-cell table:style-name="Default" office:value-type="string" calcext:value-type="string">
            <text:p>ウィッシーワッシーbr2n Ms.takebr2n まっしー（Water Drops)br2n 突然少年br2n ★完全シークレットゲストあり！</text:p>
          </table:table-cell>
          <table:table-cell office:value-type="string" calcext:value-type="string">
            <text:p>★高校生学割500円(D別)　要 学生証提示。 br2n■開場/開演：17:00/17:30 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9</text:p>
          </table:table-cell>
          <table:table-cell table:style-name="ce34" table:formula="of:=IF([.C61]=[.C62];[.D61]+1;1)" office:value-type="float" office:value="1" calcext:value-type="float">
            <text:p/>
          </table:table-cell>
          <table:table-cell office:value-type="string" calcext:value-type="string">
            <text:p>「3月29日、新宿マーブルにて」 ～ピンクシガレット「○月○日、新宿マーブルにて」レコ発1ヵ所×10本TOUR FINAL～</text:p>
          </table:table-cell>
          <table:table-cell table:style-name="Default" office:value-type="string" calcext:value-type="string">
            <text:p>ピンクシガレットbr2n [opening act]古川貴之(THE PINBALLS)</text:p>
          </table:table-cell>
          <table:table-cell office:value-type="string" calcext:value-type="string">
            <text:p>★入場方法br2n ・ピンクシガレット新音源「１１月８日、ファミレスにて」購入特典のTOUR FINAL無料チケットを必ずお持ちください。br2n ・TOUR FINAL無料チケットの券面に記載してありますメールアドレスへ事前にご予約いただいて、当日入場可能となります。br2n ・50名様限定です。予約数に限りがありますので、無断キャンセル、当日キャンセルはご遠慮ください。 br2n■開場/開演：20:00/20:30br2n ■前売/当日：TICKET FREE(ドリンク代500円のみご負担いただきます。)br2n※Marbleでの電話予約、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30</text:p>
          </table:table-cell>
          <table:table-cell table:style-name="ce34" table:formula="of:=IF([.C62]=[.C63];[.D62]+1;1)" office:value-type="float" office:value="1" calcext:value-type="float">
            <text:p/>
          </table:table-cell>
          <table:table-cell office:value-type="string" calcext:value-type="string">
            <text:p>「moptrip 10TH ANNIVERSARY」</text:p>
          </table:table-cell>
          <table:table-cell table:style-name="Default" office:value-type="string" calcext:value-type="string">
            <text:p>moptripbr2n DJ MAKOTObr2n 3ounds t</text:p>
          </table:table-cell>
          <table:table-cell office:value-type="string" calcext:value-type="string">
            <text:p>■開場/開演：18:00/18:30br2n ■前売/当日：¥2,5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31</text:p>
          </table:table-cell>
          <table:table-cell table:style-name="ce34" table:formula="of:=IF([.C63]=[.C64];[.D63]+1;1)" office:value-type="float" office:value="1" calcext:value-type="float">
            <text:p/>
          </table:table-cell>
          <table:table-cell office:value-type="string" calcext:value-type="string">
            <text:p>BLANK BUCKET pre. 「MAGICAL TOY BOX Vol.3〜1st E.P."From A Platform E.P." release party!! 新宿編〜」</text:p>
          </table:table-cell>
          <table:table-cell table:style-name="Default" office:value-type="string" calcext:value-type="string">
            <text:p>BLANK BUCKETbr2n Ain Figreminbr2n Nenebr2n STAYING INDOORS(O.A.)</text:p>
          </table:table-cell>
          <table:table-cell office:value-type="string" calcext:value-type="string">
            <text:p>※タワーレコード新宿店限定で1st E.P.をお買い上げ頂いた方にお配りしている初回枚数限定特典の付属チケットをお持ち頂くと、チケット代フリーで入場できます。 br2n■開場/開演：18:00/18:30br2n ■前売/当日：¥1,000/¥1,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1</text:p>
          </table:table-cell>
          <table:table-cell table:style-name="ce34" table:formula="of:=IF([.C64]=[.C65];[.D64]+1;1)" office:value-type="float" office:value="1" calcext:value-type="float">
            <text:p/>
          </table:table-cell>
          <table:table-cell office:value-type="string" calcext:value-type="string">
            <text:p>【第14回アイドル緊急招集】</text:p>
          </table:table-cell>
          <table:table-cell table:style-name="Default" office:value-type="string" calcext:value-type="string">
            <text:p>[LIVE] T!P / TAKENOKO▲ / ゆるめるモ！ / NEXT少女事件</text:p>
          </table:table-cell>
          <table:table-cell office:value-type="string" calcext:value-type="string">
            <text:p>Open 10:30 / start 11: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1</text:p>
          </table:table-cell>
          <table:table-cell table:style-name="ce34" table:formula="of:=IF([.C65]=[.C66];[.D65]+1;1)" office:value-type="float" office:value="2" calcext:value-type="float">
            <text:p/>
          </table:table-cell>
          <table:table-cell office:value-type="string" calcext:value-type="string">
            <text:p>【第15回アイドル緊急招集】</text:p>
          </table:table-cell>
          <table:table-cell table:style-name="Default" office:value-type="string" calcext:value-type="string">
            <text:p>[LIVE] T!P / TAKENOKO▲ / ゆるめるモ！ / 黒崎れおん / つばさFlybr2n</text:p>
          </table:table-cell>
          <table:table-cell office:value-type="string" calcext:value-type="string">
            <text:p>Open 17:30 / start 18: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3</text:p>
          </table:table-cell>
          <table:table-cell table:style-name="ce34" table:formula="of:=IF([.C66]=[.C67];[.D66]+1;1)" office:value-type="float" office:value="1" calcext:value-type="float">
            <text:p/>
          </table:table-cell>
          <table:table-cell office:value-type="string" calcext:value-type="string">
            <text:p>MIX UP</text:p>
          </table:table-cell>
          <table:table-cell table:style-name="Default" office:value-type="string" calcext:value-type="string">
            <text:p>[LIVE] the pusks! / 山本政幸(ex.the Cigavetts) / やつなみあきら / 1010</text:p>
          </table:table-cell>
          <table:table-cell office:value-type="string" calcext:value-type="string">
            <text:p>open 19:00 / start 19:30br2n adv ¥2,000 / door ¥2,300 (+1drink ¥5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4</text:p>
          </table:table-cell>
          <table:table-cell table:style-name="ce34" table:formula="of:=IF([.C67]=[.C68];[.D67]+1;1)" office:value-type="float" office:value="1" calcext:value-type="float">
            <text:p/>
          </table:table-cell>
          <table:table-cell office:value-type="string" calcext:value-type="string">
            <text:p>MIX UP</text:p>
          </table:table-cell>
          <table:table-cell table:style-name="Default" office:value-type="string" calcext:value-type="string">
            <text:p>[LIVE] Kiara (from 大阪) / キサキエミ / 安里真也 / イチヂク</text:p>
          </table:table-cell>
          <table:table-cell office:value-type="string" calcext:value-type="string">
            <text:p>open 18:30 / start 19:00br2n adv ¥2,000 / door ¥2,300 (+1drink ¥5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5</text:p>
          </table:table-cell>
          <table:table-cell table:style-name="ce34" table:formula="of:=IF([.C68]=[.C69];[.D68]+1;1)" office:value-type="float" office:value="1" calcext:value-type="float">
            <text:p/>
          </table:table-cell>
          <table:table-cell office:value-type="string" calcext:value-type="string">
            <text:p>MIX UP</text:p>
          </table:table-cell>
          <table:table-cell table:style-name="Default" office:value-type="string" calcext:value-type="string">
            <text:p>[LIVE] ケトル / Needless To Say / fluffy nerds / POPO&amp;KENJI(from ROOZER)</text:p>
          </table:table-cell>
          <table:table-cell office:value-type="string" calcext:value-type="string">
            <text:p>open 18:30 / start 19:00br2n adv ¥2,000 door ¥2,300 (+1drink ¥500)br2n ※高校生以下学生証提示で¥1,000OFF!!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6</text:p>
          </table:table-cell>
          <table:table-cell table:style-name="ce34" table:formula="of:=IF([.C69]=[.C70];[.D69]+1;1)" office:value-type="float" office:value="1" calcext:value-type="float">
            <text:p/>
          </table:table-cell>
          <table:table-cell office:value-type="string" calcext:value-type="string">
            <text:p>感謝祭</text:p>
          </table:table-cell>
          <table:table-cell table:style-name="Default" office:value-type="string" calcext:value-type="string">
            <text:p>[LIVE] BALLOND'OR / ぱいぱいでか美 / リコチェットマイガール / The Future Ratio / THIS IS PANICbr2n [DJ] 星原喜一郎 / すてふぁにー / 遠藤孝行br2n [FOOD] ももこどーん</text:p>
          </table:table-cell>
          <table:table-cell office:value-type="string" calcext:value-type="string">
            <text:p>open / start 18:00br2n adv ¥2,000 / door ¥2,500 (+1drink ¥5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7</text:p>
          </table:table-cell>
          <table:table-cell table:style-name="ce34" table:formula="of:=IF([.C70]=[.C71];[.D70]+1;1)" office:value-type="float" office:value="1" calcext:value-type="float">
            <text:p/>
          </table:table-cell>
          <table:table-cell office:value-type="string" calcext:value-type="string">
            <text:p>ラストオリジナルアルバム"WHO KiLLED IDOL?"リリースイベント</text:p>
          </table:table-cell>
          <table:table-cell table:style-name="Default" office:value-type="string" calcext:value-type="string">
            <text:p>[LIVE] BiS ＜入場及び特典会参加方法＞br2n 対象商品をご購入頂いたお客様を対象に（メンバー全員との）握手券、（メンバー1人との）チェキ券、（メンバー全員との）チェキ券を以下レギュレーションに従って付与させて頂きます。入場券はお一人様1枚までとさせて頂きます。br2n ■注意事項br2n ※入場は整理番号順となります。br2n ※握手会、チェキ会はイベントスペースの都合上、順番待ちのお客様がいらっしゃる状況でも終了となる場合がございます。br2n ※入場券、特典券は先着の為、予約者優先とさせて頂く場合がございます。予めご了承下さい。br2n ※会場や各対象店舗への問い合わせはお控え下さい。イベント中止の原因になります。br2n ※施設内や会場での荷物置き等による場所取り行為や座り込みは禁止とさせて頂きます。スタッフの指示により移動していただく場合もございますので、予めご了承ください。br2n ※入場券、特典券の紛失、盗難等による再発行は致しませんので御了承下さい。また配布会場でのみ有効となります。br2n ※録音･動画撮影行為は御遠慮下さい。但し、写真撮影はフリーとさせて頂きます。br2n ※入場券、特典券は無くなり次第終了となりますので、予めご了承下さい。br2n ※お買い上げ頂いた商品の払い戻しは一切行いませんので予めご了承下さい。不良品は良品交換とさせて頂きます。br2n ※握手券、チェキ券それぞれ1枚につき1度指定の回の握手＆チェキ会にご参加いただけます。また当日、当該箇所のみ有効です。br2n ※徹夜で会場に溜まるなどの行為は、近隣住民の方の迷惑となりますので、おやめください。徹夜行為を見つけた場合は、イベントを中止させていただく場合がございます。br2n ※会場および会場付近での不道徳な行為は絶対におやめください。今後、一切会場が使えなくなる可能性がございます。br2n ※当日の交通費・宿泊費等はお客様負担となります。br2n ※都合によりイベントの内容変更や中止がある場合がございます。予めご了承ください。br2n ※会場の設備故障や天災、交通ストライキなど不可抗力の事由により、イベント不可能と判断された場合は、イベントを中止致します。（途中中止も含む）br2n ※お集まり頂いた皆様にイベントを楽しんで頂くため、イベント開始直前に小さなお子様や体の不自由な方などを最前列等見やすい場所に、誘導させて頂く場合がございます。ご了承下さい。br2n ※握手・チェキ会開催時間内に握手・チェキ会が終了しなかった場合でも商品代金のご返金は出来ませんのでご注意下さい。但し、特例として今後のリリースイベント以外の握手・チェキ会で振替使用可とさせて頂きます。br2n ※インターネットオークション等の転売行為は禁止とさせて頂きます。発見した場合は無効となります。 【お問い合わせ先】br2n エイベックス・マーケティング株式会社br2n 0120-85-0095　（平日 11:00～18:00）</text:p>
          </table:table-cell>
          <table:table-cell office:value-type="string" calcext:value-type="string">
            <text:p>open.17:00 start.18:00br2n ※ディスクユニオン新宿本館BF 日本のロック・インディーズ館で対象商品1枚お買い上げの方対象に先着で1枚入場チケットを差し上げます。上限に達しなければ当日会場販売も行います。br2n 別途ドリンク代600円×1枚がかかります。br2n 入場は整理番号順となり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7</text:p>
          </table:table-cell>
          <table:table-cell table:style-name="ce34" table:formula="of:=IF([.C71]=[.C72];[.D71]+1;1)" office:value-type="float" office:value="2" calcext:value-type="float">
            <text:p/>
          </table:table-cell>
          <table:table-cell office:value-type="string" calcext:value-type="string">
            <text:p>私立MARZ高校文化祭〜卒業式〜</text:p>
          </table:table-cell>
          <table:table-cell table:style-name="Default" office:value-type="string" calcext:value-type="string">
            <text:p>[LIVE] TAGE AGARENAINO TTE MAJI? / Futre.Children / ヌピッツ / 帝国の逆襲br2n [FOOD] kenil's curry / しゃくれ食堂 / パーラー☆海の底</text:p>
          </table:table-cell>
          <table:table-cell office:value-type="string" calcext:value-type="string">
            <text:p>open / start 24:30br2n adv ¥2,000 / door ¥2,500 (+1drink ¥500)br2n ※制服着用でドリンクチケット1枚プレゼント！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8</text:p>
          </table:table-cell>
          <table:table-cell table:style-name="ce34" table:formula="of:=IF([.C72]=[.C73];[.D72]+1;1)" office:value-type="float" office:value="1" calcext:value-type="float">
            <text:p/>
          </table:table-cell>
          <table:table-cell office:value-type="string" calcext:value-type="string">
            <text:p>株式会社 ファクト presents 「帰ってきた逃げる夜」</text:p>
          </table:table-cell>
          <table:table-cell table:style-name="Default" office:value-type="string" calcext:value-type="string">
            <text:p>[LIVE] 璃闇 / INUWASHI / 逃げる夜BAND / CHARM / 吉岡聖奈 / T・S・K / オカヘン&amp;the大山俊樹</text:p>
          </table:table-cell>
          <table:table-cell office:value-type="string" calcext:value-type="string">
            <text:p>open 18:00 / start 18:15br2n adv ¥1,500 door ¥1,500 (+1drink ¥500)br2n チケット：メール予約 / 手売りチケット販売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9</text:p>
          </table:table-cell>
          <table:table-cell table:style-name="ce34" table:formula="of:=IF([.C73]=[.C74];[.D73]+1;1)" office:value-type="float" office:value="1" calcext:value-type="float">
            <text:p/>
          </table:table-cell>
          <table:table-cell office:value-type="string" calcext:value-type="string">
            <text:p>HALL RENTAL</text:p>
          </table:table-cell>
          <table:table-cell table:style-name="Default"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0</text:p>
          </table:table-cell>
          <table:table-cell table:style-name="ce34" table:formula="of:=IF([.C74]=[.C75];[.D74]+1;1)" office:value-type="float" office:value="1" calcext:value-type="float">
            <text:p/>
          </table:table-cell>
          <table:table-cell office:value-type="string" calcext:value-type="string">
            <text:p>Extra Lounge</text:p>
          </table:table-cell>
          <table:table-cell table:style-name="Default" office:value-type="string" calcext:value-type="string">
            <text:p>[LIVE] アライヨウコ / 森心言 / 柴田大 / 菊池 from イチヂク / 赤川僚</text:p>
          </table:table-cell>
          <table:table-cell office:value-type="string" calcext:value-type="string">
            <text:p>open 18:30 / start 19:00br2n adv ¥1,000 / door ¥1,500 (+1drink ¥5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1</text:p>
          </table:table-cell>
          <table:table-cell table:style-name="ce34" table:formula="of:=IF([.C75]=[.C76];[.D75]+1;1)" office:value-type="float" office:value="1" calcext:value-type="float">
            <text:p/>
          </table:table-cell>
          <table:table-cell office:value-type="string" calcext:value-type="string">
            <text:p>MIX UP</text:p>
          </table:table-cell>
          <table:table-cell table:style-name="Default" office:value-type="string" calcext:value-type="string">
            <text:p>[LIVE] 元知らない人 / ただのなぎさ / URiTA / 渡辺友悠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2</text:p>
          </table:table-cell>
          <table:table-cell table:style-name="ce34" table:formula="of:=IF([.C76]=[.C77];[.D76]+1;1)" office:value-type="float" office:value="1" calcext:value-type="float">
            <text:p/>
          </table:table-cell>
          <table:table-cell office:value-type="string" calcext:value-type="string">
            <text:p>MIX UP</text:p>
          </table:table-cell>
          <table:table-cell table:style-name="Default" office:value-type="string" calcext:value-type="string">
            <text:p>[LIVE] 1010 / hrimnir / Huss.(aoub) / Alter Plane / 4HOU$E(FROM ステキス)</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3</text:p>
          </table:table-cell>
          <table:table-cell table:style-name="ce34" table:formula="of:=IF([.C77]=[.C78];[.D77]+1;1)" office:value-type="float" office:value="1" calcext:value-type="float">
            <text:p/>
          </table:table-cell>
          <table:table-cell office:value-type="string" calcext:value-type="string">
            <text:p>NatsuMi second album『Campanula』Release party</text:p>
          </table:table-cell>
          <table:table-cell table:style-name="Default" office:value-type="string" calcext:value-type="string">
            <text:p>[LIVE] NatsuMi / buzz / Teddy Flannel Blanket / VOICELAND / ナカメ作戦 / マグリーとルネ</text:p>
          </table:table-cell>
          <table:table-cell office:value-type="string" calcext:value-type="string">
            <text:p>open 16:30 / start 17:00br2n adv ¥1,500 / door ¥2,000 (+1drink ¥500)br2n ticket：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4</text:p>
          </table:table-cell>
          <table:table-cell table:style-name="ce34" table:formula="of:=IF([.C78]=[.C79];[.D78]+1;1)" office:value-type="float" office:value="1" calcext:value-type="float">
            <text:p/>
          </table:table-cell>
          <table:table-cell office:value-type="string" calcext:value-type="string">
            <text:p>MARZ BAR</text:p>
          </table:table-cell>
          <table:table-cell table:style-name="Default" office:value-type="string" calcext:value-type="string">
            <text:p>[DJ]br2n SUGI-ZONE / asahi / 小林修一 / 幕張テクノガーデン / DT YOSHI-O-NANY / and more...!! [GUEST LIVE]br2n TPSOUND</text:p>
          </table:table-cell>
          <table:table-cell office:value-type="string" calcext:value-type="string">
            <text:p>op/st 18:30br2n ¥1000(D込)or¥2000(終わるまで飲み放題!!)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5</text:p>
          </table:table-cell>
          <table:table-cell table:style-name="ce34" table:formula="of:=IF([.C79]=[.C80];[.D79]+1;1)" office:value-type="float" office:value="1" calcext:value-type="float">
            <text:p/>
          </table:table-cell>
          <table:table-cell office:value-type="string" calcext:value-type="string">
            <text:p>初期衝動 Vol.14</text:p>
          </table:table-cell>
          <table:table-cell table:style-name="Default" office:value-type="string" calcext:value-type="string">
            <text:p>[LIVE] nanoCUNE / みきちゅ / TAKENOKO▲ / Loveit! / PIECE</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5</text:p>
          </table:table-cell>
          <table:table-cell table:style-name="ce34" table:formula="of:=IF([.C80]=[.C81];[.D80]+1;1)" office:value-type="float" office:value="2" calcext:value-type="float">
            <text:p/>
          </table:table-cell>
          <table:table-cell office:value-type="string" calcext:value-type="string">
            <text:p>初期衝動 Vol.15</text:p>
          </table:table-cell>
          <table:table-cell table:style-name="Default" office:value-type="string" calcext:value-type="string">
            <text:p>[LIVE] nanoCUNE / みきちゅ / いずこねこ / Loveit!br2n</text:p>
          </table:table-cell>
          <table:table-cell office:value-type="string" calcext:value-type="string">
            <text:p>Open 16:30 / start 17: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6</text:p>
          </table:table-cell>
          <table:table-cell table:style-name="ce34" table:formula="of:=IF([.C81]=[.C82];[.D81]+1;1)" office:value-type="float" office:value="1" calcext:value-type="float">
            <text:p/>
          </table:table-cell>
          <table:table-cell office:value-type="string" calcext:value-type="string">
            <text:p>MANGA SHOCK ワンマンリサイタル 『暴れる理由』</text:p>
          </table:table-cell>
          <table:table-cell table:style-name="Default" office:value-type="string" calcext:value-type="string">
            <text:p>LINE UP:br2n MANGA SHOCK 【布陣】br2n Vo. 平島圭祐 a.k.a ひらっち (FIST FUCKERS / LOGI$TIC$)br2n Gt/Cho/Support. R.I.Pいわずみ (中央線ラプソディー / TEKI-PAKI)br2n Gt. AxSxA (DASHBOARD / Essential / Utopia)br2n Ba. 澁谷逆太郎 (SUPER BEAVER)br2n Dr. 阿修羅br2n Syn. 飯田裕 (SEBASTIAN X) ゲストDJ：br2n DJ KOJI'ROJO'HATANO(from V/ACATION)br2n DJ スガナミユウ(from 音楽前夜社)br2n DJ 環七ΣDMbr2n DJ 漫画衝撃(from MANGA SHOCK)</text:p>
          </table:table-cell>
          <table:table-cell office:value-type="string" calcext:value-type="string">
            <text:p>OPEN / START : 19:00 (DJ START)br2n ￥FREEEEEE!! (別途2D￥1000)br2n ticket：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7</text:p>
          </table:table-cell>
          <table:table-cell table:style-name="ce34" table:formula="of:=IF([.C82]=[.C83];[.D82]+1;1)" office:value-type="float" office:value="1" calcext:value-type="float">
            <text:p/>
          </table:table-cell>
          <table:table-cell office:value-type="string" calcext:value-type="string">
            <text:p>Rockin' Students~vol.46</text:p>
          </table:table-cell>
          <table:table-cell table:style-name="Default" office:value-type="string" calcext:value-type="string">
            <text:p>[LIVE] soar's / REST / Akiruno Country Culb / 抹茶人 / MilkMountain / Bad Luck / Unbirthday / サムズアップ</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9</text:p>
          </table:table-cell>
          <table:table-cell table:style-name="ce34" table:formula="of:=IF([.C83]=[.C84];[.D83]+1;1)" office:value-type="float" office:value="1" calcext:value-type="float">
            <text:p/>
          </table:table-cell>
          <table:table-cell office:value-type="string" calcext:value-type="string">
            <text:p>学習院限定 Vol.2</text:p>
          </table:table-cell>
          <table:table-cell table:style-name="Default" office:value-type="string" calcext:value-type="string">
            <text:p>[LIVE] HERB CURRY ROUX / KFC / ゴミも積もれば粗大ゴミ / しゃからんたん / Yshow / Sakura Division / dazz.</text:p>
          </table:table-cell>
          <table:table-cell office:value-type="string" calcext:value-type="string">
            <text:p>open 14:40 / start 15:10br2n adv ¥5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0</text:p>
          </table:table-cell>
          <table:table-cell table:style-name="ce34" table:formula="of:=IF([.C84]=[.C85];[.D84]+1;1)" office:value-type="float" office:value="1" calcext:value-type="float">
            <text:p/>
          </table:table-cell>
          <table:table-cell office:value-type="string" calcext:value-type="string">
            <text:p>NO GUARD-Round10-</text:p>
          </table:table-cell>
          <table:table-cell table:style-name="Default" office:value-type="string" calcext:value-type="string">
            <text:p>[LIVE] Awesome City Club / おとぎ話 / イルリメ / MOROHA</text:p>
          </table:table-cell>
          <table:table-cell office:value-type="string" calcext:value-type="string">
            <text:p>open 18:30 / start 19:00br2n adv ¥2,500 door ¥3,000 (+1drink ¥500)br2n チケット：メール予約 / e+ / バンド予約br2n イベント予約：タイトルに公演日、本文に名前・枚数を記入の上、 info.noguard@gmail まで。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1</text:p>
          </table:table-cell>
          <table:table-cell table:style-name="ce34" table:formula="of:=IF([.C85]=[.C86];[.D85]+1;1)" office:value-type="float" office:value="1" calcext:value-type="float">
            <text:p/>
          </table:table-cell>
          <table:table-cell office:value-type="string" calcext:value-type="string">
            <text:p>「何が出るかな？！　THE ポッシボー　その場でセットリストライブ」</text:p>
          </table:table-cell>
          <table:table-cell table:style-name="Default" office:value-type="string" calcext:value-type="string">
            <text:p>[LIVE] THE ポッシボー 【入場方法】当日、会場入口にて3月26日発売ニューシングル「勇気スーパーボール！」（タイプE　500円）をご予約(全額入金)の方に先着で、本ライブの整理番号付入場券を差し上げます。なお、追加で1,000円分ご予約ごとにライブ終了後に行う全員握手会の参加券を1枚差し上げます。また、入場時に別途ドリンク代として500円頂きます。br2n 整理券配布・販売開始時間 12:00／集合時間 12:50 ※整理番号付入場券はランダム配布となります。br2n ※入場券をお受け取りになりましたお客様は集合時間に会場入口付近にお集まりください。br2n ※お時間にお越し頂けない場合、整理番号は無効とさせて頂きます。br2n ※入場券の配布は予定枚数に達し次第終了となります 【注意事項】br2n ※当日の状況により、お一人様のご予約点数・握手会参加券枚数に制限を設けさせて頂く場合がございます。予めご了承下さい。br2n ※会場内での撮影・録音・録画等は一切禁止とさせていただきます。br2n ※やむをえない事情により　急遽出演者・イベント内容の変更等がある場合がございます。br2n ※当日はスタッフの指示に従っていただきます様宜しくお願い致します。br2n ※会場で生じた盗難・事故については、主催者は一切責任を負いません。貴重品は各自で管理をお願い致します。br2n</text:p>
          </table:table-cell>
          <table:table-cell office:value-type="string" calcext:value-type="string">
            <text:p>open 13:00 / start 13:30br2n adv ¥0 / door ¥0 (+1drink ¥500)br2n ※整理番号付入場券等詳細は上記に記載しております。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1</text:p>
          </table:table-cell>
          <table:table-cell table:style-name="ce34" table:formula="of:=IF([.C86]=[.C87];[.D86]+1;1)" office:value-type="float" office:value="2" calcext:value-type="float">
            <text:p/>
          </table:table-cell>
          <table:table-cell office:value-type="string" calcext:value-type="string">
            <text:p>岡田ロビン翔子 21th.Anniversary LIVE〜いっしょに歳を重ねましょ！！〜</text:p>
          </table:table-cell>
          <table:table-cell table:style-name="Default" office:value-type="string" calcext:value-type="string">
            <text:p>[LIVE] 岡田ロビン翔子</text:p>
          </table:table-cell>
          <table:table-cell office:value-type="string" calcext:value-type="string">
            <text:p>open 18:00 / start 18:30br2n adv ¥3,000 / door ¥3,000 (+1drink ¥500)br2n チケット：e+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2</text:p>
          </table:table-cell>
          <table:table-cell table:style-name="ce34" table:formula="of:=IF([.C87]=[.C88];[.D87]+1;1)" office:value-type="float" office:value="1" calcext:value-type="float">
            <text:p/>
          </table:table-cell>
          <table:table-cell office:value-type="string" calcext:value-type="string">
            <text:p>HS レコ発ライブ vol.7</text:p>
          </table:table-cell>
          <table:table-cell table:style-name="Default" office:value-type="string" calcext:value-type="string">
            <text:p>[LIVE] ROXXANE / 桑村カズタカ / 天音美広 / 早川真理子 / 信長正義 / 愛野里奈 / ロックリュー</text:p>
          </table:table-cell>
          <table:table-cell office:value-type="string" calcext:value-type="string">
            <text:p>open 16:30 / start 17:00br2n adv ¥2,500 / door ¥3,0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3</text:p>
          </table:table-cell>
          <table:table-cell table:style-name="ce34" table:formula="of:=IF([.C88]=[.C89];[.D88]+1;1)" office:value-type="float" office:value="1" calcext:value-type="float">
            <text:p/>
          </table:table-cell>
          <table:table-cell office:value-type="string" calcext:value-type="string">
            <text:p>G5 Clinic 2014</text:p>
          </table:table-cell>
          <table:table-cell table:style-name="Default" office:value-type="string" calcext:value-type="string">
            <text:p>[出演アーティスト] Godspeed / ニケ / Takajii / 大和 [主催]　G５Project [後援] T's Guitars</text:p>
          </table:table-cell>
          <table:table-cell office:value-type="string" calcext:value-type="string">
            <text:p>open 16:30 / start 17:30br2n adv ¥2,500 / door ¥2,800 (+1drink ¥500)br2n [チケット]br2n 発売中 : MARZ店頭販売 / メール予約 / br2n 後日発売予定 : イープラス(e+) / ローソンチケット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4</text:p>
          </table:table-cell>
          <table:table-cell table:style-name="ce34" table:formula="of:=IF([.C89]=[.C90];[.D89]+1;1)" office:value-type="float" office:value="1" calcext:value-type="float">
            <text:p/>
          </table:table-cell>
          <table:table-cell office:value-type="string" calcext:value-type="string">
            <text:p>VOICELAND one man live「time capsule」</text:p>
          </table:table-cell>
          <table:table-cell table:style-name="Default" office:value-type="string" calcext:value-type="string">
            <text:p>[LIVE] VOICELAND / フィルフリーク / hat</text:p>
          </table:table-cell>
          <table:table-cell office:value-type="string" calcext:value-type="string">
            <text:p>open 17:00 / start 17:30br2n adv ¥1,000 / door ¥1,5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5</text:p>
          </table:table-cell>
          <table:table-cell table:style-name="ce34" table:formula="of:=IF([.C90]=[.C91];[.D90]+1;1)" office:value-type="float" office:value="1" calcext:value-type="float">
            <text:p/>
          </table:table-cell>
          <table:table-cell office:value-type="string" calcext:value-type="string">
            <text:p>Rockin' Students&amp;VegetableBarMusic〜vol.1</text:p>
          </table:table-cell>
          <table:table-cell table:style-name="Default" office:value-type="string" calcext:value-type="string">
            <text:p>[LIVE] NEW ZEAL / LIFE CORE FACTORY / 角砂糖入りカップケーキガムシロップ添え / かまけん / AstroNauts / HighLight / BeePallet / Slow Light</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6</text:p>
          </table:table-cell>
          <table:table-cell table:style-name="ce34" table:formula="of:=IF([.C91]=[.C92];[.D91]+1;1)" office:value-type="float" office:value="1" calcext:value-type="float">
            <text:p/>
          </table:table-cell>
          <table:table-cell office:value-type="string" calcext:value-type="string">
            <text:p>Rockin' Students~vol.47</text:p>
          </table:table-cell>
          <table:table-cell table:style-name="Default" office:value-type="string" calcext:value-type="string">
            <text:p>[LIVE] The Leading Roll / 21GLAM / REGULUS / FemFarg / 遠山サンドウィッチ / pon / comolebi / Calendar Girl's</text:p>
          </table:table-cell>
          <table:table-cell office:value-type="string" calcext:value-type="string">
            <text:p>open 16:00 / start 16:30br2n adv / door ¥1,5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7</text:p>
          </table:table-cell>
          <table:table-cell table:style-name="ce34" table:formula="of:=IF([.C92]=[.C93];[.D92]+1;1)" office:value-type="float" office:value="1" calcext:value-type="float">
            <text:p/>
          </table:table-cell>
          <table:table-cell office:value-type="string" calcext:value-type="string">
            <text:p>Rockin' Students~vol.48</text:p>
          </table:table-cell>
          <table:table-cell table:style-name="Default" office:value-type="string" calcext:value-type="string">
            <text:p>[LIVE] NEO PIECE / Roots / scramble / MIMIC OCTOPUS / ZIPPER / 夢幻街 / TimeZ SquarE / clear planet</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8</text:p>
          </table:table-cell>
          <table:table-cell table:style-name="ce34" table:formula="of:=IF([.C93]=[.C94];[.D93]+1;1)" office:value-type="float" office:value="1" calcext:value-type="float">
            <text:p/>
          </table:table-cell>
          <table:table-cell office:value-type="string" calcext:value-type="string">
            <text:p>QOOLAND ワンマンライブ『進藤と重なって』東京編</text:p>
          </table:table-cell>
          <table:table-cell table:style-name="Default" office:value-type="string" calcext:value-type="string">
            <text:p>[LIVE] QOOLAND</text:p>
          </table:table-cell>
          <table:table-cell office:value-type="string" calcext:value-type="string">
            <text:p>open 18:00 / start 19:00br2n adv ¥2,000 / door ¥2,500 (+1drink ¥500)br2n ticket：e+ / ローソンチケット(Lコード：75189)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30</text:p>
          </table:table-cell>
          <table:table-cell table:style-name="ce34" table:formula="of:=IF([.C94]=[.C95];[.D94]+1;1)" office:value-type="float" office:value="1" calcext:value-type="float">
            <text:p/>
          </table:table-cell>
          <table:table-cell office:value-type="string" calcext:value-type="string">
            <text:p>Room iDOL #9</text:p>
          </table:table-cell>
          <table:table-cell table:style-name="Default" office:value-type="string" calcext:value-type="string">
            <text:p>[LIVE] BELLRING少女ハート / Candy Go!Go! / RYUKYU IDOL</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30</text:p>
          </table:table-cell>
          <table:table-cell table:style-name="ce34" table:formula="of:=IF([.C95]=[.C96];[.D95]+1;1)" office:value-type="float" office:value="2" calcext:value-type="float">
            <text:p/>
          </table:table-cell>
          <table:table-cell office:value-type="string" calcext:value-type="string">
            <text:p>ゆぅゆ生誕ライブ 〜ゆうちょす、子供やめるってよ〜</text:p>
          </table:table-cell>
          <table:table-cell table:style-name="Default" office:value-type="string" calcext:value-type="string">
            <text:p>[LIVE] BELLRING少女ハート / エレクトリックリボン / RYUKYU IDOLbr2n</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31</text:p>
          </table:table-cell>
          <table:table-cell table:style-name="ce34" table:formula="of:=IF([.C96]=[.C97];[.D96]+1;1)" office:value-type="float" office:value="1" calcext:value-type="float">
            <text:p/>
          </table:table-cell>
          <table:table-cell office:value-type="string" calcext:value-type="string">
            <text:p>New Action! Vol.55</text:p>
          </table:table-cell>
          <table:table-cell table:style-name="Default" office:value-type="string" calcext:value-type="string">
            <text:p>[LIVE] Slow Beach / Yogee New Waves / DYGLbr2n [DJ] 星原喜一郎 / 遠藤孝行br2n [VJ] ASAKA / OYAMADAbr2n [TEQUILLA GIRL] ぱいぱいでか美br2n [FOOD] シンジキッチン</text:p>
          </table:table-cell>
          <table:table-cell office:value-type="string" calcext:value-type="string">
            <text:p>open / start 18:00br2n adv ¥0 / door 未定 (+2drink ¥1,000)br2n ticket：MARZ店頭販売 / メール予約br2n info：03-3202-8248br2n</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1</text:p>
          </table:table-cell>
          <table:table-cell table:style-name="ce34" table:formula="of:=IF([.C97]=[.C98];[.D97]+1;1)" office:value-type="float" office:value="1" calcext:value-type="float">
            <text:p/>
          </table:table-cell>
          <table:table-cell office:value-type="string" calcext:value-type="string">
            <text:p>水曜日のカンパネラpresentsオトトイの地下室</text:p>
          </table:table-cell>
          <table:table-cell table:style-name="Default" office:value-type="string" calcext:value-type="string">
            <text:p>【LIVE】水曜日のカンパネラ / クリトリック・リス / NATURE DANGER GANG / 向井秀徳アコースティック＆エレクトリックbr2n 【活弁】山田広野　br2n 【漫読】東方力丸　br2n 【落語】瀧川鯉八　br2n 【演芸】ぼく脳br2n 【解体】鹿br2n こんにちは、コムアイです。１１月４日に...</text:p>
          </table:table-cell>
          <table:table-cell office:value-type="string" calcext:value-type="string">
            <text:p>OPEN 15:30 / START 16:00br2nADV￥3000 / DOOR￥3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2</text:p>
          </table:table-cell>
          <table:table-cell table:style-name="ce34" table:formula="of:=IF([.C98]=[.C99];[.D98]+1;1)" office:value-type="float" office:value="1" calcext:value-type="float">
            <text:p/>
          </table:table-cell>
          <table:table-cell office:value-type="string" calcext:value-type="string">
            <text:p>“グッバイフジヤマ1stミニアルバム「5人はアイドル」リリースツアーfinal stage”</text:p>
          </table:table-cell>
          <table:table-cell table:style-name="Default" office:value-type="string" calcext:value-type="string">
            <text:p>グッバイフジヤマ / バックドロップシンデレラbr2n フジロッ久(仮) / THEラブ人間br2n and more!</text:p>
          </table:table-cell>
          <table:table-cell office:value-type="string" calcext:value-type="string">
            <text:p>OPEN 17:00 / START 17:30br2nADV¥2500 / DOOR¥3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3</text:p>
          </table:table-cell>
          <table:table-cell table:style-name="ce34" table:formula="of:=IF([.C99]=[.C100];[.D99]+1;1)" office:value-type="float" office:value="1" calcext:value-type="float">
            <text:p/>
          </table:table-cell>
          <table:table-cell office:value-type="string" calcext:value-type="string">
            <text:p>CASE OF 雛祭 ～緊急セッションGIG～</text:p>
          </table:table-cell>
          <table:table-cell table:style-name="Default" office:value-type="string" calcext:value-type="string">
            <text:p>藤田幸也（D≒SIRE）/ 舜（覇叉羅）br2n kazu（蜉蝣）/ 川内亨（12012）br2n 吉岡寿之（Kαin）/ 健児（the bullet）br2n 真嘉（logiq）/八尋（logiq）br2n 武史（logiq）/ その他…？</text:p>
          </table:table-cell>
          <table:table-cell office:value-type="string" calcext:value-type="string">
            <text:p>OPEN 19:00 / START 19:30br2nADV・DOOR¥4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3</text:p>
          </table:table-cell>
          <table:table-cell table:style-name="ce34" table:formula="of:=IF([.C100]=[.C101];[.D100]+1;1)" office:value-type="float" office:value="2" calcext:value-type="float">
            <text:p/>
          </table:table-cell>
          <table:table-cell office:value-type="string" calcext:value-type="string">
            <text:p>CASE OF 深夜 ～公開打上げセッション～</text:p>
          </table:table-cell>
          <table:table-cell table:style-name="Default" office:value-type="string" calcext:value-type="string">
            <text:p>藤田幸也（D≒SIRE）/ SHIGE（D≒SIRE）br2n 舜（JILS）/ kazu（蜉蝣）br2n 川内亨（12012）/ 吉岡寿之（V2）br2n その他…</text:p>
          </table:table-cell>
          <table:table-cell office:value-type="string" calcext:value-type="string">
            <text:p>OPEN 22:30br2n1ドリンク1フード制（¥1,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4</text:p>
          </table:table-cell>
          <table:table-cell table:style-name="ce34" table:formula="of:=IF([.C101]=[.C102];[.D101]+1;1)" office:value-type="float" office:value="1" calcext:value-type="float">
            <text:p/>
          </table:table-cell>
          <table:table-cell office:value-type="string" calcext:value-type="string">
            <text:p>ヨシケンワンマン公演「Darkness On The Edge Of Life」</text:p>
          </table:table-cell>
          <table:table-cell table:style-name="Default" office:value-type="string" calcext:value-type="string">
            <text:p>出演：ヨシケン＆The Jetsbr2n Guitar 久保田邦夫br2n Guitar ジョニー宮路br2n Bass 矢坂俊宏br2n Drums 小島jimbo億洋br2n Piano 板倉雅一br2n And...Vo ヨシケンbr2n OA有り</text:p>
          </table:table-cell>
          <table:table-cell office:value-type="string" calcext:value-type="string">
            <text:p>OPEN 18:30 / START 19:00br2nADV¥3000/DOOR¥3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5</text:p>
          </table:table-cell>
          <table:table-cell table:style-name="ce34" table:formula="of:=IF([.C102]=[.C103];[.D102]+1;1)" office:value-type="float" office:value="1" calcext:value-type="float">
            <text:p/>
          </table:table-cell>
          <table:table-cell office:value-type="string" calcext:value-type="string">
            <text:p>20th century boys strike back TOUR</text:p>
          </table:table-cell>
          <table:table-cell table:style-name="Default" office:value-type="string" calcext:value-type="string">
            <text:p>SCUDELIA ELECTRObr2n ---br2n 石田ショーキチがデビュー20周年を迎えた2013年、電撃的に8年ぶりの再集結を果たしたSCUDELIA ELECTRO！br2n 話題騒然となったライブのチケットは秒殺完売、幻のライブとなった。br2n なんと、その好評を博したライブ「20th century boys str...</text:p>
          </table:table-cell>
          <table:table-cell office:value-type="string" calcext:value-type="string">
            <text:p>OPEN 18:30 / START 19:30br2nADV¥5000/DOOR 未定</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6</text:p>
          </table:table-cell>
          <table:table-cell table:style-name="ce34" table:formula="of:=IF([.C103]=[.C104];[.D103]+1;1)" office:value-type="float" office:value="1" calcext:value-type="float">
            <text:p/>
          </table:table-cell>
          <table:table-cell office:value-type="string" calcext:value-type="string">
            <text:p>『営利目的ライブ　雲の上の人々』</text:p>
          </table:table-cell>
          <table:table-cell table:style-name="Default" office:value-type="string" calcext:value-type="string">
            <text:p>死ね死ね団 / QP-CRAZYbr2n RAPES / ゲンドウミサイルbr2n アンチフェミニズム / ツージーズ</text:p>
          </table:table-cell>
          <table:table-cell office:value-type="string" calcext:value-type="string">
            <text:p>OPEN 17:30 / START 18:00br2nADV¥3000 / DOOR¥3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7</text:p>
          </table:table-cell>
          <table:table-cell table:style-name="ce34" table:formula="of:=IF([.C104]=[.C105];[.D104]+1;1)" office:value-type="float" office:value="1" calcext:value-type="float">
            <text:p/>
          </table:table-cell>
          <table:table-cell office:value-type="string" calcext:value-type="string">
            <text:p>lloy draws IMMIGRANT HAUS#20</text:p>
          </table:table-cell>
          <table:table-cell table:style-name="Default" office:value-type="string" calcext:value-type="string">
            <text:p>lloy【as YUKO-KAT+YUKIMTBR+SHIGEO+RIKIJI(MEGA8BALL/OBLIVION DUST)+YUGAMI(ZIZ)】br2n THE JUNEJULYAUGUSTbr2n Közi solo Ver:E//+Zbr2n THE TEENAGE KISSERSbr2n ANEZ(from Hungary)br2n FOXPILL CULTbr2n STACEY</text:p>
          </table:table-cell>
          <table:table-cell office:value-type="string" calcext:value-type="string">
            <text:p>OPEN 18:00 / START 18:30br2nADV¥3000 / DOOR¥3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7</text:p>
          </table:table-cell>
          <table:table-cell table:style-name="ce34" table:formula="of:=IF([.C105]=[.C106];[.D105]+1;1)" office:value-type="float" office:value="2" calcext:value-type="float">
            <text:p/>
          </table:table-cell>
          <table:table-cell office:value-type="string" calcext:value-type="string">
            <text:p>The Swing Kids PRESENTS FRIDAY NIGHT OUT</text:p>
          </table:table-cell>
          <table:table-cell table:style-name="Default" office:value-type="string" calcext:value-type="string">
            <text:p>The Swing Kids / LINK13 / ゴッサム団長　他br2n 【DJ】MORIKAWA(Low-Cal-Ball) / TAKESHI(SLAP of CEMETERY)/ GONG(THE SWING KIDS)br2n 【GUEST DJ】 YU-TA(LONDON NITE)</text:p>
          </table:table-cell>
          <table:table-cell office:value-type="string" calcext:value-type="string">
            <text:p>OPEN 23:30 / START 23:30br2nADV¥1000 / DOOR¥1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8</text:p>
          </table:table-cell>
          <table:table-cell table:style-name="ce34" table:formula="of:=IF([.C106]=[.C107];[.D106]+1;1)" office:value-type="float" office:value="1" calcext:value-type="float">
            <text:p/>
          </table:table-cell>
          <table:table-cell office:value-type="string" calcext:value-type="string">
            <text:p>「春のチャレンジ祭り2014 ～ワンマン」</text:p>
          </table:table-cell>
          <table:table-cell table:style-name="Default" office:value-type="string" calcext:value-type="string">
            <text:p>ザ・チャレンジ</text:p>
          </table:table-cell>
          <table:table-cell office:value-type="string" calcext:value-type="string">
            <text:p>OPEN 18:00 / START 19:00br2nADV¥3000/DOOR未定br2n ♡THANK YOU SOLD OUT♡</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8</text:p>
          </table:table-cell>
          <table:table-cell table:style-name="ce34" table:formula="of:=IF([.C107]=[.C108];[.D107]+1;1)" office:value-type="float" office:value="2" calcext:value-type="float">
            <text:p/>
          </table:table-cell>
          <table:table-cell office:value-type="string" calcext:value-type="string">
            <text:p>古今東西2TONE ALLNIGHTER！ ” Rudie Can’t Fail Vol.53 ”</text:p>
          </table:table-cell>
          <table:table-cell table:style-name="Default" office:value-type="string" calcext:value-type="string">
            <text:p>【Guest LIVE】br2n SEVEN STEP / Questionsbr2n 【RESIDENT DJ】br2n RCF ALL STARS(Hanaken,Satoshin’ and UK)</text:p>
          </table:table-cell>
          <table:table-cell office:value-type="string" calcext:value-type="string">
            <text:p>OPEN 23:30 / START 23:30br2nDOOR¥1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9</text:p>
          </table:table-cell>
          <table:table-cell table:style-name="ce34" table:formula="of:=IF([.C108]=[.C109];[.D108]+1;1)" office:value-type="float" office:value="1" calcext:value-type="float">
            <text:p/>
          </table:table-cell>
          <table:table-cell office:value-type="string" calcext:value-type="string">
            <text:p>「春のチャレンジ祭り2014～対バン」</text:p>
          </table:table-cell>
          <table:table-cell table:style-name="Default" office:value-type="string" calcext:value-type="string">
            <text:p>ザ・チャレンジbr2n The SALOVERSbr2n THE ORAL CIGARETTES br2n 【SPECIAL OPENING GUEST】社長＆シャインズ</text:p>
          </table:table-cell>
          <table:table-cell office:value-type="string" calcext:value-type="string">
            <text:p>OPEN 17:00 / START 18:00br2nADV¥3000 / DOOR未定</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0</text:p>
          </table:table-cell>
          <table:table-cell table:style-name="ce34" table:formula="of:=IF([.C109]=[.C110];[.D109]+1;1)" office:value-type="float" office:value="1" calcext:value-type="float">
            <text:p/>
          </table:table-cell>
          <table:table-cell office:value-type="string" calcext:value-type="string">
            <text:p>ゴッドバー</text:p>
          </table:table-cell>
          <table:table-cell table:style-name="Default" office:value-type="string" calcext:value-type="string">
            <text:p>the god and death stars/highfashionparalyze/THE MADCAP LAUGHS/the studs/deadmanのaie氏をマスターに迎えて営業する新宿LOFTのBAR「ゴッドバー」。br2n 『深夜ワールドツアー』と題して、世界各国のFOODとDRINKを制覇中！br2n お通しもフィーチャー国にちなん...</text:p>
          </table:table-cell>
          <table:table-cell office:value-type="string" calcext:value-type="string">
            <text:p>OPEN 18:00 / START 18:00br2naie MASTER_23:30迄br2n ※23:30以降は通常のBAR営業となります。</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0</text:p>
          </table:table-cell>
          <table:table-cell table:style-name="ce34" table:formula="of:=IF([.C110]=[.C111];[.D110]+1;1)" office:value-type="float" office:value="2" calcext:value-type="float">
            <text:p/>
          </table:table-cell>
          <table:table-cell office:value-type="string" calcext:value-type="string">
            <text:p>SHINJUKU LOFT presents「Scorching s Scean!! vol.11」</text:p>
          </table:table-cell>
          <table:table-cell table:style-name="Default" office:value-type="string" calcext:value-type="string">
            <text:p>FIRE ARROWbr2n fusebr2n Bryan Associates Clubbr2n The HITS!?br2n (Organ:難波弘之、Bass:池田憲一a.k.a.ROOTSOUL、Drums:森信行 ex.くるり)</text:p>
          </table:table-cell>
          <table:table-cell office:value-type="string" calcext:value-type="string">
            <text:p>OPEN 18:30 / START 19:00br2nADV¥2000 / DOOR¥2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1</text:p>
          </table:table-cell>
          <table:table-cell table:style-name="ce34" table:formula="of:=IF([.C111]=[.C112];[.D111]+1;1)" office:value-type="float" office:value="1" calcext:value-type="float">
            <text:p/>
          </table:table-cell>
          <table:table-cell office:value-type="string" calcext:value-type="string">
            <text:p>ロフト飲み会×百歌園</text:p>
          </table:table-cell>
          <table:table-cell table:style-name="Default" office:value-type="string" calcext:value-type="string">
            <text:p>【余興】ジャポニカソングサンバンチ / おれ夕子 / まん腹 / ぐっとクルー / BARAMONbr2n 【BGM係り】イエイエクルーbr2n 【司会】ひらっち</text:p>
          </table:table-cell>
          <table:table-cell office:value-type="string" calcext:value-type="string">
            <text:p>OPEN 19:00 / START 19:00br2nDOOR¥1000(20:00〜22:00まで飲み放題)</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2</text:p>
          </table:table-cell>
          <table:table-cell table:style-name="ce34" table:formula="of:=IF([.C112]=[.C113];[.D112]+1;1)" office:value-type="float" office:value="1" calcext:value-type="float">
            <text:p/>
          </table:table-cell>
          <table:table-cell office:value-type="string" calcext:value-type="string">
            <text:p>[Little Night Gallery] ephemera 1st EP Release Party</text:p>
          </table:table-cell>
          <table:table-cell table:style-name="Default" office:value-type="string" calcext:value-type="string">
            <text:p>ephemera【guest:ヤマジカズヒデ(dip)】 / dead pan brothersbr2n RIS【RIS w/dr:DKO(about Tess)】br2n 【DJ】森川誠一郎 (血と雫)</text:p>
          </table:table-cell>
          <table:table-cell office:value-type="string" calcext:value-type="string">
            <text:p>OPEN 19:00 / START 19:00br2nADV¥1800 / DOOR¥23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2</text:p>
          </table:table-cell>
          <table:table-cell table:style-name="ce34" table:formula="of:=IF([.C113]=[.C114];[.D113]+1;1)" office:value-type="float" office:value="2" calcext:value-type="float">
            <text:p/>
          </table:table-cell>
          <table:table-cell office:value-type="string" calcext:value-type="string">
            <text:p>Our Shining Idol～今君に会いたい～</text:p>
          </table:table-cell>
          <table:table-cell table:style-name="Default" office:value-type="string" calcext:value-type="string">
            <text:p>キャンディzoo / 週刊クレハ / 東京都民ゆめみんbr2n RynRyn☆ミどろっぷ / 三姿舞 / peach sugar snow</text:p>
          </table:table-cell>
          <table:table-cell office:value-type="string" calcext:value-type="string">
            <text:p>OPEN 18:30 / START 19:00br2n前売り1500円　当日２０００円br2n ※前売りは各出演者の取り置き予約のみ</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3</text:p>
          </table:table-cell>
          <table:table-cell table:style-name="ce34" table:formula="of:=IF([.C114]=[.C115];[.D114]+1;1)" office:value-type="float" office:value="1" calcext:value-type="float">
            <text:p/>
          </table:table-cell>
          <table:table-cell office:value-type="string" calcext:value-type="string">
            <text:p>風は吹くのか！？Vol.7　</text:p>
          </table:table-cell>
          <table:table-cell table:style-name="Default" office:value-type="string" calcext:value-type="string">
            <text:p>バニラビーンズbr2n SCOOBIE DO</text:p>
          </table:table-cell>
          <table:table-cell office:value-type="string" calcext:value-type="string">
            <text:p>OPEN 18:30 / START 19:00br2nADV¥3500 / DOOR¥4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4</text:p>
          </table:table-cell>
          <table:table-cell table:style-name="ce34" table:formula="of:=IF([.C115]=[.C116];[.D115]+1;1)" office:value-type="float" office:value="1" calcext:value-type="float">
            <text:p/>
          </table:table-cell>
          <table:table-cell office:value-type="string" calcext:value-type="string">
            <text:p>〜road to 一世一代のみかん祭〜 vol.3</text:p>
          </table:table-cell>
          <table:table-cell table:style-name="Default" office:value-type="string" calcext:value-type="string">
            <text:p>LUNKHEADbr2n つばき / regabr2n 朗読：高橋久美子(with 山下壮 &amp; rega)br2n ---br2n いよいよ全貌が明らかになりました～！！road to 一世一代のみかん祭vol.3！！その名も題して！br2n 愛媛だョ！全員集合！br2n まずは愛媛県出身！br2n rega！！br2n なんと山下くんの中学校の同級生です...</text:p>
          </table:table-cell>
          <table:table-cell office:value-type="string" calcext:value-type="string">
            <text:p>OPEN 18:00 / START 19:00br2nADV¥3000/DOOR 未定</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4</text:p>
          </table:table-cell>
          <table:table-cell table:style-name="ce34" table:formula="of:=IF([.C116]=[.C117];[.D116]+1;1)" office:value-type="float" office:value="2" calcext:value-type="float">
            <text:p/>
          </table:table-cell>
          <table:table-cell office:value-type="string" calcext:value-type="string">
            <text:p>秋葉原３丁目</text:p>
          </table:table-cell>
          <table:table-cell table:style-name="Default" office:value-type="string" calcext:value-type="string">
            <text:p>DJ急行 / YOCO ORGAN / TRIPMEN / HONDALADY / Numb’n'dubbr2n JETBARON / M-PROJECT / 国士無双 / fazerock / Jockie MASTA BASS suamabr2n スーパーサグ / ディスク百合おん / DJありがとう / ピアノ男 / DJ SHARPNELbr2n Abitan B2B DJ HKT / 全日本レコード / DAT...</text:p>
          </table:table-cell>
          <table:table-cell office:value-type="string" calcext:value-type="string">
            <text:p>OPEN 23:30 / START 23:30br2nADV¥3000 / DOOR¥3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5</text:p>
          </table:table-cell>
          <table:table-cell table:style-name="ce34" table:formula="of:=IF([.C117]=[.C118];[.D117]+1;1)" office:value-type="float" office:value="1" calcext:value-type="float">
            <text:p/>
          </table:table-cell>
          <table:table-cell office:value-type="string" calcext:value-type="string">
            <text:p>SQUIDS magazine presents, “AMAZON”</text:p>
          </table:table-cell>
          <table:table-cell table:style-name="Default" office:value-type="string" calcext:value-type="string">
            <text:p>SQUIDS magazine ALLSTARS (carios、DKXO、徳利、noppal、znee、slept、CDTV)br2n 【ゲスト】kaniQkai / チミドロ / YOUTH ISSUEbr2n 国分純平 / diskomargaux / Ultra Magnetic MD'sbr2n 森光光子 / KOITAMA / killdisco / 和折将軍 and more!</text:p>
          </table:table-cell>
          <table:table-cell office:value-type="string" calcext:value-type="string">
            <text:p>OPEN 16:30 / START 16:30br2nDOOR¥2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5</text:p>
          </table:table-cell>
          <table:table-cell table:style-name="ce34" table:formula="of:=IF([.C118]=[.C119];[.D118]+1;1)" office:value-type="float" office:value="2" calcext:value-type="float">
            <text:p/>
          </table:table-cell>
          <table:table-cell office:value-type="string" calcext:value-type="string">
            <text:p>ホワイトデー・キッス・ナイト</text:p>
          </table:table-cell>
          <table:table-cell table:style-name="Default" office:value-type="string" calcext:value-type="string">
            <text:p>やついいちろう(エレキコミック)br2n 他、豪華ゲスト！</text:p>
          </table:table-cell>
          <table:table-cell office:value-type="string" calcext:value-type="string">
            <text:p>OPEN 23:30 / START 23:30br2nADV¥2000 / DOOR 未定</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6</text:p>
          </table:table-cell>
          <table:table-cell table:style-name="ce34" table:formula="of:=IF([.C119]=[.C120];[.D119]+1;1)" office:value-type="float" office:value="1" calcext:value-type="float">
            <text:p/>
          </table:table-cell>
          <table:table-cell office:value-type="string" calcext:value-type="string">
            <text:p>ピストル・ディスコ巡業2014　『私をFES.に連れてって〜祝祭〜』</text:p>
          </table:table-cell>
          <table:table-cell table:style-name="Default" office:value-type="string" calcext:value-type="string">
            <text:p>ピアノゾンビ / ミソッカス / 夜の本気ダンスbr2n ヒラオコジョー・ザ・グループサウンズ / the twentiesbr2n 【DJ】ピストルディスコ</text:p>
          </table:table-cell>
          <table:table-cell office:value-type="string" calcext:value-type="string">
            <text:p>OPEN 16:30 / START 17:00br2nADV¥3000 / DOOR¥3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7</text:p>
          </table:table-cell>
          <table:table-cell table:style-name="ce34" table:formula="of:=IF([.C120]=[.C121];[.D120]+1;1)" office:value-type="float" office:value="1" calcext:value-type="float">
            <text:p/>
          </table:table-cell>
          <table:table-cell office:value-type="string" calcext:value-type="string">
            <text:p>DVD「下田美咲って誰？」発売記念「お花見！ブチ上がりカルタ！～美咲のためなら花咲かす～」</text:p>
          </table:table-cell>
          <table:table-cell table:style-name="Default" office:value-type="string" calcext:value-type="string">
            <text:p>下田美咲</text:p>
          </table:table-cell>
          <table:table-cell office:value-type="string" calcext:value-type="string">
            <text:p>OPEN 19:15 / START 19:30br2n※招待制イベント(D代別)</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7</text:p>
          </table:table-cell>
          <table:table-cell table:style-name="ce34" table:formula="of:=IF([.C121]=[.C122];[.D121]+1;1)" office:value-type="float" office:value="2" calcext:value-type="float">
            <text:p/>
          </table:table-cell>
          <table:table-cell office:value-type="string" calcext:value-type="string">
            <text:p>「しゃべる戦艦」～radioheadをしゃべる</text:p>
          </table:table-cell>
          <table:table-cell table:style-name="Default" office:value-type="string" calcext:value-type="string">
            <text:p>【司会】赤倉滋（みんなの戦艦/LOOLOWNINGEN&amp;THE FAR EAST IDIOTS）br2n 【パネリスト】笹口騒音（うみのて）/照井順政（ハイスイノナサ） br2n マモル（nhhmbase） / 奥村祥人（みんなの戦艦/henrytennis） 他</text:p>
          </table:table-cell>
          <table:table-cell office:value-type="string" calcext:value-type="string">
            <text:p>OPEN 19:30 / START 20:00br2nDOOR¥500(1D込)</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8</text:p>
          </table:table-cell>
          <table:table-cell table:style-name="ce34" table:formula="of:=IF([.C122]=[.C123];[.D122]+1;1)" office:value-type="float" office:value="1" calcext:value-type="float">
            <text:p/>
          </table:table-cell>
          <table:table-cell office:value-type="string" calcext:value-type="string">
            <text:p>LOFT POWER PUSH ! ! 2014</text:p>
          </table:table-cell>
          <table:table-cell table:style-name="Default" office:value-type="string" calcext:value-type="string">
            <text:p>in towns / Gifted Foolbr2n 中村パーキング / モノクロウム / Bakyun the everyday</text:p>
          </table:table-cell>
          <table:table-cell office:value-type="string" calcext:value-type="string">
            <text:p>OPEN 18:00 / START 18:30br2nADV¥2300 / DOOR¥28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8</text:p>
          </table:table-cell>
          <table:table-cell table:style-name="ce34" table:formula="of:=IF([.C123]=[.C124];[.D123]+1;1)" office:value-type="float" office:value="2" calcext:value-type="float">
            <text:p/>
          </table:table-cell>
          <table:table-cell office:value-type="string" calcext:value-type="string">
            <text:p>3,2,1,explosion！</text:p>
          </table:table-cell>
          <table:table-cell table:style-name="Default" office:value-type="string" calcext:value-type="string">
            <text:p>【LIVE】LIVING IN THE DARK / 今泉沙友里br2n and more...！</text:p>
          </table:table-cell>
          <table:table-cell office:value-type="string" calcext:value-type="string">
            <text:p>OPEN 19:00 / START 19:30br2nDOOR¥1500-(2drink or 1food1drink付き)</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9</text:p>
          </table:table-cell>
          <table:table-cell table:style-name="ce34" table:formula="of:=IF([.C124]=[.C125];[.D124]+1;1)" office:value-type="float" office:value="1" calcext:value-type="float">
            <text:p/>
          </table:table-cell>
          <table:table-cell office:value-type="string" calcext:value-type="string">
            <text:p>Welcome to the Real World</text:p>
          </table:table-cell>
          <table:table-cell table:style-name="Default"/>
          <table:table-cell office:value-type="string" calcext:value-type="string">
            <text:p>OPEN 19:00 / START 19:30br2nDOOR¥1500-(2drink or 1food1drink付き)</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0</text:p>
          </table:table-cell>
          <table:table-cell table:style-name="ce34" table:formula="of:=IF([.C125]=[.C126];[.D125]+1;1)" office:value-type="float" office:value="1" calcext:value-type="float">
            <text:p/>
          </table:table-cell>
          <table:table-cell office:value-type="string" calcext:value-type="string">
            <text:p>NO ROOM FOR SQUARES!! Vol.１</text:p>
          </table:table-cell>
          <table:table-cell table:style-name="Default" office:value-type="string" calcext:value-type="string">
            <text:p>BELLRING少女ハート / 水曜日のカンパネラbr2n バンドじゃないもん！/ daokobr2n ぇゎモゐ / owtn.</text:p>
          </table:table-cell>
          <table:table-cell office:value-type="string" calcext:value-type="string">
            <text:p>OPEN 18:00 / START 18:00br2nADV¥2500 / DOOR¥3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0</text:p>
          </table:table-cell>
          <table:table-cell table:style-name="ce34" table:formula="of:=IF([.C126]=[.C127];[.D126]+1;1)" office:value-type="float" office:value="2" calcext:value-type="float">
            <text:p/>
          </table:table-cell>
          <table:table-cell office:value-type="string" calcext:value-type="string">
            <text:p>でんぱないとJAPAN</text:p>
          </table:table-cell>
          <table:table-cell table:style-name="Default" office:value-type="string" calcext:value-type="string">
            <text:p>DJ西村ひよこちゃん / DJ EVENGELIONbr2n DJ四捨五入 / DJエピタフ / DJチンタオbr2n 【LIVE】NATURE DANGER GANG</text:p>
          </table:table-cell>
          <table:table-cell office:value-type="string" calcext:value-type="string">
            <text:p>OPEN 24:00 / START 24:00br2nADV¥1500 / DOOR¥2000</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21</text:p>
          </table:table-cell>
          <table:table-cell table:style-name="ce34" table:formula="of:=IF([.C127]=[.C128];[.D127]+1;1)" office:value-type="float" office:value="1" calcext:value-type="float">
            <text:p/>
          </table:table-cell>
          <table:table-cell office:value-type="string" calcext:value-type="string">
            <text:p>FLOPPY 20140321</text:p>
          </table:table-cell>
          <table:table-cell table:style-name="Default" office:value-type="string" calcext:value-type="string">
            <text:p>FLOPPY</text:p>
          </table:table-cell>
          <table:table-cell office:value-type="string" calcext:value-type="string">
            <text:p>OPEN 17:00 / START 18:00br2nADV¥3500/DOOR¥4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1</text:p>
          </table:table-cell>
          <table:table-cell table:style-name="ce34" table:formula="of:=IF([.C128]=[.C129];[.D128]+1;1)" office:value-type="float" office:value="2" calcext:value-type="float">
            <text:p/>
          </table:table-cell>
          <table:table-cell office:value-type="string" calcext:value-type="string">
            <text:p>SHIN-JUKE vol.6 ～Fruity&amp;CRZKNY double release Party!!～</text:p>
          </table:table-cell>
          <table:table-cell table:style-name="Default" office:value-type="string" calcext:value-type="string">
            <text:p>Fruity / CRZKNY / 粗悪ビーツ＋溺死br2n D.J.April＋Yuki aka 3D / BoogieMannbr2n SOCCERBOY feat.DJ MAYAKU / Kent Alexanderbr2n Have a Nice Day! / NATURE DANGER GANGbr2n Neo Tokyo Bass br2n 【Dancer】Weezy(Deemc/SHINKARON) / HARUKO　/TAKUYA(H.a.V.o.C) /Re:9br2n 【...</text:p>
          </table:table-cell>
          <table:table-cell office:value-type="string" calcext:value-type="string">
            <text:p>OPEN 23:30 / START 23:30br2nADV¥2000 / DOOR¥2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2</text:p>
          </table:table-cell>
          <table:table-cell table:style-name="ce34" table:formula="of:=IF([.C129]=[.C130];[.D129]+1;1)" office:value-type="float" office:value="1" calcext:value-type="float">
            <text:p/>
          </table:table-cell>
          <table:table-cell office:value-type="string" calcext:value-type="string">
            <text:p>SA x RADIOTS – 2 SIDE VORTEX TOUR 2014-</text:p>
          </table:table-cell>
          <table:table-cell table:style-name="Default" office:value-type="string" calcext:value-type="string">
            <text:p>SAbr2n RADIOTSbr2n 【DJ】MAISAWA(Anthology Hair)</text:p>
          </table:table-cell>
          <table:table-cell office:value-type="string" calcext:value-type="string">
            <text:p>OPEN 17:30 / START 18:30br2nADV¥3000 / DOOR¥3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2</text:p>
          </table:table-cell>
          <table:table-cell table:style-name="ce34" table:formula="of:=IF([.C130]=[.C131];[.D130]+1;1)" office:value-type="float" office:value="2" calcext:value-type="float">
            <text:p/>
          </table:table-cell>
          <table:table-cell office:value-type="string" calcext:value-type="string">
            <text:p>Connecting the human Sound,the Song which I want to convey!!VOL.15</text:p>
          </table:table-cell>
          <table:table-cell table:style-name="Default" office:value-type="string" calcext:value-type="string">
            <text:p>fuse / THE BELGA /aie(ズーリオカ) / 祝い組 / 浮意流(岩手) / ENZIbr2n 【スペシャルゲスト】SPIKE br2n 【MC】WATARU(Gonna Ball,SIDE ONE)br2n 【DJ】OKAZ / 走召ポールbr2n 【スペシャルゲストDJ】MIWAKO(Gonna Ｂall) / TAKESHI(SLAP of CEMETERY)br2n 【トークライブ】...</text:p>
          </table:table-cell>
          <table:table-cell office:value-type="string" calcext:value-type="string">
            <text:p>OPEN 23:30 / START 23:50br2nADV¥1800 / DOOR¥2300</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23</text:p>
          </table:table-cell>
          <table:table-cell table:style-name="ce34" table:formula="of:=IF([.C131]=[.C132];[.D131]+1;1)" office:value-type="float" office:value="1" calcext:value-type="float">
            <text:p/>
          </table:table-cell>
          <table:table-cell office:value-type="string" calcext:value-type="string">
            <text:p>THE BEETHOVEN Spring ONEMAN Live’14</text:p>
          </table:table-cell>
          <table:table-cell table:style-name="Default" office:value-type="string" calcext:value-type="string">
            <text:p>THE BEETHOVEN</text:p>
          </table:table-cell>
          <table:table-cell office:value-type="string" calcext:value-type="string">
            <text:p>OPEN 17:30 / START 18:00br2nADV¥3800/DOOR¥43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4</text:p>
          </table:table-cell>
          <table:table-cell table:style-name="ce34" table:formula="of:=IF([.C132]=[.C133];[.D132]+1;1)" office:value-type="float" office:value="1" calcext:value-type="float">
            <text:p/>
          </table:table-cell>
          <table:table-cell office:value-type="string" calcext:value-type="string">
            <text:p>MONDAY NIGHT ROW</text:p>
          </table:table-cell>
          <table:table-cell table:style-name="Default" office:value-type="string" calcext:value-type="string">
            <text:p>柳家睦＆THE RAT BONESbr2n THE AUTOCRATICS/他</text:p>
          </table:table-cell>
          <table:table-cell office:value-type="string" calcext:value-type="string">
            <text:p>OPEN 19:30 / START 20:00br2nADV¥2500 / DOOR¥3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5</text:p>
          </table:table-cell>
          <table:table-cell table:style-name="ce34" table:formula="of:=IF([.C133]=[.C134];[.D133]+1;1)" office:value-type="float" office:value="1" calcext:value-type="float">
            <text:p/>
          </table:table-cell>
          <table:table-cell office:value-type="string" calcext:value-type="string">
            <text:p>TEEN’S MUSIC CAMP 2014 U_22</text:p>
          </table:table-cell>
          <table:table-cell table:style-name="Default" office:value-type="string" calcext:value-type="string">
            <text:p>colorfulpanda / 午前3時と退屈br2n シンクロメトリー / ラヂオノオトbr2n シップストーリー br2n 【弾き語りステージ】久末メランコリー・榎本雄弥br2n 【ゲスト&amp;司会】細身のシャイボーイ</text:p>
          </table:table-cell>
          <table:table-cell office:value-type="string" calcext:value-type="string">
            <text:p>OPEN 16:30 / START 17:00br2nADV¥500 / DOOR¥1000(2ドリンクor1ドリンク1フード別¥1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5</text:p>
          </table:table-cell>
          <table:table-cell table:style-name="ce34" table:formula="of:=IF([.C134]=[.C135];[.D134]+1;1)" office:value-type="float" office:value="2" calcext:value-type="float">
            <text:p/>
          </table:table-cell>
          <table:table-cell office:value-type="string" calcext:value-type="string">
            <text:p>お座敷小唄 第1首</text:p>
          </table:table-cell>
          <table:table-cell table:style-name="Default" office:value-type="string" calcext:value-type="string">
            <text:p>RYU×YOSSUXI×SHOHEIbr2n †∝ρρθ（YUGAMI × KEVIN）br2n Amp3Lifier</text:p>
          </table:table-cell>
          <table:table-cell office:value-type="string" calcext:value-type="string">
            <text:p>OPEN 19:00 / START 19:30br2nADV¥1800/DOOR¥2000br2n 前売りチケットは予約のみbr2n ☞ ryu_music_official@yahoo.co.jp</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6</text:p>
          </table:table-cell>
          <table:table-cell table:style-name="ce34" table:formula="of:=IF([.C135]=[.C136];[.D135]+1;1)" office:value-type="float" office:value="1" calcext:value-type="float">
            <text:p/>
          </table:table-cell>
          <table:table-cell office:value-type="string" calcext:value-type="string">
            <text:p>すーずーずーpresent「reach the sky vol.4」</text:p>
          </table:table-cell>
          <table:table-cell table:style-name="Default" office:value-type="string" calcext:value-type="string">
            <text:p>the unknown forecastbr2n BOYS END SWING GIRLbr2n 月がさbr2n 東京Monochrome br2n 【弾き語りステージ】br2n 北澤佑扶(the peggies) br2n 田村友昌(ex.ボナンザグラム)br2n こっけ(THEこっけんろーるBAND)br2n watai shota(Halo at 四畳半)</text:p>
          </table:table-cell>
          <table:table-cell office:value-type="string" calcext:value-type="string">
            <text:p>OPEN 16:30 / START 17:00br2nADV¥1000 / DOOR¥1500br2n (2ドリンクまたは1ドリンク1フード別¥1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7</text:p>
          </table:table-cell>
          <table:table-cell table:style-name="ce34" table:formula="of:=IF([.C136]=[.C137];[.D136]+1;1)" office:value-type="float" office:value="1" calcext:value-type="float">
            <text:p/>
          </table:table-cell>
          <table:table-cell office:value-type="string" calcext:value-type="string">
            <text:p>【歌舞伎町爆音祭】其の四</text:p>
          </table:table-cell>
          <table:table-cell table:style-name="Default" office:value-type="string" calcext:value-type="string">
            <text:p>秘密ロッカー / ホワイトルーザー / 驢馬br2n TEXAS STYLE / ヘルメッツ / 他</text:p>
          </table:table-cell>
          <table:table-cell office:value-type="string" calcext:value-type="string">
            <text:p>OPEN 18:00 / START 18:30br2nADV¥2500 / DOOR¥3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7</text:p>
          </table:table-cell>
          <table:table-cell table:style-name="ce34" table:formula="of:=IF([.C137]=[.C138];[.D137]+1;1)" office:value-type="float" office:value="2" calcext:value-type="float">
            <text:p/>
          </table:table-cell>
          <table:table-cell office:value-type="string" calcext:value-type="string">
            <text:p>『4.13 YONIGE vol.4 ～You nill gaga!!?～@渋谷STAR LOUNGE』</text:p>
          </table:table-cell>
          <table:table-cell table:style-name="Default" office:value-type="string" calcext:value-type="string">
            <text:p>RUNAWAYbr2n Taro from TGEbr2n Emily(HONEBONE)br2n 【DJ】br2n SGURU (RUNAWAY)br2n Shohey(The Great Escapes) br2n TAARbr2n 兒玉太智(THE TOKYO)/ 他</text:p>
          </table:table-cell>
          <table:table-cell office:value-type="string" calcext:value-type="string">
            <text:p>OPEN 19:00 / START 19:00br2nDOOR¥1500(2D込)</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8</text:p>
          </table:table-cell>
          <table:table-cell table:style-name="ce34" table:formula="of:=IF([.C138]=[.C139];[.D138]+1;1)" office:value-type="float" office:value="1" calcext:value-type="float">
            <text:p/>
          </table:table-cell>
          <table:table-cell office:value-type="string" calcext:value-type="string">
            <text:p>SHIN-JUKE vol.6 after party</text:p>
          </table:table-cell>
          <table:table-cell table:style-name="Default" office:value-type="string" calcext:value-type="string">
            <text:p>TREKKIE TRAX / HiBiKi　MaMeShiBabr2n Nothto / DYIZ ...and more</text:p>
          </table:table-cell>
          <table:table-cell office:value-type="string" calcext:value-type="string">
            <text:p>OPEN 19:00 / START 19:00br2nDOOR¥1000br2n ※飲み放題プランありbr2n 受付にて1D500円か飲み放題プランを選択できます。</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28</text:p>
          </table:table-cell>
          <table:table-cell table:style-name="ce34" table:formula="of:=IF([.C139]=[.C140];[.D139]+1;1)" office:value-type="float" office:value="2" calcext:value-type="float">
            <text:p/>
          </table:table-cell>
          <table:table-cell office:value-type="string" calcext:value-type="string">
            <text:p>F.C.Pyro. ONLY!! “CLUB PYRO”</text:p>
          </table:table-cell>
          <table:table-cell table:style-name="Default"/>
          <table:table-cell office:value-type="string" calcext:value-type="string">
            <text:p>OPEN 24:00 / START 24: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9</text:p>
          </table:table-cell>
          <table:table-cell table:style-name="ce34" table:formula="of:=IF([.C140]=[.C141];[.D140]+1;1)" office:value-type="float" office:value="1" calcext:value-type="float">
            <text:p/>
          </table:table-cell>
          <table:table-cell office:value-type="string" calcext:value-type="string">
            <text:p>｢GIRL’S SCREAM!!! TOUR FINAL</text:p>
          </table:table-cell>
          <table:table-cell table:style-name="Default" office:value-type="string" calcext:value-type="string">
            <text:p>MUTANT MONSTERbr2n THE LEAPSbr2n 【[opening act】鹿谷弥生 / Chirol</text:p>
          </table:table-cell>
          <table:table-cell office:value-type="string" calcext:value-type="string">
            <text:p>OPEN 17:30 / START 18:00br2nADV¥2000 / DOOR¥2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9</text:p>
          </table:table-cell>
          <table:table-cell table:style-name="ce34" table:formula="of:=IF([.C141]=[.C142];[.D141]+1;1)" office:value-type="float" office:value="2" calcext:value-type="float">
            <text:p/>
          </table:table-cell>
          <table:table-cell office:value-type="string" calcext:value-type="string">
            <text:p>[黒く塗り潰せ!Vol.10]</text:p>
          </table:table-cell>
          <table:table-cell table:style-name="Default" office:value-type="string" calcext:value-type="string">
            <text:p>CHEERIO / JABARAbr2n 屍 / OLEDICKFOGGYbr2n SKIZOPHRENIA / GASOLINEbr2n 己是 / THE C-3'S</text:p>
          </table:table-cell>
          <table:table-cell office:value-type="string" calcext:value-type="string">
            <text:p>OPEN 23:30 / START 24:00br2nDOOR¥1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30</text:p>
          </table:table-cell>
          <table:table-cell table:style-name="ce34" table:formula="of:=IF([.C142]=[.C143];[.D142]+1;1)" office:value-type="float" office:value="1" calcext:value-type="float">
            <text:p/>
          </table:table-cell>
          <table:table-cell office:value-type="string" calcext:value-type="string">
            <text:p>バーミーフェス</text:p>
          </table:table-cell>
          <table:table-cell table:style-name="Default" office:value-type="string" calcext:value-type="string">
            <text:p>セプテンバーミー / バンドごっこ（大阪）br2n ジン / Rhycol. / 水上カルビ / fifibr2n militarysniperpinfall / 或るミイ（千葉）br2n CRAZY WEST MOUNTAIN / Cö shu Nie（大阪)br2n palitextdestroy（名古屋）/THE RADIO NINEbr2n Radical Radio / RED JETS（富山） / 他</text:p>
          </table:table-cell>
          <table:table-cell office:value-type="string" calcext:value-type="string">
            <text:p>OPEN 13:30 / START 14:00br2nADV¥2500 / DOOR¥3000(2d別)</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31</text:p>
          </table:table-cell>
          <table:table-cell table:style-name="ce34" table:formula="of:=IF([.C143]=[.C144];[.D143]+1;1)" office:value-type="float" office:value="1" calcext:value-type="float">
            <text:p/>
          </table:table-cell>
          <table:table-cell office:value-type="string" calcext:value-type="string">
            <text:p>JUN TOGAWA BIRTHDAY LIVE 2014</text:p>
          </table:table-cell>
          <table:table-cell table:style-name="Default" office:value-type="string" calcext:value-type="string">
            <text:p>戸川 純（ワンマン）</text:p>
          </table:table-cell>
          <table:table-cell office:value-type="string" calcext:value-type="string">
            <text:p>OPEN 18:00 / START 19:00br2nADV¥4000 / DOOR¥4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31</text:p>
          </table:table-cell>
          <table:table-cell table:style-name="ce34" table:formula="of:=IF([.C144]=[.C145];[.D144]+1;1)" office:value-type="float" office:value="2" calcext:value-type="float">
            <text:p/>
          </table:table-cell>
          <table:table-cell office:value-type="string" calcext:value-type="string">
            <text:p>ゴッドバー</text:p>
          </table:table-cell>
          <table:table-cell table:style-name="Default" office:value-type="string" calcext:value-type="string">
            <text:p>the god and death stars/highfashionparalyze/THE MADCAP LAUGHS/the studs/deadmanのaie氏をマスターに迎えて営業する新宿LOFTのBAR「ゴッドバー」。br2n 『深夜ワールドツアー』と題して、世界各国のFOODとDRINKを制覇中！br2n お通しもフィーチャー国にちなん...</text:p>
          </table:table-cell>
          <table:table-cell office:value-type="string" calcext:value-type="string">
            <text:p>OPEN 23:00 / START 23:00br2nORDER STOP_FOOD 27:30／DRINK 28:30br2n CLOSE_29: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1</text:p>
          </table:table-cell>
          <table:table-cell table:style-name="ce34" table:formula="of:=IF([.C145]=[.C146];[.D145]+1;1)" office:value-type="float" office:value="1" calcext:value-type="float">
            <text:p/>
          </table:table-cell>
          <table:table-cell office:value-type="string" calcext:value-type="string">
            <text:p>のびたとたっち企画&lt;底辺にfix&gt;</text:p>
          </table:table-cell>
          <table:table-cell table:style-name="Default" office:value-type="string" calcext:value-type="string">
            <text:p>堀田ダチオ(三重) /HALF SPORTS（東日本） / H Mountains / 空間現代br2n / KIRIHITO / 転換BGM:選曲家鳥居(トリプルファイヤー)</text:p>
          </table:table-cell>
          <table:table-cell office:value-type="string" calcext:value-type="string">
            <text:p>O/18:00br2n S/18:30br2n前/\2,000br2n 当/\2,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2</text:p>
          </table:table-cell>
          <table:table-cell table:style-name="ce34" table:formula="of:=IF([.C146]=[.C147];[.D146]+1;1)" office:value-type="float" office:value="1" calcext:value-type="float">
            <text:p/>
          </table:table-cell>
          <table:table-cell office:value-type="string" calcext:value-type="string">
            <text:p>&lt;Rollo vol.11追悼市川修一しばり20分一番勝負&gt;</text:p>
          </table:table-cell>
          <table:table-cell table:style-name="Default" office:value-type="string" calcext:value-type="string">
            <text:p>スッパバンド（＋市川利雄〈父〉） / ヤッホーシリアス＆道産子アナルX＆Conti br2n / ELECTRIC EEL SHOCK / ジョー長岡＆スッパマイクロパンチョップbr2n / Theマニラ帰り / Brig / テクマ！ / BOSSSTON CRUIZING MANIA br2n / 俺はこんなもんじゃない / ハイタワーZ / プラズマ11 / スペースカンフーマン br2n / RENT:A*CAR / br2n 【FOOD】マサラワーラー br2n SPICE ADDICTS/ 基本2000円ドリンク別、食べ放題4000円、飲み放題4000円食べ飲み放題5000円</text:p>
          </table:table-cell>
          <table:table-cell office:value-type="string" calcext:value-type="string">
            <text:p>O/15:00br2n S/16:00br2n※本文br2n 参照br2n</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03</text:p>
          </table:table-cell>
          <table:table-cell table:style-name="ce34" table:formula="of:=IF([.C147]=[.C148];[.D147]+1;1)" office:value-type="float" office:value="1" calcext:value-type="float">
            <text:p/>
          </table:table-cell>
          <table:table-cell office:value-type="string" calcext:value-type="string">
            <text:p>&lt;OFF&gt;</text:p>
          </table:table-cell>
          <table:table-cell table:style-name="Default" office:value-type="string" calcext:value-type="string">
            <text:p>＊受付業務もお休みさせていただきます。</text:p>
          </table:table-cell>
          <table:table-cell office:value-type="string" calcext:value-type="string">
            <text:p>br2nbr2nbr2n</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4</text:p>
          </table:table-cell>
          <table:table-cell table:style-name="ce34" table:formula="of:=IF([.C148]=[.C149];[.D148]+1;1)" office:value-type="float" office:value="1" calcext:value-type="float">
            <text:p/>
          </table:table-cell>
          <table:table-cell office:value-type="string" calcext:value-type="string">
            <text:p>&lt;BLACK ROCK SOCIETY&gt;</text:p>
          </table:table-cell>
          <table:table-cell table:style-name="Default" office:value-type="string" calcext:value-type="string">
            <text:p>hello hello John / ichion / 乾燥胎児 / FLACKS</text:p>
          </table:table-cell>
          <table:table-cell office:value-type="string" calcext:value-type="string">
            <text:p>O/18:30br2n S/19:00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5</text:p>
          </table:table-cell>
          <table:table-cell table:style-name="ce34" table:formula="of:=IF([.C149]=[.C150];[.D149]+1;1)" office:value-type="float" office:value="1" calcext:value-type="float">
            <text:p/>
          </table:table-cell>
          <table:table-cell/>
          <table:table-cell table:style-name="Default" office:value-type="string" calcext:value-type="string">
            <text:p>Bargains / prahaguitar / 静かの海 / 後藤理絵=Regina&lt;砂猫女王&gt;</text:p>
          </table:table-cell>
          <table:table-cell office:value-type="string" calcext:value-type="string">
            <text:p>O/18:30 S/19:00 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6</text:p>
          </table:table-cell>
          <table:table-cell table:style-name="ce34" table:formula="of:=IF([.C150]=[.C151];[.D150]+1;1)" office:value-type="float" office:value="1" calcext:value-type="float">
            <text:p/>
          </table:table-cell>
          <table:table-cell office:value-type="string" calcext:value-type="string">
            <text:p>&lt;Our music&gt;</text:p>
          </table:table-cell>
          <table:table-cell table:style-name="Default" office:value-type="string" calcext:value-type="string">
            <text:p>ホメオスタシス / chifs / オカープー / 緑のA</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7</text:p>
          </table:table-cell>
          <table:table-cell table:style-name="ce34" table:formula="of:=IF([.C151]=[.C152];[.D151]+1;1)" office:value-type="float" office:value="1" calcext:value-type="float">
            <text:p/>
          </table:table-cell>
          <table:table-cell office:value-type="string" calcext:value-type="string">
            <text:p>&lt;サンヘドリンスプリングツアー 「好」の5W1H&gt;</text:p>
          </table:table-cell>
          <table:table-cell table:style-name="Default" office:value-type="string" calcext:value-type="string">
            <text:p>サンヘドリン[灰野敬二 / ナスノミツル / 吉田達也]br2n ■イープラス ●PCから購入する＞＞</text:p>
          </table:table-cell>
          <table:table-cell office:value-type="string" calcext:value-type="string">
            <text:p>O/18:30br2n S/19:30br2n前/\3,000br2n 当/\3,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8</text:p>
          </table:table-cell>
          <table:table-cell table:style-name="ce34" table:formula="of:=IF([.C152]=[.C153];[.D152]+1;1)" office:value-type="float" office:value="1" calcext:value-type="float">
            <text:p/>
          </table:table-cell>
          <table:table-cell office:value-type="string" calcext:value-type="string">
            <text:p>&lt;RENTAL EVENT&gt;br2n 東方ライブ2014　-星虹砕/祭-【妖】【秋葉原2DAYS】</text:p>
          </table:table-cell>
          <table:table-cell table:style-name="Default" office:value-type="string" calcext:value-type="string">
            <text:p>出演サークル：A-One / DiGiTAL WiNG+Halozy / EastNewSoundbr2n 　ローチケ　Lコード:78300</text:p>
          </table:table-cell>
          <table:table-cell office:value-type="string" calcext:value-type="string">
            <text:p>O/17:00br2n S/18:00br2n前/\3,150br2n 当/\3,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9</text:p>
          </table:table-cell>
          <table:table-cell table:style-name="ce34" table:formula="of:=IF([.C153]=[.C154];[.D153]+1;1)" office:value-type="float" office:value="1" calcext:value-type="float">
            <text:p/>
          </table:table-cell>
          <table:table-cell office:value-type="string" calcext:value-type="string">
            <text:p>&lt;RENTAL EVENT&gt;br2n 東方ライブ2014　-星虹砕/祭-【妖】【秋葉原2DAYS】</text:p>
          </table:table-cell>
          <table:table-cell table:style-name="Default" office:value-type="string" calcext:value-type="string">
            <text:p>出演サークル：IRON ATTACK! / 5150 / IOSYSbr2n 　ローチケ　Lコード:78473</text:p>
          </table:table-cell>
          <table:table-cell office:value-type="string" calcext:value-type="string">
            <text:p>O/17:00br2n S/18:00br2n前/\3,150br2n 当/\3,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0</text:p>
          </table:table-cell>
          <table:table-cell table:style-name="ce34" table:formula="of:=IF([.C154]=[.C155];[.D154]+1;1)" office:value-type="float" office:value="1" calcext:value-type="float">
            <text:p/>
          </table:table-cell>
          <table:table-cell office:value-type="string" calcext:value-type="string">
            <text:p>&lt;マサラワーラー・サーカス&gt;</text:p>
          </table:table-cell>
          <table:table-cell table:style-name="Default" office:value-type="string" calcext:value-type="string">
            <text:p>食べ放題&amp;動画と静止画によるおもしろインド放浪報告会br2n 前/食べ放題+1Drink付￥2,500br2n 当/食べ放題+1Drink付￥2,500</text:p>
          </table:table-cell>
          <table:table-cell office:value-type="string" calcext:value-type="string">
            <text:p>O/19:00br2n S/19:00br2n※本文br2n 参照</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1</text:p>
          </table:table-cell>
          <table:table-cell table:style-name="ce34" table:formula="of:=IF([.C155]=[.C156];[.D155]+1;1)" office:value-type="float" office:value="1" calcext:value-type="float">
            <text:p/>
          </table:table-cell>
          <table:table-cell office:value-type="string" calcext:value-type="string">
            <text:p>&lt;ONE and ONLY ときにはロンリー&gt;</text:p>
          </table:table-cell>
          <table:table-cell table:style-name="Default" office:value-type="string" calcext:value-type="string">
            <text:p><text:s/>カルメン(オーイェーズ) / 首藤洋介 / みずき（papalion）br2n /武石裕作（アストラルブルウ） / KOMI（THE VOUT）</text:p>
          </table:table-cell>
          <table:table-cell office:value-type="string" calcext:value-type="string">
            <text:p>O/19:00 S/19:30br2nbr2n前/\1,500 当/\1,800 br2n</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2</text:p>
          </table:table-cell>
          <table:table-cell table:style-name="ce34" table:formula="of:=IF([.C156]=[.C157];[.D156]+1;1)" office:value-type="float" office:value="1" calcext:value-type="float">
            <text:p/>
          </table:table-cell>
          <table:table-cell office:value-type="string" calcext:value-type="string">
            <text:p>&lt;EXiT&gt;</text:p>
          </table:table-cell>
          <table:table-cell table:style-name="Default" office:value-type="string" calcext:value-type="string">
            <text:p>ENMANOVA / ボートの三人男 / The ぐだーズ / キャスバリズム</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3</text:p>
          </table:table-cell>
          <table:table-cell table:style-name="ce34" table:formula="of:=IF([.C157]=[.C158];[.D157]+1;1)" office:value-type="float" office:value="1" calcext:value-type="float">
            <text:p/>
          </table:table-cell>
          <table:table-cell office:value-type="string" calcext:value-type="string">
            <text:p>&lt;ALTERNATIVE ELEKI-TOWN&gt;</text:p>
          </table:table-cell>
          <table:table-cell table:style-name="Default" office:value-type="string" calcext:value-type="string">
            <text:p>殺生に絶望 / ダテオトコ / 東洋ノ魔女 / 日本泥棒</text:p>
          </table:table-cell>
          <table:table-cell office:value-type="string" calcext:value-type="string">
            <text:p>O/18:30br2n S/19:00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4</text:p>
          </table:table-cell>
          <table:table-cell table:style-name="ce34" table:formula="of:=IF([.C158]=[.C159];[.D158]+1;1)" office:value-type="float" office:value="1" calcext:value-type="float">
            <text:p/>
          </table:table-cell>
          <table:table-cell office:value-type="string" calcext:value-type="string">
            <text:p>&lt;BIG SOUND MUSEUM&gt;</text:p>
          </table:table-cell>
          <table:table-cell table:style-name="Default" office:value-type="string" calcext:value-type="string">
            <text:p>ワカモノクラブ / 底なしのバケツのようにざらざら / BUMBUMS / ハクビシン</text:p>
          </table:table-cell>
          <table:table-cell office:value-type="string" calcext:value-type="string">
            <text:p>O/18:30 S/19:00 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5</text:p>
          </table:table-cell>
          <table:table-cell table:style-name="ce34" table:formula="of:=IF([.C159]=[.C160];[.D159]+1;1)" office:value-type="float" office:value="1" calcext:value-type="float">
            <text:p/>
          </table:table-cell>
          <table:table-cell office:value-type="string" calcext:value-type="string">
            <text:p>＜Bloody Parinirvana Day（血まみれの涅槃会）br2n 〜 ACID MOTHERS TEMPLE &amp; SPACE PARANOIDワンマン in 帝都＞</text:p>
          </table:table-cell>
          <table:table-cell table:style-name="Default" office:value-type="string" calcext:value-type="string">
            <text:p>ACID MOTHERS TEMPLE &amp; SPACE PARANOID[河端一 / 東洋一 / 田畑満 / 岡野太]br2n ■イープラス ●PCから購入する＞＞</text:p>
          </table:table-cell>
          <table:table-cell office:value-type="string" calcext:value-type="string">
            <text:p>O/18:30br2n S/19:00br2n前/\2,500br2n 当/\2,800</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16</text:p>
          </table:table-cell>
          <table:table-cell table:style-name="ce34" table:formula="of:=IF([.C160]=[.C161];[.D160]+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7</text:p>
          </table:table-cell>
          <table:table-cell table:style-name="ce34" table:formula="of:=IF([.C161]=[.C162];[.D161]+1;1)" office:value-type="float" office:value="1" calcext:value-type="float">
            <text:p/>
          </table:table-cell>
          <table:table-cell/>
          <table:table-cell table:style-name="Default" office:value-type="string" calcext:value-type="string">
            <text:p>GET THE COLA / 木々 / 伝説 / ミルコ（シリケッツ）</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8</text:p>
          </table:table-cell>
          <table:table-cell table:style-name="ce34" table:formula="of:=IF([.C162]=[.C163];[.D162]+1;1)" office:value-type="float" office:value="1" calcext:value-type="float">
            <text:p/>
          </table:table-cell>
          <table:table-cell office:value-type="string" calcext:value-type="string">
            <text:p>&lt;No Border Chronicle&gt;</text:p>
          </table:table-cell>
          <table:table-cell table:style-name="Default" office:value-type="string" calcext:value-type="string">
            <text:p>てあしくちびる / テコの原理 / メヒカブレスタンダード / 他</text:p>
          </table:table-cell>
          <table:table-cell office:value-type="string" calcext:value-type="string">
            <text:p>未定br2n 未定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9</text:p>
          </table:table-cell>
          <table:table-cell table:style-name="ce34" table:formula="of:=IF([.C163]=[.C164];[.D163]+1;1)" office:value-type="float" office:value="1" calcext:value-type="float">
            <text:p/>
          </table:table-cell>
          <table:table-cell office:value-type="string" calcext:value-type="string">
            <text:p>&lt;Junk&amp;Pop&gt;</text:p>
          </table:table-cell>
          <table:table-cell table:style-name="Default" office:value-type="string" calcext:value-type="string">
            <text:p>アサカワアサシン / ギャスコイ / papalion / 華村灰太郎</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0</text:p>
          </table:table-cell>
          <table:table-cell table:style-name="ce34" table:formula="of:=IF([.C164]=[.C165];[.D164]+1;1)" office:value-type="float" office:value="1" calcext:value-type="float">
            <text:p/>
          </table:table-cell>
          <table:table-cell office:value-type="string" calcext:value-type="string">
            <text:p>&lt;Singing Ahead&gt;</text:p>
          </table:table-cell>
          <table:table-cell table:style-name="Default" office:value-type="string" calcext:value-type="string">
            <text:p>minimals / TLKY. / アニュウリズム / カドワキゴウ（Sea ships shine）</text:p>
          </table:table-cell>
          <table:table-cell office:value-type="string" calcext:value-type="string">
            <text:p>O/18:30 S/19:00br2nbr2n前/\1,800br2n 当/\2,0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1</text:p>
          </table:table-cell>
          <table:table-cell table:style-name="ce34" table:formula="of:=IF([.C165]=[.C166];[.D165]+1;1)" office:value-type="float" office:value="1" calcext:value-type="float">
            <text:p/>
          </table:table-cell>
          <table:table-cell office:value-type="string" calcext:value-type="string">
            <text:p>&lt;RENTAL EVENT&gt;br2n アプレスエコール主催「サカノキオク」</text:p>
          </table:table-cell>
          <table:table-cell table:style-name="Default" office:value-type="string" calcext:value-type="string">
            <text:p>アプレスエコール / This is a PEN. / KECH4.5 / Rapunzel / 将軍オパイの助</text:p>
          </table:table-cell>
          <table:table-cell office:value-type="string" calcext:value-type="string">
            <text:p>O/17:00 S/17:30br2nbr2n前/\2,500 当/\3,000br2n</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22</text:p>
          </table:table-cell>
          <table:table-cell table:style-name="ce34" table:formula="of:=IF([.C166]=[.C167];[.D166]+1;1)" office:value-type="float" office:value="1" calcext:value-type="float">
            <text:p/>
          </table:table-cell>
          <table:table-cell office:value-type="string" calcext:value-type="string">
            <text:p>&lt;RENTAL EVENT&gt;</text:p>
          </table:table-cell>
          <table:table-cell table:style-name="Default"/>
          <table:table-cell office:value-type="string" calcext:value-type="string">
            <text:p>br2nbr2nbr2n</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23</text:p>
          </table:table-cell>
          <table:table-cell table:style-name="ce34" table:formula="of:=IF([.C167]=[.C168];[.D167]+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4</text:p>
          </table:table-cell>
          <table:table-cell table:style-name="ce34" table:formula="of:=IF([.C168]=[.C169];[.D168]+1;1)" office:value-type="float" office:value="1" calcext:value-type="float">
            <text:p/>
          </table:table-cell>
          <table:table-cell office:value-type="string" calcext:value-type="string">
            <text:p>&lt;SEXY DRIVE vol.7&gt;</text:p>
          </table:table-cell>
          <table:table-cell table:style-name="Default" office:value-type="string" calcext:value-type="string">
            <text:p>タナカカイタ ソロ / 長江章文 / 二廃人(bonstar/ex.灰汁×MCユーテツ/チムニィ）br2n / DJ MEMAI / 国宝太郎 / 山田真未(after the greenroom) / ニイマリコ(HOMMヨ) / デッドバンビーズ / VJ : eetee</text:p>
          </table:table-cell>
          <table:table-cell office:value-type="string" calcext:value-type="string">
            <text:p>O/18:30br2n S/18:30br2n前/\1,000br2n 当/\1,0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5</text:p>
          </table:table-cell>
          <table:table-cell table:style-name="ce34" table:formula="of:=IF([.C169]=[.C170];[.D169]+1;1)" office:value-type="float" office:value="1" calcext:value-type="float">
            <text:p/>
          </table:table-cell>
          <table:table-cell/>
          <table:table-cell table:style-name="Default" office:value-type="string" calcext:value-type="string">
            <text:p>ある日蔵の中 / noob / 緑のA / BUGPANDA</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6</text:p>
          </table:table-cell>
          <table:table-cell table:style-name="ce34" table:formula="of:=IF([.C170]=[.C171];[.D170]+1;1)" office:value-type="float" office:value="1" calcext:value-type="float">
            <text:p/>
          </table:table-cell>
          <table:table-cell office:value-type="string" calcext:value-type="string">
            <text:p>&lt;グルグル祭り2014&gt;</text:p>
          </table:table-cell>
          <table:table-cell table:style-name="Default" office:value-type="string" calcext:value-type="string">
            <text:p>ACID MOTHERS GURU GURU / MANITATSUbr2n / JAPANESE NEW MUSIC FESTIVAL PETIT(赤天 / ZOFFY / ズビズバXなどいろいろ)br2n ■イープラス ●PCから購入する＞＞</text:p>
          </table:table-cell>
          <table:table-cell office:value-type="string" calcext:value-type="string">
            <text:p>O/19:00br2n S/19:30br2n前/\2,800br2n 当/\3,2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7</text:p>
          </table:table-cell>
          <table:table-cell table:style-name="ce34" table:formula="of:=IF([.C171]=[.C172];[.D171]+1;1)" office:value-type="float" office:value="1" calcext:value-type="float">
            <text:p/>
          </table:table-cell>
          <table:table-cell office:value-type="string" calcext:value-type="string">
            <text:p>&lt;M☆N☆T 20140327&gt;</text:p>
          </table:table-cell>
          <table:table-cell table:style-name="Default" office:value-type="string" calcext:value-type="string">
            <text:p><text:s/>エレクトリック・マングース・UFO・ファクトリー /　ゴイゾン /　ToRi　 /　極楽商店街 / VARRISPEEDSbr2n ※チケットの予約は各バンドの他、info@mxnxt.com にて受付中！br2n ＜INFO＞ http://mxnxt.com/</text:p>
          </table:table-cell>
          <table:table-cell office:value-type="string" calcext:value-type="string">
            <text:p>O/18:30 S/19:00 br2nbr2n前/\2,000 当/\2,300 br2n</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8</text:p>
          </table:table-cell>
          <table:table-cell table:style-name="ce34" table:formula="of:=IF([.C172]=[.C173];[.D172]+1;1)" office:value-type="float" office:value="1" calcext:value-type="float">
            <text:p/>
          </table:table-cell>
          <table:table-cell office:value-type="string" calcext:value-type="string">
            <text:p>&lt;MOST PARTY&gt;</text:p>
          </table:table-cell>
          <table:table-cell table:style-name="Default" office:value-type="string" calcext:value-type="string">
            <text:p>doravideo(LaserGuitar) + HIKO(GAUZE) / DJ MEMAI / 道産子アナルX / ちくわテイスティング協会</text:p>
          </table:table-cell>
          <table:table-cell office:value-type="string" calcext:value-type="string">
            <text:p>O/19:00 S/19:30br2nbr2n前/\1,800br2n 当/\2,0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9</text:p>
          </table:table-cell>
          <table:table-cell table:style-name="ce34" table:formula="of:=IF([.C173]=[.C174];[.D173]+1;1)" office:value-type="float" office:value="1" calcext:value-type="float">
            <text:p/>
          </table:table-cell>
          <table:table-cell office:value-type="string" calcext:value-type="string">
            <text:p>&lt;RENTAL EVENT&gt;br2n &lt;Kane J「SKETCH」DVD Release Tour 〜First〜/Tyler’s Birthday LIVE&gt;</text:p>
          </table:table-cell>
          <table:table-cell table:style-name="Default" office:value-type="string" calcext:value-type="string">
            <text:p>出演:Kane J</text:p>
          </table:table-cell>
          <table:table-cell office:value-type="string" calcext:value-type="string">
            <text:p>O/18:30br2n S/19:00br2n前/\3,500br2n 当/\3,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30</text:p>
          </table:table-cell>
          <table:table-cell table:style-name="ce34" table:formula="of:=IF([.C174]=[.C175];[.D174]+1;1)" office:value-type="float" office:value="1" calcext:value-type="float">
            <text:p/>
          </table:table-cell>
          <table:table-cell office:value-type="string" calcext:value-type="string">
            <text:p>&lt;CHAOS JAPANESE! FUKUSHIMA⇔TOKYO&gt;</text:p>
          </table:table-cell>
          <table:table-cell table:style-name="Default" office:value-type="string" calcext:value-type="string">
            <text:p>ReddTemple (福島) / Rebel One Excalibur (福島) / swindles (福島) / BOMBORI (東京) br2n / BOSSSTON CRUIZING MANIA (東京) / core of bells(東京)</text:p>
          </table:table-cell>
          <table:table-cell office:value-type="string" calcext:value-type="string">
            <text:p>O/17:30br2n S/18:00br2n前/\2,000br2n 当/\2,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31</text:p>
          </table:table-cell>
          <table:table-cell table:style-name="ce34" table:formula="of:=IF([.C175]=[.C176];[.D175]+1;1)" office:value-type="float" office:value="1" calcext:value-type="float">
            <text:p/>
          </table:table-cell>
          <table:table-cell office:value-type="string" calcext:value-type="string">
            <text:p>&lt;ALL THE TEENS DUDES!! Vol.2&gt;</text:p>
          </table:table-cell>
          <table:table-cell table:style-name="Default" office:value-type="string" calcext:value-type="string">
            <text:p>10代限定のライブイベント! br2n PENGUINISM / FromStates / Blueberry Mondays / Captures / kushami /br2n Goat Sheep Spice / HOLY COUNTRY PEOPLE br2n 詳しくはコチラ→ http://www.ikebe-gakki.com/web-ikebe/teens-only/index.html</text:p>
          </table:table-cell>
          <table:table-cell office:value-type="string" calcext:value-type="string">
            <text:p>O/15:00br2n S/15:30br2nbr2n￥500br2n （1ドリンク込み）br2n</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15</text:p>
          </table:table-cell>
          <table:table-cell table:style-name="ce34" office:value-type="float" office:value="2" calcext:value-type="float">
            <text:p>2</text:p>
          </table:table-cell>
          <table:table-cell office:value-type="string" calcext:value-type="string">
            <text:p>&lt;RENTAL EVENT&gt;</text:p>
          </table:table-cell>
          <table:table-cell table:style-name="Default"/>
          <table:table-cell office:value-type="string" calcext:value-type="string">
            <text:p>br2nbr2n </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2</text:p>
          </table:table-cell>
          <table:table-cell table:style-name="ce34" office:value-type="float" office:value="2" calcext:value-type="float">
            <text:p>2</text:p>
          </table:table-cell>
          <table:table-cell office:value-type="string" calcext:value-type="string">
            <text:p>&lt;RENTAL EVENT&gt;br2n &lt;鈴湯×北沢綾香『Little Twin Melody』vol.2&gt;</text:p>
          </table:table-cell>
          <table:table-cell table:style-name="Default" office:value-type="string" calcext:value-type="string">
            <text:p>出演: 鈴湯 / 北沢綾香 br2n 詳しくは→http://eplus.jp/sys/T1U90P006001P0050001P002119921P0030001P0007</text:p>
          </table:table-cell>
          <table:table-cell office:value-type="string" calcext:value-type="string">
            <text:p>O/11:00br2n S/11:30br2n未定br2n 未定</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29</text:p>
          </table:table-cell>
          <table:table-cell table:style-name="ce34" office:value-type="float" office:value="2" calcext:value-type="float">
            <text:p>2</text:p>
          </table:table-cell>
          <table:table-cell office:value-type="string" calcext:value-type="string">
            <text:p>&lt;RENTAL EVENT&gt;</text:p>
          </table:table-cell>
          <table:table-cell table:style-name="Default"/>
          <table:table-cell office:value-type="string" calcext:value-type="string">
            <text:p>br2nbr2n </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1</text:p>
          </table:table-cell>
          <table:table-cell table:style-name="ce34" table:formula="of:=IF([.C179]=[.C180];[.D179]+1;1)" office:value-type="float" office:value="1" calcext:value-type="float">
            <text:p/>
          </table:table-cell>
          <table:table-cell office:value-type="string" calcext:value-type="string">
            <text:p>LET'S GO!Rockin'n'Rollin' vol.57 〜Rockin! Dance To The Bop Night!!!!!!!! 〜</text:p>
          </table:table-cell>
          <table:table-cell table:style-name="Default" office:value-type="string" calcext:value-type="string">
            <text:p>R.O.C.K FLAMINGOS / Phantom Rickys / 非常のライセンス ELVIS KODAMA &amp; CRESCENT BOYS / SHELL ROCKETS / DIXＩE GALLUPROCKIN DJ:RYOZO / SiNGUEST DJ:MIU(56 modeme)Rockin Dance School:ikummy / BOB / ラビRockin Food:移動レストランBARCOSHOP:Witch's BonBon Vintage / 守田屋</text:p>
          </table:table-cell>
          <table:table-cell office:value-type="string" calcext:value-type="string">
            <text:p>●OPEN 17:30 / START 18:30　●ADV 2500 / DOOR 3000 (+1D) ●supported by JACK DANIEL'S</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2</text:p>
          </table:table-cell>
          <table:table-cell table:style-name="ce34" table:formula="of:=IF([.C180]=[.C181];[.D180]+1;1)" office:value-type="float" office:value="1" calcext:value-type="float">
            <text:p/>
          </table:table-cell>
          <table:table-cell office:value-type="string" calcext:value-type="string">
            <text:p>ドン・マツオ 3rd ソロアルバム リリースライブ</text:p>
          </table:table-cell>
          <table:table-cell table:style-name="Default" office:value-type="string" calcext:value-type="string">
            <text:p>Don Matsuo Band(Don,Moostop,Matta,440,ソコラノ大野,クロダセイイチ)近藤智洋(ex.Pealout)The JFK</text:p>
          </table:table-cell>
          <table:table-cell office:value-type="string" calcext:value-type="string">
            <text:p>●OPEN 18:00 / START 19:00　●ADV 2500 / DOOR 30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3</text:p>
          </table:table-cell>
          <table:table-cell table:style-name="ce34" table:formula="of:=IF([.C181]=[.C182];[.D181]+1;1)" office:value-type="float" office:value="1" calcext:value-type="float">
            <text:p/>
          </table:table-cell>
          <table:table-cell office:value-type="string" calcext:value-type="string">
            <text:p>Beat Happening！×しらけちまうぜ VOL.1</text:p>
          </table:table-cell>
          <table:table-cell table:style-name="Default" office:value-type="string" calcext:value-type="string">
            <text:p>初美 / 沢田ナオヤ / Ryu Matsuyama / 檜垣清丸(micann)/ まめ(パンパンの塔)/ こっけ(THEこっけんろーるBAND)</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4</text:p>
          </table:table-cell>
          <table:table-cell table:style-name="ce34" table:formula="of:=IF([.C182]=[.C183];[.D182]+1;1)" office:value-type="float" office:value="1" calcext:value-type="float">
            <text:p/>
          </table:table-cell>
          <table:table-cell office:value-type="string" calcext:value-type="string">
            <text:p>DISCOVERY CHANNEL</text:p>
          </table:table-cell>
          <table:table-cell table:style-name="Default" office:value-type="string" calcext:value-type="string">
            <text:p>遠藤要(札幌)/ わっこ / topaz / SHABOTEN(大阪)/ 廣瀬義政</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5</text:p>
          </table:table-cell>
          <table:table-cell table:style-name="ce34" table:formula="of:=IF([.C183]=[.C184];[.D183]+1;1)" office:value-type="float" office:value="1" calcext:value-type="float">
            <text:p/>
          </table:table-cell>
          <table:table-cell office:value-type="string" calcext:value-type="string">
            <text:p>DISCOVERY CHANNEL</text:p>
          </table:table-cell>
          <table:table-cell table:style-name="Default" office:value-type="string" calcext:value-type="string">
            <text:p>理科室コーヒー実験ブレンド / スムージチークス / The Rolly / 日本 出演を予定しておりました「鈴木実貴子ズ 」は、体調不良により出演キャンセルとなりました。ご了承下さい。</text:p>
          </table:table-cell>
          <table:table-cell office:value-type="string" calcext:value-type="string">
            <text:p>●OPEN 19:00 / START 19: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6</text:p>
          </table:table-cell>
          <table:table-cell table:style-name="ce34" table:formula="of:=IF([.C184]=[.C185];[.D184]+1;1)" office:value-type="float" office:value="1" calcext:value-type="float">
            <text:p/>
          </table:table-cell>
          <table:table-cell office:value-type="string" calcext:value-type="string">
            <text:p>Beat Happening！VOL.1112</text:p>
          </table:table-cell>
          <table:table-cell table:style-name="Default" office:value-type="string" calcext:value-type="string">
            <text:p>BurnQue / フジタユウスケ / はいざらこうかん / Sherry...</text:p>
          </table:table-cell>
          <table:table-cell office:value-type="string" calcext:value-type="string">
            <text:p>●OPEN 18:30 / START 19:00　●ADV 2300 / DOOR 2500 (+1D)　●LAWSON TICKET L:70403 ●高校生以下の方は￥1000(プレイガイドでご購入は￥5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7</text:p>
          </table:table-cell>
          <table:table-cell table:style-name="ce34" table:formula="of:=IF([.C185]=[.C186];[.D185]+1;1)" office:value-type="float" office:value="1" calcext:value-type="float">
            <text:p/>
          </table:table-cell>
          <table:table-cell office:value-type="string" calcext:value-type="string">
            <text:p>TRACE FEAST vol.12</text:p>
          </table:table-cell>
          <table:table-cell table:style-name="Default" office:value-type="string" calcext:value-type="string">
            <text:p>THIS IS PANIC / 鼓膜シュレッダー / ぱいぱいでか美 / うさいんくさいん / Kin TaiiDJ:工藤マサヤ</text:p>
          </table:table-cell>
          <table:table-cell office:value-type="string" calcext:value-type="string">
            <text:p>●OPEN 18:00 / START 18:30　●ADV 1000 / DOOR 1200 (+1D)　●LAWSON TICKET L:79499</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8</text:p>
          </table:table-cell>
          <table:table-cell table:style-name="ce34" table:formula="of:=IF([.C186]=[.C187];[.D186]+1;1)" office:value-type="float" office:value="1" calcext:value-type="float">
            <text:p/>
          </table:table-cell>
          <table:table-cell office:value-type="string" calcext:value-type="string">
            <text:p>中谷健吾と愉快な仲間たち</text:p>
          </table:table-cell>
          <table:table-cell table:style-name="Default" office:value-type="string" calcext:value-type="string">
            <text:p>Pandemia Rabbit / the study room / THE ATOM4 / Milkey(神戸)/ 中谷健吾(O.A)and Special Guest!総合司会:中谷健吾</text:p>
          </table:table-cell>
          <table:table-cell office:value-type="string" calcext:value-type="string">
            <text:p>●OPEN 18:00 / START 18: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9</text:p>
          </table:table-cell>
          <table:table-cell table:style-name="ce34" table:formula="of:=IF([.C187]=[.C188];[.D187]+1;1)" office:value-type="float" office:value="1" calcext:value-type="float">
            <text:p/>
          </table:table-cell>
          <table:table-cell office:value-type="string" calcext:value-type="string">
            <text:p>LITTLE ELVIS RYUTA PRESENTS SUPPORT THE UNDERGROUND LIVE MEETING</text:p>
          </table:table-cell>
          <table:table-cell table:style-name="Default" office:value-type="string" calcext:value-type="string">
            <text:p>ザ・兄貴BAND / HASH BALL / SPANISH BARROWIN GUITAR 身から出たサービス / JAIL GUITAR DOORSMC/DJ:LITTLE ELVIS RYUTA</text:p>
          </table:table-cell>
          <table:table-cell office:value-type="string" calcext:value-type="string">
            <text:p>●OPEN 19:00 / START 19:30　●CHARGE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0</text:p>
          </table:table-cell>
          <table:table-cell table:style-name="ce34" table:formula="of:=IF([.C188]=[.C189];[.D188]+1;1)" office:value-type="float" office:value="1" calcext:value-type="float">
            <text:p/>
          </table:table-cell>
          <table:table-cell office:value-type="string" calcext:value-type="string">
            <text:p>サトウトモミpresents 「サトウの日」</text:p>
          </table:table-cell>
          <table:table-cell table:style-name="Default" office:value-type="string" calcext:value-type="string">
            <text:p>サトウトモミ / masao / 佐藤ヤスオ/ 香取さとり</text:p>
          </table:table-cell>
          <table:table-cell office:value-type="string" calcext:value-type="string">
            <text:p>●OPEN 18:30 / START 19:00　●ADV 23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1</text:p>
          </table:table-cell>
          <table:table-cell table:style-name="ce34" table:formula="of:=IF([.C189]=[.C190];[.D189]+1;1)" office:value-type="float" office:value="1" calcext:value-type="float">
            <text:p/>
          </table:table-cell>
          <table:table-cell office:value-type="string" calcext:value-type="string">
            <text:p>DISCOVERY CHANNEL</text:p>
          </table:table-cell>
          <table:table-cell table:style-name="Default" office:value-type="string" calcext:value-type="string">
            <text:p>DABIDE's fire / AOZORA COMPANY / ルシフェリン / FULUSU</text:p>
          </table:table-cell>
          <table:table-cell office:value-type="string" calcext:value-type="string">
            <text:p>●OPEN 18:30 / START 19:00　●ADV 2000 / DOOR 23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2</text:p>
          </table:table-cell>
          <table:table-cell table:style-name="ce34" table:formula="of:=IF([.C190]=[.C191];[.D190]+1;1)" office:value-type="float" office:value="1" calcext:value-type="float">
            <text:p/>
          </table:table-cell>
          <table:table-cell office:value-type="string" calcext:value-type="string">
            <text:p>DISCOVERY CHANNEL</text:p>
          </table:table-cell>
          <table:table-cell table:style-name="Default" office:value-type="string" calcext:value-type="string">
            <text:p>sanm / Home is a fire / やまのいゆずる / ハスミ</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3</text:p>
          </table:table-cell>
          <table:table-cell table:style-name="ce34" table:formula="of:=IF([.C191]=[.C192];[.D191]+1;1)" office:value-type="float" office:value="1" calcext:value-type="float">
            <text:p/>
          </table:table-cell>
          <table:table-cell office:value-type="string" calcext:value-type="string">
            <text:p>IRIKO&amp;BH！共同企画 『ドラムサポート現地調達ツアー！下北編！』</text:p>
          </table:table-cell>
          <table:table-cell table:style-name="Default" office:value-type="string" calcext:value-type="string">
            <text:p>IRIKO / fifi / salsa / クロマチックランHappening Act:新世界想像力交響楽団</text:p>
          </table:table-cell>
          <table:table-cell office:value-type="string" calcext:value-type="string">
            <text:p>●OPEN 18:30 / START 19:00　●ADV 2300 / DOOR 2500 (+1D)　●LAWSON TICKET L: 72195 ●高校生以下の方は￥1000(プレイガイドでご購入は￥5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4</text:p>
          </table:table-cell>
          <table:table-cell table:style-name="ce34" table:formula="of:=IF([.C192]=[.C193];[.D192]+1;1)" office:value-type="float" office:value="1" calcext:value-type="float">
            <text:p/>
          </table:table-cell>
          <table:table-cell office:value-type="string" calcext:value-type="string">
            <text:p>箪笥企画「タンス・オン・ザ・ナイト!!」</text:p>
          </table:table-cell>
          <table:table-cell table:style-name="Default" office:value-type="string" calcext:value-type="string">
            <text:p>ドン・マルティネス / こっけ / ぱいぱいでか美 / uのリズム(大阪)/ URBANフェチDJ:集good!!</text:p>
          </table:table-cell>
          <table:table-cell office:value-type="string" calcext:value-type="string">
            <text:p>●OPEN 18:30 / START 19:00　●ADV 2300 / DOOR 28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5</text:p>
          </table:table-cell>
          <table:table-cell table:style-name="ce34" table:formula="of:=IF([.C193]=[.C194];[.D193]+1;1)" office:value-type="float" office:value="1" calcext:value-type="float">
            <text:p/>
          </table:table-cell>
          <table:table-cell office:value-type="string" calcext:value-type="string">
            <text:p>カネコアヤノ企画supported by Beat Happening！ 「カネコアヤノ1st ALBUM『来世はアイドル』 （リリース遅れてごめんなさい…）パーティー！」</text:p>
          </table:table-cell>
          <table:table-cell table:style-name="Default" office:value-type="string" calcext:value-type="string">
            <text:p>カネコアヤノ / ハラフロムヘル / 笹口騒音ハーモニカ / 恋する円盤</text:p>
          </table:table-cell>
          <table:table-cell office:value-type="string" calcext:value-type="string">
            <text:p>●OPEN 17:30 / START 18:00　●ADV 2000 / DOOR 2500 (+1D)　●LAWSON TICKET L: 71179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6</text:p>
          </table:table-cell>
          <table:table-cell table:style-name="ce34" table:formula="of:=IF([.C194]=[.C195];[.D194]+1;1)" office:value-type="float" office:value="1" calcext:value-type="float">
            <text:p/>
          </table:table-cell>
          <table:table-cell office:value-type="string" calcext:value-type="string">
            <text:p>SHIMOKITA KITCHEN</text:p>
          </table:table-cell>
          <table:table-cell table:style-name="Default" office:value-type="string" calcext:value-type="string">
            <text:p>まがりかど / ザ・ハイマーツ / みかづき / タグチハナ / the peggies</text:p>
          </table:table-cell>
          <table:table-cell office:value-type="string" calcext:value-type="string">
            <text:p>●OPEN 18:00 / START 18: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7</text:p>
          </table:table-cell>
          <table:table-cell table:style-name="ce34" table:formula="of:=IF([.C195]=[.C196];[.D195]+1;1)" office:value-type="float" office:value="1" calcext:value-type="float">
            <text:p/>
          </table:table-cell>
          <table:table-cell office:value-type="string" calcext:value-type="string">
            <text:p>サンキュー！ロッカーズ！</text:p>
          </table:table-cell>
          <table:table-cell table:style-name="Default" office:value-type="string" calcext:value-type="string">
            <text:p>BARAMON / 日本泥棒 / 元祖 / 夜の夢</text:p>
          </table:table-cell>
          <table:table-cell office:value-type="string" calcext:value-type="string">
            <text:p>●OPEN 19:00 / START 19: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8</text:p>
          </table:table-cell>
          <table:table-cell table:style-name="ce34" table:formula="of:=IF([.C196]=[.C197];[.D196]+1;1)" office:value-type="float" office:value="1" calcext:value-type="float">
            <text:p/>
          </table:table-cell>
          <table:table-cell office:value-type="string" calcext:value-type="string">
            <text:p>DISCOVERY CHANNEL</text:p>
          </table:table-cell>
          <table:table-cell table:style-name="Default" office:value-type="string" calcext:value-type="string">
            <text:p>Yogee New Waves / シャク＆リハビリーズ / ぶ〜ちゃい /Sus2</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9</text:p>
          </table:table-cell>
          <table:table-cell table:style-name="ce34" table:formula="of:=IF([.C197]=[.C198];[.D197]+1;1)" office:value-type="float" office:value="1" calcext:value-type="float">
            <text:p/>
          </table:table-cell>
          <table:table-cell office:value-type="string" calcext:value-type="string">
            <text:p>the persimmons企画 「隣の柿はよく客食う柿だ vol.2」</text:p>
          </table:table-cell>
          <table:table-cell table:style-name="Default" office:value-type="string" calcext:value-type="string">
            <text:p>the persimmons / シーラカンス / 北澤ゆうほ / airbag / DATS</text:p>
          </table:table-cell>
          <table:table-cell office:value-type="string" calcext:value-type="string">
            <text:p>●OPEN 18:30 / START 19:00　●ADV / DOOR 調整中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0</text:p>
          </table:table-cell>
          <table:table-cell table:style-name="ce34" table:formula="of:=IF([.C198]=[.C199];[.D198]+1;1)" office:value-type="float" office:value="1" calcext:value-type="float">
            <text:p/>
          </table:table-cell>
          <table:table-cell office:value-type="string" calcext:value-type="string">
            <text:p>Beat Happening！MAX！@BASEMENT</text:p>
          </table:table-cell>
          <table:table-cell table:style-name="Default" office:value-type="string" calcext:value-type="string">
            <text:p>KETTLES / 吉澤嘉代子 / ザ・ビートモーターズ / コンテンポラリーな生活</text:p>
          </table:table-cell>
          <table:table-cell office:value-type="string" calcext:value-type="string">
            <text:p>●OPEN 18:20 / START 19:00　●ADV 2500 / DOOR 3000 (+1D)　●LAWSON TICKET L: 71948 ●高校生以下の方は￥5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1</text:p>
          </table:table-cell>
          <table:table-cell table:style-name="ce34" table:formula="of:=IF([.C199]=[.C200];[.D199]+1;1)" office:value-type="float" office:value="1" calcext:value-type="float">
            <text:p/>
          </table:table-cell>
          <table:table-cell office:value-type="string" calcext:value-type="string">
            <text:p>Beat Happening！〜オトノエ（from札幌）『素晴らしい時代e.p』 レコ発東京TOUR！下北沢編〜</text:p>
          </table:table-cell>
          <table:table-cell table:style-name="Default" office:value-type="string" calcext:value-type="string">
            <text:p>オトノエ / 385 / パンパンの塔 / URBANフェチ / プラグラムハッチ / salsa</text:p>
          </table:table-cell>
          <table:table-cell office:value-type="string" calcext:value-type="string">
            <text:p>●OPEN 17:30 / START 18:00　●ADV 23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2</text:p>
          </table:table-cell>
          <table:table-cell table:style-name="ce34" table:formula="of:=IF([.C200]=[.C201];[.D200]+1;1)" office:value-type="float" office:value="1" calcext:value-type="float">
            <text:p/>
          </table:table-cell>
          <table:table-cell office:value-type="string" calcext:value-type="string">
            <text:p>DISCOVERY CHANNEL</text:p>
          </table:table-cell>
          <table:table-cell table:style-name="Default" office:value-type="string" calcext:value-type="string">
            <text:p>Yees. / wonder world / mooooor / TROTRAD / Archaic Melodic</text:p>
          </table:table-cell>
          <table:table-cell office:value-type="string" calcext:value-type="string">
            <text:p>●OPEN 17:30 / START 18: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3</text:p>
          </table:table-cell>
          <table:table-cell table:style-name="ce34" table:formula="of:=IF([.C201]=[.C202];[.D201]+1;1)" office:value-type="float" office:value="1" calcext:value-type="float">
            <text:p/>
          </table:table-cell>
          <table:table-cell office:value-type="string" calcext:value-type="string">
            <text:p>革命前夜#002</text:p>
          </table:table-cell>
          <table:table-cell table:style-name="Default" office:value-type="string" calcext:value-type="string">
            <text:p>LIVELOVES are... ONE RHYTHM BOX&amp; FIVE GUITARS【HILA(AOA/Boredoms/Hanadensya)、BRAVO KOMATSU(AOA/KINOCOSMO)、MIYA(AOA/NXS)、KAYAN(OOIOO)、MAKI(ERIMAKI)】HATENOHATE HALBACH DJs: T.B.A.!! FOOD: 3pla</text:p>
          </table:table-cell>
          <table:table-cell office:value-type="string" calcext:value-type="string">
            <text:p>●OPEN / START 18: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4</text:p>
          </table:table-cell>
          <table:table-cell table:style-name="ce34" table:formula="of:=IF([.C202]=[.C203];[.D202]+1;1)" office:value-type="float" office:value="1" calcext:value-type="float">
            <text:p/>
          </table:table-cell>
          <table:table-cell office:value-type="string" calcext:value-type="string">
            <text:p>Beat Happening！MONDAY PANIC！</text:p>
          </table:table-cell>
          <table:table-cell table:style-name="Default" office:value-type="string" calcext:value-type="string">
            <text:p>タグチハナ / GO RETRO / Gateballers / BOY FROM HELL / 凜佳(近代ガールズ)</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5</text:p>
          </table:table-cell>
          <table:table-cell table:style-name="ce34" table:formula="of:=IF([.C203]=[.C204];[.D203]+1;1)" office:value-type="float" office:value="1" calcext:value-type="float">
            <text:p/>
          </table:table-cell>
          <table:table-cell office:value-type="string" calcext:value-type="string">
            <text:p>ANYTIME !! Vol.3</text:p>
          </table:table-cell>
          <table:table-cell table:style-name="Default" office:value-type="string" calcext:value-type="string">
            <text:p>バブルこうせん / サイコロチーム / リリリ / トッチャンボウヤ / and more !</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6</text:p>
          </table:table-cell>
          <table:table-cell table:style-name="ce34" table:formula="of:=IF([.C204]=[.C205];[.D204]+1;1)" office:value-type="float" office:value="1" calcext:value-type="float">
            <text:p/>
          </table:table-cell>
          <table:table-cell office:value-type="string" calcext:value-type="string">
            <text:p>DISCOVERY CHANNEL</text:p>
          </table:table-cell>
          <table:table-cell table:style-name="Default" office:value-type="string" calcext:value-type="string">
            <text:p>The Calendar of Happy Days / the study room / ROOZER / チープトリップ</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7</text:p>
          </table:table-cell>
          <table:table-cell table:style-name="ce34" table:formula="of:=IF([.C205]=[.C206];[.D205]+1;1)" office:value-type="float" office:value="1" calcext:value-type="float">
            <text:p/>
          </table:table-cell>
          <table:table-cell office:value-type="string" calcext:value-type="string">
            <text:p>ヤマチ企画×BH!『あの娘のスカートの中』</text:p>
          </table:table-cell>
          <table:table-cell table:style-name="Default" office:value-type="string" calcext:value-type="string">
            <text:p>恋する円盤 / 雨ノ地晴太郎(雨先案内人)/ THEこっけんろーるBAND 佐々木泰雅(フロムTokyo)/ ワタナベシンゴ(THE BOY&amp;GIRLS)/ 山下秀樹(ラジオカセッツ)</text:p>
          </table:table-cell>
          <table:table-cell office:value-type="string" calcext:value-type="string">
            <text:p>●OPEN 18:15 / START 18:45　●ADV 20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8</text:p>
          </table:table-cell>
          <table:table-cell table:style-name="ce34" table:formula="of:=IF([.C206]=[.C207];[.D206]+1;1)" office:value-type="float" office:value="1" calcext:value-type="float">
            <text:p/>
          </table:table-cell>
          <table:table-cell office:value-type="string" calcext:value-type="string">
            <text:p>DISCO CHANNEL</text:p>
          </table:table-cell>
          <table:table-cell table:style-name="Default" office:value-type="string" calcext:value-type="string">
            <text:p>Midi Science / Lotus Land / SATISFACTIONSDJ:はやぴー</text:p>
          </table:table-cell>
          <table:table-cell office:value-type="string" calcext:value-type="string">
            <text:p>●OPEN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9</text:p>
          </table:table-cell>
          <table:table-cell table:style-name="ce34" table:formula="of:=IF([.C207]=[.C208];[.D207]+1;1)" office:value-type="float" office:value="1" calcext:value-type="float">
            <text:p/>
          </table:table-cell>
          <table:table-cell office:value-type="string" calcext:value-type="string">
            <text:p>The Plashments TOUR 2014『Kick and Rush』</text:p>
          </table:table-cell>
          <table:table-cell table:style-name="Default" office:value-type="string" calcext:value-type="string">
            <text:p>The Plashments ワンマンライブ</text:p>
          </table:table-cell>
          <table:table-cell office:value-type="string" calcext:value-type="string">
            <text:p>●OPEN 18:00 / START 18:30　●ADV 2000 / DOOR 2300 (+1D) ●LAWSON TICKET L: 78265　●イープラス</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30</text:p>
          </table:table-cell>
          <table:table-cell table:style-name="ce34" table:formula="of:=IF([.C208]=[.C209];[.D208]+1;1)" office:value-type="float" office:value="1" calcext:value-type="float">
            <text:p/>
          </table:table-cell>
          <table:table-cell office:value-type="string" calcext:value-type="string">
            <text:p>ひらくドア レコ発&amp;ラストワンマンライブ「夢から醒めても君に逢えたら」</text:p>
          </table:table-cell>
          <table:table-cell table:style-name="Default" office:value-type="string" calcext:value-type="string">
            <text:p>ひらくドア ワンマンライブ！</text:p>
          </table:table-cell>
          <table:table-cell office:value-type="string" calcext:value-type="string">
            <text:p>●OPEN 18:00 / START 18:30　●ADV 2000 / DOOR 2500 (+1D) ●LAWSON TICKET L: 77879　●イープラス</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31</text:p>
          </table:table-cell>
          <table:table-cell table:style-name="ce34" table:formula="of:=IF([.C209]=[.C210];[.D209]+1;1)" office:value-type="float" office:value="1" calcext:value-type="float">
            <text:p/>
          </table:table-cell>
          <table:table-cell office:value-type="string" calcext:value-type="string">
            <text:p>DISCOVERY CHANNEL</text:p>
          </table:table-cell>
          <table:table-cell table:style-name="Default" office:value-type="string" calcext:value-type="string">
            <text:p>わっこ / 大河内大祐 / YDOでんじゃらす弾き語り / 島崎大 / 独りスミスとペロ</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1</text:p>
          </table:table-cell>
          <table:table-cell table:style-name="ce34" table:formula="of:=IF([.C210]=[.C211];[.D210]+1;1)" office:value-type="float" office:value="1" calcext:value-type="float">
            <text:p/>
          </table:table-cell>
          <table:table-cell office:value-type="string" calcext:value-type="string">
            <text:p>KANAHEBI LIVE</text:p>
          </table:table-cell>
          <table:table-cell table:style-name="Default" office:value-type="string" calcext:value-type="string">
            <text:p>&lt;SPECIAL LIVE&gt; GAPPER&amp;DJMISQ &lt;LIVE&gt; Aloher / chemical reaction / littleSHARK a.k.a. 3.2ch / milky / カナリアMIMIC / みさわ / ACE CRIMUSON / ANPYO MAPETO / REPWEB / WATA the FreeMen / yamamox / テールー一味 / Atsu / HARD VANK / JAP / MICHIO NAOKIEE SHOW / NO.A / SHIDO from TinyTitanBox &lt;DJ&gt; DJ TATSUMA &lt;BEAT BATTLE&gt; Atsu / J-iro / LumpBeats / tamu / YO-SHIEE <text:s text:c="5"/>*高校生以下¥1000+D代</text:p>
          </table:table-cell>
          <table:table-cell office:value-type="string" calcext:value-type="string">
            <text:p>open / start 15:00　adv / door 20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2</text:p>
          </table:table-cell>
          <table:table-cell table:style-name="ce34" table:formula="of:=IF([.C211]=[.C212];[.D211]+1;1)" office:value-type="float" office:value="1" calcext:value-type="float">
            <text:p/>
          </table:table-cell>
          <table:table-cell office:value-type="string" calcext:value-type="string">
            <text:p>Less Than TV × THREE presentsbr2n "Soundhole Syndicate⑥ 〜「FOLK SHOCK FUCKERS③」&amp;「COMIC EP」br2n W RELEASE PARTY！！〜"</text:p>
          </table:table-cell>
          <table:table-cell table:style-name="Default" office:value-type="string" calcext:value-type="string">
            <text:p>FOLK SHOCK FUCKERS / 三沢洋紀と岡林ロックンロール・センター / 倉内太 ラミ子 / Ohayo Mountain Road / 久土'N'茶谷 / 有馬和樹(おとぎ話) / 三輪二郎＆マザーコンプレックス 真黒毛ぼっくす / ナスカ・カー / ランタンパレード</text:p>
          </table:table-cell>
          <table:table-cell office:value-type="string" calcext:value-type="string">
            <text:p>open / start 14:30 / 15: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3</text:p>
          </table:table-cell>
          <table:table-cell table:style-name="ce34" table:formula="of:=IF([.C212]=[.C213];[.D212]+1;1)" office:value-type="float" office:value="1" calcext:value-type="float">
            <text:p/>
          </table:table-cell>
          <table:table-cell office:value-type="string" calcext:value-type="string">
            <text:p>ひな祭りに帰ってきた金ちゃんのロックンロールサーカス</text:p>
          </table:table-cell>
          <table:table-cell table:style-name="Default" office:value-type="string" calcext:value-type="string">
            <text:p>THE LET'S GO's / BOY FROM HELL / 佐古勇気とGABBA GABBA HEY <text:s/>&lt;DJ&gt; ネモト・ド・ショボーレ（DECKREC） &lt;FOOD&gt; キッチン小判鮫</text:p>
          </table:table-cell>
          <table:table-cell office:value-type="string" calcext:value-type="string">
            <text:p>open / start 19:00 / 19:30　adv / door 2000 / 2500 (+1d)　ticket THREEbr2n *女子限定ひな祭りスペシャルドリンク付</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4</text:p>
          </table:table-cell>
          <table:table-cell table:style-name="ce34" table:formula="of:=IF([.C213]=[.C214];[.D213]+1;1)" office:value-type="float" office:value="1" calcext:value-type="float">
            <text:p/>
          </table:table-cell>
          <table:table-cell office:value-type="string" calcext:value-type="string">
            <text:p>DEXPO! -ウイニングイレブン 最強王者決定戦 〜W杯イヤーSP〜-</text:p>
          </table:table-cell>
          <table:table-cell table:style-name="Default" office:value-type="string" calcext:value-type="string">
            <text:p>ウイイレ2014年初大会 !! 挑戦者募集 !!</text:p>
          </table:table-cell>
          <table:table-cell office:value-type="string" calcext:value-type="string">
            <text:p>open / start 20:00予定　adv / door 1500 (w/2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5</text:p>
          </table:table-cell>
          <table:table-cell table:style-name="ce34" table:formula="of:=IF([.C214]=[.C215];[.D214]+1;1)" office:value-type="float" office:value="1" calcext:value-type="float">
            <text:p/>
          </table:table-cell>
          <table:table-cell office:value-type="string" calcext:value-type="string">
            <text:p>twine reveal</text:p>
          </table:table-cell>
          <table:table-cell table:style-name="Default" office:value-type="string" calcext:value-type="string">
            <text:p>SFTSTPS (from Berlin) / Chihei Hatakeyama / AKN (kuruucrew / goat) / haruhisa tanaka &lt;DJ&gt; PONTIAC aka びんかん</text:p>
          </table:table-cell>
          <table:table-cell office:value-type="string" calcext:value-type="string">
            <text:p>open / start 19:00 / 19:3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6</text:p>
          </table:table-cell>
          <table:table-cell table:style-name="ce34" table:formula="of:=IF([.C215]=[.C216];[.D215]+1;1)" office:value-type="float" office:value="1" calcext:value-type="float">
            <text:p/>
          </table:table-cell>
          <table:table-cell office:value-type="string" calcext:value-type="string">
            <text:p>スーパースリー 〜アンディ凱旋ライブをOMOTENASHI〜</text:p>
          </table:table-cell>
          <table:table-cell table:style-name="Default" office:value-type="string" calcext:value-type="string">
            <text:p>Little Wood(大阪) / Rくん(Daniel Kwon) / 杉山裕 / 川島功平 / 鈴木健吾(ex.THREE) / しばやまいぬ 鈴木健介(salsa) / and more</text:p>
          </table:table-cell>
          <table:table-cell office:value-type="string" calcext:value-type="string">
            <text:p>open / start 18:30 / 19:00　adv / door 1000 / 1500 (+2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7</text:p>
          </table:table-cell>
          <table:table-cell table:style-name="ce34" table:formula="of:=IF([.C216]=[.C217];[.D216]+1;1)" office:value-type="float" office:value="1" calcext:value-type="float">
            <text:p/>
          </table:table-cell>
          <table:table-cell office:value-type="string" calcext:value-type="string">
            <text:p>M.J.Q presentsbr2n 「天罰なんかクソ喰らえっ!!! vol.23」</text:p>
          </table:table-cell>
          <table:table-cell table:style-name="Default" office:value-type="string" calcext:value-type="string">
            <text:p>M.J.Q (遠藤ミチロウ+クハラカズユキ+山本久土) / イマイアキノブ×サトウミノル</text:p>
          </table:table-cell>
          <table:table-cell office:value-type="string" calcext:value-type="string">
            <text:p>open / start 18:30 / 19:30　adv / door 3000 / 3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8</text:p>
          </table:table-cell>
          <table:table-cell table:style-name="ce34" table:formula="of:=IF([.C217]=[.C218];[.D217]+1;1)" office:value-type="float" office:value="1" calcext:value-type="float">
            <text:p/>
          </table:table-cell>
          <table:table-cell office:value-type="string" calcext:value-type="string">
            <text:p>JUKEBOX 番外編リベンジマッチ</text:p>
          </table:table-cell>
          <table:table-cell table:style-name="Default" office:value-type="string" calcext:value-type="string">
            <text:p>&lt;LIVE&gt; give me wallets / totos / ノンブラリ / I HATE MONDAY / and more &lt;Guest DJ&gt; タイラダイスケ(FREE THROW) / TANACHU (二人会/SEASON) &lt;DJ&gt; Kawanishi / skmt / KOUHEI"KING"NOZAKI &lt;FOOD&gt; お魚解体ショー by Kawanishi (その日の入荷による) &lt;テキーラガール&gt; マリコ / チカ &lt;PHOTO&gt; ちびまつ / くびおとこ <text:s text:c="2"/>前売りは、「氏名(カタカナフルネーム)・希望枚数・電話番号」を明記の上、前日までに info@jukeboxparty.jp までメールを送信してください。</text:p>
          </table:table-cell>
          <table:table-cell office:value-type="string" calcext:value-type="string">
            <text:p>open / start 20:00　adv / door 2000 / 2500 (w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8</text:p>
          </table:table-cell>
          <table:table-cell table:style-name="ce34" table:formula="of:=IF([.C218]=[.C219];[.D218]+1;1)" office:value-type="float" office:value="2" calcext:value-type="float">
            <text:p/>
          </table:table-cell>
          <table:table-cell office:value-type="string" calcext:value-type="string">
            <text:p>JUKEBOX 番外編リベンジマッチ</text:p>
          </table:table-cell>
          <table:table-cell table:style-name="Default" office:value-type="string" calcext:value-type="string">
            <text:p>前売りは、「氏名(カタカナフルネーム)・希望枚数・電話番号」を明記の上、前日までに info@jukeboxparty.jp までメールを送信してください。</text:p>
          </table:table-cell>
          <table:table-cell office:value-type="string" calcext:value-type="string">
            <text:p>open / start 20:00　adv / door 2000 / 2500 (w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9</text:p>
          </table:table-cell>
          <table:table-cell table:style-name="ce34" table:formula="of:=IF([.C219]=[.C220];[.D219]+1;1)" office:value-type="float" office:value="1" calcext:value-type="float">
            <text:p/>
          </table:table-cell>
          <table:table-cell office:value-type="string" calcext:value-type="string">
            <text:p>ドン・マルティネス presentsbr2n 「岡本大聖誕祭 サンキューロッカーズ」</text:p>
          </table:table-cell>
          <table:table-cell table:style-name="Default" office:value-type="string" calcext:value-type="string">
            <text:p>ドン・マルティネス / ソコラノグループ / 森岡義裕(撃鉄) / 鈴木健介(salsa) / and more &lt;DJ&gt; ファンクおにぃ(集good!!!)</text:p>
          </table:table-cell>
          <table:table-cell office:value-type="string" calcext:value-type="string">
            <text:p>open / close 14:00 / 18:00 adv / door 1000 / 1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0</text:p>
          </table:table-cell>
          <table:table-cell table:style-name="ce34" table:formula="of:=IF([.C220]=[.C221];[.D220]+1;1)" office:value-type="float" office:value="1" calcext:value-type="float">
            <text:p/>
          </table:table-cell>
          <table:table-cell office:value-type="string" calcext:value-type="string">
            <text:p>BAD BLOOD</text:p>
          </table:table-cell>
          <table:table-cell table:style-name="Default" office:value-type="string" calcext:value-type="string">
            <text:p>ダニー井野 / クックヨシザワ(ミートザホープス) / 関口萌(Paradise/アンダーボーイズ) / 佐古勇気(snap)</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1</text:p>
          </table:table-cell>
          <table:table-cell table:style-name="ce34" table:formula="of:=IF([.C221]=[.C222];[.D221]+1;1)" office:value-type="float" office:value="1" calcext:value-type="float">
            <text:p/>
          </table:table-cell>
          <table:table-cell office:value-type="string" calcext:value-type="string">
            <text:p>Room Service</text:p>
          </table:table-cell>
          <table:table-cell table:style-name="Default" office:value-type="string" calcext:value-type="string">
            <text:p>&lt;LIVE&gt; Zews / 狂気 / SMOKIN' IN THE BOYS ROOM <text:s/>&lt;DJ&gt; くそばばあ(FALSETTOS) / 邪魔介(ALL RAGGAE Set) / シンイチ&amp;ぽんちゃん Ai tune&amp;acuy / poco / iku(Merpeoples) <text:s/>&lt;FOOD&gt; ???</text:p>
          </table:table-cell>
          <table:table-cell office:value-type="string" calcext:value-type="string">
            <text:p>open / start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2</text:p>
          </table:table-cell>
          <table:table-cell table:style-name="ce34" table:formula="of:=IF([.C222]=[.C223];[.D222]+1;1)" office:value-type="float" office:value="1" calcext:value-type="float">
            <text:p/>
          </table:table-cell>
          <table:table-cell office:value-type="string" calcext:value-type="string">
            <text:p>国学院音楽遊ギ</text:p>
          </table:table-cell>
          <table:table-cell table:style-name="Default" office:value-type="string" calcext:value-type="string">
            <text:p>***</text:p>
          </table:table-cell>
          <table:table-cell office:value-type="string" calcext:value-type="string">
            <text:p>open / start ***　adv / door ***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3</text:p>
          </table:table-cell>
          <table:table-cell table:style-name="ce34" table:formula="of:=IF([.C223]=[.C224];[.D223]+1;1)" office:value-type="float" office:value="1" calcext:value-type="float">
            <text:p/>
          </table:table-cell>
          <table:table-cell office:value-type="string" calcext:value-type="string">
            <text:p>3AD</text:p>
          </table:table-cell>
          <table:table-cell table:style-name="Default" office:value-type="string" calcext:value-type="string">
            <text:p>ChainsawTV(福岡) / JENNIFER ISOLATION(福岡) / 狂気 / 水彩 / Adios Amigos / and more</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4</text:p>
          </table:table-cell>
          <table:table-cell table:style-name="ce34" table:formula="of:=IF([.C224]=[.C225];[.D224]+1;1)" office:value-type="float" office:value="1" calcext:value-type="float">
            <text:p/>
          </table:table-cell>
          <table:table-cell office:value-type="string" calcext:value-type="string">
            <text:p>Kin &amp; Ai presentsbr2n 「W」</text:p>
          </table:table-cell>
          <table:table-cell table:style-name="Default" office:value-type="string" calcext:value-type="string">
            <text:p>&lt;LIVE&gt; ロイジプシー / 田中象雨×櫻井ちひろ(ライブ書道) / BOY FROM HELL / ホッタモモ &lt;DJ&gt; John Titors/ ホセポッセ /原島"ど真ん中"宙芳 / 古川(狂気)</text:p>
          </table:table-cell>
          <table:table-cell office:value-type="string" calcext:value-type="string">
            <text:p>open / start 18:00 / 18:3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5</text:p>
          </table:table-cell>
          <table:table-cell table:style-name="ce34" table:formula="of:=IF([.C225]=[.C226];[.D225]+1;1)" office:value-type="float" office:value="1" calcext:value-type="float">
            <text:p/>
          </table:table-cell>
          <table:table-cell office:value-type="string" calcext:value-type="string">
            <text:p>HUH × DJ MEMAI presentsbr2n 「OBEY」</text:p>
          </table:table-cell>
          <table:table-cell table:style-name="Default" office:value-type="string" calcext:value-type="string">
            <text:p>HUH / DJ MEMAI×HIKO / CARRE / KURUUCREW / L?K?O</text:p>
          </table:table-cell>
          <table:table-cell office:value-type="string" calcext:value-type="string">
            <text:p>open / start 19:00 / 19:30　adv / door 1500 / 20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6</text:p>
          </table:table-cell>
          <table:table-cell table:style-name="ce34" table:formula="of:=IF([.C226]=[.C227];[.D226]+1;1)" office:value-type="float" office:value="1" calcext:value-type="float">
            <text:p/>
          </table:table-cell>
          <table:table-cell office:value-type="string" calcext:value-type="string">
            <text:p>お熱いのがお好き</text:p>
          </table:table-cell>
          <table:table-cell table:style-name="Default" office:value-type="string" calcext:value-type="string">
            <text:p>お熱いブログ http://www.oatsuinogaosuki.blogspot.jp/</text:p>
          </table:table-cell>
          <table:table-cell office:value-type="string" calcext:value-type="string">
            <text:p>open / start 13:00 / 13:30　adv / door 2500 / 28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7</text:p>
          </table:table-cell>
          <table:table-cell table:style-name="ce34" table:formula="of:=IF([.C227]=[.C228];[.D227]+1;1)" office:value-type="float" office:value="1" calcext:value-type="float">
            <text:p/>
          </table:table-cell>
          <table:table-cell office:value-type="string" calcext:value-type="string">
            <text:p>menu!</text:p>
          </table:table-cell>
          <table:table-cell table:style-name="Default" office:value-type="string" calcext:value-type="string">
            <text:p>東洋ノ魔女 / くれないけいく / and more</text:p>
          </table:table-cell>
          <table:table-cell office:value-type="string" calcext:value-type="string">
            <text:p>open / start 18:30 / 19:00　adv / door 1500 / 20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8</text:p>
          </table:table-cell>
          <table:table-cell table:style-name="ce34" table:formula="of:=IF([.C228]=[.C229];[.D228]+1;1)" office:value-type="float" office:value="1" calcext:value-type="float">
            <text:p/>
          </table:table-cell>
          <table:table-cell office:value-type="string" calcext:value-type="string">
            <text:p>Getting Better Presentsbr2n 「FREEDOM [Champagne]祭」</text:p>
          </table:table-cell>
          <table:table-cell table:style-name="Default" office:value-type="string" calcext:value-type="string">
            <text:p>&lt;DJ&gt; 片平実(Getting Better)</text:p>
          </table:table-cell>
          <table:table-cell office:value-type="string" calcext:value-type="string">
            <text:p>open / start 18:00　adv / door 1500 / 2000 (+1d)　ticket THREEbr2n</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9</text:p>
          </table:table-cell>
          <table:table-cell table:style-name="ce34" table:formula="of:=IF([.C229]=[.C230];[.D229]+1;1)" office:value-type="float" office:value="1" calcext:value-type="float">
            <text:p/>
          </table:table-cell>
          <table:table-cell office:value-type="string" calcext:value-type="string">
            <text:p>ookubofactory企画br2n 「the Factory 1」</text:p>
          </table:table-cell>
          <table:table-cell table:style-name="Default" office:value-type="string" calcext:value-type="string">
            <text:p>ookubofactory / the mornings / トリプルファイヤー</text:p>
          </table:table-cell>
          <table:table-cell office:value-type="string" calcext:value-type="string">
            <text:p>open / start 19:00 / 20:00　adv / door 1000 / 1500 (+2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0</text:p>
          </table:table-cell>
          <table:table-cell table:style-name="ce34" table:formula="of:=IF([.C230]=[.C231];[.D230]+1;1)" office:value-type="float" office:value="1" calcext:value-type="float">
            <text:p/>
          </table:table-cell>
          <table:table-cell office:value-type="string" calcext:value-type="string">
            <text:p>PHYSICAL</text:p>
          </table:table-cell>
          <table:table-cell table:style-name="Default" office:value-type="string" calcext:value-type="string">
            <text:p>&lt;DJ&gt; Maco（HOT BANANA, ALEJANDRO) / junne / 事件簿のけんじ / くそばばあ <text:s/>&lt;Live&gt; カミイショータ</text:p>
          </table:table-cell>
          <table:table-cell office:value-type="string" calcext:value-type="string">
            <text:p>open / start 19:30　adv / door 10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1</text:p>
          </table:table-cell>
          <table:table-cell table:style-name="ce34" table:formula="of:=IF([.C231]=[.C232];[.D231]+1;1)" office:value-type="float" office:value="1" calcext:value-type="float">
            <text:p/>
          </table:table-cell>
          <table:table-cell office:value-type="string" calcext:value-type="string">
            <text:p>ランランランズ　1st Album　レコ発ツアーbr2n 「ランランランズは疾走中」br2n ツアーファイナル</text:p>
          </table:table-cell>
          <table:table-cell table:style-name="Default" office:value-type="string" calcext:value-type="string">
            <text:p>ランランランズ / 或るミイ / the milky tangerine &lt;DJ&gt; TANACHU</text:p>
          </table:table-cell>
          <table:table-cell office:value-type="string" calcext:value-type="string">
            <text:p>open / start 18:00 / 19:00　adv / door 1500 / 20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2</text:p>
          </table:table-cell>
          <table:table-cell table:style-name="ce34" table:formula="of:=IF([.C232]=[.C233];[.D232]+1;1)" office:value-type="float" office:value="1" calcext:value-type="float">
            <text:p/>
          </table:table-cell>
          <table:table-cell office:value-type="string" calcext:value-type="string">
            <text:p>The first anniversary</text:p>
          </table:table-cell>
          <table:table-cell table:style-name="Default" office:value-type="string" calcext:value-type="string">
            <text:p>黒水伸一TRIO （黒水伸一 Vo,G/伴慶充 Ds,Cho/信夫正彦 B,Key,Cho）</text:p>
          </table:table-cell>
          <table:table-cell office:value-type="string" calcext:value-type="string">
            <text:p>open / start 18:30 / 19:00　adv / door 3000 / 3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3</text:p>
          </table:table-cell>
          <table:table-cell table:style-name="ce34" table:formula="of:=IF([.C233]=[.C234];[.D233]+1;1)" office:value-type="float" office:value="1" calcext:value-type="float">
            <text:p/>
          </table:table-cell>
          <table:table-cell office:value-type="string" calcext:value-type="string">
            <text:p>P×N×K !!!</text:p>
          </table:table-cell>
          <table:table-cell table:style-name="Default" office:value-type="string" calcext:value-type="string">
            <text:p>藤岡みなみ&amp;ザ・モローンズ / NZNZCAKE / FALSETTOS / and more</text:p>
          </table:table-cell>
          <table:table-cell office:value-type="string" calcext:value-type="string">
            <text:p>open / start 18:30 / 19: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5</text:p>
          </table:table-cell>
          <table:table-cell table:style-name="ce34" table:formula="of:=IF([.C234]=[.C235];[.D234]+1;1)" office:value-type="float" office:value="1" calcext:value-type="float">
            <text:p/>
          </table:table-cell>
          <table:table-cell office:value-type="string" calcext:value-type="string">
            <text:p>カラバッシュの左側</text:p>
          </table:table-cell>
          <table:table-cell table:style-name="Default" office:value-type="string" calcext:value-type="string">
            <text:p>WINDOWZ / PeopleJam / 沖ちづる / mothercoat / テコの原理</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6</text:p>
          </table:table-cell>
          <table:table-cell table:style-name="ce34" table:formula="of:=IF([.C235]=[.C236];[.D235]+1;1)" office:value-type="float" office:value="1" calcext:value-type="float">
            <text:p/>
          </table:table-cell>
          <table:table-cell office:value-type="string" calcext:value-type="string">
            <text:p>otoe label presetsbr2n 「NO FUN vol.6」</text:p>
          </table:table-cell>
          <table:table-cell table:style-name="Default" office:value-type="string" calcext:value-type="string">
            <text:p>デマゴーグ / THIS IS JAPAN / KIRIHITO</text:p>
          </table:table-cell>
          <table:table-cell office:value-type="string" calcext:value-type="string">
            <text:p>open / start 19:00 / 19:30　adv / door 500 / 1000 (+3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7</text:p>
          </table:table-cell>
          <table:table-cell table:style-name="ce34" table:formula="of:=IF([.C236]=[.C237];[.D236]+1;1)" office:value-type="float" office:value="1" calcext:value-type="float">
            <text:p/>
          </table:table-cell>
          <table:table-cell office:value-type="string" calcext:value-type="string">
            <text:p>シャー クニャークス×アーバンダンス共同企画br2n 「シャーバンダンス王国のサーカス」</text:p>
          </table:table-cell>
          <table:table-cell table:style-name="Default" office:value-type="string" calcext:value-type="string">
            <text:p>シャー クニャークス / アーバンダンス /The Randolf / HAPPLE <text:s/>&lt;food&gt; eetee食堂</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8</text:p>
          </table:table-cell>
          <table:table-cell table:style-name="ce34" table:formula="of:=IF([.C237]=[.C238];[.D237]+1;1)" office:value-type="float" office:value="1" calcext:value-type="float">
            <text:p/>
          </table:table-cell>
          <table:table-cell office:value-type="string" calcext:value-type="string">
            <text:p>Trivandrum</text:p>
          </table:table-cell>
          <table:table-cell table:style-name="Default" office:value-type="string" calcext:value-type="string">
            <text:p>&lt;LIVE&gt; HATENOHATE / Sandy Frank / Y.I.M &lt;DJ&gt; ALTZ / PONTIAC a.k.a びんかん (/Abduction) / BLACKOUT aka DJ HIROAKI (PSYCHOGEM/ene) / and more &lt;DECO&gt; aiyuuri (Vaaaahana/秘境祭)</text:p>
          </table:table-cell>
          <table:table-cell office:value-type="string" calcext:value-type="string">
            <text:p>open / start 21: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9</text:p>
          </table:table-cell>
          <table:table-cell table:style-name="ce34" table:formula="of:=IF([.C238]=[.C239];[.D238]+1;1)" office:value-type="float" office:value="1" calcext:value-type="float">
            <text:p/>
          </table:table-cell>
          <table:table-cell office:value-type="string" calcext:value-type="string">
            <text:p>東京ノイズ第八回</text:p>
          </table:table-cell>
          <table:table-cell table:style-name="Default" office:value-type="string" calcext:value-type="string">
            <text:p>§†§ / ロック墓場（NAGOYA) / †13TH MOON† / PANORAMA FAMILY / シャイガンティ / COUNT　PHANTOM（NAGOYA） Y.I.M. / YOU GOT A RADIO! / TECHNIC RUNNER</text:p>
          </table:table-cell>
          <table:table-cell office:value-type="string" calcext:value-type="string">
            <text:p>open / start 18:30 / 19:00　adv / door 2000 / 2300 (+1d)　ticket THREE / LAWSON TICKET L-71284</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30</text:p>
          </table:table-cell>
          <table:table-cell table:style-name="ce34" table:formula="of:=IF([.C239]=[.C240];[.D239]+1;1)" office:value-type="float" office:value="1" calcext:value-type="float">
            <text:p/>
          </table:table-cell>
          <table:table-cell office:value-type="string" calcext:value-type="string">
            <text:p>アミーズボーカルスクール パフォーマンス部発表会 vol.0</text:p>
          </table:table-cell>
          <table:table-cell table:style-name="Default" office:value-type="string" calcext:value-type="string">
            <text:p>***</text:p>
          </table:table-cell>
          <table:table-cell office:value-type="string" calcext:value-type="string">
            <text:p>open / start 12:00 / 12:15　adv / door 未定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30</text:p>
          </table:table-cell>
          <table:table-cell table:style-name="ce34" table:formula="of:=IF([.C240]=[.C241];[.D240]+1;1)" office:value-type="float" office:value="2" calcext:value-type="float">
            <text:p/>
          </table:table-cell>
          <table:table-cell office:value-type="string" calcext:value-type="string">
            <text:p>ゆん☆リボーん presents br2n 「アンチエイジング日本代表唄って踊れるアジアのロックスターゆん様誕生日パーティー」</text:p>
          </table:table-cell>
          <table:table-cell table:style-name="Default" office:value-type="string" calcext:value-type="string">
            <text:p>Withキュウ / riverロマンチック日本代表</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31</text:p>
          </table:table-cell>
          <table:table-cell table:style-name="ce34" table:formula="of:=IF([.C241]=[.C242];[.D241]+1;1)" office:value-type="float" office:value="1" calcext:value-type="float">
            <text:p/>
          </table:table-cell>
          <table:table-cell office:value-type="string" calcext:value-type="string">
            <text:p>maintenance</text:p>
          </table:table-cell>
          <table:table-cell table:style-name="Default" office:value-type="string" calcext:value-type="string">
            <text:p>*THREE店頭前売は通常通り16:00〜販売致します。</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1</text:p>
          </table:table-cell>
          <table:table-cell table:style-name="ce34" table:formula="of:=IF([.C242]=[.C243];[.D242]+1;1)" office:value-type="float" office:value="1" calcext:value-type="float">
            <text:p/>
          </table:table-cell>
          <table:table-cell office:value-type="string" calcext:value-type="string">
            <text:p>＜DaisyBar 9th Anniversary~THE Roll&amp;McCARTNEY 2ndEPbr2n リリースパーティ”カム・トゥゲザーVol.1”~＞</text:p>
          </table:table-cell>
          <table:table-cell table:style-name="Default" office:value-type="string" calcext:value-type="string">
            <text:p>THE Roll&amp;McCARTNEYbr2n ブリキオーケストラ br2n 秋村充 br2n THE MYHALLEY(京都) </text:p>
          </table:table-cell>
          <table:table-cell office:value-type="string" calcext:value-type="string">
            <text:p>OPEN 18:30 START 19:00 前売り 2000円(D別)／当日 2300円(D別)br2n 発売日1/25(土)br2n ローソンチケット　0570-00-0777　　 br2n Lコード予約　http://l-tike.com　Lコード:78755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2</text:p>
          </table:table-cell>
          <table:table-cell table:style-name="ce34" table:formula="of:=IF([.C243]=[.C244];[.D243]+1;1)" office:value-type="float" office:value="1" calcext:value-type="float">
            <text:p/>
          </table:table-cell>
          <table:table-cell office:value-type="string" calcext:value-type="string">
            <text:p>＜Daisy Bar 9th Anniversary × The cold tommybr2n 「パスコード」発売記念ワンマン【TEMPERANCE】＞</text:p>
          </table:table-cell>
          <table:table-cell table:style-name="Default" office:value-type="string" calcext:value-type="string">
            <text:p>The cold tommy </text:p>
          </table:table-cell>
          <table:table-cell office:value-type="string" calcext:value-type="string">
            <text:p>OPEN 18:00 START 19:00 前売り 2000円(D別)／当日 2500円(D別)発売日2/14(金)br2n ローソンチケット　0570-00-0777　　 br2n Lコード予約　http://l-tike.com　Lコード:71763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3</text:p>
          </table:table-cell>
          <table:table-cell table:style-name="ce34" table:formula="of:=IF([.C244]=[.C245];[.D244]+1;1)" office:value-type="float" office:value="1" calcext:value-type="float">
            <text:p/>
          </table:table-cell>
          <table:table-cell office:value-type="string" calcext:value-type="string">
            <text:p>＜DaisyBar 9th Anniversary~Show must go on~＞</text:p>
          </table:table-cell>
          <table:table-cell table:style-name="Default" office:value-type="string" calcext:value-type="string">
            <text:p>尾崎信隆(アナトオル・フランス)br2n  yamaguchishintaroubr2n 菊地椋介(さよなら、また今度ね) br2n 北方秀平(Bealine) br2n 中村ヒカル(FLOWER)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4</text:p>
          </table:table-cell>
          <table:table-cell table:style-name="ce34" table:formula="of:=IF([.C245]=[.C246];[.D245]+1;1)" office:value-type="float" office:value="1" calcext:value-type="float">
            <text:p/>
          </table:table-cell>
          <table:table-cell office:value-type="string" calcext:value-type="string">
            <text:p>＜DaisyBar 9th Anniversary~Matchbox~＞</text:p>
          </table:table-cell>
          <table:table-cell table:style-name="Default" office:value-type="string" calcext:value-type="string">
            <text:p>JET THUNDERSbr2n mollbr2n The ぐだーズ br2n brelo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5</text:p>
          </table:table-cell>
          <table:table-cell table:style-name="ce34" table:formula="of:=IF([.C246]=[.C247];[.D246]+1;1)" office:value-type="float" office:value="1" calcext:value-type="float">
            <text:p/>
          </table:table-cell>
          <table:table-cell office:value-type="string" calcext:value-type="string">
            <text:p>＜DaisyBar 9th Anniversary~NIGHT ON THE PLANET！presentsbr2n 『COOL FOOL』~＞</text:p>
          </table:table-cell>
          <table:table-cell table:style-name="Default" office:value-type="string" calcext:value-type="string">
            <text:p>The Electrosbr2n THE FUZZACTbr2n 潟口泰弘 br2n テクマクマヤーンズ br2n 笹井陽(THE WORLD APARTMENT HORROR,東京ゴッドファーザーズ) </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6</text:p>
          </table:table-cell>
          <table:table-cell table:style-name="ce34" table:formula="of:=IF([.C247]=[.C248];[.D247]+1;1)" office:value-type="float" office:value="1" calcext:value-type="float">
            <text:p/>
          </table:table-cell>
          <table:table-cell office:value-type="string" calcext:value-type="string">
            <text:p>＜DaisyBar 9th Anniversary~HEAT OUT~＞</text:p>
          </table:table-cell>
          <table:table-cell table:style-name="Default" office:value-type="string" calcext:value-type="string">
            <text:p>The pattie boidsbr2n Virgin Crab Bandbr2n THE RUN'Sbr2n THE LOW SAViES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7</text:p>
          </table:table-cell>
          <table:table-cell table:style-name="ce34" table:formula="of:=IF([.C248]=[.C249];[.D248]+1;1)" office:value-type="float" office:value="1" calcext:value-type="float">
            <text:p/>
          </table:table-cell>
          <table:table-cell office:value-type="string" calcext:value-type="string">
            <text:p>＜DaisyBar 9th Anniversary~CHROCO presents“クロコの穴”~＞</text:p>
          </table:table-cell>
          <table:table-cell table:style-name="Default" office:value-type="string" calcext:value-type="string">
            <text:p>CHROCO  br2n ショージロージュニア   br2n 菅田紗江（モミジアオイ）       br2n 内藤重人feat k:soul:y br2n br2n ART BOOTHbr2n k:soul:y       br2n rikachem</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8</text:p>
          </table:table-cell>
          <table:table-cell table:style-name="ce34" table:formula="of:=IF([.C249]=[.C250];[.D249]+1;1)" office:value-type="float" office:value="1" calcext:value-type="float">
            <text:p/>
          </table:table-cell>
          <table:table-cell office:value-type="string" calcext:value-type="string">
            <text:p>＜DaisyBar 9th Anniversary~WILD NOBU AND RYOHEI ROCKER PRESENTS“RIDE ON REBELS”＞</text:p>
          </table:table-cell>
          <table:table-cell table:style-name="Default" office:value-type="string" calcext:value-type="string">
            <text:p>THE CRAZY TEDS(OSAKA)br2n SWAMP RATZ(FROM SHIZUOKA)br2n CRACKSbr2n SOUTA&amp;THE BLITZ ATTACK BOYSbr2n THE DIXIE ROCKERSbr2n  br2n DJ:br2n TON-UP SAT(NAGOYA)br2n NICObr2n RYOHEI ROCKER </text:p>
          </table:table-cell>
          <table:table-cell office:value-type="string" calcext:value-type="string">
            <text:p>OPEN 18:30 START 19:00 前売り 2500円(D別)／当日 3000円(D別)発売日2/8(土)br2n ローソンチケット　0570-00-0777　　 br2n Lコード予約　http://l-tike.com　Lコード:71345br2n イープラス　　http://eee.eplus.co.jp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9</text:p>
          </table:table-cell>
          <table:table-cell table:style-name="ce34" table:formula="of:=IF([.C250]=[.C251];[.D250]+1;1)" office:value-type="float" office:value="1" calcext:value-type="float">
            <text:p/>
          </table:table-cell>
          <table:table-cell office:value-type="string" calcext:value-type="string">
            <text:p>＜DaisyBar 9th Anniversary~First Impression~＞</text:p>
          </table:table-cell>
          <table:table-cell table:style-name="Default" office:value-type="string" calcext:value-type="string">
            <text:p>ジョニーの憂鬱 br2n THE VISIONbr2n NAIVESbr2n sugar'N'spicebr2n 上村昌也</text:p>
          </table:table-cell>
          <table:table-cell office:value-type="string" calcext:value-type="string">
            <text:p>OPEN 18:00 START 18:30 前売り 2000円(D別)／当日 2300円(D別)発売日2/9(日)br2n ローソンチケット　0570-00-0777　　 br2n Lコード予約　http://l-tike.com　Lコード:71350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0</text:p>
          </table:table-cell>
          <table:table-cell table:style-name="ce34" table:formula="of:=IF([.C251]=[.C252];[.D251]+1;1)" office:value-type="float" office:value="1" calcext:value-type="float">
            <text:p/>
          </table:table-cell>
          <table:table-cell office:value-type="string" calcext:value-type="string">
            <text:p>＜DaisyBar 9th Anniversary~From The Beginning~＞</text:p>
          </table:table-cell>
          <table:table-cell table:style-name="Default" office:value-type="string" calcext:value-type="string">
            <text:p>江戸浪士組 br2n Pleasure Dropsbr2n 藤田恭輔 br2n 天狗☆スター</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1</text:p>
          </table:table-cell>
          <table:table-cell table:style-name="ce34" table:formula="of:=IF([.C252]=[.C253];[.D252]+1;1)" office:value-type="float" office:value="1" calcext:value-type="float">
            <text:p/>
          </table:table-cell>
          <table:table-cell office:value-type="string" calcext:value-type="string">
            <text:p>＜DaisyBar 9th Anniversary~Reddy Teddy~＞</text:p>
          </table:table-cell>
          <table:table-cell table:style-name="Default" office:value-type="string" calcext:value-type="string">
            <text:p>ギャスコイ br2n THE 昭和ロマンズ br2n 猫田たくみと初恋うさぎ br2n 極東ピーコック</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2</text:p>
          </table:table-cell>
          <table:table-cell table:style-name="ce34" table:formula="of:=IF([.C253]=[.C254];[.D253]+1;1)" office:value-type="float" office:value="1" calcext:value-type="float">
            <text:p/>
          </table:table-cell>
          <table:table-cell office:value-type="string" calcext:value-type="string">
            <text:p>＜DaisyBar 9th Anniversary~Groovy Park~＞</text:p>
          </table:table-cell>
          <table:table-cell table:style-name="Default" office:value-type="string" calcext:value-type="string">
            <text:p>THE ECHO DECKbr2n THE GRATE WALL PARADEbr2n FLOWER br2n ちゃーしゃ(spumoni)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3</text:p>
          </table:table-cell>
          <table:table-cell table:style-name="ce34" table:formula="of:=IF([.C254]=[.C255];[.D254]+1;1)" office:value-type="float" office:value="1" calcext:value-type="float">
            <text:p/>
          </table:table-cell>
          <table:table-cell office:value-type="string" calcext:value-type="string">
            <text:p>＜DaisyBar 9th Anniversary~GREAT HUNTING NIGHT VOL.55~＞</text:p>
          </table:table-cell>
          <table:table-cell table:style-name="Default" office:value-type="string" calcext:value-type="string">
            <text:p>Mrs. GREEN APPLEbr2n THE HAKKINbr2n 雨のパレード br2n bettibr2n Bryan Associates Club </text:p>
          </table:table-cell>
          <table:table-cell office:value-type="string" calcext:value-type="string">
            <text:p>OPEN 18:00 START 18:30 前売り 1500円(D別)／当日 20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4</text:p>
          </table:table-cell>
          <table:table-cell table:style-name="ce34" table:formula="of:=IF([.C255]=[.C256];[.D255]+1;1)" office:value-type="float" office:value="1" calcext:value-type="float">
            <text:p/>
          </table:table-cell>
          <table:table-cell office:value-type="string" calcext:value-type="string">
            <text:p>＜DaisyBar 9th Anniversary~BEAT WAVE~＞</text:p>
          </table:table-cell>
          <table:table-cell table:style-name="Default" office:value-type="string" calcext:value-type="string">
            <text:p>ARIZONAbr2n 悲縛りキラーズ br2n リリンシュ br2n モテギスミス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5</text:p>
          </table:table-cell>
          <table:table-cell table:style-name="ce34" table:formula="of:=IF([.C256]=[.C257];[.D256]+1;1)" office:value-type="float" office:value="1" calcext:value-type="float">
            <text:p/>
          </table:table-cell>
          <table:table-cell office:value-type="string" calcext:value-type="string">
            <text:p>＜DaisyBar 9th Anniversary~ROCK'N'ROLL SURVIVOR~＞</text:p>
          </table:table-cell>
          <table:table-cell table:style-name="Default" office:value-type="string" calcext:value-type="string">
            <text:p>Briarbr2n ハチノス br2n The MIDNIGHTSbr2n ザ・ゼロゴウズ br2n getawaysbr2n 丈 br2n br2n <text:s/>br2n OPEN 18:00 START 18:30 前売り 2000円(D別)／当日 2500円(D別)</text:p>
          </table:table-cell>
          <table:table-cell office:value-type="string" calcext:value-type="string">
            <text:p>OPEN 18:30 START 19:00 前売り 2000円(D別)／当日 2300円(D別)発売日2/9(日)br2n ローソンチケット　0570-00-0777　　 br2n Lコード予約　http://l-tike.com　Lコード:71356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6</text:p>
          </table:table-cell>
          <table:table-cell table:style-name="ce34" table:formula="of:=IF([.C257]=[.C258];[.D257]+1;1)" office:value-type="float" office:value="1" calcext:value-type="float">
            <text:p/>
          </table:table-cell>
          <table:table-cell office:value-type="string" calcext:value-type="string">
            <text:p>＜DaisyBar 9th Anniversary~SUNDAY COMPLEX~＞</text:p>
          </table:table-cell>
          <table:table-cell table:style-name="Default" office:value-type="string" calcext:value-type="string">
            <text:p>TRINICITYbr2n テグー br2n brutal peter gunbr2n THE HAKKIN</text:p>
          </table:table-cell>
          <table:table-cell office:value-type="string" calcext:value-type="string">
            <text:p>OPEN 18:00 START 18:3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7</text:p>
          </table:table-cell>
          <table:table-cell table:style-name="ce34" table:formula="of:=IF([.C258]=[.C259];[.D258]+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シガレットママ br2n loachbr2n スミスのぶくん(アナトオル・フランス)br2n 鈴木央 br2n 関口英樹(Pleasure Drops)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8</text:p>
          </table:table-cell>
          <table:table-cell table:style-name="ce34" table:formula="of:=IF([.C259]=[.C260];[.D259]+1;1)" office:value-type="float" office:value="1" calcext:value-type="float">
            <text:p/>
          </table:table-cell>
          <table:table-cell office:value-type="string" calcext:value-type="string">
            <text:p>＜DaisyBar 9th Anniversary~NIGHT ON THE PLANET！presentsbr2n 『MAGICAL COLORS』~＞</text:p>
          </table:table-cell>
          <table:table-cell table:style-name="Default" office:value-type="string" calcext:value-type="string">
            <text:p>こゆび br2n GOLD SHIPbr2n 遠藤翔太(THE Hotel Dolly) br2n Rip vain winkle</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9</text:p>
          </table:table-cell>
          <table:table-cell table:style-name="ce34" table:formula="of:=IF([.C260]=[.C261];[.D260]+1;1)" office:value-type="float" office:value="1" calcext:value-type="float">
            <text:p/>
          </table:table-cell>
          <table:table-cell office:value-type="string" calcext:value-type="string">
            <text:p>＜DaisyBar 9th Anniversary~from here to now to you~＞</text:p>
          </table:table-cell>
          <table:table-cell table:style-name="Default" office:value-type="string" calcext:value-type="string">
            <text:p>CANVASbr2n I Think Otherwisebr2n The holy'sbr2n 岩本岳士(QUATTRO) </text:p>
          </table:table-cell>
          <table:table-cell office:value-type="string" calcext:value-type="string">
            <text:p>OPEN 18:30 START 19:00 前売り 2300円(D別)／当日 2800円(D別)発売日2/15(土)br2n ローソンチケット　0570-00-0777　　 br2n Lコード予約　http://l-tike.com　Lコード:72038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0</text:p>
          </table:table-cell>
          <table:table-cell table:style-name="ce34" table:formula="of:=IF([.C261]=[.C262];[.D261]+1;1)" office:value-type="float" office:value="1" calcext:value-type="float">
            <text:p/>
          </table:table-cell>
          <table:table-cell office:value-type="string" calcext:value-type="string">
            <text:p>＜DaisyBar 9th Anniversary~Groovy Park~＞</text:p>
          </table:table-cell>
          <table:table-cell table:style-name="Default" office:value-type="string" calcext:value-type="string">
            <text:p>THE TEENAGE KISSERSbr2n the tendernessbr2n ARIZONA </text:p>
          </table:table-cell>
          <table:table-cell office:value-type="string" calcext:value-type="string">
            <text:p>OPEN 18:30 START 19:00 前売り 2300円(D別)／当日 2800円(D別)発売日2/21(金)br2n ローソンチケット　0570-00-0777　　 br2n Lコード予約　http://l-tike.com　Lコード:72040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1</text:p>
          </table:table-cell>
          <table:table-cell table:style-name="ce34" table:formula="of:=IF([.C262]=[.C263];[.D262]+1;1)" office:value-type="float" office:value="1" calcext:value-type="float">
            <text:p/>
          </table:table-cell>
          <table:table-cell office:value-type="string" calcext:value-type="string">
            <text:p>＜DaisyBar 9th Anniversary~集団パラリラ企画br2n 『月まで届け、少年ラの声 vol.12』＞</text:p>
          </table:table-cell>
          <table:table-cell table:style-name="Default" office:value-type="string" calcext:value-type="string">
            <text:p>集団パラリラ br2n Walkings(ex:イッキーサンプス)br2n BOY FROM HELL </text:p>
          </table:table-cell>
          <table:table-cell office:value-type="string" calcext:value-type="string">
            <text:p>OPEN 18:00 START 18:3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2</text:p>
          </table:table-cell>
          <table:table-cell table:style-name="ce34" table:formula="of:=IF([.C263]=[.C264];[.D263]+1;1)" office:value-type="float" office:value="1" calcext:value-type="float">
            <text:p/>
          </table:table-cell>
          <table:table-cell office:value-type="string" calcext:value-type="string">
            <text:p>＜DaisyBar 9th Anniversary×DJ udon(club Oh-Yeah!!!)共同企画＞</text:p>
          </table:table-cell>
          <table:table-cell table:style-name="Default" office:value-type="string" calcext:value-type="string">
            <text:p>the blackshoesbr2n The holy'sbr2n INNOSENT in FORMAL br2n br2n DJ:br2n udon(club Oh-Yeah!!!) br2n tomijibr2n 鈴木央 br2n br2n br2n OPEN 18:00 START 18:30</text:p>
          </table:table-cell>
          <table:table-cell office:value-type="string" calcext:value-type="string">
            <text:p>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3</text:p>
          </table:table-cell>
          <table:table-cell table:style-name="ce34" table:formula="of:=IF([.C264]=[.C265];[.D264]+1;1)" office:value-type="float" office:value="1" calcext:value-type="float">
            <text:p/>
          </table:table-cell>
          <table:table-cell office:value-type="string" calcext:value-type="string">
            <text:p>＜DaisyBar 9th Anniversary~YOU GOTTA MOVE!!!~＞</text:p>
          </table:table-cell>
          <table:table-cell table:style-name="Default" office:value-type="string" calcext:value-type="string">
            <text:p>JIGHEADbr2n ザ・チョコレイツ br2n Bethcoupesbr2n ケリーマフbr2n THE THUNDERROADS br2n DJ:br2n ウエムラ(Rockfields) </text:p>
          </table:table-cell>
          <table:table-cell office:value-type="string" calcext:value-type="string">
            <text:p>OPEN 18:00 START 18:30 前売り 2000円(D別)／当日 2500円(D別)br2n 発売日2/8(土)br2n ローソンチケット　0570-00-0777　　 br2n Lコード予約　http://l-tike.com　Lコード: 71358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4</text:p>
          </table:table-cell>
          <table:table-cell table:style-name="ce34" table:formula="of:=IF([.C265]=[.C266];[.D265]+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マグリーとルネ br2n Bealinebr2n spumonibr2n 浮玉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5</text:p>
          </table:table-cell>
          <table:table-cell table:style-name="ce34" table:formula="of:=IF([.C266]=[.C267];[.D266]+1;1)" office:value-type="float" office:value="1" calcext:value-type="float">
            <text:p/>
          </table:table-cell>
          <table:table-cell office:value-type="string" calcext:value-type="string">
            <text:p>＜DaisyBar 9th Anniversarybr2n ~Mister Postman×天狗☆スター 共同企画“強欲チャダルト”~＞</text:p>
          </table:table-cell>
          <table:table-cell table:style-name="Default" office:value-type="string" calcext:value-type="string">
            <text:p>Mister Postmanbr2n 天狗☆スター br2n ファンタスティックフォーbr2n TEXUS</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6</text:p>
          </table:table-cell>
          <table:table-cell table:style-name="ce34" table:formula="of:=IF([.C267]=[.C268];[.D267]+1;1)" office:value-type="float" office:value="1" calcext:value-type="float">
            <text:p/>
          </table:table-cell>
          <table:table-cell office:value-type="string" calcext:value-type="string">
            <text:p>＜DaisyBar 9th Anniversary~Reddy Teddy~＞</text:p>
          </table:table-cell>
          <table:table-cell table:style-name="Default" office:value-type="string" calcext:value-type="string">
            <text:p>前髪が、ある br2n アメフラシ br2n ぞえあ br2n POOL-O br2n Helsinki Ramadan Club</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7</text:p>
          </table:table-cell>
          <table:table-cell table:style-name="ce34" table:formula="of:=IF([.C268]=[.C269];[.D268]+1;1)" office:value-type="float" office:value="1" calcext:value-type="float">
            <text:p/>
          </table:table-cell>
          <table:table-cell office:value-type="string" calcext:value-type="string">
            <text:p>＜SHIMOKITA HARD ROCK MEETING DaisyBar 9th Anniversary SPECIAL!!!＞</text:p>
          </table:table-cell>
          <table:table-cell table:style-name="Default" office:value-type="string" calcext:value-type="string">
            <text:p>The JFKbr2n NOTbr2n TROLL8br2n LIFE GUARDbr2n br2n DJ:br2n キタシンイチ br2n ヒネ/ジュン br2n Hide☆41br2n br2n br2n br2n OPEN 18:30 START 19:00 前売り 2300円(D別)／当日 2800円(D別)</text:p>
          </table:table-cell>
          <table:table-cell office:value-type="string" calcext:value-type="string">
            <text:p>OPEN 18:30 START 19:00 前売り 2000円(D別)／当日 2300円(D別)発売日2/11(火)br2n ローソンチケット　0570-00-0777　　 br2n Lコード予約　http://l-tike.com　Lコード:71360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8</text:p>
          </table:table-cell>
          <table:table-cell table:style-name="ce34" table:formula="of:=IF([.C269]=[.C270];[.D269]+1;1)" office:value-type="float" office:value="1" calcext:value-type="float">
            <text:p/>
          </table:table-cell>
          <table:table-cell office:value-type="string" calcext:value-type="string">
            <text:p>＜DaisyBar 9th Anniversary~BET IT ALL~＞</text:p>
          </table:table-cell>
          <table:table-cell table:style-name="Default" office:value-type="string" calcext:value-type="string">
            <text:p>The next! Liddell 1974br2n ハグレヤギbr2n DODObr2n The cold tommy </text:p>
          </table:table-cell>
          <table:table-cell office:value-type="string" calcext:value-type="string">
            <text:p>OPEN 18:30 START 19:00 前売り 2300円(D別)／当日 2800円(D別)発売日2/28(金)br2n ローソンチケット　0570-00-0777　　 br2n Lコード予約　http://l-tike.com　Lコード:73183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9</text:p>
          </table:table-cell>
          <table:table-cell table:style-name="ce34" table:formula="of:=IF([.C270]=[.C271];[.D270]+1;1)" office:value-type="float" office:value="1" calcext:value-type="float">
            <text:p/>
          </table:table-cell>
          <table:table-cell office:value-type="string" calcext:value-type="string">
            <text:p>＜DaisyBar 9th Anniversary~ BAND A presentsbr2n 「ライブ会場限定シングル「テレパＣ」br2n リリースツアー”即売会”」~＞</text:p>
          </table:table-cell>
          <table:table-cell table:style-name="Default" office:value-type="string" calcext:value-type="string">
            <text:p>BAND Abr2n KETTLESbr2n ウサギバニーボーイ </text:p>
          </table:table-cell>
          <table:table-cell office:value-type="string" calcext:value-type="string">
            <text:p>OPEN 18:30 START 19:00 前売り 2500円(D別)／当日未定br2n 発売日1/25(土)br2n ローソンチケット　0570-00-0777　　 br2n Lコード予約　http://l-tike.com　Lコード:78462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30</text:p>
          </table:table-cell>
          <table:table-cell table:style-name="ce34" table:formula="of:=IF([.C271]=[.C272];[.D271]+1;1)" office:value-type="float" office:value="1" calcext:value-type="float">
            <text:p/>
          </table:table-cell>
          <table:table-cell office:value-type="string" calcext:value-type="string">
            <text:p>＜DaisyBar 9th Anniversary~NIGHT ON THE PLANET！~＞</text:p>
          </table:table-cell>
          <table:table-cell table:style-name="Default" office:value-type="string" calcext:value-type="string">
            <text:p>LIE-DOWNbr2n 凍死トナカイ br2n ALTRA&amp;CRYOGENIC br2n The BEG(大阪)</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31</text:p>
          </table:table-cell>
          <table:table-cell table:style-name="ce34" table:formula="of:=IF([.C272]=[.C273];[.D272]+1;1)" office:value-type="float" office:value="1" calcext:value-type="float">
            <text:p/>
          </table:table-cell>
          <table:table-cell office:value-type="string" calcext:value-type="string">
            <text:p>＜DaisyBar 9th Anniversary~CATS&amp;DOGS~＞</text:p>
          </table:table-cell>
          <table:table-cell table:style-name="Default" office:value-type="string" calcext:value-type="string">
            <text:p>THE LED TOYSbr2n the Wamekibr2n The answerbr2n …and more!!</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1</text:p>
          </table:table-cell>
          <table:table-cell table:style-name="ce34" table:formula="of:=IF([.C273]=[.C274];[.D273]+1;1)" office:value-type="float" office:value="1" calcext:value-type="float">
            <text:p/>
          </table:table-cell>
          <table:table-cell office:value-type="string" calcext:value-type="string">
            <text:p>BACK LIFT 【FULL OF OUR BIG DREAM TOUR2014】</text:p>
          </table:table-cell>
          <table:table-cell table:style-name="Default" office:value-type="string" calcext:value-type="string">
            <text:p>BACK LIFTbr2n THE SKIPPERSbr2n ENTH</text:p>
          </table:table-cell>
          <table:table-cell office:value-type="string" calcext:value-type="string">
            <text:p>OPEN 17:30 / START 18: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2</text:p>
          </table:table-cell>
          <table:table-cell table:style-name="ce34" table:formula="of:=IF([.C274]=[.C275];[.D274]+1;1)" office:value-type="float" office:value="1" calcext:value-type="float">
            <text:p/>
          </table:table-cell>
          <table:table-cell office:value-type="string" calcext:value-type="string">
            <text:p>おぞうにレコーズ×下北沢シェルター presents 「月刊初詣」</text:p>
          </table:table-cell>
          <table:table-cell table:style-name="Default" office:value-type="string" calcext:value-type="string">
            <text:p>工藤祐次郎 (おぞうにレコーズ)br2n HARAMITASbr2n ケバブジョンソン</text:p>
          </table:table-cell>
          <table:table-cell office:value-type="string" calcext:value-type="string">
            <text:p>OPEN 12:30 / START 13:00br2nADV￥1000 / DOOR￥1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2</text:p>
          </table:table-cell>
          <table:table-cell table:style-name="ce34" table:formula="of:=IF([.C275]=[.C276];[.D275]+1;1)" office:value-type="float" office:value="2" calcext:value-type="float">
            <text:p/>
          </table:table-cell>
          <table:table-cell office:value-type="string" calcext:value-type="string">
            <text:p>ノグチサトシ「負け犬」リリースツアー”遠吠え行脚(あん♡ギャ”)”</text:p>
          </table:table-cell>
          <table:table-cell table:style-name="Default" office:value-type="string" calcext:value-type="string">
            <text:p>ノグチサトシ(バンドセット:Dr:片山豊-SLIMEBALL/NO SHOW,Ba-海北大輔-LOST IN TIME,Gt-遠藤貴志-GOOFY'S HOLIDAY)br2n 町田直隆バンドbr2n GOOFY'S HOLIDAYbr2n 海北大輔（LOST IN TIME)</text:p>
          </table:table-cell>
          <table:table-cell office:value-type="string" calcext:value-type="string">
            <text:p>OPEN 18:30 / START 19:00br2nADV￥2500 / DOOR￥3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3</text:p>
          </table:table-cell>
          <table:table-cell table:style-name="ce34" table:formula="of:=IF([.C276]=[.C277];[.D276]+1;1)" office:value-type="float" office:value="1" calcext:value-type="float">
            <text:p/>
          </table:table-cell>
          <table:table-cell office:value-type="string" calcext:value-type="string">
            <text:p>QUATTRO Presents ” Dirt Garfunkel ”</text:p>
          </table:table-cell>
          <table:table-cell table:style-name="Default" office:value-type="string" calcext:value-type="string">
            <text:p>QUATTRObr2n FRONTIER BACKYARD</text:p>
          </table:table-cell>
          <table:table-cell office:value-type="string" calcext:value-type="string">
            <text:p>OPEN 18:30 / START 19:30br2nTHANK YOU SOLD OUT!!br2n ADV￥3300 / DOOR￥3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4</text:p>
          </table:table-cell>
          <table:table-cell table:style-name="ce34" table:formula="of:=IF([.C277]=[.C278];[.D277]+1;1)" office:value-type="float" office:value="1" calcext:value-type="float">
            <text:p/>
          </table:table-cell>
          <table:table-cell office:value-type="string" calcext:value-type="string">
            <text:p>春のPAN祭り～遊びたい都・市・頃～</text:p>
          </table:table-cell>
          <table:table-cell table:style-name="Default" office:value-type="string" calcext:value-type="string">
            <text:p>PANbr2n sumikabr2n STANCE PUNKS</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5</text:p>
          </table:table-cell>
          <table:table-cell table:style-name="ce34" table:formula="of:=IF([.C278]=[.C279];[.D278]+1;1)" office:value-type="float" office:value="1" calcext:value-type="float">
            <text:p/>
          </table:table-cell>
          <table:table-cell office:value-type="string" calcext:value-type="string">
            <text:p>enn x ELECTRIC LUNCH × HIGH BONE MUSCLE共同企画 「 eL 」〜エル〜</text:p>
          </table:table-cell>
          <table:table-cell table:style-name="Default" office:value-type="string" calcext:value-type="string">
            <text:p>ennbr2n ELECTRIC LUNCHbr2n HIGH BONE MUSCLEbr2n GUEST ACT：集団パラリラ</text:p>
          </table:table-cell>
          <table:table-cell office:value-type="string" calcext:value-type="string">
            <text:p>OPEN 18:30 / START 19:00br2nADV / DOOR￥2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6</text:p>
          </table:table-cell>
          <table:table-cell table:style-name="ce34" table:formula="of:=IF([.C279]=[.C280];[.D279]+1;1)" office:value-type="float" office:value="1" calcext:value-type="float">
            <text:p/>
          </table:table-cell>
          <table:table-cell office:value-type="string" calcext:value-type="string">
            <text:p>BOOKMARK’s vol.1</text:p>
          </table:table-cell>
          <table:table-cell table:style-name="Default" office:value-type="string" calcext:value-type="string">
            <text:p>BALLOON88br2n Elflock goes madbr2n The東京シュガーキャッツbr2n the Lucy</text:p>
          </table:table-cell>
          <table:table-cell office:value-type="string" calcext:value-type="string">
            <text:p>OPEN 18:30 / START 19:00br2nADV￥2000 / DOOR￥2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7</text:p>
          </table:table-cell>
          <table:table-cell table:style-name="ce34" table:formula="of:=IF([.C280]=[.C281];[.D280]+1;1)" office:value-type="float" office:value="1" calcext:value-type="float">
            <text:p/>
          </table:table-cell>
          <table:table-cell office:value-type="string" calcext:value-type="string">
            <text:p>“SHARK TOKYO”</text:p>
          </table:table-cell>
          <table:table-cell table:style-name="Default" office:value-type="string" calcext:value-type="string">
            <text:p>toldbr2n ゆれる</text:p>
          </table:table-cell>
          <table:table-cell office:value-type="string" calcext:value-type="string">
            <text:p>OPEN 18:00 / START 19:00br2nADV￥2000 / DOOR￥2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8</text:p>
          </table:table-cell>
          <table:table-cell table:style-name="ce34" table:formula="of:=IF([.C281]=[.C282];[.D281]+1;1)" office:value-type="float" office:value="1" calcext:value-type="float">
            <text:p/>
          </table:table-cell>
          <table:table-cell office:value-type="string" calcext:value-type="string">
            <text:p>LessThan TV pre.【VOLT IN HAUS 4】</text:p>
          </table:table-cell>
          <table:table-cell table:style-name="Default" office:value-type="string" calcext:value-type="string">
            <text:p>ロンリー（岡山）br2n 宮武BONES（大阪）br2n 思い出野郎Aチームbr2n Preparation Set（茨城）br2n SUPER DUMB</text:p>
          </table:table-cell>
          <table:table-cell office:value-type="string" calcext:value-type="string">
            <text:p>OPEN 18:00 / START 18:30br2nADV￥2000 / DOOR￥2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9</text:p>
          </table:table-cell>
          <table:table-cell table:style-name="ce34" table:formula="of:=IF([.C282]=[.C283];[.D282]+1;1)" office:value-type="float" office:value="1" calcext:value-type="float">
            <text:p/>
          </table:table-cell>
          <table:table-cell office:value-type="string" calcext:value-type="string">
            <text:p>New Live Emot</text:p>
          </table:table-cell>
          <table:table-cell table:style-name="Default" office:value-type="string" calcext:value-type="string">
            <text:p>真夜中ブランケットbr2n リリンシュbr2n and more.</text:p>
          </table:table-cell>
          <table:table-cell office:value-type="string" calcext:value-type="string">
            <text:p>OPEN 12:30 / START 13:00br2n各バンド取り置きbr2n ADV￥1200/ DOOR¥1700br2n  </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9</text:p>
          </table:table-cell>
          <table:table-cell table:style-name="ce34" table:formula="of:=IF([.C283]=[.C284];[.D283]+1;1)" office:value-type="float" office:value="2" calcext:value-type="float">
            <text:p/>
          </table:table-cell>
          <table:table-cell office:value-type="string" calcext:value-type="string">
            <text:p>『PUNK UPSTARTS vol.2』</text:p>
          </table:table-cell>
          <table:table-cell table:style-name="Default" office:value-type="string" calcext:value-type="string">
            <text:p>ゲンドウミサイルbr2n LET IT ROCK$br2n Theトリコロールbr2n V．Sbr2n DJ：コータロー</text:p>
          </table:table-cell>
          <table:table-cell office:value-type="string" calcext:value-type="string">
            <text:p>OPEN 18:30 / START 19:00br2nADV￥2300 / DOOR￥2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0</text:p>
          </table:table-cell>
          <table:table-cell table:style-name="ce34" table:formula="of:=IF([.C284]=[.C285];[.D284]+1;1)" office:value-type="float" office:value="1" calcext:value-type="float">
            <text:p/>
          </table:table-cell>
          <table:table-cell office:value-type="string" calcext:value-type="string">
            <text:p>アップル斎藤と愉快なヘラクレスたち presents ヘラクレスOH-!NUKi the FINAL</text:p>
          </table:table-cell>
          <table:table-cell table:style-name="Default" office:value-type="string" calcext:value-type="string">
            <text:p>アップル斎藤と愉快なヘラクレスたちbr2n guest.br2n KiNGONS</text:p>
          </table:table-cell>
          <table:table-cell office:value-type="string" calcext:value-type="string">
            <text:p>OPEN 19:00 / START 19:3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1</text:p>
          </table:table-cell>
          <table:table-cell table:style-name="ce34" table:formula="of:=IF([.C285]=[.C286];[.D285]+1;1)" office:value-type="float" office:value="1" calcext:value-type="float">
            <text:p/>
          </table:table-cell>
          <table:table-cell office:value-type="string" calcext:value-type="string">
            <text:p>DOMESTIC ANIMAL FESTA. ASPARAGUS ONEMAN SHOW</text:p>
          </table:table-cell>
          <table:table-cell table:style-name="Default" office:value-type="string" calcext:value-type="string">
            <text:p>ASPARAGUS</text:p>
          </table:table-cell>
          <table:table-cell office:value-type="string" calcext:value-type="string">
            <text:p>OPEN 19:00 / START 19:30br2nTHANK YOU!! SOLD OUT!!br2n ADV￥3000 / DOOR￥3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2</text:p>
          </table:table-cell>
          <table:table-cell table:style-name="ce34" table:formula="of:=IF([.C286]=[.C287];[.D286]+1;1)" office:value-type="float" office:value="1" calcext:value-type="float">
            <text:p/>
          </table:table-cell>
          <table:table-cell office:value-type="string" calcext:value-type="string">
            <text:p>THE TRUST BLAST presents “10,000,000 VOICES vol.8”</text:p>
          </table:table-cell>
          <table:table-cell table:style-name="Default" office:value-type="string" calcext:value-type="string">
            <text:p>HAKAIHAYABUSAbr2n MINAMI NiNEbr2n THE RODEOSbr2n THE TRUST BLAST</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3</text:p>
          </table:table-cell>
          <table:table-cell table:style-name="ce34" table:formula="of:=IF([.C287]=[.C288];[.D287]+1;1)" office:value-type="float" office:value="1" calcext:value-type="float">
            <text:p/>
          </table:table-cell>
          <table:table-cell office:value-type="string" calcext:value-type="string">
            <text:p>“2013年度、大忘年会！” 〜気になるあの子を挟み撃ち〜</text:p>
          </table:table-cell>
          <table:table-cell table:style-name="Default" office:value-type="string" calcext:value-type="string">
            <text:p>バンドマン、レーベルなど音楽業界の方はもちろん、他業種の方、芸人さん、学生さんetc..br2n 全員大集合で、「今年度」を締めくくる忘年会をSHELTERにて開催します！br2n 日程は3月13日(木)br2n この日は『サンドイッチの日』という事で笑 (Wikipedia参照)br2n 弊店のサン...</text:p>
          </table:table-cell>
          <table:table-cell office:value-type="string" calcext:value-type="string">
            <text:p>OPEN 19:30 / START 20:00br2nADV/DOOR￥2500br2n 飲み放題＆サンドイッチ食べ放題！！br2n (L O：22:30 / CLOSE：23: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4</text:p>
          </table:table-cell>
          <table:table-cell table:style-name="ce34" table:formula="of:=IF([.C288]=[.C289];[.D288]+1;1)" office:value-type="float" office:value="1" calcext:value-type="float">
            <text:p/>
          </table:table-cell>
          <table:table-cell office:value-type="string" calcext:value-type="string">
            <text:p>SECRET 7 LINE 7周年記念ファン感謝祭 スペシャルワンマンライブ</text:p>
          </table:table-cell>
          <table:table-cell table:style-name="Default" office:value-type="string" calcext:value-type="string">
            <text:p>SECRET 7 LINE</text:p>
          </table:table-cell>
          <table:table-cell office:value-type="string" calcext:value-type="string">
            <text:p>OPEN 18:30 / START 19:00br2nADV￥777 / DOOR未定</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5</text:p>
          </table:table-cell>
          <table:table-cell table:style-name="ce34" table:formula="of:=IF([.C289]=[.C290];[.D289]+1;1)" office:value-type="float" office:value="1" calcext:value-type="float">
            <text:p/>
          </table:table-cell>
          <table:table-cell office:value-type="string" calcext:value-type="string">
            <text:p>NOT A NAME SOLDIERS SIGNS TOUR 2014 FINAL</text:p>
          </table:table-cell>
          <table:table-cell table:style-name="Default" office:value-type="string" calcext:value-type="string">
            <text:p>NOT A NAME SOLDIERSbr2n HAWAIIAN6br2n ETERNAL ELYSIUM</text:p>
          </table:table-cell>
          <table:table-cell office:value-type="string" calcext:value-type="string">
            <text:p>OPEN 18:00 / START 18:3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6</text:p>
          </table:table-cell>
          <table:table-cell table:style-name="ce34" table:formula="of:=IF([.C290]=[.C291];[.D290]+1;1)" office:value-type="float" office:value="1" calcext:value-type="float">
            <text:p/>
          </table:table-cell>
          <table:table-cell office:value-type="string" calcext:value-type="string">
            <text:p>三原重夫’sドラムクリニック　「チューニングアドバンス」　～とりあえず怒られない音作り～</text:p>
          </table:table-cell>
          <table:table-cell table:style-name="Default" office:value-type="string" calcext:value-type="string">
            <text:p>ドラマー、ドラムチューナー、エンジニア…様々な角度から広く浅く（本人談）br2n 実に25年ものキャリアを誇る三原重夫氏による、「かゆい所」をたっぷり引っかき回すドラムクリニック、お待たせしましたチューニング講座！スネアのチューニングに悩むあなたに...</text:p>
          </table:table-cell>
          <table:table-cell office:value-type="string" calcext:value-type="string">
            <text:p>OPEN 12:00 / START 12:30br2n一般¥2000 / 学割¥1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6</text:p>
          </table:table-cell>
          <table:table-cell table:style-name="ce34" table:formula="of:=IF([.C291]=[.C292];[.D291]+1;1)" office:value-type="float" office:value="2" calcext:value-type="float">
            <text:p/>
          </table:table-cell>
          <table:table-cell office:value-type="string" calcext:value-type="string">
            <text:p>SEX VIRGIN KILLER NEW SINGLE 発売記念GIG</text:p>
          </table:table-cell>
          <table:table-cell table:style-name="Default" office:value-type="string" calcext:value-type="string">
            <text:p>SEX VIRGIN KILLERbr2n Borisbr2n MEANING</text:p>
          </table:table-cell>
          <table:table-cell office:value-type="string" calcext:value-type="string">
            <text:p>OPEN 18:30 / START 19:00br2nADV￥2500 / DOOR￥3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7</text:p>
          </table:table-cell>
          <table:table-cell table:style-name="ce34" table:formula="of:=IF([.C292]=[.C293];[.D292]+1;1)" office:value-type="float" office:value="1" calcext:value-type="float">
            <text:p/>
          </table:table-cell>
          <table:table-cell office:value-type="string" calcext:value-type="string">
            <text:p>MIX MARKET 15th Anniversary 第1段 ～春の祭典 はっきよい のこったん～</text:p>
          </table:table-cell>
          <table:table-cell table:style-name="Default" office:value-type="string" calcext:value-type="string">
            <text:p>MIX MARKETbr2n チリヌルヲワカ</text:p>
          </table:table-cell>
          <table:table-cell office:value-type="string" calcext:value-type="string">
            <text:p>OPEN 19:00 / START 19:30br2nADV￥2800 / DOOR￥33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8</text:p>
          </table:table-cell>
          <table:table-cell table:style-name="ce34" table:formula="of:=IF([.C293]=[.C294];[.D293]+1;1)" office:value-type="float" office:value="1" calcext:value-type="float">
            <text:p/>
          </table:table-cell>
          <table:table-cell office:value-type="string" calcext:value-type="string">
            <text:p>ユリイカ企画「エンドロールでハイライトvol.1」</text:p>
          </table:table-cell>
          <table:table-cell table:style-name="Default" office:value-type="string" calcext:value-type="string">
            <text:p>ユリイカbr2n GEEKSTREEKSbr2n ALTRA&amp;CRYOGENICbr2n その隙間から</text:p>
          </table:table-cell>
          <table:table-cell office:value-type="string" calcext:value-type="string">
            <text:p>OPEN 19:00 / START 19:30br2nADV￥2000 / DOOR￥2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9</text:p>
          </table:table-cell>
          <table:table-cell table:style-name="ce34" table:formula="of:=IF([.C294]=[.C295];[.D294]+1;1)" office:value-type="float" office:value="1" calcext:value-type="float">
            <text:p/>
          </table:table-cell>
          <table:table-cell office:value-type="string" calcext:value-type="string">
            <text:p>今日のできごと×SHELTER presents!!</text:p>
          </table:table-cell>
          <table:table-cell table:style-name="Default" office:value-type="string" calcext:value-type="string">
            <text:p>THIS IS PANICbr2n バロムワンbr2n アカケルジャクソンbr2n YDOでんじゃらす弾き語り</text:p>
          </table:table-cell>
          <table:table-cell office:value-type="string" calcext:value-type="string">
            <text:p>OPEN 19:00 / START 19:30br2n※OPEN/STARTが変更になりました。br2n ADV￥1500 / DOOR￥1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0</text:p>
          </table:table-cell>
          <table:table-cell table:style-name="ce34" table:formula="of:=IF([.C295]=[.C296];[.D295]+1;1)" office:value-type="float" office:value="1" calcext:value-type="float">
            <text:p/>
          </table:table-cell>
          <table:table-cell office:value-type="string" calcext:value-type="string">
            <text:p>ビレッジマンズストアpresents”爆裂ヒーローショウ”３マン</text:p>
          </table:table-cell>
          <table:table-cell table:style-name="Default" office:value-type="string" calcext:value-type="string">
            <text:p>ビレッジマンズストアbr2n バックドロップシンデレラbr2n In 197666</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0</text:p>
          </table:table-cell>
          <table:table-cell table:style-name="ce34" table:formula="of:=IF([.C296]=[.C297];[.D296]+1;1)" office:value-type="float" office:value="2" calcext:value-type="float">
            <text:p/>
          </table:table-cell>
          <table:table-cell office:value-type="string" calcext:value-type="string">
            <text:p>ジャイアンナイトpresents TALK＆DJ 「おおたにとーやま」</text:p>
          </table:table-cell>
          <table:table-cell table:style-name="Default" office:value-type="string" calcext:value-type="string">
            <text:p>大谷ノブ彦(ダイノジ)br2n 遠山大輔(グランジ)</text:p>
          </table:table-cell>
          <table:table-cell office:value-type="string" calcext:value-type="string">
            <text:p>OPEN 23:30 / START 23:55br2nADV￥2000 / DOOR￥2500br2n メール予約￥22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1</text:p>
          </table:table-cell>
          <table:table-cell table:style-name="ce34" table:formula="of:=IF([.C297]=[.C298];[.D297]+1;1)" office:value-type="float" office:value="1" calcext:value-type="float">
            <text:p/>
          </table:table-cell>
          <table:table-cell office:value-type="string" calcext:value-type="string">
            <text:p>FMおだわら　アイドル放送局～隣のあの子はアイドルだ！～pre.「アイドル城下町vol.1」</text:p>
          </table:table-cell>
          <table:table-cell table:style-name="Default" office:value-type="string" calcext:value-type="string">
            <text:p>WHY@DOLLbr2n Tokyo Cheer2 Partybr2n 青SHUN学園 br2n andmore</text:p>
          </table:table-cell>
          <table:table-cell office:value-type="string" calcext:value-type="string">
            <text:p>OPEN 11:00 / START 11:30br2nADV￥2000 / DOOR￥2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1</text:p>
          </table:table-cell>
          <table:table-cell table:style-name="ce34" table:formula="of:=IF([.C298]=[.C299];[.D298]+1;1)" office:value-type="float" office:value="2" calcext:value-type="float">
            <text:p/>
          </table:table-cell>
          <table:table-cell office:value-type="string" calcext:value-type="string">
            <text:p>「FUZZ’Em All vo.3」</text:p>
          </table:table-cell>
          <table:table-cell table:style-name="Default" office:value-type="string" calcext:value-type="string">
            <text:p>KAGERObr2n LAGITAGIDAbr2n GEEKSTREEKS</text:p>
          </table:table-cell>
          <table:table-cell office:value-type="string" calcext:value-type="string">
            <text:p>OPEN 18:30 / START 19:00br2nADV￥2500 / DOOR未定</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2</text:p>
          </table:table-cell>
          <table:table-cell table:style-name="ce34" table:formula="of:=IF([.C299]=[.C300];[.D299]+1;1)" office:value-type="float" office:value="1" calcext:value-type="float">
            <text:p/>
          </table:table-cell>
          <table:table-cell office:value-type="string" calcext:value-type="string">
            <text:p>「TEEN’S MUSIC CAMP 2014」</text:p>
          </table:table-cell>
          <table:table-cell table:style-name="Default" office:value-type="string" calcext:value-type="string">
            <text:p>ねこね、こねこね。br2n ごじゅうおん崩壊br2n Ammybr2n ゲスト:真夜中ブランケット</text:p>
          </table:table-cell>
          <table:table-cell office:value-type="string" calcext:value-type="string">
            <text:p>OPEN 12:30 / START 13:00br2nADV￥800 / DOOR￥1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2</text:p>
          </table:table-cell>
          <table:table-cell table:style-name="ce34" table:formula="of:=IF([.C300]=[.C301];[.D300]+1;1)" office:value-type="float" office:value="2" calcext:value-type="float">
            <text:p/>
          </table:table-cell>
          <table:table-cell office:value-type="string" calcext:value-type="string">
            <text:p>“PSYCHOHOLIC REVOLT -UNDEAD CONDEMNED TO ROCK FOREVER-” 〜5th ALBUM “THE RETURN OF THE LIVING DEAD” RELEASE PARTY &amp; HIROYUKI FINAL STAGE!!!〜</text:p>
          </table:table-cell>
          <table:table-cell table:style-name="Default" office:value-type="string" calcext:value-type="string">
            <text:p>CRACKSbr2n ZOMBIE CATS</text:p>
          </table:table-cell>
          <table:table-cell office:value-type="string" calcext:value-type="string">
            <text:p>OPEN 18:30 / START 19:00br2nADV￥2000 / DOOR￥2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3</text:p>
          </table:table-cell>
          <table:table-cell table:style-name="ce34" table:formula="of:=IF([.C301]=[.C302];[.D301]+1;1)" office:value-type="float" office:value="1" calcext:value-type="float">
            <text:p/>
          </table:table-cell>
          <table:table-cell office:value-type="string" calcext:value-type="string">
            <text:p>「The Songlines of Protesta」</text:p>
          </table:table-cell>
          <table:table-cell table:style-name="Default" office:value-type="string" calcext:value-type="string">
            <text:p>ANTAGONISTA PUNKROCK ORCHESTRAbr2n OLEDICKFOGGYbr2n quAng duc Asylum</text:p>
          </table:table-cell>
          <table:table-cell office:value-type="string" calcext:value-type="string">
            <text:p>OPEN 12:00 / START 12:30br2nADV￥2000 / DOOR￥23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3</text:p>
          </table:table-cell>
          <table:table-cell table:style-name="ce34" table:formula="of:=IF([.C302]=[.C303];[.D302]+1;1)" office:value-type="float" office:value="2" calcext:value-type="float">
            <text:p/>
          </table:table-cell>
          <table:table-cell office:value-type="string" calcext:value-type="string">
            <text:p>The Cavemans presents 「洞穴倶楽部〜新世紀、イチ！ニイ！アナコンダーー！黄金の牙編〜」</text:p>
          </table:table-cell>
          <table:table-cell table:style-name="Default" office:value-type="string" calcext:value-type="string">
            <text:p>The Cavemansbr2n SKAFF-LINKSbr2n Cubetone</text:p>
          </table:table-cell>
          <table:table-cell office:value-type="string" calcext:value-type="string">
            <text:p>OPEN 18:30 / START 19:00br2nADV￥2000 / DOOR￥23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4</text:p>
          </table:table-cell>
          <table:table-cell table:style-name="ce34" table:formula="of:=IF([.C303]=[.C304];[.D303]+1;1)" office:value-type="float" office:value="1" calcext:value-type="float">
            <text:p/>
          </table:table-cell>
          <table:table-cell office:value-type="string" calcext:value-type="string">
            <text:p>水上カルビpresents “若気の至り” vol.01</text:p>
          </table:table-cell>
          <table:table-cell table:style-name="Default" office:value-type="string" calcext:value-type="string">
            <text:p>水上カルビbr2n セプテンバーミーbr2n THE 地球連邦軍br2n モノレコードbr2n 13日の交差点</text:p>
          </table:table-cell>
          <table:table-cell office:value-type="string" calcext:value-type="string">
            <text:p>OPEN 17:30 / START 18:00br2nADV￥1500 / DOOR￥1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5</text:p>
          </table:table-cell>
          <table:table-cell table:style-name="ce34" table:formula="of:=IF([.C304]=[.C305];[.D304]+1;1)" office:value-type="float" office:value="1" calcext:value-type="float">
            <text:p/>
          </table:table-cell>
          <table:table-cell office:value-type="string" calcext:value-type="string">
            <text:p>夢幻の宴vol.24〜夢幻シンドロームのマーチ〜</text:p>
          </table:table-cell>
          <table:table-cell table:style-name="Default" office:value-type="string" calcext:value-type="string">
            <text:p>UNLIMITS</text:p>
          </table:table-cell>
          <table:table-cell office:value-type="string" calcext:value-type="string">
            <text:p>OPEN 18:30 / START 19:00br2nADV￥2800 / DOOR￥33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6</text:p>
          </table:table-cell>
          <table:table-cell table:style-name="ce34" table:formula="of:=IF([.C305]=[.C306];[.D305]+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7</text:p>
          </table:table-cell>
          <table:table-cell table:style-name="ce34" table:formula="of:=IF([.C306]=[.C307];[.D306]+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8</text:p>
          </table:table-cell>
          <table:table-cell table:style-name="ce34" table:formula="of:=IF([.C307]=[.C308];[.D307]+1;1)" office:value-type="float" office:value="1" calcext:value-type="float">
            <text:p/>
          </table:table-cell>
          <table:table-cell office:value-type="string" calcext:value-type="string">
            <text:p>GLIM SPANKY “FREAK ON THE HILL”</text:p>
          </table:table-cell>
          <table:table-cell table:style-name="Default" office:value-type="string" calcext:value-type="string">
            <text:p>GLIM SPANKYbr2n THE 抱きしめるズbr2n GLIDERbr2n ザ・ビートモーターズ</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9</text:p>
          </table:table-cell>
          <table:table-cell table:style-name="ce34" table:formula="of:=IF([.C308]=[.C309];[.D308]+1;1)" office:value-type="float" office:value="1" calcext:value-type="float">
            <text:p/>
          </table:table-cell>
          <table:table-cell office:value-type="string" calcext:value-type="string">
            <text:p>ホールレンタル</text:p>
          </table:table-cell>
          <table:table-cell table:style-name="Default" office:value-type="string" calcext:value-type="string">
            <text:p>ホールレンタル</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9</text:p>
          </table:table-cell>
          <table:table-cell table:style-name="ce34" table:formula="of:=IF([.C309]=[.C310];[.D309]+1;1)" office:value-type="float" office:value="2" calcext:value-type="float">
            <text:p/>
          </table:table-cell>
          <table:table-cell office:value-type="string" calcext:value-type="string">
            <text:p>KOGA RECORDS NIGHT – 20th Anniversary Special -</text:p>
          </table:table-cell>
          <table:table-cell table:style-name="Default" office:value-type="string" calcext:value-type="string">
            <text:p>RON RON CLOUbr2n ROCKET Kbr2n STRAWBERRYbr2n SWITCH TROUT</text:p>
          </table:table-cell>
          <table:table-cell office:value-type="string" calcext:value-type="string">
            <text:p>OPEN 18:00 / START 18:30br2nADV￥2500 / DOOR￥3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30</text:p>
          </table:table-cell>
          <table:table-cell table:style-name="ce34" table:formula="of:=IF([.C310]=[.C311];[.D310]+1;1)" office:value-type="float" office:value="1" calcext:value-type="float">
            <text:p/>
          </table:table-cell>
          <table:table-cell office:value-type="string" calcext:value-type="string">
            <text:p>this is not a business HMV限定シングル「very.nice.good.」 発売記念ワンマンライブ 「very.nice.good.live」</text:p>
          </table:table-cell>
          <table:table-cell table:style-name="Default" office:value-type="string" calcext:value-type="string">
            <text:p>this is not a business</text:p>
          </table:table-cell>
          <table:table-cell office:value-type="string" calcext:value-type="string">
            <text:p>OPEN 17:00 / START 18:00br2nADV￥2500 / DOOR￥3000br2n ・2名様チケット￥4000br2n ・学生は当日学生証提示で、￥1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31</text:p>
          </table:table-cell>
          <table:table-cell table:style-name="ce34" table:formula="of:=IF([.C311]=[.C312];[.D311]+1;1)" office:value-type="float" office:value="1" calcext:value-type="float">
            <text:p/>
          </table:table-cell>
          <table:table-cell office:value-type="string" calcext:value-type="string">
            <text:p>春休みダヨ！全員集合！！東西LIVE合戦！！下北沢編〜</text:p>
          </table:table-cell>
          <table:table-cell table:style-name="Default" office:value-type="string" calcext:value-type="string">
            <text:p>Anybr2n ココロオークション(大阪)br2n ファジーロジック(神戸)br2n BOYS END SWING GIRL(千葉)</text:p>
          </table:table-cell>
          <table:table-cell office:value-type="string" calcext:value-type="string">
            <text:p>OPEN 18:30 / START 19:00br2nADV￥1500 / DOOR￥2000</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1</text:p>
          </table:table-cell>
          <table:table-cell table:style-name="ce34" table:formula="of:=IF([.C312]=[.C313];[.D312]+1;1)" office:value-type="float" office:value="1" calcext:value-type="float">
            <text:p/>
          </table:table-cell>
          <table:table-cell office:value-type="string" calcext:value-type="string">
            <text:p>Que 20周年2DAYS 『OPERATION Que HATACHI』br2n 祝！ドミンゴス結成20周年企画！Love of music2014！2DAYS！</text:p>
          </table:table-cell>
          <table:table-cell table:style-name="Default" office:value-type="string" calcext:value-type="string">
            <text:p>ドミンゴス／伊東ミキオ／ウラニーノ</text:p>
          </table:table-cell>
          <table:table-cell office:value-type="string" calcext:value-type="string">
            <text:p>OPEN / START 18:00 / 18:30br2n ADV / DOOR ￥3,500 / ￥3,800 [1D別] / 通し券 ￥6,500 [各公演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1</text:p>
          </table:table-cell>
          <table:table-cell table:style-name="ce34" table:formula="of:=IF([.C313]=[.C314];[.D313]+1;1)" office:value-type="float" office:value="2" calcext:value-type="float">
            <text:p/>
          </table:table-cell>
          <table:table-cell office:value-type="string" calcext:value-type="string">
            <text:p>【A.N】 FREAK AFFAIR 特集：ARCTIC MONKEYSbr2n [ROCK,UK・US INDIE,NEW WAVE,DANCE MUSIC,and more]</text:p>
          </table:table-cell>
          <table:table-cell table:style-name="Default" office:value-type="string" calcext:value-type="string">
            <text:p>DJ＞村圭史／遠藤孝行／小高浩一郎</text:p>
          </table:table-cell>
          <table:table-cell office:value-type="string" calcext:value-type="string">
            <text:p>OPEN＆START 23:00br2n ADV / DOOR ￥2,000 / ￥2,000 [1D付]br2n ※途中テキーラ・ショットガン・サービスあり / 先着10名は2DRINK / 先着20名に特製CDRプレゼント</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2</text:p>
          </table:table-cell>
          <table:table-cell table:style-name="ce34" table:formula="of:=IF([.C314]=[.C315];[.D314]+1;1)" office:value-type="float" office:value="1" calcext:value-type="float">
            <text:p/>
          </table:table-cell>
          <table:table-cell office:value-type="string" calcext:value-type="string">
            <text:p>Que 20周年2DAYS 『OPERATION Que HATACHI』br2n祝！ドミンゴス結成20周年企画！Love of music2014！2DAYS！</text:p>
          </table:table-cell>
          <table:table-cell table:style-name="Default" office:value-type="string" calcext:value-type="string">
            <text:p>ドミンゴス -oneman-br2n GUEST＞ ホーンセッション（アースウィンドウ＆ファイターズ）</text:p>
          </table:table-cell>
          <table:table-cell office:value-type="string" calcext:value-type="string">
            <text:p>OPEN / START 18:00 / 18:30br2n ADV / DOOR ￥3,500 / ￥3,800 [1D別] / 通し券 ￥6,500 [各公演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3</text:p>
          </table:table-cell>
          <table:table-cell table:style-name="ce34" table:formula="of:=IF([.C315]=[.C316];[.D315]+1;1)" office:value-type="float" office:value="1" calcext:value-type="float">
            <text:p/>
          </table:table-cell>
          <table:table-cell office:value-type="string" calcext:value-type="string">
            <text:p>今日は楽しいイイ祭り♪</text:p>
          </table:table-cell>
          <table:table-cell table:style-name="Default" office:value-type="string" calcext:value-type="string">
            <text:p>ゼーゼーハーハー／乱舞虎／ENHYDRA LUTRIS／福井コウダイ with マーシー(ドカンズ）</text:p>
          </table:table-cell>
          <table:table-cell office:value-type="string" calcext:value-type="string">
            <text:p>OPEN / START 18:30 / START 19: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4</text:p>
          </table:table-cell>
          <table:table-cell table:style-name="ce34" table:formula="of:=IF([.C316]=[.C317];[.D316]+1;1)" office:value-type="float" office:value="1" calcext:value-type="float">
            <text:p/>
          </table:table-cell>
          <table:table-cell office:value-type="string" calcext:value-type="string">
            <text:p>君の唄と僕の声</text:p>
          </table:table-cell>
          <table:table-cell table:style-name="Default" office:value-type="string" calcext:value-type="string">
            <text:p>カリフ／TAKE COVER／中根大輔Band／wak</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5</text:p>
          </table:table-cell>
          <table:table-cell table:style-name="ce34" table:formula="of:=IF([.C317]=[.C318];[.D317]+1;1)" office:value-type="float" office:value="1" calcext:value-type="float">
            <text:p/>
          </table:table-cell>
          <table:table-cell office:value-type="string" calcext:value-type="string">
            <text:p>サンダルバッヂ企画《灯ともし頃VOL.9》</text:p>
          </table:table-cell>
          <table:table-cell table:style-name="Default" office:value-type="string" calcext:value-type="string">
            <text:p>サンダルバッヂ／ノムライズbr2n O.A＞ AKA92／野村くん</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6</text:p>
          </table:table-cell>
          <table:table-cell table:style-name="ce34" table:formula="of:=IF([.C318]=[.C319];[.D318]+1;1)" office:value-type="float" office:value="1" calcext:value-type="float">
            <text:p/>
          </table:table-cell>
          <table:table-cell office:value-type="string" calcext:value-type="string">
            <text:p>LIVE!LIFE!!STYLE!!!</text:p>
          </table:table-cell>
          <table:table-cell table:style-name="Default" office:value-type="string" calcext:value-type="string">
            <text:p>HAPPY／She Her Her Hers／或るミイ／シュリスペイロフ</text:p>
          </table:table-cell>
          <table:table-cell office:value-type="string" calcext:value-type="string">
            <text:p>OPEN 18:30 / START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7</text:p>
          </table:table-cell>
          <table:table-cell table:style-name="ce34" table:formula="of:=IF([.C319]=[.C320];[.D319]+1;1)" office:value-type="float" office:value="1" calcext:value-type="float">
            <text:p/>
          </table:table-cell>
          <table:table-cell office:value-type="string" calcext:value-type="string">
            <text:p>ROCK CHOCOLATリリースツアー</text:p>
          </table:table-cell>
          <table:table-cell table:style-name="Default" office:value-type="string" calcext:value-type="string">
            <text:p>POP CHOCOLAT／LOVE LOVE LOVE／qusco</text:p>
          </table:table-cell>
          <table:table-cell office:value-type="string" calcext:value-type="string">
            <text:p>OPEN / START 18:30 / 19:00br2n ADV ￥2,3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7</text:p>
          </table:table-cell>
          <table:table-cell table:style-name="ce34" table:formula="of:=IF([.C320]=[.C321];[.D320]+1;1)" office:value-type="float" office:value="2" calcext:value-type="float">
            <text:p/>
          </table:table-cell>
          <table:table-cell office:value-type="string" calcext:value-type="string">
            <text:p>【A.N】 Whoop de doo! -11th-br2n [ROCK,POP,PUNK,EMO,FUNK,REGGAE,JAZZ,HOUSE,TECHNO,ORGANIC,br2n HIPHOP...and more!!]</text:p>
          </table:table-cell>
          <table:table-cell table:style-name="Default" office:value-type="string" calcext:value-type="string">
            <text:p>DJ＞ 紀(DANCE NIGHT FOREVER)／トモ☆ (ALL NIGHT ICHIBEE)／タロスケ(Rocket)／TAKAO(Signal / Turning×Turning)／マキト(ピストル・ディスコ)br2n GUEST DJ's＞ SMYLE(TOKYO BOOTLEG)／小林修一(puke!)br2n OPENING DJ＞ yoko(AIGLE)br2n VJ＞ 雅史（君繋/JPOPNITE/HighCulture/渋谷ROCK）br2n FOOD＞ otto albero</text:p>
          </table:table-cell>
          <table:table-cell office:value-type="string" calcext:value-type="string">
            <text:p>OPEN&amp;START 23:00br2n ADV / DOOR ￥2,000 / ￥2,300 [1D込]</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8</text:p>
          </table:table-cell>
          <table:table-cell table:style-name="ce34" table:formula="of:=IF([.C321]=[.C322];[.D321]+1;1)" office:value-type="float" office:value="1" calcext:value-type="float">
            <text:p/>
          </table:table-cell>
          <table:table-cell office:value-type="string" calcext:value-type="string">
            <text:p>音色景色</text:p>
          </table:table-cell>
          <table:table-cell table:style-name="Default" office:value-type="string" calcext:value-type="string">
            <text:p>プラグラムハッチ／トレモロイド／Living in the dark／plot</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9</text:p>
          </table:table-cell>
          <table:table-cell table:style-name="ce34" table:formula="of:=IF([.C322]=[.C323];[.D322]+1;1)" office:value-type="float" office:value="1" calcext:value-type="float">
            <text:p/>
          </table:table-cell>
          <table:table-cell office:value-type="string" calcext:value-type="string">
            <text:p>ROCKAGOGO企画 presents CLUB Que20周年『OPERATION MAGOKORO』</text:p>
          </table:table-cell>
          <table:table-cell table:style-name="Default" office:value-type="string" calcext:value-type="string">
            <text:p>騒音寺／KiNGONS／首振りDOLLS</text:p>
          </table:table-cell>
          <table:table-cell office:value-type="string" calcext:value-type="string">
            <text:p>OPEN / START 18:30 / START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0</text:p>
          </table:table-cell>
          <table:table-cell table:style-name="ce34" table:formula="of:=IF([.C323]=[.C324];[.D323]+1;1)" office:value-type="float" office:value="1" calcext:value-type="float">
            <text:p/>
          </table:table-cell>
          <table:table-cell office:value-type="string" calcext:value-type="string">
            <text:p>MUSIC HOLICS</text:p>
          </table:table-cell>
          <table:table-cell table:style-name="Default" office:value-type="string" calcext:value-type="string">
            <text:p>codomotona／ブラボーカフェ／シンガロンパレード／RIKIMARU</text:p>
          </table:table-cell>
          <table:table-cell office:value-type="string" calcext:value-type="string">
            <text:p>OPEN / START 18:30 / 19:00br2n ADV / DOOR ￥2,300 / ￥2,500</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1</text:p>
          </table:table-cell>
          <table:table-cell table:style-name="ce34" table:formula="of:=IF([.C324]=[.C325];[.D324]+1;1)" office:value-type="float" office:value="1" calcext:value-type="float">
            <text:p/>
          </table:table-cell>
          <table:table-cell office:value-type="string" calcext:value-type="string">
            <text:p>20周年！　特冠ワンマン乱れ撃ち！　CLUB Que 20th 記念ONEMAN serise『OPERATION UTAGE』br2n うつみようこ＆YOKOLOCO BAND ワンマン！</text:p>
          </table:table-cell>
          <table:table-cell table:style-name="Default" office:value-type="string" calcext:value-type="string">
            <text:p>うつみようこ＆YOKOLOCO BAND -oneman-</text:p>
          </table:table-cell>
          <table:table-cell office:value-type="string" calcext:value-type="string">
            <text:p>OPEN / START 19:00 / 19:30br2n ADV / DOOR ￥3,500 / ￥4,0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2</text:p>
          </table:table-cell>
          <table:table-cell table:style-name="ce34" table:formula="of:=IF([.C325]=[.C326];[.D325]+1;1)" office:value-type="float" office:value="1" calcext:value-type="float">
            <text:p/>
          </table:table-cell>
          <table:table-cell office:value-type="string" calcext:value-type="string">
            <text:p>20周年！　華夢氣企画☆真撃！POTSHOT &amp; TV-FREAK RECORDS present CLUB Que 20th Anniversary『OPERATION MAGOKORO』</text:p>
          </table:table-cell>
          <table:table-cell table:style-name="Default" office:value-type="string" calcext:value-type="string">
            <text:p>POTSHOTbr2n GUEST＞ RED CLAW SCORPIONS[DYNAMITE(Vo.)、10t(Ba./ex.DUCK MISSILE)、SATOSHI(Gu.)、 TSUYOSHI(Dr.)]</text:p>
          </table:table-cell>
          <table:table-cell office:value-type="string" calcext:value-type="string">
            <text:p>OPEN / START 18:45 / 19:15br2n SOLD OUT!!</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3</text:p>
          </table:table-cell>
          <table:table-cell table:style-name="ce34" table:formula="of:=IF([.C326]=[.C327];[.D326]+1;1)" office:value-type="float" office:value="1" calcext:value-type="float">
            <text:p/>
          </table:table-cell>
          <table:table-cell office:value-type="string" calcext:value-type="string">
            <text:p>Crash the 21</text:p>
          </table:table-cell>
          <table:table-cell table:style-name="Default" office:value-type="string" calcext:value-type="string">
            <text:p>ThreeQuestions／フロムTokyo／meril</text:p>
          </table:table-cell>
          <table:table-cell office:value-type="string" calcext:value-type="string">
            <text:p>OPEN / START 18:30 / 19: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4</text:p>
          </table:table-cell>
          <table:table-cell table:style-name="ce34" table:formula="of:=IF([.C327]=[.C328];[.D327]+1;1)" office:value-type="float" office:value="1" calcext:value-type="float">
            <text:p/>
          </table:table-cell>
          <table:table-cell office:value-type="string" calcext:value-type="string">
            <text:p>海月ひかりpresents魔的女子界〜Dead end of the Romance!!!〜</text:p>
          </table:table-cell>
          <table:table-cell table:style-name="Default" office:value-type="string" calcext:value-type="string">
            <text:p>海月ひかり（ex.海月光）／A Month of Sundays／前島麻由／片山さゆ里</text:p>
          </table:table-cell>
          <table:table-cell office:value-type="string" calcext:value-type="string">
            <text:p>OPEN / START 18:30 / 19:00br2n ADV / DOOR ￥2,500 / ￥3,0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5</text:p>
          </table:table-cell>
          <table:table-cell table:style-name="ce34" table:formula="of:=IF([.C328]=[.C329];[.D328]+1;1)" office:value-type="float" office:value="1" calcext:value-type="float">
            <text:p/>
          </table:table-cell>
          <table:table-cell office:value-type="string" calcext:value-type="string">
            <text:p>THUNDER MOTION 2</text:p>
          </table:table-cell>
          <table:table-cell table:style-name="Default" office:value-type="string" calcext:value-type="string">
            <text:p>無限放送／福井コウダイ with ウィスパースギオ／東祥吾SwEG!(ex.エレファント モーニング コール)</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5</text:p>
          </table:table-cell>
          <table:table-cell table:style-name="ce34" table:formula="of:=IF([.C329]=[.C330];[.D329]+1;1)" office:value-type="float" office:value="2" calcext:value-type="float">
            <text:p/>
          </table:table-cell>
          <table:table-cell office:value-type="string" calcext:value-type="string">
            <text:p>【A.N】下北沢ロックンロール・スープレックスホールド 〜第伍戦〜br2n [ROCK’N’ROLL ONLY DJ PARTY]</text:p>
          </table:table-cell>
          <table:table-cell table:style-name="Default" office:value-type="string" calcext:value-type="string">
            <text:p>DJ＞ Karlie（ローリン！ミラーボーラーズ）／GARFY（ローリン！ミラーボーラーズ）／YOU(PARALYZE)／Murama2(TEASER)／板KEN(MAD JOINT)／z（高円寺海賊放送）／ワタル(iRock)／AKIRA(Break On Through!!!)／$ek19uch1(Dancing Shoes／$’s Bar)／eream(Omoroi-DAY Tanoshima-NIGHT)／KASUMI PSYCHO(PSYCHO APPAREL)／ヒラノツヨシ(Club dissonance)</text:p>
          </table:table-cell>
          <table:table-cell office:value-type="string" calcext:value-type="string">
            <text:p>OPEN / START 23:00 / 23:00br2n ADV / DOOR 2,000 / 2,000 [1D付]</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6</text:p>
          </table:table-cell>
          <table:table-cell table:style-name="ce34" table:formula="of:=IF([.C330]=[.C331];[.D330]+1;1)" office:value-type="float" office:value="1" calcext:value-type="float">
            <text:p/>
          </table:table-cell>
          <table:table-cell office:value-type="string" calcext:value-type="string">
            <text:p>SHINYA OE AND THE CUTTERS joint live with THE PRIVATES</text:p>
          </table:table-cell>
          <table:table-cell table:style-name="Default" office:value-type="string" calcext:value-type="string">
            <text:p>SHINYA OE AND THE CUTTERS[大江慎也(THE ROOSTERS)、ヤマジカズヒデ(dip)、須藤俊明、高橋浩司(HARISS/DQS)]／THE PRIVATES</text:p>
          </table:table-cell>
          <table:table-cell office:value-type="string" calcext:value-type="string">
            <text:p>OPEN / START 18:30 / 19:00br2n ADV / DOOR ￥3,500 / ￥4,0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7</text:p>
          </table:table-cell>
          <table:table-cell table:style-name="ce34" table:formula="of:=IF([.C331]=[.C332];[.D331]+1;1)" office:value-type="float" office:value="1" calcext:value-type="float">
            <text:p/>
          </table:table-cell>
          <table:table-cell office:value-type="string" calcext:value-type="string">
            <text:p>I'm Moving on〜50＆COUNTING FINAL〜</text:p>
          </table:table-cell>
          <table:table-cell table:style-name="Default" office:value-type="string" calcext:value-type="string">
            <text:p>テジナ／オクツマリリ＋EAST BAND／ガール／あっこ(HAPPY BIRTHDAY)br2n DJ＞ エンドウ(EdgeEnd)</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8</text:p>
          </table:table-cell>
          <table:table-cell table:style-name="ce34" table:formula="of:=IF([.C332]=[.C333];[.D332]+1;1)" office:value-type="float" office:value="1" calcext:value-type="float">
            <text:p/>
          </table:table-cell>
          <table:table-cell office:value-type="string" calcext:value-type="string">
            <text:p>僕の住む街</text:p>
          </table:table-cell>
          <table:table-cell table:style-name="Default" office:value-type="string" calcext:value-type="string">
            <text:p>ステシュラ／モニパラ／トシミツ</text:p>
          </table:table-cell>
          <table:table-cell office:value-type="string" calcext:value-type="string">
            <text:p>OPEN / START 18:30 / 19:15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9</text:p>
          </table:table-cell>
          <table:table-cell table:style-name="ce34" table:formula="of:=IF([.C333]=[.C334];[.D333]+1;1)" office:value-type="float" office:value="1" calcext:value-type="float">
            <text:p/>
          </table:table-cell>
          <table:table-cell office:value-type="string" calcext:value-type="string">
            <text:p>Circus of Sound</text:p>
          </table:table-cell>
          <table:table-cell table:style-name="Default" office:value-type="string" calcext:value-type="string">
            <text:p>MILKBAR／The Broken TV／AZUMA HITOMI</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0</text:p>
          </table:table-cell>
          <table:table-cell table:style-name="ce34" table:formula="of:=IF([.C334]=[.C335];[.D334]+1;1)" office:value-type="float" office:value="1" calcext:value-type="float">
            <text:p/>
          </table:table-cell>
          <table:table-cell office:value-type="string" calcext:value-type="string">
            <text:p>Beat it out!</text:p>
          </table:table-cell>
          <table:table-cell table:style-name="Default" office:value-type="string" calcext:value-type="string">
            <text:p>アンテナ／アシガルユース／mama's bedroom</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1</text:p>
          </table:table-cell>
          <table:table-cell table:style-name="ce34" table:formula="of:=IF([.C335]=[.C336];[.D335]+1;1)" office:value-type="float" office:value="1" calcext:value-type="float">
            <text:p/>
          </table:table-cell>
          <table:table-cell office:value-type="string" calcext:value-type="string">
            <text:p>20周年！特冠ワンマン乱れ撃ち！ CLUB Que 20th記念 ONEMAN series『OPERATION UTAGE』　「Flowers never end ver.2014」</text:p>
          </table:table-cell>
          <table:table-cell table:style-name="Default" office:value-type="string" calcext:value-type="string">
            <text:p>Replica -oneman-</text:p>
          </table:table-cell>
          <table:table-cell office:value-type="string" calcext:value-type="string">
            <text:p>OPEN / START 17:30 / 18:30br2n SOLD OUT</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2</text:p>
          </table:table-cell>
          <table:table-cell table:style-name="ce34" table:formula="of:=IF([.C336]=[.C337];[.D336]+1;1)" office:value-type="float" office:value="1" calcext:value-type="float">
            <text:p/>
          </table:table-cell>
          <table:table-cell office:value-type="string" calcext:value-type="string">
            <text:p>“CLUB Que 20th記念 2DAYS series 『OPERATION Que HATACHI』”br2n PLAGUES SPECIAL 2days「Fullbore CLUB Que 2014」</text:p>
          </table:table-cell>
          <table:table-cell table:style-name="Default" office:value-type="string" calcext:value-type="string">
            <text:p>PLAGUESbr2n 22日[Vo.Gu.深沼元昭、Dr.後藤敏昭、Ba.林幸治(from TRICERATOPS)]br2n 23日[Vo.Gu.深沼元昭、Dr.後藤敏昭、Ba.林幸治(from TRICERATOPS)、Key.堀江博久]</text:p>
          </table:table-cell>
          <table:table-cell office:value-type="string" calcext:value-type="string">
            <text:p>OPEN / START 18:00 / 18:30br2n ADV / DOOR ￥4,500 / 4,800[各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4</text:p>
          </table:table-cell>
          <table:table-cell table:style-name="ce34" table:formula="of:=IF([.C337]=[.C338];[.D337]+1;1)" office:value-type="float" office:value="1" calcext:value-type="float">
            <text:p/>
          </table:table-cell>
          <table:table-cell office:value-type="string" calcext:value-type="string">
            <text:p>New Standard</text:p>
          </table:table-cell>
          <table:table-cell table:style-name="Default" office:value-type="string" calcext:value-type="string">
            <text:p>a chilly actor／あしからズ／モノクロウム</text:p>
          </table:table-cell>
          <table:table-cell office:value-type="string" calcext:value-type="string">
            <text:p>OPEN / START 18:30 / 19: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5</text:p>
          </table:table-cell>
          <table:table-cell table:style-name="ce34" table:formula="of:=IF([.C338]=[.C339];[.D338]+1;1)" office:value-type="float" office:value="1" calcext:value-type="float">
            <text:p/>
          </table:table-cell>
          <table:table-cell office:value-type="string" calcext:value-type="string">
            <text:p>I'll be ther for you</text:p>
          </table:table-cell>
          <table:table-cell table:style-name="Default" office:value-type="string" calcext:value-type="string">
            <text:p>裸眼／枕本バンド／清野セイジ(HARISS)</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6</text:p>
          </table:table-cell>
          <table:table-cell table:style-name="ce34" table:formula="of:=IF([.C339]=[.C340];[.D339]+1;1)" office:value-type="float" office:value="1" calcext:value-type="float">
            <text:p/>
          </table:table-cell>
          <table:table-cell office:value-type="string" calcext:value-type="string">
            <text:p>MUSIC BOX 0326</text:p>
          </table:table-cell>
          <table:table-cell table:style-name="Default" office:value-type="string" calcext:value-type="string">
            <text:p>高鳥佑太／and more…</text:p>
          </table:table-cell>
          <table:table-cell office:value-type="string" calcext:value-type="string">
            <text:p>OPEN / START 18:30 / 19:00br2n ADV / DOOR ￥2,000 / ￥2,3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7</text:p>
          </table:table-cell>
          <table:table-cell table:style-name="ce34" table:formula="of:=IF([.C340]=[.C341];[.D340]+1;1)" office:value-type="float" office:value="1" calcext:value-type="float">
            <text:p/>
          </table:table-cell>
          <table:table-cell office:value-type="string" calcext:value-type="string">
            <text:p>ソラタカク 10feet</text:p>
          </table:table-cell>
          <table:table-cell table:style-name="Default" office:value-type="string" calcext:value-type="string">
            <text:p>THEWATTER／橋本孝志［橋本孝志(Vo./ex.THE CHEWINGGUM WEEKEND)、br2n上田禎(Pf.Gu.)、脇山広介(Dr./tobaccojuice)、田中俊尚(Ba.)］／ソレカラ</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8</text:p>
          </table:table-cell>
          <table:table-cell table:style-name="ce34" table:formula="of:=IF([.C341]=[.C342];[.D341]+1;1)" office:value-type="float" office:value="1" calcext:value-type="float">
            <text:p/>
          </table:table-cell>
          <table:table-cell office:value-type="string" calcext:value-type="string">
            <text:p>KEEP IN MIND 01</text:p>
          </table:table-cell>
          <table:table-cell table:style-name="Default" office:value-type="string" calcext:value-type="string">
            <text:p>フリサト／f4-high／and more…</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9</text:p>
          </table:table-cell>
          <table:table-cell table:style-name="ce34" table:formula="of:=IF([.C342]=[.C343];[.D342]+1;1)" office:value-type="float" office:value="1" calcext:value-type="float">
            <text:p/>
          </table:table-cell>
          <table:table-cell office:value-type="string" calcext:value-type="string">
            <text:p>WHAT CHANGES,NOT CHANGE WHILE GOING</text:p>
          </table:table-cell>
          <table:table-cell table:style-name="Default" office:value-type="string" calcext:value-type="string">
            <text:p>ほたる日和／高橋啓太（オトナモード)／</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9</text:p>
          </table:table-cell>
          <table:table-cell table:style-name="ce34" table:formula="of:=IF([.C343]=[.C344];[.D343]+1;1)" office:value-type="float" office:value="2" calcext:value-type="float">
            <text:p/>
          </table:table-cell>
          <table:table-cell office:value-type="string" calcext:value-type="string">
            <text:p>Getting Betterbr2n @MAN WITH A MISSION w.Tales of Purefly</text:p>
          </table:table-cell>
          <table:table-cell table:style-name="Default" office:value-type="string" calcext:value-type="string">
            <text:p>片平実(Getting Better)／神啓文（Free Throw)／西村道男（Nur.)／鹿野淳(MUSICA)br2n Opening DJ＞ 斉藤雄br2n VJ＞ waY</text:p>
          </table:table-cell>
          <table:table-cell office:value-type="string" calcext:value-type="string">
            <text:p>OPEN &amp; START 23: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30</text:p>
          </table:table-cell>
          <table:table-cell table:style-name="ce34" table:formula="of:=IF([.C344]=[.C345];[.D344]+1;1)" office:value-type="float" office:value="1" calcext:value-type="float">
            <text:p/>
          </table:table-cell>
          <table:table-cell office:value-type="string" calcext:value-type="string">
            <text:p>TOUR 2014 『THREE MINUTES GOLD』</text:p>
          </table:table-cell>
          <table:table-cell table:style-name="Default" office:value-type="string" calcext:value-type="string">
            <text:p>hotspring -oneman-</text:p>
          </table:table-cell>
          <table:table-cell office:value-type="string" calcext:value-type="string">
            <text:p>OPEN / START 18:00 / 18:3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31</text:p>
          </table:table-cell>
          <table:table-cell table:style-name="ce34" table:formula="of:=IF([.C345]=[.C346];[.D345]+1;1)" office:value-type="float" office:value="1" calcext:value-type="float">
            <text:p/>
          </table:table-cell>
          <table:table-cell office:value-type="string" calcext:value-type="string">
            <text:p>REALIZE THE DREAM ONEDAY</text:p>
          </table:table-cell>
          <table:table-cell table:style-name="Default" office:value-type="string" calcext:value-type="string">
            <text:p>The Lost Ctrl／Bryan Associates Club／QUORUM</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1</text:p>
          </table:table-cell>
          <table:table-cell table:style-name="ce34" table:formula="of:=IF([.C346]=[.C347];[.D346]+1;1)" office:value-type="float" office:value="1" calcext:value-type="float">
            <text:p/>
          </table:table-cell>
          <table:table-cell office:value-type="string" calcext:value-type="string">
            <text:p>HALATION LIVE every(one).2014 vol:1</text:p>
          </table:table-cell>
          <table:table-cell table:style-name="Default" office:value-type="string" calcext:value-type="string">
            <text:p>HALATION</text:p>
          </table:table-cell>
          <table:table-cell office:value-type="string" calcext:value-type="string">
            <text:p>OPEN18:00/START18:30　adv¥4,000/door¥4,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2</text:p>
          </table:table-cell>
          <table:table-cell table:style-name="ce34" table:formula="of:=IF([.C347]=[.C348];[.D347]+1;1)" office:value-type="float" office:value="1" calcext:value-type="float">
            <text:p/>
          </table:table-cell>
          <table:table-cell office:value-type="string" calcext:value-type="string">
            <text:p>ANTHRELAXX RECORDS presents“ESPECIAL!!”</text:p>
          </table:table-cell>
          <table:table-cell table:style-name="Default" office:value-type="string" calcext:value-type="string">
            <text:p>Awesome City Club／Blie△N／MONTBLANC／NACANO／PANORAMA FAMILY／ランランランズ／忘れらんねえよ(アコースティック)／OA:KitCat／DJ:LEF!!! CREW!!!,POSTMAN GROUP(E),小林幸男,TANACHU,TSUTCHIE,朝本浩文,ウエノコウジ／※CLUB251,440(four forty)同時開催</text:p>
          </table:table-cell>
          <table:table-cell office:value-type="string" calcext:value-type="string">
            <text:p>OPEN16:30/START16:30　adv¥2,500/door¥3,0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3</text:p>
          </table:table-cell>
          <table:table-cell table:style-name="ce34" table:formula="of:=IF([.C348]=[.C349];[.D348]+1;1)" office:value-type="float" office:value="1" calcext:value-type="float">
            <text:p/>
          </table:table-cell>
          <table:table-cell office:value-type="string" calcext:value-type="string">
            <text:p>KADO!! vol.1</text:p>
          </table:table-cell>
          <table:table-cell table:style-name="Default" office:value-type="string" calcext:value-type="string">
            <text:p>赤い猫／KOZUMI／他</text:p>
          </table:table-cell>
          <table:table-cell office:value-type="string" calcext:value-type="string">
            <text:p>OPEN18:30/START19:00　adv¥1,800/door¥2,0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4</text:p>
          </table:table-cell>
          <table:table-cell table:style-name="ce34" table:formula="of:=IF([.C349]=[.C350];[.D349]+1;1)" office:value-type="float" office:value="1" calcext:value-type="float">
            <text:p/>
          </table:table-cell>
          <table:table-cell office:value-type="string" calcext:value-type="string">
            <text:p>GROOPER Vol.3</text:p>
          </table:table-cell>
          <table:table-cell table:style-name="Default" office:value-type="string" calcext:value-type="string">
            <text:p>INNOSENT in FORMAL／unknown pleasures／ARIZONA／ドラマ待チ／他</text:p>
          </table:table-cell>
          <table:table-cell office:value-type="string" calcext:value-type="string">
            <text:p>OPEN18:30/START19:00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5</text:p>
          </table:table-cell>
          <table:table-cell table:style-name="ce34" table:formula="of:=IF([.C350]=[.C351];[.D350]+1;1)" office:value-type="float" office:value="1" calcext:value-type="float">
            <text:p/>
          </table:table-cell>
          <table:table-cell office:value-type="string" calcext:value-type="string">
            <text:p>251 presents TRI-CHORD#40</text:p>
          </table:table-cell>
          <table:table-cell table:style-name="Default" office:value-type="string" calcext:value-type="string">
            <text:p>bye-bye circus／GEMINI／カミヒカルス／※OAあり</text:p>
          </table:table-cell>
          <table:table-cell office:value-type="string" calcext:value-type="string">
            <text:p>OPEN18:30/START19:00　adv¥2,3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6</text:p>
          </table:table-cell>
          <table:table-cell table:style-name="ce34" table:formula="of:=IF([.C351]=[.C352];[.D351]+1;1)" office:value-type="float" office:value="1" calcext:value-type="float">
            <text:p/>
          </table:table-cell>
          <table:table-cell office:value-type="string" calcext:value-type="string">
            <text:p>TRACE FEAST vol.12-×カケル-</text:p>
          </table:table-cell>
          <table:table-cell table:style-name="Default" office:value-type="string" calcext:value-type="string">
            <text:p>JUNK FOOD PANIC／助っ人集団☆石井ジャイアンツ／The nonnon／zinc</text:p>
          </table:table-cell>
          <table:table-cell office:value-type="string" calcext:value-type="string">
            <text:p>OPEN18:30/START19:00　adv¥1,000/door¥1,2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7</text:p>
          </table:table-cell>
          <table:table-cell table:style-name="ce34" table:formula="of:=IF([.C352]=[.C353];[.D352]+1;1)" office:value-type="float" office:value="1" calcext:value-type="float">
            <text:p/>
          </table:table-cell>
          <table:table-cell office:value-type="string" calcext:value-type="string">
            <text:p>シモキタキャンプ2</text:p>
          </table:table-cell>
          <table:table-cell table:style-name="Default" office:value-type="string" calcext:value-type="string">
            <text:p>メインステージ:Response,FOOLA,Qryme,Flap／タープステージ:海月,ivyscope(from神戸),久保田晶,Flapアコ</text:p>
          </table:table-cell>
          <table:table-cell office:value-type="string" calcext:value-type="string">
            <text:p>OPEN18:30/START19:00　adv¥2,500/door¥3,000(2D付)</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8</text:p>
          </table:table-cell>
          <table:table-cell table:style-name="ce34" table:formula="of:=IF([.C353]=[.C354];[.D353]+1;1)" office:value-type="float" office:value="1" calcext:value-type="float">
            <text:p/>
          </table:table-cell>
          <table:table-cell office:value-type="string" calcext:value-type="string">
            <text:p>251 presents AND POINTED vol.87</text:p>
          </table:table-cell>
          <table:table-cell table:style-name="Default" office:value-type="string" calcext:value-type="string">
            <text:p>DeeDeeFever／近藤智洋 with ヤマジカズヒデ／*Havanella</text:p>
          </table:table-cell>
          <table:table-cell office:value-type="string" calcext:value-type="string">
            <text:p>OPEN18:30/START19:00　adv¥3,000/door¥3,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9</text:p>
          </table:table-cell>
          <table:table-cell table:style-name="ce34" table:formula="of:=IF([.C354]=[.C355];[.D354]+1;1)" office:value-type="float" office:value="1" calcext:value-type="float">
            <text:p/>
          </table:table-cell>
          <table:table-cell office:value-type="string" calcext:value-type="string">
            <text:p>【daytime】"Lunch Time Rockers"</text:p>
          </table:table-cell>
          <table:table-cell table:style-name="Default" office:value-type="string" calcext:value-type="string">
            <text:p>The Blue Donuts／CAMP／ステラミラ／DJ:ISHIKAWA(DISK UNION/a.k.a.TIGER HOLE)</text:p>
          </table:table-cell>
          <table:table-cell office:value-type="string" calcext:value-type="string">
            <text:p>OPEN12:00/START12:30　adv¥1,800/door¥2,0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9</text:p>
          </table:table-cell>
          <table:table-cell table:style-name="ce34" table:formula="of:=IF([.C355]=[.C356];[.D355]+1;1)" office:value-type="float" office:value="2" calcext:value-type="float">
            <text:p/>
          </table:table-cell>
          <table:table-cell office:value-type="string" calcext:value-type="string">
            <text:p> </text:p>
          </table:table-cell>
          <table:table-cell table:style-name="Default" office:value-type="string" calcext:value-type="string">
            <text:p>ジェッジジョンソン／Response</text:p>
          </table:table-cell>
          <table:table-cell office:value-type="string" calcext:value-type="string">
            <text:p>OPEN18:30/START19:00　adv¥3,000/door¥3,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0</text:p>
          </table:table-cell>
          <table:table-cell table:style-name="ce34" table:formula="of:=IF([.C356]=[.C357];[.D356]+1;1)" office:value-type="float" office:value="1" calcext:value-type="float">
            <text:p/>
          </table:table-cell>
          <table:table-cell office:value-type="string" calcext:value-type="string">
            <text:p>LIVE 1993</text:p>
          </table:table-cell>
          <table:table-cell table:style-name="Default" office:value-type="string" calcext:value-type="string">
            <text:p>DABIDE'S／Doxie／他／※学生証提示で¥500OFF</text:p>
          </table:table-cell>
          <table:table-cell office:value-type="string" calcext:value-type="string">
            <text:p>OPEN18:00/START18:30　adv¥1,500/door¥1,8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1</text:p>
          </table:table-cell>
          <table:table-cell table:style-name="ce34" table:formula="of:=IF([.C357]=[.C358];[.D357]+1;1)" office:value-type="float" office:value="1" calcext:value-type="float">
            <text:p/>
          </table:table-cell>
          <table:table-cell office:value-type="string" calcext:value-type="string">
            <text:p>clear 6th Anniversaryフリーライブ ～紅白コピー歌合戦同時開催！～</text:p>
          </table:table-cell>
          <table:table-cell table:style-name="Default" office:value-type="string" calcext:value-type="string">
            <text:p>AGE &amp; CHASKA／他／※clear関係者による紅白歌合戦</text:p>
          </table:table-cell>
          <table:table-cell office:value-type="string" calcext:value-type="string">
            <text:p>OPEN18:45/START19:00　adv¥1,000/door¥1,000(2D付)</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2</text:p>
          </table:table-cell>
          <table:table-cell table:style-name="ce34" table:formula="of:=IF([.C358]=[.C359];[.D358]+1;1)" office:value-type="float" office:value="1" calcext:value-type="float">
            <text:p/>
          </table:table-cell>
          <table:table-cell office:value-type="string" calcext:value-type="string">
            <text:p>ENTRY!!</text:p>
          </table:table-cell>
          <table:table-cell table:style-name="Default" office:value-type="string" calcext:value-type="string">
            <text:p>Ames Room／ChroniCloop／insomnia girl／Electric Gypsies</text:p>
          </table:table-cell>
          <table:table-cell office:value-type="string" calcext:value-type="string">
            <text:p>OPEN18:30/START19:00　adv¥1,500/door¥1,8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3</text:p>
          </table:table-cell>
          <table:table-cell table:style-name="ce34" table:formula="of:=IF([.C359]=[.C360];[.D359]+1;1)" office:value-type="float" office:value="1" calcext:value-type="float">
            <text:p/>
          </table:table-cell>
          <table:table-cell office:value-type="string" calcext:value-type="string">
            <text:p>CLUB251 Presents the Battle of Shimokita vol.5</text:p>
          </table:table-cell>
          <table:table-cell table:style-name="Default" office:value-type="string" calcext:value-type="string">
            <text:p>Transient／Lukewarm／MAMADRIVE(from神戸)／安頭／国吉亜耶子and西川真吾Duo</text:p>
          </table:table-cell>
          <table:table-cell office:value-type="string" calcext:value-type="string">
            <text:p>OPEN18:30/START19:00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4</text:p>
          </table:table-cell>
          <table:table-cell table:style-name="ce34" table:formula="of:=IF([.C360]=[.C361];[.D360]+1;1)" office:value-type="float" office:value="1" calcext:value-type="float">
            <text:p/>
          </table:table-cell>
          <table:table-cell office:value-type="string" calcext:value-type="string">
            <text:p>「広石武彦 Special Whiteday’s Night」“広石武彦 VS T4R！”</text:p>
          </table:table-cell>
          <table:table-cell table:style-name="Default" office:value-type="string" calcext:value-type="string">
            <text:p>T4R[T1:伊東正,T2:広石武彦,T3:堀江毅,T4:篠田達也,R:斉藤律]／広石武彦 Special Band[広石武彦(vo),伊東正(g),MICHIAKI(b),DIE(key),田中一光(ds)]</text:p>
          </table:table-cell>
          <table:table-cell office:value-type="string" calcext:value-type="string">
            <text:p>OPEN18:30/START19:00　adv¥5,000/door¥5,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5</text:p>
          </table:table-cell>
          <table:table-cell table:style-name="ce34" table:formula="of:=IF([.C361]=[.C362];[.D361]+1;1)" office:value-type="float" office:value="1" calcext:value-type="float">
            <text:p/>
          </table:table-cell>
          <table:table-cell office:value-type="string" calcext:value-type="string">
            <text:p>FOX LOCO PHANTOM presents「爆音都市#2」</text:p>
          </table:table-cell>
          <table:table-cell table:style-name="Default" office:value-type="string" calcext:value-type="string">
            <text:p>FOX LOCO PHANTOM／モハメド</text:p>
          </table:table-cell>
          <table:table-cell office:value-type="string" calcext:value-type="string">
            <text:p>OPEN18:30/START19:00　adv¥3,000/door¥3,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6</text:p>
          </table:table-cell>
          <table:table-cell table:style-name="ce34" table:formula="of:=IF([.C362]=[.C363];[.D362]+1;1)" office:value-type="float" office:value="1" calcext:value-type="float">
            <text:p/>
          </table:table-cell>
          <table:table-cell office:value-type="string" calcext:value-type="string">
            <text:p>花見だよ！フーシャーショー vol.4</text:p>
          </table:table-cell>
          <table:table-cell table:style-name="Default" office:value-type="string" calcext:value-type="string">
            <text:p>扇愛奈とFoo-Shah-Zoo／スキップカウズ／ザ・キャプテンズ</text:p>
          </table:table-cell>
          <table:table-cell office:value-type="string" calcext:value-type="string">
            <text:p>OPEN18:30/START19:00　adv¥3,000/door¥3,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7</text:p>
          </table:table-cell>
          <table:table-cell table:style-name="ce34" table:formula="of:=IF([.C363]=[.C364];[.D363]+1;1)" office:value-type="float" office:value="1" calcext:value-type="float">
            <text:p/>
          </table:table-cell>
          <table:table-cell office:value-type="string" calcext:value-type="string">
            <text:p>MONDAY CALLING 07</text:p>
          </table:table-cell>
          <table:table-cell table:style-name="Default" office:value-type="string" calcext:value-type="string">
            <text:p>wash?／パプリカン／Nudevain／FRUITS EXPLOSION</text:p>
          </table:table-cell>
          <table:table-cell office:value-type="string" calcext:value-type="string">
            <text:p>OPEN19:00/START19:30　adv¥1,000/door¥1,500(2D付)</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8</text:p>
          </table:table-cell>
          <table:table-cell table:style-name="ce34" table:formula="of:=IF([.C364]=[.C365];[.D364]+1;1)" office:value-type="float" office:value="1" calcext:value-type="float">
            <text:p/>
          </table:table-cell>
          <table:table-cell office:value-type="string" calcext:value-type="string">
            <text:p>★ポリオ撲滅支援ライブ★</text:p>
          </table:table-cell>
          <table:table-cell table:style-name="Default" office:value-type="string" calcext:value-type="string">
            <text:p>SANKS／島谷恵介バンド／他／※ミュージックチャージ¥2,000,寄付金¥1,000</text:p>
          </table:table-cell>
          <table:table-cell office:value-type="string" calcext:value-type="string">
            <text:p>OPEN18:30/START19:00　adv¥3,000/door¥3,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9</text:p>
          </table:table-cell>
          <table:table-cell table:style-name="ce34" table:formula="of:=IF([.C365]=[.C366];[.D365]+1;1)" office:value-type="float" office:value="1" calcext:value-type="float">
            <text:p/>
          </table:table-cell>
          <table:table-cell office:value-type="string" calcext:value-type="string">
            <text:p> </text:p>
          </table:table-cell>
          <table:table-cell table:style-name="Default" office:value-type="string" calcext:value-type="string">
            <text:p>56over2／Manhole New World／dunce／他</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0</text:p>
          </table:table-cell>
          <table:table-cell table:style-name="ce34" table:formula="of:=IF([.C366]=[.C367];[.D366]+1;1)" office:value-type="float" office:value="1" calcext:value-type="float">
            <text:p/>
          </table:table-cell>
          <table:table-cell office:value-type="string" calcext:value-type="string">
            <text:p>BARBARS presents〜「RUBBERGIRL vol.1」</text:p>
          </table:table-cell>
          <table:table-cell table:style-name="Default" office:value-type="string" calcext:value-type="string">
            <text:p>BARBARS／ecosystem／他</text:p>
          </table:table-cell>
          <table:table-cell office:value-type="string" calcext:value-type="string">
            <text:p>OPEN19:00/START19:30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1</text:p>
          </table:table-cell>
          <table:table-cell table:style-name="ce34" table:formula="of:=IF([.C367]=[.C368];[.D367]+1;1)" office:value-type="float" office:value="1" calcext:value-type="float">
            <text:p/>
          </table:table-cell>
          <table:table-cell office:value-type="string" calcext:value-type="string">
            <text:p>One Chord Wonder</text:p>
          </table:table-cell>
          <table:table-cell table:style-name="Default" office:value-type="string" calcext:value-type="string">
            <text:p>The Everything Breaks／dip／dario</text:p>
          </table:table-cell>
          <table:table-cell office:value-type="string" calcext:value-type="string">
            <text:p>OPEN18:00/START18:30　adv¥2,500/door¥3,0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2</text:p>
          </table:table-cell>
          <table:table-cell table:style-name="ce34" table:formula="of:=IF([.C368]=[.C369];[.D368]+1;1)" office:value-type="float" office:value="1" calcext:value-type="float">
            <text:p/>
          </table:table-cell>
          <table:table-cell office:value-type="string" calcext:value-type="string">
            <text:p>251 presents AND POINTED vol.87</text:p>
          </table:table-cell>
          <table:table-cell table:style-name="Default" office:value-type="string" calcext:value-type="string">
            <text:p>AVO／The Great Escapes／bouu…／FOOLA／Hi-5</text:p>
          </table:table-cell>
          <table:table-cell office:value-type="string" calcext:value-type="string">
            <text:p>OPEN18:00/START18:3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3</text:p>
          </table:table-cell>
          <table:table-cell table:style-name="ce34" table:formula="of:=IF([.C369]=[.C370];[.D369]+1;1)" office:value-type="float" office:value="1" calcext:value-type="float">
            <text:p/>
          </table:table-cell>
          <table:table-cell office:value-type="string" calcext:value-type="string">
            <text:p>SOUNDCASTLEvol.288</text:p>
          </table:table-cell>
          <table:table-cell table:style-name="Default" office:value-type="string" calcext:value-type="string">
            <text:p>CRUES NOVER／CROSS／Vernal Sense／kujinica／The Eleanor Girlz!!／flamboyband／THE ピアノ線ロッカーズ／他</text:p>
          </table:table-cell>
          <table:table-cell office:value-type="string" calcext:value-type="string">
            <text:p>OPEN未定/START未定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4</text:p>
          </table:table-cell>
          <table:table-cell table:style-name="ce34" table:formula="of:=IF([.C370]=[.C371];[.D370]+1;1)" office:value-type="float" office:value="1" calcext:value-type="float">
            <text:p/>
          </table:table-cell>
          <table:table-cell office:value-type="string" calcext:value-type="string">
            <text:p>LIVE 1993</text:p>
          </table:table-cell>
          <table:table-cell table:style-name="Default" office:value-type="string" calcext:value-type="string">
            <text:p>the cosmodolls／Elinica／FromDayOne／他／※学生証提示で¥500OFF</text:p>
          </table:table-cell>
          <table:table-cell office:value-type="string" calcext:value-type="string">
            <text:p>OPEN18:00/START18:30　adv¥1,500/door¥1,8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5</text:p>
          </table:table-cell>
          <table:table-cell table:style-name="ce34" table:formula="of:=IF([.C371]=[.C372];[.D371]+1;1)" office:value-type="float" office:value="1" calcext:value-type="float">
            <text:p/>
          </table:table-cell>
          <table:table-cell office:value-type="string" calcext:value-type="string">
            <text:p>続いていくboobeam!!</text:p>
          </table:table-cell>
          <table:table-cell table:style-name="Default" office:value-type="string" calcext:value-type="string">
            <text:p>LimeAge／THE MYHALLEY(from京都)／スチュワート／tape me wonder／Typhoonz</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6</text:p>
          </table:table-cell>
          <table:table-cell table:style-name="ce34" table:formula="of:=IF([.C372]=[.C373];[.D372]+1;1)" office:value-type="float" office:value="1" calcext:value-type="float">
            <text:p/>
          </table:table-cell>
          <table:table-cell office:value-type="string" calcext:value-type="string">
            <text:p>続いていくboobeam!!</text:p>
          </table:table-cell>
          <table:table-cell table:style-name="Default" office:value-type="string" calcext:value-type="string">
            <text:p>宇宙遊泳／ソニックアタックブラスター／pirukuru／elena／キヨステ</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7</text:p>
          </table:table-cell>
          <table:table-cell table:style-name="ce34" table:formula="of:=IF([.C373]=[.C374];[.D373]+1;1)" office:value-type="float" office:value="1" calcext:value-type="float">
            <text:p/>
          </table:table-cell>
          <table:table-cell office:value-type="string" calcext:value-type="string">
            <text:p>Rabbity Rockabye〜Carp?No､chilli red! つけだれは赤以外認めない〜</text:p>
          </table:table-cell>
          <table:table-cell table:style-name="Default" office:value-type="string" calcext:value-type="string">
            <text:p>カナタ／satellite blue metro／Super Natural Deoxyribo Nucleic Acid／他／※先着入場者特典あり</text:p>
          </table:table-cell>
          <table:table-cell office:value-type="string" calcext:value-type="string">
            <text:p>OPEN18:00/START18:3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8</text:p>
          </table:table-cell>
          <table:table-cell table:style-name="ce34" table:formula="of:=IF([.C374]=[.C375];[.D374]+1;1)" office:value-type="float" office:value="1" calcext:value-type="float">
            <text:p/>
          </table:table-cell>
          <table:table-cell office:value-type="string" calcext:value-type="string">
            <text:p>関わりの産物</text:p>
          </table:table-cell>
          <table:table-cell table:style-name="Default" office:value-type="string" calcext:value-type="string">
            <text:p>松下あかね／Bar-Bar trio／Chirol／3SET-BOB／他</text:p>
          </table:table-cell>
          <table:table-cell office:value-type="string" calcext:value-type="string">
            <text:p>OPEN17:30/START18:00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9</text:p>
          </table:table-cell>
          <table:table-cell table:style-name="ce34" table:formula="of:=IF([.C375]=[.C376];[.D375]+1;1)" office:value-type="float" office:value="1" calcext:value-type="float">
            <text:p/>
          </table:table-cell>
          <table:table-cell office:value-type="string" calcext:value-type="string">
            <text:p>菊ソロアルバム『ギラギラ』発売記念ライブ</text:p>
          </table:table-cell>
          <table:table-cell table:style-name="Default" office:value-type="string" calcext:value-type="string">
            <text:p>菊(vo),藤沼伸一(g),Dr.kyOn(key),井上富雄(b),池畑潤二(ds)</text:p>
          </table:table-cell>
          <table:table-cell office:value-type="string" calcext:value-type="string">
            <text:p>OPEN19:00/START19:30　adv¥4,000/door¥4,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30</text:p>
          </table:table-cell>
          <table:table-cell table:style-name="ce34" table:formula="of:=IF([.C376]=[.C377];[.D376]+1;1)" office:value-type="float" office:value="1" calcext:value-type="float">
            <text:p/>
          </table:table-cell>
          <table:table-cell office:value-type="string" calcext:value-type="string">
            <text:p>The nonnon 2ndデモCD release企画『下北名作劇場』</text:p>
          </table:table-cell>
          <table:table-cell table:style-name="Default" office:value-type="string" calcext:value-type="string">
            <text:p>The nonnon／メメタァ／6年3組／ショージロージュニア／あるかはるか／OA:大和田浪漫</text:p>
          </table:table-cell>
          <table:table-cell office:value-type="string" calcext:value-type="string">
            <text:p>OPEN18:00/START18:15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31</text:p>
          </table:table-cell>
          <table:table-cell table:style-name="ce34" table:formula="of:=IF([.C377]=[.C378];[.D377]+1;1)" office:value-type="float" office:value="1" calcext:value-type="float">
            <text:p/>
          </table:table-cell>
          <table:table-cell office:value-type="string" calcext:value-type="string">
            <text:p>ENTRY!!</text:p>
          </table:table-cell>
          <table:table-cell table:style-name="Default" office:value-type="string" calcext:value-type="string">
            <text:p>マチルダ／Capital Decayed System／ZEST／他</text:p>
          </table:table-cell>
          <table:table-cell office:value-type="string" calcext:value-type="string">
            <text:p>OPEN18:30/START19:00　adv¥1,500/door¥1,800(+D)</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1</text:p>
          </table:table-cell>
          <table:table-cell table:style-name="ce34" table:formula="of:=IF([.C378]=[.C379];[.D378]+1;1)" office:value-type="float" office:value="1" calcext:value-type="float">
            <text:p/>
          </table:table-cell>
          <table:table-cell office:value-type="string" calcext:value-type="string">
            <text:p>「守礼酒家」</text:p>
          </table:table-cell>
          <table:table-cell table:style-name="Default" office:value-type="string" calcext:value-type="string">
            <text:p>TEDANUFA / sacrilege of hysterics / EVIL VAIN / A Westward March / tentacle centipede / スムージー / slumber land /</text:p>
          </table:table-cell>
          <table:table-cell office:value-type="string" calcext:value-type="string">
            <text:p>OPEN / START : 17:00 / 17:30 br2nTICKET ( ADV / DOOR ) : ¥1500 / ¥ 20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2</text:p>
          </table:table-cell>
          <table:table-cell table:style-name="ce34" table:formula="of:=IF([.C379]=[.C380];[.D379]+1;1)" office:value-type="float" office:value="1" calcext:value-type="float">
            <text:p/>
          </table:table-cell>
          <table:table-cell office:value-type="string" calcext:value-type="string">
            <text:p>O’VALENCIA! presents「”Real Intention Of Life &amp; Boisterous Gramophone”RELEASE TOUR FINAL!!」</text:p>
          </table:table-cell>
          <table:table-cell table:style-name="Default" office:value-type="string" calcext:value-type="string">
            <text:p>O’VALENCIA! / ジョゼ / ハグレヤギ / paionia / ローソンチケット L-70768 e+ (発売日 2/5〜)  </text:p>
          </table:table-cell>
          <table:table-cell office:value-type="string" calcext:value-type="string">
            <text:p>OPEN / START : 18:00 / 18:30 br2nTICKET ( ADV / DOOR ) : ¥2300 / ¥28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3</text:p>
          </table:table-cell>
          <table:table-cell table:style-name="ce34" table:formula="of:=IF([.C380]=[.C381];[.D380]+1;1)" office:value-type="float" office:value="1" calcext:value-type="float">
            <text:p/>
          </table:table-cell>
          <table:table-cell office:value-type="string" calcext:value-type="string">
            <text:p>ERA presents「Creating Images」</text:p>
          </table:table-cell>
          <table:table-cell table:style-name="Default" office:value-type="string" calcext:value-type="string">
            <text:p>アザラシ / テグー / 夜逃げ屋パンタロンズ / 花園distance / THE Ruee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4</text:p>
          </table:table-cell>
          <table:table-cell table:style-name="ce34" table:formula="of:=IF([.C381]=[.C382];[.D381]+1;1)" office:value-type="float" office:value="1" calcext:value-type="float">
            <text:p/>
          </table:table-cell>
          <table:table-cell office:value-type="string" calcext:value-type="string">
            <text:p>BOOKING</text:p>
          </table:table-cell>
          <table:table-cell table:style-name="Default" office:value-type="string" calcext:value-type="string">
            <text:p>Euphs / fragelicpeep / タテモノ(ex.log) / Backyard / 踊るツチノコ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4</text:p>
          </table:table-cell>
          <table:table-cell table:style-name="ce34" table:formula="of:=IF([.C382]=[.C383];[.D382]+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町田 峻亮 / 食券 / 藤村JAPAN / ふるさわ しょう / noe / 藤原 忠 / ※5F ERA BARでのイベントになります。   </text:p>
          </table:table-cell>
          <table:table-cell office:value-type="string" calcext:value-type="string">
            <text:p>OPEN / START : 18:30 / 19:00 br2nTICKET ( ADV / DOOR ) : ¥1,000 / ¥1,0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5</text:p>
          </table:table-cell>
          <table:table-cell table:style-name="ce34" table:formula="of:=IF([.C383]=[.C384];[.D383]+1;1)" office:value-type="float" office:value="1" calcext:value-type="float">
            <text:p/>
          </table:table-cell>
          <table:table-cell office:value-type="string" calcext:value-type="string">
            <text:p>ERA presents「Creating Images」</text:p>
          </table:table-cell>
          <table:table-cell table:style-name="Default" office:value-type="string" calcext:value-type="string">
            <text:p>AVALANCHE / わがままカレッジ / Plengo boots / ベジレオナ / Bakyun the everyday / yEAN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6</text:p>
          </table:table-cell>
          <table:table-cell table:style-name="ce34" table:formula="of:=IF([.C384]=[.C385];[.D384]+1;1)" office:value-type="float" office:value="1" calcext:value-type="float">
            <text:p/>
          </table:table-cell>
          <table:table-cell office:value-type="string" calcext:value-type="string">
            <text:p>ERA presents「MEAN TO YOU」</text:p>
          </table:table-cell>
          <table:table-cell table:style-name="Default" office:value-type="string" calcext:value-type="string">
            <text:p>PENs+ / O’tiempoman / RICHARDSON ZILLIS / 楽団 象のダンス / nicoten / e+ (発売日 2/13〜)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7</text:p>
          </table:table-cell>
          <table:table-cell table:style-name="ce34" table:formula="of:=IF([.C385]=[.C386];[.D385]+1;1)" office:value-type="float" office:value="1" calcext:value-type="float">
            <text:p/>
          </table:table-cell>
          <table:table-cell office:value-type="string" calcext:value-type="string">
            <text:p>ERA presents「緊急企画！ワンコインライブ」</text:p>
          </table:table-cell>
          <table:table-cell table:style-name="Default" office:value-type="string" calcext:value-type="string">
            <text:p>deid / cinescope / ゆうせいから / Bakyun the everyday /</text:p>
          </table:table-cell>
          <table:table-cell office:value-type="string" calcext:value-type="string">
            <text:p>OPEN / START : 18:00 / 18:30 br2nTICKET ( ADV / DOOR ) : ¥500 (+1ドリンク)</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8</text:p>
          </table:table-cell>
          <table:table-cell table:style-name="ce34" table:formula="of:=IF([.C386]=[.C387];[.D386]+1;1)" office:value-type="float" office:value="1" calcext:value-type="float">
            <text:p/>
          </table:table-cell>
          <table:table-cell office:value-type="string" calcext:value-type="string">
            <text:p>ERA presents「Creating Images」</text:p>
          </table:table-cell>
          <table:table-cell table:style-name="Default" office:value-type="string" calcext:value-type="string">
            <text:p>Choir touched teras chord / faulea. / アジアの純真 / The Fess / sprawl /</text:p>
          </table:table-cell>
          <table:table-cell office:value-type="string" calcext:value-type="string">
            <text:p>OPEN / START : 18:00 / 18:30 br2nTICKET ( ADV / DOOR ) : ¥2000 / ¥23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9</text:p>
          </table:table-cell>
          <table:table-cell table:style-name="ce34" table:formula="of:=IF([.C387]=[.C388];[.D387]+1;1)" office:value-type="float" office:value="1" calcext:value-type="float">
            <text:p/>
          </table:table-cell>
          <table:table-cell office:value-type="string" calcext:value-type="string">
            <text:p>ERA presents「MEAN TO YOU」</text:p>
          </table:table-cell>
          <table:table-cell table:style-name="Default" office:value-type="string" calcext:value-type="string">
            <text:p>MUSQIS / nego / Plat Home Nine / duludulu /</text:p>
          </table:table-cell>
          <table:table-cell office:value-type="string" calcext:value-type="string">
            <text:p>OPEN / START : 18:30 / 19:00 br2nTICKET ( ADV / DOOR ) : ¥2000 / ¥23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0</text:p>
          </table:table-cell>
          <table:table-cell table:style-name="ce34" table:formula="of:=IF([.C388]=[.C389];[.D388]+1;1)" office:value-type="float" office:value="1" calcext:value-type="float">
            <text:p/>
          </table:table-cell>
          <table:table-cell office:value-type="string" calcext:value-type="string">
            <text:p>ERA presents「Anarcky In The J.P」</text:p>
          </table:table-cell>
          <table:table-cell table:style-name="Default" office:value-type="string" calcext:value-type="string">
            <text:p>Ring Ring Lonely Rolls / しゃっく / RICHARDSON ZILLIS / シガレットケース / Thomasons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1</text:p>
          </table:table-cell>
          <table:table-cell table:style-name="ce34" table:formula="of:=IF([.C389]=[.C390];[.D389]+1;1)" office:value-type="float" office:value="1" calcext:value-type="float">
            <text:p/>
          </table:table-cell>
          <table:table-cell office:value-type="string" calcext:value-type="string">
            <text:p>ERA presents「Creating Images」</text:p>
          </table:table-cell>
          <table:table-cell table:style-name="Default" office:value-type="string" calcext:value-type="string">
            <text:p>冷たい指輪 / ano / repos / unsnuff / pirukuru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1</text:p>
          </table:table-cell>
          <table:table-cell table:style-name="ce34" table:formula="of:=IF([.C390]=[.C391];[.D390]+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佐藤まさひこ / 田中 涼 / ヤマサキ アキラ / 田村 友昌 / 清水 加奈 / 木村 順子 /</text:p>
          </table:table-cell>
          <table:table-cell office:value-type="string" calcext:value-type="string">
            <text:p>OPEN / START : 18:30 / 19:00 br2nTICKET ( ADV / DOOR ) : ¥1,000 / ¥1,000</text:p>
          </table:table-cell>
          <table:table-cell table:number-columns-repeated="6"/>
        </table:table-row>
        <table:table-row table:style-name="ro2">
          <table:table-cell/>
          <table:table-cell office:value-type="float" office:value="12" calcext:value-type="float">
            <text:p>12</text:p>
          </table:table-cell>
          <table:table-cell table:style-name="ce32" office:value-type="string" calcext:value-type="string">
            <text:p>0312</text:p>
          </table:table-cell>
          <table:table-cell table:style-name="ce34" table:formula="of:=IF([.C391]=[.C392];[.D391]+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2">
          <table:table-cell/>
          <table:table-cell office:value-type="float" office:value="12" calcext:value-type="float">
            <text:p>12</text:p>
          </table:table-cell>
          <table:table-cell table:style-name="ce32" office:value-type="string" calcext:value-type="string">
            <text:p>0313</text:p>
          </table:table-cell>
          <table:table-cell table:style-name="ce34" table:formula="of:=IF([.C392]=[.C393];[.D392]+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4</text:p>
          </table:table-cell>
          <table:table-cell table:style-name="ce34" table:formula="of:=IF([.C393]=[.C394];[.D393]+1;1)" office:value-type="float" office:value="1" calcext:value-type="float">
            <text:p/>
          </table:table-cell>
          <table:table-cell office:value-type="string" calcext:value-type="string">
            <text:p>踊るツチノコ レコ発自主企画「天下一舞踏会」</text:p>
          </table:table-cell>
          <table:table-cell table:style-name="Default" office:value-type="string" calcext:value-type="string">
            <text:p>YOUCHIMACKY / JOHNNYPARK / THE CATTLEFISH FRITTER / 忘れてモーテルズ / 踊るツチノコ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5</text:p>
          </table:table-cell>
          <table:table-cell table:style-name="ce34" table:formula="of:=IF([.C394]=[.C395];[.D394]+1;1)" office:value-type="float" office:value="1" calcext:value-type="float">
            <text:p/>
          </table:table-cell>
          <table:table-cell office:value-type="string" calcext:value-type="string">
            <text:p>Tokage recoreds Presents「無数の影と光の像」</text:p>
          </table:table-cell>
          <table:table-cell table:style-name="Default" office:value-type="string" calcext:value-type="string">
            <text:p>Gecko &amp; Tokage Parade / sgt. / キツネの嫁入り / Aureole / ローソンチケット L-70768 e+ (発売中)</text:p>
          </table:table-cell>
          <table:table-cell office:value-type="string" calcext:value-type="string">
            <text:p>OPEN / START : 17:30 / 18:00 br2nTICKET ( ADV / DOOR ) : ¥2500 / ¥30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6</text:p>
          </table:table-cell>
          <table:table-cell table:style-name="ce34" table:formula="of:=IF([.C395]=[.C396];[.D395]+1;1)" office:value-type="float" office:value="1" calcext:value-type="float">
            <text:p/>
          </table:table-cell>
          <table:table-cell office:value-type="string" calcext:value-type="string">
            <text:p>SUMMER SOLSTICE presents「風にふかれて/あゆみ」リリースツアーファイナル&amp;太田生誕祭</text:p>
          </table:table-cell>
          <table:table-cell table:style-name="Default" office:value-type="string" calcext:value-type="string">
            <text:p>SUMMER SOLSTICE / コージコナー / スカーフ / the butterfly nine cord / 57pictures / niente. / ※高校生以下、前売り¥500(ドリンク別)。要学生証。</text:p>
          </table:table-cell>
          <table:table-cell office:value-type="string" calcext:value-type="string">
            <text:p>OPEN / START : 16:30 / 17:00 br2nTICKET ( ADV / DOOR ) : ¥2000 / ¥23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7</text:p>
          </table:table-cell>
          <table:table-cell table:style-name="ce34" table:formula="of:=IF([.C396]=[.C397];[.D396]+1;1)" office:value-type="float" office:value="1" calcext:value-type="float">
            <text:p/>
          </table:table-cell>
          <table:table-cell office:value-type="string" calcext:value-type="string">
            <text:p>ERA presents「In The City」</text:p>
          </table:table-cell>
          <table:table-cell table:style-name="Default" office:value-type="string" calcext:value-type="string">
            <text:p>THE ROAMERS / Kikey / JOHNNYPARK / GUSACKY(ex.YOUCHIMACKY) / flari /</text:p>
          </table:table-cell>
          <table:table-cell office:value-type="string" calcext:value-type="string">
            <text:p>OPEN / START : 18:30 / 19:00 br2nTICKET ( ADV / DOOR ) : ¥1,800 / ¥2,0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8</text:p>
          </table:table-cell>
          <table:table-cell table:style-name="ce34" table:formula="of:=IF([.C397]=[.C398];[.D397]+1;1)" office:value-type="float" office:value="1" calcext:value-type="float">
            <text:p/>
          </table:table-cell>
          <table:table-cell office:value-type="string" calcext:value-type="string">
            <text:p>BOOKING</text:p>
          </table:table-cell>
          <table:table-cell table:style-name="Default" office:value-type="string" calcext:value-type="string">
            <text:p>ウーパールーパーズ / Lost eRa Children / CHANCHARA / ボジティブマシィン / Super Fiction / ねこね、こねこね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8</text:p>
          </table:table-cell>
          <table:table-cell table:style-name="ce34" table:formula="of:=IF([.C398]=[.C399];[.D398]+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片山 さゆ里 / 小山 翔平 / unsnuff / 藤村JAPAN / 岡田ピロー / +１ARTIST ※5F ERA BARでのイベントになります。 </text:p>
          </table:table-cell>
          <table:table-cell office:value-type="string" calcext:value-type="string">
            <text:p>OPEN / START : 19:00 / 19:30 br2nTICKET ( ADV / DOOR ) : ¥1,000 / ¥1,0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9</text:p>
          </table:table-cell>
          <table:table-cell table:style-name="ce34" table:formula="of:=IF([.C399]=[.C400];[.D399]+1;1)" office:value-type="float" office:value="1" calcext:value-type="float">
            <text:p/>
          </table:table-cell>
          <table:table-cell office:value-type="string" calcext:value-type="string">
            <text:p>ERA presents「Anarcky In The JP」</text:p>
          </table:table-cell>
          <table:table-cell table:style-name="Default" office:value-type="string" calcext:value-type="string">
            <text:p>Gendai Asymmetry / less quantic / リサ=オフリー / How to count one to ten / EVIOUS /</text:p>
          </table:table-cell>
          <table:table-cell office:value-type="string" calcext:value-type="string">
            <text:p>OPEN / START : 18:30 / 19:0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0</text:p>
          </table:table-cell>
          <table:table-cell table:style-name="ce34" table:formula="of:=IF([.C400]=[.C401];[.D400]+1;1)" office:value-type="float" office:value="1" calcext:value-type="float">
            <text:p/>
          </table:table-cell>
          <table:table-cell office:value-type="string" calcext:value-type="string">
            <text:p>ERA presents「Bulbs Of Pussion」</text:p>
          </table:table-cell>
          <table:table-cell table:style-name="Default" office:value-type="string" calcext:value-type="string">
            <text:p>滑稽のドア / modi / 藤原 忠 / Sceneslow / ドラマ待チ / Brutal Peter Gun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0</text:p>
          </table:table-cell>
          <table:table-cell table:style-name="ce34" table:formula="of:=IF([.C401]=[.C402];[.D401]+1;1)" office:value-type="float" office:value="2" calcext:value-type="float">
            <text:p/>
          </table:table-cell>
          <table:table-cell office:value-type="string" calcext:value-type="string">
            <text:p>渋谷 さとし(arica)、西田 諒平(水槽のクジラ)企画「線」</text:p>
          </table:table-cell>
          <table:table-cell table:style-name="Default" office:value-type="string" calcext:value-type="string">
            <text:p>渋谷 さとし(arica) / 西田 諒平 (水槽のクジラ)/ 羽井 佐悠 (ザ・木天蓼レコード)/ 加藤 彩可 (phonegazer)/ 今井 慎弥 (MOOT)/ たっきー (水槽のクジラ,arica)/ ※5F ERA BARでのイベントになります。   </text:p>
          </table:table-cell>
          <table:table-cell office:value-type="string" calcext:value-type="string">
            <text:p>OPEN / START : 18:30 / 19:00 br2nTICKET ( ADV / DOOR ) : ¥1,000 / ¥1,0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1</text:p>
          </table:table-cell>
          <table:table-cell table:style-name="ce34" table:formula="of:=IF([.C402]=[.C403];[.D402]+1;1)" office:value-type="float" office:value="1" calcext:value-type="float">
            <text:p/>
          </table:table-cell>
          <table:table-cell office:value-type="string" calcext:value-type="string">
            <text:p>where is my mind? presents「猫のゆりかご」”Sally” Release Tour</text:p>
          </table:table-cell>
          <table:table-cell table:style-name="Default" office:value-type="string" calcext:value-type="string">
            <text:p>where is my mind? / MEAT EATERS / tonicLEVEL13 / malca / 松永晴貴(dry as dust) /</text:p>
          </table:table-cell>
          <table:table-cell office:value-type="string" calcext:value-type="string">
            <text:p>OPEN / START : 18:00 / 18:30 br2nTICKET ( ADV / DOOR ) : ¥2000 / ¥25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2</text:p>
          </table:table-cell>
          <table:table-cell table:style-name="ce34" table:formula="of:=IF([.C403]=[.C404];[.D403]+1;1)" office:value-type="float" office:value="1" calcext:value-type="float">
            <text:p/>
          </table:table-cell>
          <table:table-cell office:value-type="string" calcext:value-type="string">
            <text:p>TheSpringSummer presents「夜を歩く人vol.4」</text:p>
          </table:table-cell>
          <table:table-cell table:style-name="Default" office:value-type="string" calcext:value-type="string">
            <text:p>TheSpringSummer / bacho / ローソンチケット L-79803 e+ (発売日 2/5〜)</text:p>
          </table:table-cell>
          <table:table-cell office:value-type="string" calcext:value-type="string">
            <text:p>OPEN / START : 18:30 / 19:00 br2nTICKET ( ADV / DOOR ) : ¥2300 / ¥28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3</text:p>
          </table:table-cell>
          <table:table-cell table:style-name="ce34" table:formula="of:=IF([.C404]=[.C405];[.D404]+1;1)" office:value-type="float" office:value="1" calcext:value-type="float">
            <text:p/>
          </table:table-cell>
          <table:table-cell office:value-type="string" calcext:value-type="string">
            <text:p>he LIVE TOUR “ZELKOVA”</text:p>
          </table:table-cell>
          <table:table-cell table:style-name="Default" office:value-type="string" calcext:value-type="string">
            <text:p>he / susquatch / ローソンチケット L-70407 e+ (発売日 2/8〜) </text:p>
          </table:table-cell>
          <table:table-cell office:value-type="string" calcext:value-type="string">
            <text:p>OPEN / START : 17:00 / 17:30 br2nTICKET ( ADV / DOOR ) : ¥2800 / ¥33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4</text:p>
          </table:table-cell>
          <table:table-cell table:style-name="ce34" table:formula="of:=IF([.C405]=[.C406];[.D405]+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赤い月 / chifs / イナメナイ / Dead Niqolson / not simple wonders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5</text:p>
          </table:table-cell>
          <table:table-cell table:style-name="ce34" table:formula="of:=IF([.C406]=[.C407];[.D406]+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EGG TOP / Hymist / ILLWILL (茨城)  / Early Whereabouts / POETASTER / +1band</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6</text:p>
          </table:table-cell>
          <table:table-cell table:style-name="ce34" table:formula="of:=IF([.C407]=[.C408];[.D407]+1;1)" office:value-type="float" office:value="1" calcext:value-type="float">
            <text:p/>
          </table:table-cell>
          <table:table-cell office:value-type="string" calcext:value-type="string">
            <text:p>川崎レオン × アサミサエ presents「かわいい顔してあの子、割とやるもんだねっと」</text:p>
          </table:table-cell>
          <table:table-cell table:style-name="Default" office:value-type="string" calcext:value-type="string">
            <text:p>川崎レオン / アサミサエ / 岡澤愛津 / 永山夏希 / はっち（From AntiQues） / ※5F ERA BARでのイベントになります。 </text:p>
          </table:table-cell>
          <table:table-cell office:value-type="string" calcext:value-type="string">
            <text:p>OPEN / START : 19:00 / 19:30 br2nTICKET ( ADV / DOOR ) : ¥1800 (+1ドリンク)</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7</text:p>
          </table:table-cell>
          <table:table-cell table:style-name="ce34" table:formula="of:=IF([.C408]=[.C409];[.D408]+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AKARINE(千葉) / The Escapes / サイキックブルーズ / 藤原 忠 / フェチ (宇都宮) /</text:p>
          </table:table-cell>
          <table:table-cell office:value-type="string" calcext:value-type="string">
            <text:p>OPEN / START : 18:00 / 18:30 br2nTICKET ( ADV / DOOR ) : ¥1800 / ¥2100</text:p>
          </table:table-cell>
          <table:table-cell table:number-columns-repeated="6"/>
        </table:table-row>
        <table:table-row table:style-name="ro2">
          <table:table-cell/>
          <table:table-cell office:value-type="float" office:value="12" calcext:value-type="float">
            <text:p>12</text:p>
          </table:table-cell>
          <table:table-cell table:style-name="ce32" office:value-type="string" calcext:value-type="string">
            <text:p>0328</text:p>
          </table:table-cell>
          <table:table-cell table:style-name="ce34" table:formula="of:=IF([.C409]=[.C410];[.D409]+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9</text:p>
          </table:table-cell>
          <table:table-cell table:style-name="ce34" table:formula="of:=IF([.C410]=[.C411];[.D410]+1;1)" office:value-type="float" office:value="1" calcext:value-type="float">
            <text:p/>
          </table:table-cell>
          <table:table-cell office:value-type="string" calcext:value-type="string">
            <text:p>the brown presents 毒を以て毒を制す “MelloW” Release tour Final Tokyo</text:p>
          </table:table-cell>
          <table:table-cell table:style-name="Default" office:value-type="string" calcext:value-type="string">
            <text:p>the brown / 石井ナルト(Qomolangma Tomato) / KAGERO / BLACK BUCK / e+ (発売日 2/22〜) </text:p>
          </table:table-cell>
          <table:table-cell office:value-type="string" calcext:value-type="string">
            <text:p>OPEN / START : 18:30 / 19:00 br2nTICKET ( ADV / DOOR ) : ¥2300 / ¥2800</text:p>
          </table:table-cell>
          <table:table-cell table:number-columns-repeated="6"/>
        </table:table-row>
        <table:table-row table:style-name="ro2">
          <table:table-cell/>
          <table:table-cell office:value-type="float" office:value="12" calcext:value-type="float">
            <text:p>12</text:p>
          </table:table-cell>
          <table:table-cell table:style-name="ce32" office:value-type="string" calcext:value-type="string">
            <text:p>0330</text:p>
          </table:table-cell>
          <table:table-cell table:style-name="ce34" table:formula="of:=IF([.C411]=[.C412];[.D411]+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31</text:p>
          </table:table-cell>
          <table:table-cell table:style-name="ce34" table:formula="of:=IF([.C412]=[.C413];[.D412]+1;1)" office:value-type="float" office:value="1" calcext:value-type="float">
            <text:p/>
          </table:table-cell>
          <table:table-cell office:value-type="string" calcext:value-type="string">
            <text:p>ERA presents「Made to Make Vividness」</text:p>
          </table:table-cell>
          <table:table-cell table:style-name="Default" office:value-type="string" calcext:value-type="string">
            <text:p>Half moon spiral (from 名古屋) / Vianka (from 札幌) / A Few Legos / and more…</text:p>
          </table:table-cell>
          <table:table-cell office:value-type="string" calcext:value-type="string">
            <text:p>OPEN / START : 18:30 / 19:00 br2nTICKET ( ADV / DOOR ) : ¥1800 / ¥2100</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1</text:p>
          </table:table-cell>
          <table:table-cell table:style-name="ce34" table:formula="of:=IF([.C413]=[.C414];[.D413]+1;1)" office:value-type="float" office:value="1" calcext:value-type="float">
            <text:p/>
          </table:table-cell>
          <table:table-cell office:value-type="string" calcext:value-type="string">
            <text:p>CBA×GARDEN presents br2n JUNK ROYALE vol.5</text:p>
          </table:table-cell>
          <table:table-cell table:style-name="Default" office:value-type="string" calcext:value-type="string">
            <text:p>■ScarsBoroughbr2n ■THE NAMPA BOYSbr2n ■マッカーサーアコンチbr2n ■THE PINBALLSbr2n ■TarO&amp;JirObr2n ■Jake stone garage（NEW!!)</text:p>
          </table:table-cell>
          <table:table-cell office:value-type="string" calcext:value-type="string">
            <text:p>OPEN/START16:00/17:00br2nADV/DOOR¥3,000/¥3,5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2</text:p>
          </table:table-cell>
          <table:table-cell table:style-name="ce34" table:formula="of:=IF([.C414]=[.C415];[.D414]+1;1)" office:value-type="float" office:value="1" calcext:value-type="float">
            <text:p/>
          </table:table-cell>
          <table:table-cell office:value-type="string" calcext:value-type="string">
            <text:p>CBA×GARDEN presents br2n JUNK ROYALE vol.6</text:p>
          </table:table-cell>
          <table:table-cell table:style-name="Default" office:value-type="string" calcext:value-type="string">
            <text:p>■片山ブレイカーズ＆ザ☆ロケンローパーティbr2n ■ヒトリエbr2n ■READ ALOUDbr2n ■Hello Sleepwalkersbr2n ■This is Not a Business(NEW!!)br2n ■OUTER-TRIBE(NEW!!)</text:p>
          </table:table-cell>
          <table:table-cell office:value-type="string" calcext:value-type="string">
            <text:p>OPEN/START16:00/17:00br2nADV/DOOR¥3,000/¥3,5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3</text:p>
          </table:table-cell>
          <table:table-cell table:style-name="ce34" table:formula="of:=IF([.C415]=[.C416];[.D415]+1;1)" office:value-type="float" office:value="1" calcext:value-type="float">
            <text:p/>
          </table:table-cell>
          <table:table-cell office:value-type="string" calcext:value-type="string">
            <text:p>GIRLS!GIRLS!!GIRLS!!!　Vol.3</text:p>
          </table:table-cell>
          <table:table-cell table:style-name="Default" office:value-type="string" calcext:value-type="string">
            <text:p>■リリーローズbr2n ■ALISAbr2n ■スプラウト・スプラウトbr2n ■池田夢見(New!!)br2n ■unconditional love(New!!)</text:p>
          </table:table-cell>
          <table:table-cell office:value-type="string" calcext:value-type="string">
            <text:p>OPEN/START18:30/19:00br2nADV/DOOR¥2,500/¥3,0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5</text:p>
          </table:table-cell>
          <table:table-cell table:style-name="ce34" table:formula="of:=IF([.C416]=[.C417];[.D416]+1;1)" office:value-type="float" office:value="1" calcext:value-type="float">
            <text:p/>
          </table:table-cell>
          <table:table-cell office:value-type="string" calcext:value-type="string">
            <text:p>Beat Happening！SHIMOKITAZAWA R&amp;R PANIC@GARDEN！</text:p>
          </table:table-cell>
          <table:table-cell table:style-name="Default" office:value-type="string" calcext:value-type="string">
            <text:p>■KETTLESbr2n ■アカシックbr2n ■惑星アブノーマルbr2n ■平賀さち枝br2n ■URBANフェチ（NEW!!）</text:p>
          </table:table-cell>
          <table:table-cell office:value-type="string" calcext:value-type="string">
            <text:p>OPEN/START18:20/19:00br2nADV/DOOR¥2,500/¥2,8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6</text:p>
          </table:table-cell>
          <table:table-cell table:style-name="ce34" table:formula="of:=IF([.C417]=[.C418];[.D417]+1;1)" office:value-type="float" office:value="1" calcext:value-type="float">
            <text:p/>
          </table:table-cell>
          <table:table-cell office:value-type="string" calcext:value-type="string">
            <text:p>DVD発売記念ワンマンツアー追加公演 br2n 「THE ROCKSHOW 2014 at TOKYO」</text:p>
          </table:table-cell>
          <table:table-cell table:style-name="Default" office:value-type="string" calcext:value-type="string">
            <text:p>■FUZZY CONTROL</text:p>
          </table:table-cell>
          <table:table-cell office:value-type="string" calcext:value-type="string">
            <text:p>OPEN/START19:00/19:3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7</text:p>
          </table:table-cell>
          <table:table-cell table:style-name="ce34" table:formula="of:=IF([.C418]=[.C419];[.D418]+1;1)" office:value-type="float" office:value="1" calcext:value-type="float">
            <text:p/>
          </table:table-cell>
          <table:table-cell office:value-type="string" calcext:value-type="string">
            <text:p>英国音楽/VINYL JAPAN presents【STIFF LITTLE FINGERS】</text:p>
          </table:table-cell>
          <table:table-cell table:style-name="Default" office:value-type="string" calcext:value-type="string">
            <text:p>■STFF LITTLE FINGERSbr2n 【special guest band】br2n ■THE PRISONERbr2n ■Oi SKALL MATESbr2n ■HAT TRICKERS</text:p>
          </table:table-cell>
          <table:table-cell office:value-type="string" calcext:value-type="string">
            <text:p>OPEN/START18:00/19:00br2nADV/DOOR¥5,5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8</text:p>
          </table:table-cell>
          <table:table-cell table:style-name="ce34" table:formula="of:=IF([.C419]=[.C420];[.D419]+1;1)" office:value-type="float" office:value="1" calcext:value-type="float">
            <text:p/>
          </table:table-cell>
          <table:table-cell office:value-type="string" calcext:value-type="string">
            <text:p>三宅伸治Birthday special LIVE</text:p>
          </table:table-cell>
          <table:table-cell table:style-name="Default" office:value-type="string" calcext:value-type="string">
            <text:p>■三宅伸治ＢＡＮＤbr2n 三宅伸治（Vo,G）br2n 高橋”jr”知治(Bass)br2n 大島賢治(Dr)br2n 【GUEST】 　 　　　　　　　br2n ■山崎まさよしbr2n ■石塚英彦br2n ■中村耕一br2n …and Special Guest!!!</text:p>
          </table:table-cell>
          <table:table-cell office:value-type="string" calcext:value-type="string">
            <text:p>OPEN/START18:00/19:00br2nADV/DOOR¥5,000/¥5,5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9</text:p>
          </table:table-cell>
          <table:table-cell table:style-name="ce34" table:formula="of:=IF([.C420]=[.C421];[.D420]+1;1)" office:value-type="float" office:value="1" calcext:value-type="float">
            <text:p/>
          </table:table-cell>
          <table:table-cell office:value-type="string" calcext:value-type="string">
            <text:p>緒方恵美 LIVE TOUR "Desire -希望-“</text:p>
          </table:table-cell>
          <table:table-cell table:style-name="Default" office:value-type="string" calcext:value-type="string">
            <text:p>■緒方恵美</text:p>
          </table:table-cell>
          <table:table-cell office:value-type="string" calcext:value-type="string">
            <text:p>OPEN/START16:00/16:30</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12</text:p>
          </table:table-cell>
          <table:table-cell table:style-name="ce34" table:formula="of:=IF([.C421]=[.C422];[.D421]+1;1)" office:value-type="float" office:value="1" calcext:value-type="float">
            <text:p/>
          </table:table-cell>
          <table:table-cell office:value-type="string" calcext:value-type="string">
            <text:p>Beat Happening！MAX！20140312のHappening！</text:p>
          </table:table-cell>
          <table:table-cell table:style-name="Default" office:value-type="string" calcext:value-type="string">
            <text:p>■PHONO TONESbr2n ■空きっ腹に酒br2n ■アラゲホンジbr2n ■さよなら、また今度ねbr2n Happening Act：イエスマン(NEW!!)</text:p>
          </table:table-cell>
          <table:table-cell office:value-type="string" calcext:value-type="string">
            <text:p>OPEN/START18:00/18:30br2nADV/DOOR¥2,500/¥3,0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13</text:p>
          </table:table-cell>
          <table:table-cell table:style-name="ce34" table:formula="of:=IF([.C422]=[.C423];[.D422]+1;1)" office:value-type="float" office:value="1" calcext:value-type="float">
            <text:p/>
          </table:table-cell>
          <table:table-cell office:value-type="string" calcext:value-type="string">
            <text:p>GOT THE FEELIN' vol3</text:p>
          </table:table-cell>
          <table:table-cell table:style-name="Default" office:value-type="string" calcext:value-type="string">
            <text:p>■DELTA CHORDbr2n ■SALbr2n ■KENTA HAYASHI TRIObr2n ■The Dawn（New!)br2n ■吉田仁（New!)</text:p>
          </table:table-cell>
          <table:table-cell office:value-type="string" calcext:value-type="string">
            <text:p>OPEN/START18:30/19:00br2nADV/DOOR¥2,500/¥3,000 br2nドリンク別</text:p>
          </table:table-cell>
          <table:table-cell table:number-columns-repeated="6"/>
        </table:table-row>
        <table:table-row table:style-name="ro2">
          <table:table-cell/>
          <table:table-cell office:value-type="float" office:value="13" calcext:value-type="float">
            <text:p>13</text:p>
          </table:table-cell>
          <table:table-cell table:style-name="ce32" office:value-type="string" calcext:value-type="string">
            <text:p>0314</text:p>
          </table:table-cell>
          <table:table-cell table:style-name="ce34" table:formula="of:=IF([.C423]=[.C424];[.D423]+1;1)" office:value-type="float" office:value="1" calcext:value-type="float">
            <text:p/>
          </table:table-cell>
          <table:table-cell office:value-type="string" calcext:value-type="string">
            <text:p>PRIVATE</text:p>
          </table:table-cell>
          <table:table-cell table:style-name="Default"/>
          <table:table-cell table:number-columns-repeated="7"/>
        </table:table-row>
        <table:table-row table:style-name="ro8">
          <table:table-cell/>
          <table:table-cell office:value-type="float" office:value="13" calcext:value-type="float">
            <text:p>13</text:p>
          </table:table-cell>
          <table:table-cell table:style-name="ce32" office:value-type="string" calcext:value-type="string">
            <text:p>0315</text:p>
          </table:table-cell>
          <table:table-cell table:style-name="ce34" table:formula="of:=IF([.C424]=[.C425];[.D424]+1;1)" office:value-type="float" office:value="1" calcext:value-type="float">
            <text:p/>
          </table:table-cell>
          <table:table-cell office:value-type="string" calcext:value-type="string">
            <text:p>カーネーション・トリビュート・アルバム br2n 『なんできみはぼくよりぼくのことくわしいの？』 br2n 発売記念ライブ</text:p>
          </table:table-cell>
          <table:table-cell table:style-name="Default" office:value-type="string" calcext:value-type="string">
            <text:p>■カーネーションbr2n ■うどん兄弟br2n ■大森靖子br2n ■カメラ＝万年筆br2n ■スカートbr2n ■曽我部恵一br2n ■ブラウンノーズ br2n ■Babibr2n ■森は生きている</text:p>
          </table:table-cell>
          <table:table-cell office:value-type="string" calcext:value-type="string">
            <text:p>OPEN/START16:30/17:00br2nADV/DOOR¥3,500/¥4,0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16</text:p>
          </table:table-cell>
          <table:table-cell table:style-name="ce34" table:formula="of:=IF([.C425]=[.C426];[.D425]+1;1)" office:value-type="float" office:value="1" calcext:value-type="float">
            <text:p/>
          </table:table-cell>
          <table:table-cell office:value-type="string" calcext:value-type="string">
            <text:p>振替追加公演！ワンコインONE MAN LIVE！ br2n “大雪には気をつけなはれや！”</text:p>
          </table:table-cell>
          <table:table-cell table:style-name="Default" office:value-type="string" calcext:value-type="string">
            <text:p>■unconditional love</text:p>
          </table:table-cell>
          <table:table-cell office:value-type="string" calcext:value-type="string">
            <text:p>OPEN/START17:15/18:00br2nADV/DOOR¥500/¥1,0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18</text:p>
          </table:table-cell>
          <table:table-cell table:style-name="ce34" table:formula="of:=IF([.C426]=[.C427];[.D426]+1;1)" office:value-type="float" office:value="1" calcext:value-type="float">
            <text:p/>
          </table:table-cell>
          <table:table-cell office:value-type="string" calcext:value-type="string">
            <text:p>椎名慶治「Phase to RABBIT-MAN」大反省会！？</text:p>
          </table:table-cell>
          <table:table-cell table:style-name="Default" office:value-type="string" calcext:value-type="string">
            <text:p>■椎名慶治</text:p>
          </table:table-cell>
          <table:table-cell office:value-type="string" calcext:value-type="string">
            <text:p>OPEN/START18:15/19: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19</text:p>
          </table:table-cell>
          <table:table-cell table:style-name="ce34" table:formula="of:=IF([.C427]=[.C428];[.D427]+1;1)" office:value-type="float" office:value="1" calcext:value-type="float">
            <text:p/>
          </table:table-cell>
          <table:table-cell office:value-type="string" calcext:value-type="string">
            <text:p>「MUSIC&amp;WORDS」</text:p>
          </table:table-cell>
          <table:table-cell table:style-name="Default" office:value-type="string" calcext:value-type="string">
            <text:p>■dollsbr2n ■サカセエレンOrbr2n ■リアルフレイバーbr2n ■11 Still Birthbr2n ■雨宮ゆに（OA）</text:p>
          </table:table-cell>
          <table:table-cell office:value-type="string" calcext:value-type="string">
            <text:p>OPEN/START18:00/18:30br2nADV/DOOR¥2,500/¥3,0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0</text:p>
          </table:table-cell>
          <table:table-cell table:style-name="ce34" table:formula="of:=IF([.C428]=[.C429];[.D428]+1;1)" office:value-type="float" office:value="1" calcext:value-type="float">
            <text:p/>
          </table:table-cell>
          <table:table-cell office:value-type="string" calcext:value-type="string">
            <text:p>【KYO1/KYO50】</text:p>
          </table:table-cell>
          <table:table-cell table:style-name="Default" office:value-type="string" calcext:value-type="string">
            <text:p>Acoustic杉本恭一br2n (Per 矢野一成/Piano 扇愛奈)br2n Electric杉本恭一br2n (Gt 宮崎洋一/Ba 有江嘉典/Dr 中畑大樹)br2n analers br2n (Vo&amp;Gt 杉本恭一/Ba 上田健司 /br2n key チェリー福田/Dr 三池とおる/Gt 宮崎洋一)</text:p>
          </table:table-cell>
          <table:table-cell office:value-type="string" calcext:value-type="string">
            <text:p>OPEN/START18:30/19: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1</text:p>
          </table:table-cell>
          <table:table-cell table:style-name="ce34" table:formula="of:=IF([.C429]=[.C430];[.D429]+1;1)" office:value-type="float" office:value="1" calcext:value-type="float">
            <text:p/>
          </table:table-cell>
          <table:table-cell office:value-type="string" calcext:value-type="string">
            <text:p>れじ☆モバ“ブルビリ.net”会員限定ライブ br2n 「Re:QUEST」</text:p>
          </table:table-cell>
          <table:table-cell table:style-name="Default" office:value-type="string" calcext:value-type="string">
            <text:p>■Blu-BiLLioN</text:p>
          </table:table-cell>
          <table:table-cell office:value-type="string" calcext:value-type="string">
            <text:p>OPEN/START16:30/17: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2</text:p>
          </table:table-cell>
          <table:table-cell table:style-name="ce34" table:formula="of:=IF([.C430]=[.C431];[.D430]+1;1)" office:value-type="float" office:value="1" calcext:value-type="float">
            <text:p/>
          </table:table-cell>
          <table:table-cell office:value-type="string" calcext:value-type="string">
            <text:p>英国音楽/VINYL JAPAN presents【VISAGE】</text:p>
          </table:table-cell>
          <table:table-cell table:style-name="Default" office:value-type="string" calcext:value-type="string">
            <text:p>■VISAGEbr2n 【special Guest Bands】 br2n ■MADAME EDWARDAbr2n ■BLITZAGE</text:p>
          </table:table-cell>
          <table:table-cell office:value-type="string" calcext:value-type="string">
            <text:p>OPEN/START18:00/19:00br2nADV/DOOR¥7,0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3</text:p>
          </table:table-cell>
          <table:table-cell table:style-name="ce34" table:formula="of:=IF([.C431]=[.C432];[.D431]+1;1)" office:value-type="float" office:value="1" calcext:value-type="float">
            <text:p/>
          </table:table-cell>
          <table:table-cell office:value-type="string" calcext:value-type="string">
            <text:p>後藤まりこと大森靖子</text:p>
          </table:table-cell>
          <table:table-cell table:style-name="Default" office:value-type="string" calcext:value-type="string">
            <text:p>■後藤まりこ＋大森靖子</text:p>
          </table:table-cell>
          <table:table-cell office:value-type="string" calcext:value-type="string">
            <text:p>OPEN/START17:30/18: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5</text:p>
          </table:table-cell>
          <table:table-cell table:style-name="ce34" table:formula="of:=IF([.C432]=[.C433];[.D432]+1;1)" office:value-type="float" office:value="1" calcext:value-type="float">
            <text:p/>
          </table:table-cell>
          <table:table-cell office:value-type="string" calcext:value-type="string">
            <text:p>超接近戦!第2弾 br2n EXIT TUNES ACADEMY-TSUTAYA×ETA SPECIAL LIVE-</text:p>
          </table:table-cell>
          <table:table-cell table:style-name="Default" office:value-type="string" calcext:value-type="string">
            <text:p>■灯油br2n ■松下br2n ■Mayumi Morinagabr2n ■みきとPbr2n ■りょーくんbr2n ■luzbr2n ＊出演者は変更になる場合があります。br2n 予めご了承ください。</text:p>
          </table:table-cell>
          <table:table-cell office:value-type="string" calcext:value-type="string">
            <text:p>OPEN/START17:45/18:3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6</text:p>
          </table:table-cell>
          <table:table-cell table:style-name="ce34" table:formula="of:=IF([.C433]=[.C434];[.D433]+1;1)" office:value-type="float" office:value="1" calcext:value-type="float">
            <text:p/>
          </table:table-cell>
          <table:table-cell office:value-type="string" calcext:value-type="string">
            <text:p>KEYTALK SPRING TOUR 2014 br2n - SHIMOKITA ONEMAN 2 DAYS</text:p>
          </table:table-cell>
          <table:table-cell table:style-name="Default" office:value-type="string" calcext:value-type="string">
            <text:p>【Act】br2n KEYTALKbr2n 【Guest】br2n Bentham</text:p>
          </table:table-cell>
          <table:table-cell office:value-type="string" calcext:value-type="string">
            <text:p>OPEN/START18:15/19: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7</text:p>
          </table:table-cell>
          <table:table-cell table:style-name="ce34" table:formula="of:=IF([.C434]=[.C435];[.D434]+1;1)" office:value-type="float" office:value="1" calcext:value-type="float">
            <text:p/>
          </table:table-cell>
          <table:table-cell office:value-type="string" calcext:value-type="string">
            <text:p>KEYTALK SPRING TOUR 2014 br2n - SHIMOKITA ONEMAN 2 DAYS</text:p>
          </table:table-cell>
          <table:table-cell table:style-name="Default" office:value-type="string" calcext:value-type="string">
            <text:p>【Act】br2n KEYTALKbr2n 【Guest】br2n ヒトリエ（NEW！！）</text:p>
          </table:table-cell>
          <table:table-cell office:value-type="string" calcext:value-type="string">
            <text:p>OPEN/START18:15/19: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8</text:p>
          </table:table-cell>
          <table:table-cell table:style-name="ce34" table:formula="of:=IF([.C435]=[.C436];[.D435]+1;1)" office:value-type="float" office:value="1" calcext:value-type="float">
            <text:p/>
          </table:table-cell>
          <table:table-cell office:value-type="string" calcext:value-type="string">
            <text:p>LIFE IS GROOVE</text:p>
          </table:table-cell>
          <table:table-cell table:style-name="Default" office:value-type="string" calcext:value-type="string">
            <text:p>Gt:ムッシュかまやつbr2n Gt:山岸竜之介br2n Ba:KenKen（from RIZE)br2n Dr:みどりん (from SOIL&amp;"PIMP"SESSIONS)br2n Tp:タブゾンビ (from SOIL&amp;"PIMP"SESSIONS)br2n …and more!</text:p>
          </table:table-cell>
          <table:table-cell office:value-type="string" calcext:value-type="string">
            <text:p>OPEN/START18:00/19:00br2nADV/DOOR¥4,000/¥4,5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9</text:p>
          </table:table-cell>
          <table:table-cell table:style-name="ce34" table:formula="of:=IF([.C436]=[.C437];[.D436]+1;1)" office:value-type="float" office:value="1" calcext:value-type="float">
            <text:p/>
          </table:table-cell>
          <table:table-cell office:value-type="string" calcext:value-type="string">
            <text:p>土屋公平★Solo LIVE br2n 「少年とギター」TOUR 2014</text:p>
          </table:table-cell>
          <table:table-cell table:style-name="Default" office:value-type="string" calcext:value-type="string">
            <text:p>■土屋公平br2n Support:JAH-RAH (perc.)</text:p>
          </table:table-cell>
          <table:table-cell office:value-type="string" calcext:value-type="string">
            <text:p>OPEN/START17:00/18: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30</text:p>
          </table:table-cell>
          <table:table-cell table:style-name="ce34" table:formula="of:=IF([.C437]=[.C438];[.D437]+1;1)" office:value-type="float" office:value="1" calcext:value-type="float">
            <text:p/>
          </table:table-cell>
          <table:table-cell office:value-type="string" calcext:value-type="string">
            <text:p>3rd FULL ALBUM『踊ってばかりの国』レコ発ワンマンツアー</text:p>
          </table:table-cell>
          <table:table-cell table:style-name="Default" office:value-type="string" calcext:value-type="string">
            <text:p>■踊ってばかりの国</text:p>
          </table:table-cell>
          <table:table-cell office:value-type="string" calcext:value-type="string">
            <text:p>OPEN/START17:30/18: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31</text:p>
          </table:table-cell>
          <table:table-cell table:style-name="ce34" table:formula="of:=IF([.C438]=[.C439];[.D438]+1;1)" office:value-type="float" office:value="1" calcext:value-type="float">
            <text:p/>
          </table:table-cell>
          <table:table-cell office:value-type="string" calcext:value-type="string">
            <text:p>女性上段時代 br2n 東京中低域 × パンチの効いたオウケストラ</text:p>
          </table:table-cell>
          <table:table-cell table:style-name="Default" office:value-type="string" calcext:value-type="string">
            <text:p>【東京中低域】br2n 水谷紹(b.sax,vo)、鬼頭哲(b.sax)、br2n 東涼太(b.sax)、筒井洋一(b.sax)、br2n 宇田川寅蔵(b.sax)、上運天淳市(b.sax)、br2n 山本昌人(b.sax)、町田長右衛門(b.sax)、br2n 山中ヒデ之(b.sax)br2n ※ メンバーは若干の変更がある場合がありますbr2n 【パンチの効いたオウケストラ】br2n マダムギター長見順(vo,g)、かわいしのぶ(vo,b)、br2n GRACE(vo,ds)、江藤直子(key)、松井亜由美(vln)、br2n 向島ゆり子(vln)、太田朱美(fl)、小森慶子(a.sax)、br2n ヤマカミヒトミ(t.sax)、yukarie(t.sax)、br2n 浦朋恵(b.sax)、関根真理(perc)</text:p>
          </table:table-cell>
          <table:table-cell office:value-type="string" calcext:value-type="string">
            <text:p>OPEN/START19:00/19:30br2nADV/DOOR¥3,500/¥4,000 br2nドリンク別</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1</text:p>
          </table:table-cell>
          <table:table-cell table:style-name="ce34" table:formula="of:=IF([.C439]=[.C440];[.D439]+1;1)" office:value-type="float" office:value="1" calcext:value-type="float">
            <text:p/>
          </table:table-cell>
          <table:table-cell office:value-type="string" calcext:value-type="string">
            <text:p>RAZORS EDGE presents"THRASH'EM ALL!! Vol.78</text:p>
          </table:table-cell>
          <table:table-cell table:style-name="Default" office:value-type="string" calcext:value-type="string">
            <text:p>RAZORS EDGE / SLIGHT SLAPPERS / MELT-BANANA / STOMPIN’ BIRD / MEANING</text:p>
          </table:table-cell>
          <table:table-cell office:value-type="string" calcext:value-type="string">
            <text:p>OPEN 17:30 / START 18:00ADV ￥2500 (+1drink) / DOOR ￥3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2</text:p>
          </table:table-cell>
          <table:table-cell table:style-name="ce34" table:formula="of:=IF([.C440]=[.C441];[.D440]+1;1)" office:value-type="float" office:value="1" calcext:value-type="float">
            <text:p/>
          </table:table-cell>
          <table:table-cell office:value-type="string" calcext:value-type="string">
            <text:p>－DAY TIME－ －NIGHT TIME－ uyax 006 SpringTechno... u-ya asaoka 20th Spring Voice 2014＠新代田FEVER</text:p>
          </table:table-cell>
          <table:table-cell table:style-name="Default" office:value-type="string" calcext:value-type="string">
            <text:p>浅岡雄也</text:p>
          </table:table-cell>
          <table:table-cell office:value-type="string" calcext:value-type="string">
            <text:p>OPEN 16:30 / START 17:00ADV ￥5500 (+1drink)</text:p>
          </table:table-cell>
          <table:table-cell table:number-columns-repeated="6"/>
        </table:table-row>
        <table:table-row table:style-name="ro2">
          <table:table-cell/>
          <table:table-cell office:value-type="float" office:value="14" calcext:value-type="float">
            <text:p>14</text:p>
          </table:table-cell>
          <table:table-cell table:style-name="ce32" office:value-type="string" calcext:value-type="string">
            <text:p>0302</text:p>
          </table:table-cell>
          <table:table-cell table:style-name="ce34" table:formula="of:=IF([.C441]=[.C442];[.D441]+1;1)" office:value-type="float" office:value="2" calcext:value-type="float">
            <text:p/>
          </table:table-cell>
          <table:table-cell office:value-type="string" calcext:value-type="string">
            <text:p>uyax 006 SpringTechno 2014@FEVER</text:p>
          </table:table-cell>
          <table:table-cell table:style-name="Default" office:value-type="string" calcext:value-type="string">
            <text:p>uyax</text:p>
          </table:table-cell>
          <table:table-cell office:value-type="string" calcext:value-type="string">
            <text:p>OPEN 19:45 / START 20:00</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3</text:p>
          </table:table-cell>
          <table:table-cell table:style-name="ce34" table:formula="of:=IF([.C442]=[.C443];[.D442]+1;1)" office:value-type="float" office:value="1" calcext:value-type="float">
            <text:p/>
          </table:table-cell>
          <table:table-cell office:value-type="string" calcext:value-type="string">
            <text:p>Livemasters Inc. presents「FEVER CHOICE 33」</text:p>
          </table:table-cell>
          <table:table-cell table:style-name="Default" office:value-type="string" calcext:value-type="string">
            <text:p>赤色のグリッター / The Cheserasera /br2n FINLANDS / FOLKSbr2n （50音順）</text:p>
          </table:table-cell>
          <table:table-cell office:value-type="string" calcext:value-type="string">
            <text:p>OPEN 18:30 / START 19:00ADV ￥500（シングル） ￥800（ペア） ￥1000（グループ / 4名まで） br2nDOOR ￥500（シングルのみ） br2n※前売り、当日全てのお客様、入場時にdrink代￥500円を人数分頂きます。</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4</text:p>
          </table:table-cell>
          <table:table-cell table:style-name="ce34" table:formula="of:=IF([.C443]=[.C444];[.D443]+1;1)" office:value-type="float" office:value="1" calcext:value-type="float">
            <text:p/>
          </table:table-cell>
          <table:table-cell office:value-type="string" calcext:value-type="string">
            <text:p>竹内サティフォONE-MAN SHOWbr2n~3月4日はサティフォの日ダカラー!!~</text:p>
          </table:table-cell>
          <table:table-cell table:style-name="Default" office:value-type="string" calcext:value-type="string">
            <text:p>竹内サティフォ band set:br2n vo.gt竹内サティフォbr2n drum.苅谷達也br2n ba.カシムラトモヤbr2n key.荒山リク(のあのわ)br2n gt.リーダー(チーナ)</text:p>
          </table:table-cell>
          <table:table-cell office:value-type="string" calcext:value-type="string">
            <text:p>OPEN 19:00 / START 19:30ADV / DOOR ￥3400 (1drink込)</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5</text:p>
          </table:table-cell>
          <table:table-cell table:style-name="ce34" table:formula="of:=IF([.C444]=[.C445];[.D444]+1;1)" office:value-type="float" office:value="1" calcext:value-type="float">
            <text:p/>
          </table:table-cell>
          <table:table-cell office:value-type="string" calcext:value-type="string">
            <text:p>おぢまんpresents「洒者落楽」</text:p>
          </table:table-cell>
          <table:table-cell table:style-name="Default" office:value-type="string" calcext:value-type="string">
            <text:p>おぢまん / 馬喰町バンド / br2n めめ八(ハッチハッチェルさんとスチールパンめめちゃんのユニット) /br2n グリマーズ連br2n The Worthless(オープニングアクト)</text:p>
          </table:table-cell>
          <table:table-cell office:value-type="string" calcext:value-type="string">
            <text:p>OPEN 18:30 / START 19:0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6</text:p>
          </table:table-cell>
          <table:table-cell table:style-name="ce34" table:formula="of:=IF([.C445]=[.C446];[.D445]+1;1)" office:value-type="float" office:value="1" calcext:value-type="float">
            <text:p/>
          </table:table-cell>
          <table:table-cell office:value-type="string" calcext:value-type="string">
            <text:p>FEVER presents [Feather Tree Place vol.7]</text:p>
          </table:table-cell>
          <table:table-cell table:style-name="Default" office:value-type="string" calcext:value-type="string">
            <text:p>Zack / 死んじゃうじゃんか / 眞猿 / もち&amp;むう</text:p>
          </table:table-cell>
          <table:table-cell office:value-type="string" calcext:value-type="string">
            <text:p>OPEN 18:30 / START 19:00ADV ￥1500 (+1drink) / DOOR ￥18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7</text:p>
          </table:table-cell>
          <table:table-cell table:style-name="ce34" table:formula="of:=IF([.C446]=[.C447];[.D446]+1;1)" office:value-type="float" office:value="1" calcext:value-type="float">
            <text:p/>
          </table:table-cell>
          <table:table-cell office:value-type="string" calcext:value-type="string">
            <text:p>Sound Fun.03</text:p>
          </table:table-cell>
          <table:table-cell table:style-name="Default" office:value-type="string" calcext:value-type="string">
            <text:p>空きっ腹に酒 / skillkills / 向井秀徳アコースティック&amp;エレクトリック</text:p>
          </table:table-cell>
          <table:table-cell office:value-type="string" calcext:value-type="string">
            <text:p>OPEN 18:00 / START 18:50ADV ￥1500 (+1drink) / DOOR ￥2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8</text:p>
          </table:table-cell>
          <table:table-cell table:style-name="ce34" table:formula="of:=IF([.C447]=[.C448];[.D447]+1;1)" office:value-type="float" office:value="1" calcext:value-type="float">
            <text:p/>
          </table:table-cell>
          <table:table-cell office:value-type="string" calcext:value-type="string">
            <text:p>FREE THROW　Vol.81</text:p>
          </table:table-cell>
          <table:table-cell table:style-name="Default" office:value-type="string" calcext:value-type="string">
            <text:p>GUEST LIVE：Christopher Allan Diadora DJ：FREE THROWbr2n （弦先誠人 / 神啓文 / タイラダイスケ） VJ：AJUKA(Beast Picture Market)</text:p>
          </table:table-cell>
          <table:table-cell office:value-type="string" calcext:value-type="string">
            <text:p>OPEN &amp; START 23:30ADV ￥2000 (+1drink) / DOOR ￥23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9</text:p>
          </table:table-cell>
          <table:table-cell table:style-name="ce34" table:formula="of:=IF([.C448]=[.C449];[.D448]+1;1)" office:value-type="float" office:value="1" calcext:value-type="float">
            <text:p/>
          </table:table-cell>
          <table:table-cell office:value-type="string" calcext:value-type="string">
            <text:p>FEVER MONTHLY LIVE</text:p>
          </table:table-cell>
          <table:table-cell table:style-name="Default" office:value-type="string" calcext:value-type="string">
            <text:p>HINTO ゲストバンド：mudy on the 昨晩</text:p>
          </table:table-cell>
          <table:table-cell office:value-type="string" calcext:value-type="string">
            <text:p>OPEN 17:00 / START 17:30ADV ￥3500 (+1drink) / DOOR ￥4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0</text:p>
          </table:table-cell>
          <table:table-cell table:style-name="ce34" table:formula="of:=IF([.C449]=[.C450];[.D449]+1;1)" office:value-type="float" office:value="1" calcext:value-type="float">
            <text:p/>
          </table:table-cell>
          <table:table-cell office:value-type="string" calcext:value-type="string">
            <text:p>the peggies企画第三弾br2n「宣戦フ告～ペギーズ卒業式編～」</text:p>
          </table:table-cell>
          <table:table-cell table:style-name="Default" office:value-type="string" calcext:value-type="string">
            <text:p>the peggies / 誰でもエスパー / hy4_4yh</text:p>
          </table:table-cell>
          <table:table-cell office:value-type="string" calcext:value-type="string">
            <text:p>OPEN 18:30 / START 19:00 br2n先行物販17:30～18:15まで br2n予約チケット引換17:30～ADV ￥1500 (+1drink) / DOOR ￥2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2</text:p>
          </table:table-cell>
          <table:table-cell table:style-name="ce34" table:formula="of:=IF([.C450]=[.C451];[.D450]+1;1)" office:value-type="float" office:value="1" calcext:value-type="float">
            <text:p/>
          </table:table-cell>
          <table:table-cell office:value-type="string" calcext:value-type="string">
            <text:p>おとぎ話presents＜New Moon,New Moon～熱と熱～＞</text:p>
          </table:table-cell>
          <table:table-cell table:style-name="Default" office:value-type="string" calcext:value-type="string">
            <text:p>おとぎ話 / THE NOVEMBERS</text:p>
          </table:table-cell>
          <table:table-cell office:value-type="string" calcext:value-type="string">
            <text:p>OPEN 18:30 / START 19: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3</text:p>
          </table:table-cell>
          <table:table-cell table:style-name="ce34" table:formula="of:=IF([.C451]=[.C452];[.D451]+1;1)" office:value-type="float" office:value="1" calcext:value-type="float">
            <text:p/>
          </table:table-cell>
          <table:table-cell office:value-type="string" calcext:value-type="string">
            <text:p>今日のできごと×Natural Hi-tech Records</text:p>
          </table:table-cell>
          <table:table-cell table:style-name="Default" office:value-type="string" calcext:value-type="string">
            <text:p>ARCHAIC RAG STORE / リコチェットマイガール / br2n elena / kiee / スイミースイッチ</text:p>
          </table:table-cell>
          <table:table-cell office:value-type="string" calcext:value-type="string">
            <text:p>OPEN 18:00 / START 18:3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4</text:p>
          </table:table-cell>
          <table:table-cell table:style-name="ce34" table:formula="of:=IF([.C452]=[.C453];[.D452]+1;1)" office:value-type="float" office:value="1" calcext:value-type="float">
            <text:p/>
          </table:table-cell>
          <table:table-cell office:value-type="string" calcext:value-type="string">
            <text:p>WALK THE LINE TOUR 2014</text:p>
          </table:table-cell>
          <table:table-cell table:style-name="Default" office:value-type="string" calcext:value-type="string">
            <text:p>Boobie Trap / A.O.W / BLACK BUCK / Radical Radio / ENTH</text:p>
          </table:table-cell>
          <table:table-cell office:value-type="string" calcext:value-type="string">
            <text:p>OPEN 18:00 / START 18:3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5</text:p>
          </table:table-cell>
          <table:table-cell table:style-name="ce34" table:formula="of:=IF([.C453]=[.C454];[.D453]+1;1)" office:value-type="float" office:value="1" calcext:value-type="float">
            <text:p/>
          </table:table-cell>
          <table:table-cell office:value-type="string" calcext:value-type="string">
            <text:p>Explosion Metal Fest</text:p>
          </table:table-cell>
          <table:table-cell table:style-name="Default" office:value-type="string" calcext:value-type="string">
            <text:p>Ethereal Sin / END ALL / ロキ / Oathean （from Korea） ※出演が予定されておりました“Oathean”はメンバーの事情により来日がbr2n 困難な状況となってしまった為、出演キャンセルとなりました。ご了承ください。</text:p>
          </table:table-cell>
          <table:table-cell office:value-type="string" calcext:value-type="string">
            <text:p>OPEN 17:30 / START 18:0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5</text:p>
          </table:table-cell>
          <table:table-cell table:style-name="ce34" table:formula="of:=IF([.C454]=[.C455];[.D454]+1;1)" office:value-type="float" office:value="2" calcext:value-type="float">
            <text:p/>
          </table:table-cell>
          <table:table-cell office:value-type="string" calcext:value-type="string">
            <text:p>Orphaned Land Live In Japan 2014</text:p>
          </table:table-cell>
          <table:table-cell table:style-name="Default" office:value-type="string" calcext:value-type="string">
            <text:p>Orphaned Land (from Israel)br2n Oathean （from Korea）br2n Ethereal Sinbr2n and more... 本公演は中止となりました。br2n「Orphaned Land」の出演はありませんが、br2n振り替えとしての別イベントは上記の記事をご覧下さい。br2n「チケットの払い戻し」に関しては本文下記でご確認下さい。</text:p>
          </table:table-cell>
          <table:table-cell table:number-columns-repeated="7"/>
        </table:table-row>
        <table:table-row table:style-name="ro8">
          <table:table-cell/>
          <table:table-cell office:value-type="float" office:value="14" calcext:value-type="float">
            <text:p>14</text:p>
          </table:table-cell>
          <table:table-cell table:style-name="ce32" office:value-type="string" calcext:value-type="string">
            <text:p>0317</text:p>
          </table:table-cell>
          <table:table-cell table:style-name="ce34" table:formula="of:=IF([.C455]=[.C456];[.D455]+1;1)" office:value-type="float" office:value="1" calcext:value-type="float">
            <text:p/>
          </table:table-cell>
          <table:table-cell office:value-type="string" calcext:value-type="string">
            <text:p>TONE FLAKES Vol.58br2nSONDRE LERCHE &amp; YOUNG DREAMS JAPAN TOUR 2014 (1st days)</text:p>
          </table:table-cell>
          <table:table-cell table:style-name="Default" office:value-type="string" calcext:value-type="string">
            <text:p>SONDRE LERCHE (from NORWAY)br2n YOUNG DREAMS (from NORWAY)br2n PUT YOUR HANDS UP FOR NEO-TOKYO (from NORWAY)br2n Keishi Tanaka</text:p>
          </table:table-cell>
          <table:table-cell office:value-type="string" calcext:value-type="string">
            <text:p>OPEN 18:30 / START 19:00ADV ￥4500 (+1drink) / DOOR ￥5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8</text:p>
          </table:table-cell>
          <table:table-cell table:style-name="ce34" table:formula="of:=IF([.C456]=[.C457];[.D456]+1;1)" office:value-type="float" office:value="1" calcext:value-type="float">
            <text:p/>
          </table:table-cell>
          <table:table-cell office:value-type="string" calcext:value-type="string">
            <text:p>TONE FLAKES Vol.58br2nSONDRE LERCHE &amp; YOUNG DREAMS JAPAN TOUR 2014 (2nd days)</text:p>
          </table:table-cell>
          <table:table-cell table:style-name="Default" office:value-type="string" calcext:value-type="string">
            <text:p>SONDRE LERCHE (from NORWAY)br2n YOUNG DREAMS (from NORWAY)br2n PUT YOUR HANDS UP FOR NEO-TOKYO (from NORWAY)br2n U&amp;DESIGN</text:p>
          </table:table-cell>
          <table:table-cell office:value-type="string" calcext:value-type="string">
            <text:p>OPEN 18:30 / START 19:00ADV ￥4500 (+1drink) / DOOR ￥5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9</text:p>
          </table:table-cell>
          <table:table-cell table:style-name="ce34" table:formula="of:=IF([.C457]=[.C458];[.D457]+1;1)" office:value-type="float" office:value="1" calcext:value-type="float">
            <text:p/>
          </table:table-cell>
          <table:table-cell office:value-type="string" calcext:value-type="string">
            <text:p>Lyu:Lyu presents INCIDENT619 vol.5</text:p>
          </table:table-cell>
          <table:table-cell table:style-name="Default" office:value-type="string" calcext:value-type="string">
            <text:p>Lyu:Lyu / Suck a Stew Dry / Lamp in terren</text:p>
          </table:table-cell>
          <table:table-cell office:value-type="string" calcext:value-type="string">
            <text:p>OPEN 18:30 / START 19:00ADV ￥3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0</text:p>
          </table:table-cell>
          <table:table-cell table:style-name="ce34" table:formula="of:=IF([.C458]=[.C459];[.D458]+1;1)" office:value-type="float" office:value="1" calcext:value-type="float">
            <text:p/>
          </table:table-cell>
          <table:table-cell office:value-type="string" calcext:value-type="string">
            <text:p>Niw! Records presents 「HOUSE Vol.1」</text:p>
          </table:table-cell>
          <table:table-cell table:style-name="Default" office:value-type="string" calcext:value-type="string">
            <text:p>Keishi Tanaka / 潮田雄一 /br2n PHONO TONES / The fin.</text:p>
          </table:table-cell>
          <table:table-cell office:value-type="string" calcext:value-type="string">
            <text:p>OPEN 18:30 / START 19: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1</text:p>
          </table:table-cell>
          <table:table-cell table:style-name="ce34" table:formula="of:=IF([.C459]=[.C460];[.D459]+1;1)" office:value-type="float" office:value="1" calcext:value-type="float">
            <text:p/>
          </table:table-cell>
          <table:table-cell office:value-type="string" calcext:value-type="string">
            <text:p>3P3B Ltd. 15th Anniversarybr2n3P3B MEETING "ALL SQUARE"</text:p>
          </table:table-cell>
          <table:table-cell table:style-name="Default" office:value-type="string" calcext:value-type="string">
            <text:p>SHORT CIRCUIT / Noshow / BEEF</text:p>
          </table:table-cell>
          <table:table-cell office:value-type="string" calcext:value-type="string">
            <text:p>OPEN 17:30 / START 18: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2</text:p>
          </table:table-cell>
          <table:table-cell table:style-name="ce34" table:formula="of:=IF([.C460]=[.C461];[.D460]+1;1)" office:value-type="float" office:value="1" calcext:value-type="float">
            <text:p/>
          </table:table-cell>
          <table:table-cell office:value-type="string" calcext:value-type="string">
            <text:p>3P3B Ltd. 15th Anniversarybr2n3P3B MEETING "ALL SQUARE"</text:p>
          </table:table-cell>
          <table:table-cell table:style-name="Default" office:value-type="string" calcext:value-type="string">
            <text:p>CAPTAIN HEDGE HOG / NUDGE'EM ALL / Quick</text:p>
          </table:table-cell>
          <table:table-cell office:value-type="string" calcext:value-type="string">
            <text:p>OPEN 17:30 / START 18: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3</text:p>
          </table:table-cell>
          <table:table-cell table:style-name="ce34" table:formula="of:=IF([.C461]=[.C462];[.D461]+1;1)" office:value-type="float" office:value="1" calcext:value-type="float">
            <text:p/>
          </table:table-cell>
          <table:table-cell office:value-type="string" calcext:value-type="string">
            <text:p>3P3B Ltd. 15th Anniversarybr2n3P3B MEETING "ALL SQUARE"</text:p>
          </table:table-cell>
          <table:table-cell table:style-name="Default" office:value-type="string" calcext:value-type="string">
            <text:p>ASPARAGUS / thumb / br2n AVANTI / threedays film</text:p>
          </table:table-cell>
          <table:table-cell office:value-type="string" calcext:value-type="string">
            <text:p>OPEN 17:30 / START 18: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4</text:p>
          </table:table-cell>
          <table:table-cell table:style-name="ce34" table:formula="of:=IF([.C462]=[.C463];[.D462]+1;1)" office:value-type="float" office:value="1" calcext:value-type="float">
            <text:p/>
          </table:table-cell>
          <table:table-cell office:value-type="string" calcext:value-type="string">
            <text:p>Next View 2014 spring</text:p>
          </table:table-cell>
          <table:table-cell table:style-name="Default" office:value-type="string" calcext:value-type="string">
            <text:p>SPANK PAGE / 内村イタル＆musasaviband / br2n 恋する円盤 / kazuna hirose with ECHO</text:p>
          </table:table-cell>
          <table:table-cell office:value-type="string" calcext:value-type="string">
            <text:p>OPEN 18:30 / START 19:0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5</text:p>
          </table:table-cell>
          <table:table-cell table:style-name="ce34" table:formula="of:=IF([.C463]=[.C464];[.D463]+1;1)" office:value-type="float" office:value="1" calcext:value-type="float">
            <text:p/>
          </table:table-cell>
          <table:table-cell office:value-type="string" calcext:value-type="string">
            <text:p>Spring Riot TOUR 14</text:p>
          </table:table-cell>
          <table:table-cell table:style-name="Default" office:value-type="string" calcext:value-type="string">
            <text:p>HaKU / JAWEYE</text:p>
          </table:table-cell>
          <table:table-cell office:value-type="string" calcext:value-type="string">
            <text:p>OPEN 18:30 / START 19:00ADV ￥2800 (+1drink) / DOOR ￥33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6</text:p>
          </table:table-cell>
          <table:table-cell table:style-name="ce34" table:formula="of:=IF([.C464]=[.C465];[.D464]+1;1)" office:value-type="float" office:value="1" calcext:value-type="float">
            <text:p/>
          </table:table-cell>
          <table:table-cell office:value-type="string" calcext:value-type="string">
            <text:p>noodles presents OFF THE WALL Vol.15</text:p>
          </table:table-cell>
          <table:table-cell table:style-name="Default" office:value-type="string" calcext:value-type="string">
            <text:p>noodles / 少年ナイフ</text:p>
          </table:table-cell>
          <table:table-cell office:value-type="string" calcext:value-type="string">
            <text:p>OPEN 19:00 / START 19:30 br2n 開場・開演時間が変更になりました。ADV ￥3000 (+1drink) / DOOR ￥33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7</text:p>
          </table:table-cell>
          <table:table-cell table:style-name="ce34" table:formula="of:=IF([.C465]=[.C466];[.D465]+1;1)" office:value-type="float" office:value="1" calcext:value-type="float">
            <text:p/>
          </table:table-cell>
          <table:table-cell office:value-type="string" calcext:value-type="string">
            <text:p>真夜中の発明品 TOUR " EXTRA "</text:p>
          </table:table-cell>
          <table:table-cell table:style-name="Default" office:value-type="string" calcext:value-type="string">
            <text:p>佐々木健太郎 with the Band Guest:セカイイチ</text:p>
          </table:table-cell>
          <table:table-cell office:value-type="string" calcext:value-type="string">
            <text:p>OPEN 18:30 / START 19:00ADV ￥38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8</text:p>
          </table:table-cell>
          <table:table-cell table:style-name="ce34" table:formula="of:=IF([.C466]=[.C467];[.D466]+1;1)" office:value-type="float" office:value="1" calcext:value-type="float">
            <text:p/>
          </table:table-cell>
          <table:table-cell office:value-type="string" calcext:value-type="string">
            <text:p>HUSKING BEE presents New Peace Vol.2</text:p>
          </table:table-cell>
          <table:table-cell table:style-name="Default" office:value-type="string" calcext:value-type="string">
            <text:p>HUSKING BEE / br2n FRONTIER BACKYARD /br2n BACK DROP BOMB</text:p>
          </table:table-cell>
          <table:table-cell office:value-type="string" calcext:value-type="string">
            <text:p>OPEN 18:30 / START 19:00ADV ￥3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9</text:p>
          </table:table-cell>
          <table:table-cell table:style-name="ce34" table:formula="of:=IF([.C467]=[.C468];[.D467]+1;1)" office:value-type="float" office:value="1" calcext:value-type="float">
            <text:p/>
          </table:table-cell>
          <table:table-cell office:value-type="string" calcext:value-type="string">
            <text:p>DARVISH presents WORLD SERIES Vol.02</text:p>
          </table:table-cell>
          <table:table-cell table:style-name="Default" office:value-type="string" calcext:value-type="string">
            <text:p>DARVISHbr2n (Vo.大工原 亨 from"MINORLEAGUE" / Gu.SAB from"WAGDUGFUTURISTICUNITY" / Ba.BITCH from"T.C.L" / Support Dr.KATSU from"DOORMAT")br2n BAT CAVEbr2n THE CAVEMANSbr2n CROCODILE COXbr2n T.C.Lbr2n and 1band...</text:p>
          </table:table-cell>
          <table:table-cell office:value-type="string" calcext:value-type="string">
            <text:p>OPEN 17:30 / START 18:00ADV ￥2500 (+1drink) / DOOR ￥3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30</text:p>
          </table:table-cell>
          <table:table-cell table:style-name="ce34" table:formula="of:=IF([.C468]=[.C469];[.D468]+1;1)" office:value-type="float" office:value="1" calcext:value-type="float">
            <text:p/>
          </table:table-cell>
          <table:table-cell office:value-type="string" calcext:value-type="string">
            <text:p>空想委員会ワンマンライブbr2n『自主制作課程卒業祝い「サウンドファイト」～シャンパンファイトの代わりに音をかけよう～』</text:p>
          </table:table-cell>
          <table:table-cell table:style-name="Default" office:value-type="string" calcext:value-type="string">
            <text:p>空想委員会</text:p>
          </table:table-cell>
          <table:table-cell office:value-type="string" calcext:value-type="string">
            <text:p>OPEN 17:30 / START 18:00ADV ￥3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31</text:p>
          </table:table-cell>
          <table:table-cell table:style-name="ce34" table:formula="of:=IF([.C469]=[.C470];[.D469]+1;1)" office:value-type="float" office:value="1" calcext:value-type="float">
            <text:p/>
          </table:table-cell>
          <table:table-cell office:value-type="string" calcext:value-type="string">
            <text:p>硝子越しの暴走 presentsbr2n【The senses of musiQua Tour 2014 Final 】</text:p>
          </table:table-cell>
          <table:table-cell table:style-name="Default" office:value-type="string" calcext:value-type="string">
            <text:p>硝子越しの暴走 / susquatch / MAGISCENE / 或るミイ / the study room</text:p>
          </table:table-cell>
          <table:table-cell office:value-type="string" calcext:value-type="string">
            <text:p>OPEN 18:00 / START 18:30ADV ￥2000 (+1drink)</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01</text:p>
          </table:table-cell>
          <table:table-cell table:style-name="ce34" table:formula="of:=IF([.C470]=[.C471];[.D470]+1;1)" office:value-type="float" office:value="1" calcext:value-type="float">
            <text:p/>
          </table:table-cell>
          <table:table-cell office:value-type="string" calcext:value-type="string">
            <text:p>【5-4-3-2-1】</text:p>
          </table:table-cell>
          <table:table-cell table:style-name="Default" office:value-type="string" calcext:value-type="string">
            <text:p>THE HAMMOND CONNECTION / The Calabash/DJ; Arai / Bucci / Otsuki / Sawaguchibr2n ※受付にて、学生証orヘルメット提示で¥1000(D別)!!</text:p>
          </table:table-cell>
          <table:table-cell office:value-type="string" calcext:value-type="string">
            <text:p>OPEN 18:30~br2nADV.¥1500(D別)br2n DOOR.¥20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02</text:p>
          </table:table-cell>
          <table:table-cell table:style-name="ce34" table:formula="of:=IF([.C471]=[.C472];[.D471]+1;1)" office:value-type="float" office:value="1" calcext:value-type="float">
            <text:p/>
          </table:table-cell>
          <table:table-cell office:value-type="string" calcext:value-type="string">
            <text:p>【BEAT GOES ON】</text:p>
          </table:table-cell>
          <table:table-cell table:style-name="Default" office:value-type="string" calcext:value-type="string">
            <text:p>ザ・ピノキオズ / アクサンテギュー / ナショヲナル / EMERALD MEOW!MEOW! / 東京ブルースブレイカーズbr2n /DJ; 鈴木やすし / 新道文宜(ザ・シャロウズ)</text:p>
          </table:table-cell>
          <table:table-cell office:value-type="string" calcext:value-type="string">
            <text:p>OPEN 18:30~br2n START 19:00~br2nADV.¥20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03</text:p>
          </table:table-cell>
          <table:table-cell table:style-name="ce34" table:formula="of:=IF([.C472]=[.C473];[.D472]+1;1)" office:value-type="float" office:value="1" calcext:value-type="float">
            <text:p/>
          </table:table-cell>
          <table:table-cell office:value-type="string" calcext:value-type="string">
            <text:p>【バサラブックス開店8周年記念イベント『8』】</text:p>
          </table:table-cell>
          <table:table-cell table:style-name="Default" office:value-type="string" calcext:value-type="string">
            <text:p>どついたるねん / カタコト / Gellers /似顔絵屋; 大橋裕之(漫画家)</text:p>
          </table:table-cell>
          <table:table-cell office:value-type="string" calcext:value-type="string">
            <text:p>OPEN 19:00~br2n START 20:00~br2nADV&amp;DOOR.br2n ¥15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04</text:p>
          </table:table-cell>
          <table:table-cell table:style-name="ce34" table:formula="of:=IF([.C473]=[.C474];[.D473]+1;1)" office:value-type="float" office:value="1" calcext:value-type="float">
            <text:p/>
          </table:table-cell>
          <table:table-cell office:value-type="string" calcext:value-type="string">
            <text:p>【Asteroid Circus】</text:p>
          </table:table-cell>
          <table:table-cell table:style-name="Default" office:value-type="string" calcext:value-type="string">
            <text:p>コドモノクニ / 水彩 / ろまん燈籠 / アニュウリズム / アベミキ</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05</text:p>
          </table:table-cell>
          <table:table-cell table:style-name="ce34" table:formula="of:=IF([.C474]=[.C475];[.D474]+1;1)" office:value-type="float" office:value="1" calcext:value-type="float">
            <text:p/>
          </table:table-cell>
          <table:table-cell office:value-type="string" calcext:value-type="string">
            <text:p>【What’s Happening!?】</text:p>
          </table:table-cell>
          <table:table-cell table:style-name="Default" office:value-type="string" calcext:value-type="string">
            <text:p>ケリーマフ / あいつを撃つな / height / Viddekazz2 / Syd38</text:p>
          </table:table-cell>
          <table:table-cell office:value-type="string" calcext:value-type="string">
            <text:p>OPEN 18:30~br2n START 19:00~br2nADV.¥1500(D別)br2n DOOR.¥1800(D別)</text:p>
          </table:table-cell>
          <table:table-cell table:number-columns-repeated="6"/>
        </table:table-row>
        <table:table-row table:style-name="ro2">
          <table:table-cell/>
          <table:table-cell office:value-type="float" office:value="15" calcext:value-type="float">
            <text:p>15</text:p>
          </table:table-cell>
          <table:table-cell table:style-name="ce32" office:value-type="string" calcext:value-type="string">
            <text:p>0306</text:p>
          </table:table-cell>
          <table:table-cell table:style-name="ce34" table:formula="of:=IF([.C475]=[.C476];[.D475]+1;1)" office:value-type="float" office:value="1" calcext:value-type="float">
            <text:p/>
          </table:table-cell>
          <table:table-cell office:value-type="string" calcext:value-type="string">
            <text:p>【メンテナンス】</text:p>
          </table:table-cell>
          <table:table-cell table:style-name="Default"/>
          <table:table-cell table:number-columns-repeated="7"/>
        </table:table-row>
        <table:table-row table:style-name="ro8">
          <table:table-cell/>
          <table:table-cell office:value-type="float" office:value="15" calcext:value-type="float">
            <text:p>15</text:p>
          </table:table-cell>
          <table:table-cell table:style-name="ce32" office:value-type="string" calcext:value-type="string">
            <text:p>0307</text:p>
          </table:table-cell>
          <table:table-cell table:style-name="ce34" table:formula="of:=IF([.C476]=[.C477];[.D476]+1;1)" office:value-type="float" office:value="1" calcext:value-type="float">
            <text:p/>
          </table:table-cell>
          <table:table-cell office:value-type="string" calcext:value-type="string">
            <text:p>【Experience in Heaven】</text:p>
          </table:table-cell>
          <table:table-cell table:style-name="Default" office:value-type="string" calcext:value-type="string">
            <text:p>野田真男 / 柳茶屋 / おかにはふみこ</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08</text:p>
          </table:table-cell>
          <table:table-cell table:style-name="ce34" table:formula="of:=IF([.C477]=[.C478];[.D477]+1;1)" office:value-type="float" office:value="1" calcext:value-type="float">
            <text:p/>
          </table:table-cell>
          <table:table-cell office:value-type="string" calcext:value-type="string">
            <text:p>【GO GO A GO GO!】</text:p>
          </table:table-cell>
          <table:table-cell table:style-name="Default" office:value-type="string" calcext:value-type="string">
            <text:p>BABY IT’S YOU / The Mountbattens / The Ricottes / ゴトー＆カメレオンズ</text:p>
          </table:table-cell>
          <table:table-cell office:value-type="string" calcext:value-type="string">
            <text:p>OPEN 18:30~br2n START 19:00~br2nADV.¥18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09</text:p>
          </table:table-cell>
          <table:table-cell table:style-name="ce34" table:formula="of:=IF([.C478]=[.C479];[.D478]+1;1)" office:value-type="float" office:value="1" calcext:value-type="float">
            <text:p/>
          </table:table-cell>
          <table:table-cell office:value-type="string" calcext:value-type="string">
            <text:p>【マニ・ノイマイヤー JAPAN TOUR 2014】</text:p>
          </table:table-cell>
          <table:table-cell table:style-name="Default" office:value-type="string" calcext:value-type="string">
            <text:p>MANI NEUMEIER(GURU GURU)+灰野敬二 / MANI NEUMEIER(GURU GURU)+七尾旅人</text:p>
          </table:table-cell>
          <table:table-cell office:value-type="string" calcext:value-type="string">
            <text:p>OPEN 18:30~br2n START 19:30~br2nADV.¥2500(D別)br2n DOOR.¥2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0</text:p>
          </table:table-cell>
          <table:table-cell table:style-name="ce34" table:formula="of:=IF([.C479]=[.C480];[.D479]+1;1)" office:value-type="float" office:value="1" calcext:value-type="float">
            <text:p/>
          </table:table-cell>
          <table:table-cell office:value-type="string" calcext:value-type="string">
            <text:p>【Circle X】</text:p>
          </table:table-cell>
          <table:table-cell table:style-name="Default" office:value-type="string" calcext:value-type="string">
            <text:p>平成コンドロイチン / 神さまドローンQ / 登坂尚高 / Somari / ニュータウン / ピエロビデオ</text:p>
          </table:table-cell>
          <table:table-cell office:value-type="string" calcext:value-type="string">
            <text:p>OPEN 18:00~br2n START 18:3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1</text:p>
          </table:table-cell>
          <table:table-cell table:style-name="ce34" table:formula="of:=IF([.C480]=[.C481];[.D480]+1;1)" office:value-type="float" office:value="1" calcext:value-type="float">
            <text:p/>
          </table:table-cell>
          <table:table-cell office:value-type="string" calcext:value-type="string">
            <text:p>【C’mon And Join Us】</text:p>
          </table:table-cell>
          <table:table-cell table:style-name="Default" office:value-type="string" calcext:value-type="string">
            <text:p>イケダタクヤ / 二人ニューヨークス / Mond / 透明のねんど / なまえ</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2</text:p>
          </table:table-cell>
          <table:table-cell table:style-name="ce34" table:formula="of:=IF([.C481]=[.C482];[.D481]+1;1)" office:value-type="float" office:value="1" calcext:value-type="float">
            <text:p/>
          </table:table-cell>
          <table:table-cell office:value-type="string" calcext:value-type="string">
            <text:p>【Live at Innerspace】</text:p>
          </table:table-cell>
          <table:table-cell table:style-name="Default" office:value-type="string" calcext:value-type="string">
            <text:p>LIVE; メトロノリ / 井手健介と母船(墓場戯太郎、羽賀和貴、山本達久) / テコの原理 / 夕も屋 / teate</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3</text:p>
          </table:table-cell>
          <table:table-cell table:style-name="ce34" table:formula="of:=IF([.C482]=[.C483];[.D482]+1;1)" office:value-type="float" office:value="1" calcext:value-type="float">
            <text:p/>
          </table:table-cell>
          <table:table-cell office:value-type="string" calcext:value-type="string">
            <text:p>【ATTACK TO THE SUN】</text:p>
          </table:table-cell>
          <table:table-cell table:style-name="Default" office:value-type="string" calcext:value-type="string">
            <text:p>THE FOUR / K.O.Journal / マーキー / 毎日がサンクション / THE NEW SHELLBEEZ</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4</text:p>
          </table:table-cell>
          <table:table-cell table:style-name="ce34" table:formula="of:=IF([.C483]=[.C484];[.D483]+1;1)" office:value-type="float" office:value="1" calcext:value-type="float">
            <text:p/>
          </table:table-cell>
          <table:table-cell office:value-type="string" calcext:value-type="string">
            <text:p>【BACK FROM THE GRAVE RETURNS「BAT IS BACK from The BATSVILLE」】</text:p>
          </table:table-cell>
          <table:table-cell table:style-name="Default" office:value-type="string" calcext:value-type="string">
            <text:p>TEXACO LEATHERMAN / THEEE BAT / THE GREAT MONGOOSE / 96粒の泪 / SOUTA &amp; BLITZ ATTACK BOYS / MELVINS / Winstons / Ric Zeppeli &amp; The Heartbreakers[ケイジロンソン(YOUNG PARISIAN) /ブローノ(ザ・シャロウズ) /オマオ(ex.Jim Jams) /リック(Loulou Lily Loved)]/DJ; JIMMY MASHIKO / DADDY-O-NOV / MR.DEATH /GUEST DJ; WILD OX / Fumie(London)br2n ※23:00までにご入場の方は前売り料金でご入場頂けます!!</text:p>
          </table:table-cell>
          <table:table-cell office:value-type="string" calcext:value-type="string">
            <text:p>OPEN 22:00~br2nADV.¥1500(D別)br2n DOOR.¥20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5</text:p>
          </table:table-cell>
          <table:table-cell table:style-name="ce34" table:formula="of:=IF([.C484]=[.C485];[.D484]+1;1)" office:value-type="float" office:value="1" calcext:value-type="float">
            <text:p/>
          </table:table-cell>
          <table:table-cell office:value-type="string" calcext:value-type="string">
            <text:p>【「ご奉仕天国」~ONE SHOT ONE KILL~】</text:p>
          </table:table-cell>
          <table:table-cell table:style-name="Default" office:value-type="string" calcext:value-type="string">
            <text:p>バイセーシ(大阪) / ワニのいる生活(大阪) / THE 噛ませ犬(大阪) / サイコロチーム(半分神戸) / THE 天国カー(京都) / フロムTokyo/DJ; 福島謙太郎(ex.赤毛のヘップバーンズ)</text:p>
          </table:table-cell>
          <table:table-cell office:value-type="string" calcext:value-type="string">
            <text:p>OPEN 18:00~br2n START 18:30~br2nADV.¥2000(D別)br2n DOOR.¥25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6</text:p>
          </table:table-cell>
          <table:table-cell table:style-name="ce34" table:formula="of:=IF([.C485]=[.C486];[.D485]+1;1)" office:value-type="float" office:value="1" calcext:value-type="float">
            <text:p/>
          </table:table-cell>
          <table:table-cell office:value-type="string" calcext:value-type="string">
            <text:p>【涙のあとに、微笑みを】</text:p>
          </table:table-cell>
          <table:table-cell table:style-name="Default" office:value-type="string" calcext:value-type="string">
            <text:p>ザ・シャロウズ / THE FADEAWAYS / ジ・アポロンズ</text:p>
          </table:table-cell>
          <table:table-cell office:value-type="string" calcext:value-type="string">
            <text:p>OPEN 18:30~br2n START 19:00~br2nADV&amp;DOOR.br2n ¥1500(D別)br2n SOLD OUT!!!</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7</text:p>
          </table:table-cell>
          <table:table-cell table:style-name="ce34" table:formula="of:=IF([.C486]=[.C487];[.D486]+1;1)" office:value-type="float" office:value="1" calcext:value-type="float">
            <text:p/>
          </table:table-cell>
          <table:table-cell office:value-type="string" calcext:value-type="string">
            <text:p>【マニ・ノイマイヤー JAPAN TOUR 2014】</text:p>
          </table:table-cell>
          <table:table-cell table:style-name="Default" office:value-type="string" calcext:value-type="string">
            <text:p>MANI NEUMEIER(GURU GURU)+河端一(Acid Mothers Temple) / MANI NEUMEIER(GURU GURU)+河端一(Acid Mothers Temple)+坂口光央+タバタミツル(Acid Mothers Temple) / 東雲パースペクティヴ</text:p>
          </table:table-cell>
          <table:table-cell office:value-type="string" calcext:value-type="string">
            <text:p>OPEN 19:00~br2n START 19:30~br2nADV.¥2000(D別)br2n DOOR.¥25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8</text:p>
          </table:table-cell>
          <table:table-cell table:style-name="ce34" table:formula="of:=IF([.C487]=[.C488];[.D487]+1;1)" office:value-type="float" office:value="1" calcext:value-type="float">
            <text:p/>
          </table:table-cell>
          <table:table-cell office:value-type="string" calcext:value-type="string">
            <text:p>【BUZZ WITH THE FUZZ】</text:p>
          </table:table-cell>
          <table:table-cell table:style-name="Default" office:value-type="string" calcext:value-type="string">
            <text:p>天王洲アイル(仮) / DREAM ON THE ROCK’n'ROLL BAND / 竹花英就 / デッドバンビーズ / ミサイル兄弟</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9</text:p>
          </table:table-cell>
          <table:table-cell table:style-name="ce34" table:formula="of:=IF([.C488]=[.C489];[.D488]+1;1)" office:value-type="float" office:value="1" calcext:value-type="float">
            <text:p/>
          </table:table-cell>
          <table:table-cell office:value-type="string" calcext:value-type="string">
            <text:p>【ソングライツ定期演奏会~卒業ライブ~】</text:p>
          </table:table-cell>
          <table:table-cell table:style-name="Default" office:value-type="string" calcext:value-type="string">
            <text:p>近日発表!!</text:p>
          </table:table-cell>
          <table:table-cell table:number-columns-repeated="7"/>
        </table:table-row>
        <table:table-row table:style-name="ro8">
          <table:table-cell/>
          <table:table-cell office:value-type="float" office:value="15" calcext:value-type="float">
            <text:p>15</text:p>
          </table:table-cell>
          <table:table-cell table:style-name="ce32" office:value-type="string" calcext:value-type="string">
            <text:p>0320</text:p>
          </table:table-cell>
          <table:table-cell table:style-name="ce34" table:formula="of:=IF([.C489]=[.C490];[.D489]+1;1)" office:value-type="float" office:value="1" calcext:value-type="float">
            <text:p/>
          </table:table-cell>
          <table:table-cell office:value-type="string" calcext:value-type="string">
            <text:p>【マンホールレコ発ワンマン!!】</text:p>
          </table:table-cell>
          <table:table-cell table:style-name="Default" office:value-type="string" calcext:value-type="string">
            <text:p>マンホール</text:p>
          </table:table-cell>
          <table:table-cell office:value-type="string" calcext:value-type="string">
            <text:p>OPEN 19:30~br2n START 20:00~br2nADV.¥20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1</text:p>
          </table:table-cell>
          <table:table-cell table:style-name="ce34" table:formula="of:=IF([.C490]=[.C491];[.D490]+1;1)" office:value-type="float" office:value="1" calcext:value-type="float">
            <text:p/>
          </table:table-cell>
          <table:table-cell office:value-type="string" calcext:value-type="string">
            <text:p>【キィキィキンキーナイト!!】</text:p>
          </table:table-cell>
          <table:table-cell table:style-name="Default" office:value-type="string" calcext:value-type="string">
            <text:p>ノムライズ / 元祖 / すきまから犬が / NAUGHTY DEVILZ TRIO / Virgin Crab Band</text:p>
          </table:table-cell>
          <table:table-cell office:value-type="string" calcext:value-type="string">
            <text:p>OPEN 18:30~br2n START 19:00~br2nADV.¥20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2</text:p>
          </table:table-cell>
          <table:table-cell table:style-name="ce34" table:formula="of:=IF([.C491]=[.C492];[.D491]+1;1)" office:value-type="float" office:value="1" calcext:value-type="float">
            <text:p/>
          </table:table-cell>
          <table:table-cell office:value-type="string" calcext:value-type="string">
            <text:p>【The CCS presents Get your mood on vol.5】</text:p>
          </table:table-cell>
          <table:table-cell table:style-name="Default" office:value-type="string" calcext:value-type="string">
            <text:p>The CCS / TELEPHONE GiRL SiSTERS / HumHums / THE COKES / THE VIRGINATIONS / Water Bugs</text:p>
          </table:table-cell>
          <table:table-cell office:value-type="string" calcext:value-type="string">
            <text:p>OPEN 18:00~br2n START 18:30~br2nADV.¥20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3</text:p>
          </table:table-cell>
          <table:table-cell table:style-name="ce34" table:formula="of:=IF([.C492]=[.C493];[.D492]+1;1)" office:value-type="float" office:value="1" calcext:value-type="float">
            <text:p/>
          </table:table-cell>
          <table:table-cell office:value-type="string" calcext:value-type="string">
            <text:p>【わるい空想】</text:p>
          </table:table-cell>
          <table:table-cell table:style-name="Default" office:value-type="string" calcext:value-type="string">
            <text:p>The Lilies(京都) / デパートのかいじん(長野) / KAJOO / ハカラズモ! / Popiya</text:p>
          </table:table-cell>
          <table:table-cell office:value-type="string" calcext:value-type="string">
            <text:p>OPEN 18:30~br2n START 19:00~br2nADV.¥18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4</text:p>
          </table:table-cell>
          <table:table-cell table:style-name="ce34" table:formula="of:=IF([.C493]=[.C494];[.D493]+1;1)" office:value-type="float" office:value="1" calcext:value-type="float">
            <text:p/>
          </table:table-cell>
          <table:table-cell office:value-type="string" calcext:value-type="string">
            <text:p>【DISH IT OUT!!!】</text:p>
          </table:table-cell>
          <table:table-cell table:style-name="Default" office:value-type="string" calcext:value-type="string">
            <text:p>蘭嘆 / スカルボ / 切れ痔のヨーゼフ / 磯田渉(アレクサンダース) / 吐息</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5</text:p>
          </table:table-cell>
          <table:table-cell table:style-name="ce34" table:formula="of:=IF([.C494]=[.C495];[.D494]+1;1)" office:value-type="float" office:value="1" calcext:value-type="float">
            <text:p/>
          </table:table-cell>
          <table:table-cell office:value-type="string" calcext:value-type="string">
            <text:p>【くちびるから散弾銃 VOL.18】</text:p>
          </table:table-cell>
          <table:table-cell table:style-name="Default" office:value-type="string" calcext:value-type="string">
            <text:p>ザ・東京ナンバーズ / ザ・テロルズ(大阪) / Parkpark / ザ スパンコール ドックス / TV BONES</text:p>
          </table:table-cell>
          <table:table-cell office:value-type="string" calcext:value-type="string">
            <text:p>OPEN 18:30~br2n START 19:00~br2nADV.¥1800(D別)br2n DOOR.¥20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6</text:p>
          </table:table-cell>
          <table:table-cell table:style-name="ce34" table:formula="of:=IF([.C495]=[.C496];[.D495]+1;1)" office:value-type="float" office:value="1" calcext:value-type="float">
            <text:p/>
          </table:table-cell>
          <table:table-cell office:value-type="string" calcext:value-type="string">
            <text:p>【ハイスクールララバイ】</text:p>
          </table:table-cell>
          <table:table-cell table:style-name="Default" office:value-type="string" calcext:value-type="string">
            <text:p>クズ&amp;ピース / パニックハウス / 生き仏(京都) / コジママン / YUDEN</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7</text:p>
          </table:table-cell>
          <table:table-cell table:style-name="ce34" table:formula="of:=IF([.C496]=[.C497];[.D496]+1;1)" office:value-type="float" office:value="1" calcext:value-type="float">
            <text:p/>
          </table:table-cell>
          <table:table-cell office:value-type="string" calcext:value-type="string">
            <text:p>【MUDD CLUB】</text:p>
          </table:table-cell>
          <table:table-cell table:style-name="Default" office:value-type="string" calcext:value-type="string">
            <text:p>レディメイド・レベル / LOST IN TLANSRATIONS / BUMBUMS / もぐらか迷子 / The Azito</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8</text:p>
          </table:table-cell>
          <table:table-cell table:style-name="ce34" table:formula="of:=IF([.C497]=[.C498];[.D497]+1;1)" office:value-type="float" office:value="1" calcext:value-type="float">
            <text:p/>
          </table:table-cell>
          <table:table-cell office:value-type="string" calcext:value-type="string">
            <text:p>【『stamp out the beethoven! VOL.1』】</text:p>
          </table:table-cell>
          <table:table-cell table:style-name="Default" office:value-type="string" calcext:value-type="string">
            <text:p>THE MOTORS / FREAK OUT FANCLUB / エソギエ / jonathan bell / steel wheels /OPENING ACT; バーニングフューチャー</text:p>
          </table:table-cell>
          <table:table-cell office:value-type="string" calcext:value-type="string">
            <text:p>OPEN 18:30~br2n START 18:4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9</text:p>
          </table:table-cell>
          <table:table-cell table:style-name="ce34" table:formula="of:=IF([.C498]=[.C499];[.D498]+1;1)" office:value-type="float" office:value="1" calcext:value-type="float">
            <text:p/>
          </table:table-cell>
          <table:table-cell office:value-type="string" calcext:value-type="string">
            <text:p>【Doin’ the Mod】</text:p>
          </table:table-cell>
          <table:table-cell table:style-name="Default" office:value-type="string" calcext:value-type="string">
            <text:p>Soul Crap boys feat.YASSAN / The Scarlettes(大阪) / Stormer &amp; Stolen Heartsbr2n /DJ; 大橋直樹(Ultra Master/Routine Jazz) / 鈴木やすし / ジーノサトー(The GENO) / ucijima / Morrie Morisette(Fabulous Parade)br2n ※出演を予定しておりましたPHELGEはメンバーの都合によりキャンセルとなりました。ご了承下さい。</text:p>
          </table:table-cell>
          <table:table-cell office:value-type="string" calcext:value-type="string">
            <text:p>OPEN 23:00~br2nADV.¥20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30</text:p>
          </table:table-cell>
          <table:table-cell table:style-name="ce34" table:formula="of:=IF([.C499]=[.C500];[.D499]+1;1)" office:value-type="float" office:value="1" calcext:value-type="float">
            <text:p/>
          </table:table-cell>
          <table:table-cell office:value-type="string" calcext:value-type="string">
            <text:p>【U.F.O.CLUB presents POP拷問 vol.平成】</text:p>
          </table:table-cell>
          <table:table-cell table:style-name="Default" office:value-type="string" calcext:value-type="string">
            <text:p>タコ(山崎春美&amp;ゆかいな仲間たち) / カオスジョッキー(山本精一 /茶谷雅之) / オシリペンペンズbr2n /DJ; JOJO広重(非常階段)</text:p>
          </table:table-cell>
          <table:table-cell office:value-type="string" calcext:value-type="string">
            <text:p>OPEN 18:30~br2n START 19:00~br2nADV.¥2500(D別)br2n DOOR.¥2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31</text:p>
          </table:table-cell>
          <table:table-cell table:style-name="ce34" table:formula="of:=IF([.C500]=[.C501];[.D500]+1;1)" office:value-type="float" office:value="1" calcext:value-type="float">
            <text:p/>
          </table:table-cell>
          <table:table-cell office:value-type="string" calcext:value-type="string">
            <text:p>【店内内装工事の為、お休みです。(3/31~4/3まで)】</text:p>
          </table:table-cell>
          <table:table-cell table:style-name="Default"/>
          <table:table-cell table:number-columns-repeated="7"/>
        </table:table-row>
        <table:table-row table:style-name="ro8">
          <table:table-cell/>
          <table:table-cell office:value-type="float" office:value="16" calcext:value-type="float">
            <text:p>16</text:p>
          </table:table-cell>
          <table:table-cell table:style-name="ce32" office:value-type="string" calcext:value-type="string">
            <text:p>0301</text:p>
          </table:table-cell>
          <table:table-cell table:style-name="ce34" table:formula="of:=IF([.C501]=[.C502];[.D501]+1;1)" office:value-type="float" office:value="1" calcext:value-type="float">
            <text:p/>
          </table:table-cell>
          <table:table-cell office:value-type="string" calcext:value-type="string">
            <text:p>the waruinamida presentsbr2n“the waruinamida 10周年記念企画 枕詞は殺せない8″</text:p>
          </table:table-cell>
          <table:table-cell table:style-name="Default" office:value-type="string" calcext:value-type="string">
            <text:p>the waruinamida / DIE YOU BASTARD! / ザ・ロマンス / BLUEⅢ / BE AGGRESSIVEbr2nFOOD: hell’s kitchen</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2</text:p>
          </table:table-cell>
          <table:table-cell table:style-name="ce34" table:formula="of:=IF([.C502]=[.C503];[.D502]+1;1)" office:value-type="float" office:value="1" calcext:value-type="float">
            <text:p/>
          </table:table-cell>
          <table:table-cell office:value-type="string" calcext:value-type="string">
            <text:p>The FDF Party Girls &amp; Yacumama Records presentsbr2n“「Black Larvenroller」12-inch Vinyl Release Party”</text:p>
          </table:table-cell>
          <table:table-cell table:style-name="Default" office:value-type="string" calcext:value-type="string">
            <text:p>Fallopian Disco Force / BOGULTA (大阪) / PUNSUHUH (HUH+PUNSUCA) / JEBIOTTO / ゲバ棒br2nDJ: Tommi Tokyo (group A)</text:p>
          </table:table-cell>
          <table:table-cell office:value-type="string" calcext:value-type="string">
            <text:p>Open.18:00 Start.18:30 Adv.2,000yen Door.2,5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3</text:p>
          </table:table-cell>
          <table:table-cell table:style-name="ce34" table:formula="of:=IF([.C503]=[.C504];[.D503]+1;1)" office:value-type="float" office:value="1" calcext:value-type="float">
            <text:p/>
          </table:table-cell>
          <table:table-cell/>
          <table:table-cell table:style-name="Default" office:value-type="string" calcext:value-type="string">
            <text:p>NADSAD / V.S.G / はう / RUBE RACIES</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4</text:p>
          </table:table-cell>
          <table:table-cell table:style-name="ce34" table:formula="of:=IF([.C504]=[.C505];[.D504]+1;1)" office:value-type="float" office:value="1" calcext:value-type="float">
            <text:p/>
          </table:table-cell>
          <table:table-cell/>
          <table:table-cell table:style-name="Default" office:value-type="string" calcext:value-type="string">
            <text:p>wingwood and Jean / the hillbilly / 表谷隆嘉</text:p>
          </table:table-cell>
          <table:table-cell office:value-type="string" calcext:value-type="string">
            <text:p>Open.18:30 Start.19: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5</text:p>
          </table:table-cell>
          <table:table-cell table:style-name="ce34" table:formula="of:=IF([.C505]=[.C506];[.D505]+1;1)" office:value-type="float" office:value="1" calcext:value-type="float">
            <text:p/>
          </table:table-cell>
          <table:table-cell office:value-type="string" calcext:value-type="string">
            <text:p>二万電圧 presentsbr2n“nice selection”</text:p>
          </table:table-cell>
          <table:table-cell table:style-name="Default" office:value-type="string" calcext:value-type="string">
            <text:p>HOMMヨ / 蘭嘆 / zampano / ふくろ / 杏 (福岡)</text:p>
          </table:table-cell>
          <table:table-cell office:value-type="string" calcext:value-type="string">
            <text:p>Open.18:30 Start.19:00 Adv.1,500yen Door.2,0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6</text:p>
          </table:table-cell>
          <table:table-cell table:style-name="ce34" table:formula="of:=IF([.C506]=[.C507];[.D506]+1;1)" office:value-type="float" office:value="1" calcext:value-type="float">
            <text:p/>
          </table:table-cell>
          <table:table-cell/>
          <table:table-cell table:style-name="Default" office:value-type="string" calcext:value-type="string">
            <text:p>裏窓 / ToRi / SCHOOL DAYS / 岩村ドラゴンカオススプリンターズ / 東洋ノ魔女</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7</text:p>
          </table:table-cell>
          <table:table-cell table:style-name="ce34" table:formula="of:=IF([.C507]=[.C508];[.D507]+1;1)" office:value-type="float" office:value="1" calcext:value-type="float">
            <text:p/>
          </table:table-cell>
          <table:table-cell office:value-type="string" calcext:value-type="string">
            <text:p>二万電圧 presentsbr2n“EXTREME EAST K. 52 -BOMBORI vs おまわりさん-”</text:p>
          </table:table-cell>
          <table:table-cell table:style-name="Default" office:value-type="string" calcext:value-type="string">
            <text:p>BOMBORI / おまわりさん + VJ寺田京介br2nDJ: COGEE (BLACK SHEEP)</text:p>
          </table:table-cell>
          <table:table-cell office:value-type="string" calcext:value-type="string">
            <text:p>Open.19:00 Start.20:00 Adv.2,000yen Door.2,3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8</text:p>
          </table:table-cell>
          <table:table-cell table:style-name="ce34" table:formula="of:=IF([.C508]=[.C509];[.D508]+1;1)" office:value-type="float" office:value="1" calcext:value-type="float">
            <text:p/>
          </table:table-cell>
          <table:table-cell office:value-type="string" calcext:value-type="string">
            <text:p>1000000$boyz presentsbr2n“東京トラベルチャンス”</text:p>
          </table:table-cell>
          <table:table-cell table:style-name="Default" office:value-type="string" calcext:value-type="string">
            <text:p>1000000$boyz / JEBIOTTO / badu erykah / スライディングが普通の歩き方 / otoribr2nFOOD: きしぱん食堂</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9</text:p>
          </table:table-cell>
          <table:table-cell table:style-name="ce34" table:formula="of:=IF([.C509]=[.C510];[.D509]+1;1)" office:value-type="float" office:value="1" calcext:value-type="float">
            <text:p/>
          </table:table-cell>
          <table:table-cell office:value-type="string" calcext:value-type="string">
            <text:p>EVA PAT. presentsbr2n“極悪祭『RANDOM NIGHT-煮魚GIG-』”</text:p>
          </table:table-cell>
          <table:table-cell table:style-name="Default" office:value-type="string" calcext:value-type="string">
            <text:p>JOLLY PICKLES / Billy and the Sluts / 新宿心音会板谷祐 / JADE STAR / ハットトリック3兄弟 / ただみつバンド (TADAMITSU / 楓 / ギャロ 和尚 / ギャロ) / DoGooD</text:p>
          </table:table-cell>
          <table:table-cell office:value-type="string" calcext:value-type="string">
            <text:p>Open.17:00 Start.17:30 Adv.3,000yen Door.3,5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0</text:p>
          </table:table-cell>
          <table:table-cell table:style-name="ce34" table:formula="of:=IF([.C510]=[.C511];[.D510]+1;1)" office:value-type="float" office:value="1" calcext:value-type="float">
            <text:p/>
          </table:table-cell>
          <table:table-cell/>
          <table:table-cell table:style-name="Default" office:value-type="string" calcext:value-type="string">
            <text:p>鼻ホームランの森 / ザ スパンコールドックス / konsuimasui (fromくちへらし) / 黒髪 / The Monday morning blue</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1</text:p>
          </table:table-cell>
          <table:table-cell table:style-name="ce34" table:formula="of:=IF([.C511]=[.C512];[.D511]+1;1)" office:value-type="float" office:value="1" calcext:value-type="float">
            <text:p/>
          </table:table-cell>
          <table:table-cell office:value-type="string" calcext:value-type="string">
            <text:p>MUSUBU RECORDS 主催 Pocket presentsbr2n“Pocket 7th Anniversary”</text:p>
          </table:table-cell>
          <table:table-cell table:style-name="Default" office:value-type="string" calcext:value-type="string">
            <text:p>Pocket / 片岡フグリ / アドレナリンズ / 韮 / 長谷川ピカソ / 艶街 / THE TACHOMETERS / THE BLIND MONKEYS / (w)RONG≠RANGE / 百花花魁 / ZALUSOVA (岩手) / PENETRATORS</text:p>
          </table:table-cell>
          <table:table-cell office:value-type="string" calcext:value-type="string">
            <text:p>Open.14:00 Start.14: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2</text:p>
          </table:table-cell>
          <table:table-cell table:style-name="ce34" table:formula="of:=IF([.C512]=[.C513];[.D512]+1;1)" office:value-type="float" office:value="1" calcext:value-type="float">
            <text:p/>
          </table:table-cell>
          <table:table-cell/>
          <table:table-cell table:style-name="Default" office:value-type="string" calcext:value-type="string">
            <text:p>APOLOGIST / 東京ジャンキーズ / 犬犬拍子</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3</text:p>
          </table:table-cell>
          <table:table-cell table:style-name="ce34" table:formula="of:=IF([.C513]=[.C514];[.D513]+1;1)" office:value-type="float" office:value="1" calcext:value-type="float">
            <text:p/>
          </table:table-cell>
          <table:table-cell office:value-type="string" calcext:value-type="string">
            <text:p>驢馬 presentsbr2n“驢馬-ロバ-1st ALBUM『Damn Right,that’s the Truth』レコ発ワンマンGIG!!”</text:p>
          </table:table-cell>
          <table:table-cell table:style-name="Default" office:value-type="string" calcext:value-type="string">
            <text:p>驢馬 oneman!!</text:p>
          </table:table-cell>
          <table:table-cell office:value-type="string" calcext:value-type="string">
            <text:p>Open.19:00 Start.19:45 Adv.2,000yen Door.2,3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4</text:p>
          </table:table-cell>
          <table:table-cell table:style-name="ce34" table:formula="of:=IF([.C514]=[.C515];[.D514]+1;1)" office:value-type="float" office:value="1" calcext:value-type="float">
            <text:p/>
          </table:table-cell>
          <table:table-cell office:value-type="string" calcext:value-type="string">
            <text:p>THE LAST BANGERS presentsbr2n“GROOVE ON!! Vol.2″</text:p>
          </table:table-cell>
          <table:table-cell table:style-name="Default" office:value-type="string" calcext:value-type="string">
            <text:p>THE LAST BANGERS / mosh / SiNiD / ハツ / Bug wall / ending note</text:p>
          </table:table-cell>
          <table:table-cell office:value-type="string" calcext:value-type="string">
            <text:p>Open.17:30 Start.18:00 Adv.1,500yen Door.1,5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5</text:p>
          </table:table-cell>
          <table:table-cell table:style-name="ce34" table:formula="of:=IF([.C515]=[.C516];[.D515]+1;1)" office:value-type="float" office:value="1" calcext:value-type="float">
            <text:p/>
          </table:table-cell>
          <table:table-cell office:value-type="string" calcext:value-type="string">
            <text:p>キャノンボール presentsbr2n“キャノンボールレコ発だっ！トリプルA3マンだっ！60分3本勝負だっ！”</text:p>
          </table:table-cell>
          <table:table-cell table:style-name="Default" office:value-type="string" calcext:value-type="string">
            <text:p>キャノンボール / ザ☆ペラーズ / ニューロティカbr2nDJ: ヒロシ (THE CROSS COUNTER)</text:p>
          </table:table-cell>
          <table:table-cell office:value-type="string" calcext:value-type="string">
            <text:p>Open.18:00 Start.18:30 Adv.2,500yen Door.3,0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6</text:p>
          </table:table-cell>
          <table:table-cell table:style-name="ce34" table:formula="of:=IF([.C516]=[.C517];[.D516]+1;1)" office:value-type="float" office:value="1" calcext:value-type="float">
            <text:p/>
          </table:table-cell>
          <table:table-cell office:value-type="string" calcext:value-type="string">
            <text:p>デマゴーグ presentsbr2n“デマかせ sono.2″</text:p>
          </table:table-cell>
          <table:table-cell table:style-name="Default" office:value-type="string" calcext:value-type="string">
            <text:p>デマゴーグ / ハクビシン / BUMBUMS / kyu-shoku / in the sun (秩父)</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7</text:p>
          </table:table-cell>
          <table:table-cell table:style-name="ce34" table:formula="of:=IF([.C517]=[.C518];[.D517]+1;1)" office:value-type="float" office:value="1" calcext:value-type="float">
            <text:p/>
          </table:table-cell>
          <table:table-cell office:value-type="string" calcext:value-type="string">
            <text:p>PUNK SHOP 「PIG’S TAIL」 オーナー HORI-CHO presentsbr2n“ホーリーナイト Vol.4″</text:p>
          </table:table-cell>
          <table:table-cell table:style-name="Default" office:value-type="string" calcext:value-type="string">
            <text:p>CREAM PANDA / U-KU / JACKED UP / 69distortion / Bug Wallbr2nSHOP: PIG’S TAIL (PUNK SHOP 高円寺)br2nTATTOO BOOTH: スタジオトリム / 彫りなおbr2nFOOD BOOTH: DRUNKER’S KITCHEN</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8</text:p>
          </table:table-cell>
          <table:table-cell table:style-name="ce34" table:formula="of:=IF([.C518]=[.C519];[.D518]+1;1)" office:value-type="float" office:value="1" calcext:value-type="float">
            <text:p/>
          </table:table-cell>
          <table:table-cell/>
          <table:table-cell table:style-name="Default" office:value-type="string" calcext:value-type="string">
            <text:p>カリギュラは気まぐれ / シガレットケース / ENMANOVA / FLACKS</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9</text:p>
          </table:table-cell>
          <table:table-cell table:style-name="ce34" table:formula="of:=IF([.C519]=[.C520];[.D519]+1;1)" office:value-type="float" office:value="1" calcext:value-type="float">
            <text:p/>
          </table:table-cell>
          <table:table-cell/>
          <table:table-cell table:style-name="Default" office:value-type="string" calcext:value-type="string">
            <text:p>alt of the society / 霧影 / The No.13 / カヤノソト / RUIN</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0</text:p>
          </table:table-cell>
          <table:table-cell table:style-name="ce34" table:formula="of:=IF([.C520]=[.C521];[.D520]+1;1)" office:value-type="float" office:value="1" calcext:value-type="float">
            <text:p/>
          </table:table-cell>
          <table:table-cell office:value-type="string" calcext:value-type="string">
            <text:p>VWVW + THE BUTALIN presentsbr2n“奇病X”</text:p>
          </table:table-cell>
          <table:table-cell table:style-name="Default" office:value-type="string" calcext:value-type="string">
            <text:p>THE BUTALIN / VWVW / BOSSSTON CRUIZING MANIA / No Signals</text:p>
          </table:table-cell>
          <table:table-cell office:value-type="string" calcext:value-type="string">
            <text:p>Open.18:30 Start.19:00 Adv.1,500yen Door.2,0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1</text:p>
          </table:table-cell>
          <table:table-cell table:style-name="ce34" table:formula="of:=IF([.C521]=[.C522];[.D521]+1;1)" office:value-type="float" office:value="1" calcext:value-type="float">
            <text:p/>
          </table:table-cell>
          <table:table-cell office:value-type="string" calcext:value-type="string">
            <text:p>LAGNA presentsbr2n“LAGNA3ヶ月連続2マンLIVE【竜攘虎搏双頭】-ﾘｮｳｼﾞｮｳｺﾊｸﾀﾞﾌﾞﾙﾍｯﾀﾞｰｽﾞ-”</text:p>
          </table:table-cell>
          <table:table-cell table:style-name="Default" office:value-type="string" calcext:value-type="string">
            <text:p>LAGNA / 伝染歌謡一座 バラッド</text:p>
          </table:table-cell>
          <table:table-cell office:value-type="string" calcext:value-type="string">
            <text:p>Open.17:30 Start.18:00 Adv.3,000yen Door.3,5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2</text:p>
          </table:table-cell>
          <table:table-cell table:style-name="ce34" table:formula="of:=IF([.C522]=[.C523];[.D522]+1;1)" office:value-type="float" office:value="1" calcext:value-type="float">
            <text:p/>
          </table:table-cell>
          <table:table-cell office:value-type="string" calcext:value-type="string">
            <text:p>“H/C GIG”</text:p>
          </table:table-cell>
          <table:table-cell table:style-name="Default" office:value-type="string" calcext:value-type="string">
            <text:p>CxB / ANTAGONISTA PUNKROCK ORCHESTRA (札幌) / ORGANISM (大阪) / NO PROBLEM / JABARA / C / LITTLE BASTARDS</text:p>
          </table:table-cell>
          <table:table-cell office:value-type="string" calcext:value-type="string">
            <text:p>Open.17:00 Start.17:30 Adv.1,800yen Door.2,2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3</text:p>
          </table:table-cell>
          <table:table-cell table:style-name="ce34" table:formula="of:=IF([.C523]=[.C524];[.D523]+1;1)" office:value-type="float" office:value="1" calcext:value-type="float">
            <text:p/>
          </table:table-cell>
          <table:table-cell office:value-type="string" calcext:value-type="string">
            <text:p>M☆N☆T presentsbr2n“M☆N☆T 20140323″</text:p>
          </table:table-cell>
          <table:table-cell table:style-name="Default" office:value-type="string" calcext:value-type="string">
            <text:p>REGENTSLIM / Savarah / 嬲 / HELSINKI ON THE BEACH / neonrocks / ハッピーターン</text:p>
          </table:table-cell>
          <table:table-cell office:value-type="string" calcext:value-type="string">
            <text:p>Open.17:30 Start.18:00 Adv.2,000yen Door.2,3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4</text:p>
          </table:table-cell>
          <table:table-cell table:style-name="ce34" table:formula="of:=IF([.C524]=[.C525];[.D524]+1;1)" office:value-type="float" office:value="1" calcext:value-type="float">
            <text:p/>
          </table:table-cell>
          <table:table-cell/>
          <table:table-cell table:style-name="Default" office:value-type="string" calcext:value-type="string">
            <text:p>LOST CONTROL / 鬼武者天狗 / ぬ界村 / 片岡フグリ / 狂命</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5</text:p>
          </table:table-cell>
          <table:table-cell table:style-name="ce34" table:formula="of:=IF([.C525]=[.C526];[.D525]+1;1)" office:value-type="float" office:value="1" calcext:value-type="float">
            <text:p/>
          </table:table-cell>
          <table:table-cell/>
          <table:table-cell table:style-name="Default" office:value-type="string" calcext:value-type="string">
            <text:p>Ninja we Ninja / be unconscious zizz / 人工楽園</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6</text:p>
          </table:table-cell>
          <table:table-cell table:style-name="ce34" table:formula="of:=IF([.C526]=[.C527];[.D526]+1;1)" office:value-type="float" office:value="1" calcext:value-type="float">
            <text:p/>
          </table:table-cell>
          <table:table-cell/>
          <table:table-cell table:style-name="Default" office:value-type="string" calcext:value-type="string">
            <text:p>ホトトギス / Fashion / 清野ケンキ / nikka</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7</text:p>
          </table:table-cell>
          <table:table-cell table:style-name="ce34" table:formula="of:=IF([.C527]=[.C528];[.D527]+1;1)" office:value-type="float" office:value="1" calcext:value-type="float">
            <text:p/>
          </table:table-cell>
          <table:table-cell/>
          <table:table-cell table:style-name="Default" office:value-type="string" calcext:value-type="string">
            <text:p>RAZICHORD / -u / NRYY (大阪) / ON / SPEARMEN / 受容</text:p>
          </table:table-cell>
          <table:table-cell office:value-type="string" calcext:value-type="string">
            <text:p>Open.17:30 Start.18: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8</text:p>
          </table:table-cell>
          <table:table-cell table:style-name="ce34" table:formula="of:=IF([.C528]=[.C529];[.D528]+1;1)" office:value-type="float" office:value="1" calcext:value-type="float">
            <text:p/>
          </table:table-cell>
          <table:table-cell office:value-type="string" calcext:value-type="string">
            <text:p>HuV presentsbr2n“HuV FIRST ONE MAN SHOW 「平成二十六年三月弐拾八日」”</text:p>
          </table:table-cell>
          <table:table-cell table:style-name="Default" office:value-type="string" calcext:value-type="string">
            <text:p>HuV oneman!!</text:p>
          </table:table-cell>
          <table:table-cell office:value-type="string" calcext:value-type="string">
            <text:p>Open.18:30 Start.19:00 Adv.2,500yen Door.3,0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9</text:p>
          </table:table-cell>
          <table:table-cell table:style-name="ce34" table:formula="of:=IF([.C529]=[.C530];[.D529]+1;1)" office:value-type="float" office:value="1" calcext:value-type="float">
            <text:p/>
          </table:table-cell>
          <table:table-cell office:value-type="string" calcext:value-type="string">
            <text:p>Call And Response Records presentsbr2n“N’toko「Mind Business」Release Party”</text:p>
          </table:table-cell>
          <table:table-cell table:style-name="Default" office:value-type="string" calcext:value-type="string">
            <text:p>N’toko (Slovenia) / 無呼吸過呼吸深呼吸 / group A / JEBIOTTO / dubideb (from GROUNDCOVER. / numbs)br2nDJ: タナカカイタ (Worst Taste) / Ian Martin (Call And Response Records)</text:p>
          </table:table-cell>
          <table:table-cell office:value-type="string" calcext:value-type="string">
            <text:p>Open.18:00 Start.18:30 Adv.2,000yen Door.2,3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30</text:p>
          </table:table-cell>
          <table:table-cell table:style-name="ce34" table:formula="of:=IF([.C530]=[.C531];[.D530]+1;1)" office:value-type="float" office:value="1" calcext:value-type="float">
            <text:p/>
          </table:table-cell>
          <table:table-cell office:value-type="string" calcext:value-type="string">
            <text:p>OROCHI presentsbr2n“OROCHI 宇獅和歌 生誕祭 桜花狂乱”</text:p>
          </table:table-cell>
          <table:table-cell table:style-name="Default" office:value-type="string" calcext:value-type="string">
            <text:p>OROCHI oneman!!</text:p>
          </table:table-cell>
          <table:table-cell office:value-type="string" calcext:value-type="string">
            <text:p>Open.16:00 Start.17:00 Adv.3,000yen Door.3,5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31</text:p>
          </table:table-cell>
          <table:table-cell table:style-name="ce34" table:formula="of:=IF([.C531]=[.C532];[.D531]+1;1)" office:value-type="float" office:value="1" calcext:value-type="float">
            <text:p/>
          </table:table-cell>
          <table:table-cell office:value-type="string" calcext:value-type="string">
            <text:p>“東高円寺 サーチ&amp;デストロイ”</text:p>
          </table:table-cell>
          <table:table-cell table:style-name="Default" office:value-type="string" calcext:value-type="string">
            <text:p>後藤まりこ (ストロングスタイル) / BIS</text:p>
          </table:table-cell>
          <table:table-cell office:value-type="string" calcext:value-type="string">
            <text:p>Open.18:30 Start.19:00 Adv.3,000yen 4日間通し券 (特典付). 15,000yen (+1d 500yen)</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01</text:p>
          </table:table-cell>
          <table:table-cell table:style-name="ce34" table:formula="of:=IF([.C532]=[.C533];[.D532]+1;1)" office:value-type="float" office:value="1" calcext:value-type="float">
            <text:p/>
          </table:table-cell>
          <table:table-cell office:value-type="string" calcext:value-type="string">
            <text:p>GATSBY DANCE COMPETITION 6th ASIA GRAND FINAL</text:p>
          </table:table-cell>
          <table:table-cell table:style-name="Default" office:value-type="string" calcext:value-type="string">
            <text:p>詳細はコチラ br2n facebook</text:p>
          </table:table-cell>
          <table:table-cell office:value-type="string" calcext:value-type="string">
            <text:p>OPEN: 14:30 / START: 15:00 br2n ADV: 入場無料 / DOOR: –</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02</text:p>
          </table:table-cell>
          <table:table-cell table:style-name="ce34" table:formula="of:=IF([.C533]=[.C534];[.D533]+1;1)" office:value-type="float" office:value="1" calcext:value-type="float">
            <text:p/>
          </table:table-cell>
          <table:table-cell office:value-type="string" calcext:value-type="string">
            <text:p>little HEARTS. Presents 「MY little HEARTS. Tour Edition vol.4 」</text:p>
          </table:table-cell>
          <table:table-cell table:style-name="Default" office:value-type="string" calcext:value-type="string">
            <text:p>DaizyStripper br2n BugLug br2n HERO br2n ν[NEU] br2n ユナイト br2n THE KIDDIE</text:p>
          </table:table-cell>
          <table:table-cell office:value-type="string" calcext:value-type="string">
            <text:p>OPEN: 16:00 / START: 17:00 br2n ADV: 4500 / DOOR: 5500 (ドリンク別) br2n ※当日券は15:00～販売致します。</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03</text:p>
          </table:table-cell>
          <table:table-cell table:style-name="ce34" table:formula="of:=IF([.C534]=[.C535];[.D534]+1;1)" office:value-type="float" office:value="1" calcext:value-type="float">
            <text:p/>
          </table:table-cell>
          <table:table-cell office:value-type="string" calcext:value-type="string">
            <text:p>BiS after all EXTRA</text:p>
          </table:table-cell>
          <table:table-cell table:style-name="Default" office:value-type="string" calcext:value-type="string">
            <text:p>BiSGuest：NAMBA69</text:p>
          </table:table-cell>
          <table:table-cell office:value-type="string" calcext:value-type="string">
            <text:p>OPEN: 18:00 / START: 19:00 br2n ADV: 3000 / DOOR: 3500 (ドリンク別) br2n ※当日券は17:00～販売致します。</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04</text:p>
          </table:table-cell>
          <table:table-cell table:style-name="ce34" table:formula="of:=IF([.C535]=[.C536];[.D535]+1;1)" office:value-type="float" office:value="1" calcext:value-type="float">
            <text:p/>
          </table:table-cell>
          <table:table-cell office:value-type="string" calcext:value-type="string">
            <text:p>渋谷ぶっ飛び!!ガールズ祭り2014</text:p>
          </table:table-cell>
          <table:table-cell table:style-name="Default" office:value-type="string" calcext:value-type="string">
            <text:p>Starmarie br2n 虹色スイッチ br2n ねがいごと br2n ウルトラガール br2n PLC br2n 咲岡里奈 br2n 伊藤桃 MC 太田ゆうき</text:p>
          </table:table-cell>
          <table:table-cell office:value-type="string" calcext:value-type="string">
            <text:p>OPEN: 18:15 / START: 18:45br2n ※開場開演時間が変更になりました。 br2n ADV: 2,500 / DOOR: 3,000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06</text:p>
          </table:table-cell>
          <table:table-cell table:style-name="ce34" table:formula="of:=IF([.C536]=[.C537];[.D536]+1;1)" office:value-type="float" office:value="1" calcext:value-type="float">
            <text:p/>
          </table:table-cell>
          <table:table-cell office:value-type="string" calcext:value-type="string">
            <text:p>JAPAN TOUR 2014</text:p>
          </table:table-cell>
          <table:table-cell table:style-name="Default" office:value-type="string" calcext:value-type="string">
            <text:p>TESTAMENT br2n Special Guest DevilDriver / UNITED</text:p>
          </table:table-cell>
          <table:table-cell office:value-type="string" calcext:value-type="string">
            <text:p>OPEN: 18:00 / START: 19:00 br2n ADV: 8.500 / DOOR: 9.000 (ドリンク別) br2n ※当日券は17:00～販売致します。</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07</text:p>
          </table:table-cell>
          <table:table-cell table:style-name="ce34" table:formula="of:=IF([.C537]=[.C538];[.D537]+1;1)" office:value-type="float" office:value="1" calcext:value-type="float">
            <text:p/>
          </table:table-cell>
          <table:table-cell office:value-type="string" calcext:value-type="string">
            <text:p>ZIGGY TOUR2014「30th NIGHT STAND」</text:p>
          </table:table-cell>
          <table:table-cell table:style-name="Default" office:value-type="string" calcext:value-type="string">
            <text:p>ZIGGY</text:p>
          </table:table-cell>
          <table:table-cell office:value-type="string" calcext:value-type="string">
            <text:p>OPEN: 18:00 / START: 19:00 br2n ※ドリンク代別 br2n ※未就学児入場不可 ADV: 5,000 / DOOR: 5,500 (ドリンク別) br2n ※未就学児入場不可</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09</text:p>
          </table:table-cell>
          <table:table-cell table:style-name="ce34" table:formula="of:=IF([.C538]=[.C539];[.D538]+1;1)" office:value-type="float" office:value="1" calcext:value-type="float">
            <text:p/>
          </table:table-cell>
          <table:table-cell office:value-type="string" calcext:value-type="string">
            <text:p>イケメンだらけでYaaaahバババイ ～復活祭で！ホワイトデー前でヤバババイ！～</text:p>
          </table:table-cell>
          <table:table-cell table:style-name="Default" office:value-type="string" calcext:value-type="string">
            <text:p>純弥（あのHUMPTY） br2n 参太（あのHUMPTY） br2n 774’s GONBEE（鈴木勤） br2n コラーゲンボーイズ br2n WEBER br2n Grand Stand br2n Kaleido Knight br2n Chrome Jacks br2n UNIST br2n 松岡卓弥 br2n CLUB PRINCE br2n I.N.G br2n and more</text:p>
          </table:table-cell>
          <table:table-cell office:value-type="string" calcext:value-type="string">
            <text:p>OPEN: 13:00 / START: 14:00 br2n ADV: 3000 / DOOR: 3500 (ドリンク別) br2n ※当日券は12:00～販売致します。</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0</text:p>
          </table:table-cell>
          <table:table-cell table:style-name="ce34" table:formula="of:=IF([.C539]=[.C540];[.D539]+1;1)" office:value-type="float" office:value="1" calcext:value-type="float">
            <text:p/>
          </table:table-cell>
          <table:table-cell office:value-type="string" calcext:value-type="string">
            <text:p>渋谷ぶっ飛び!!ガールズ祭り2014</text:p>
          </table:table-cell>
          <table:table-cell table:style-name="Default" office:value-type="string" calcext:value-type="string">
            <text:p>Starmarie br2n パワースポット br2n ねがいごと br2n ウルトラガール br2n 滝口成美 br2n DaisukI br2n d-girls br2n ミラスパR br2n 葉月 br2n 白石萌 br2n 咲岡里奈 br2n 伊藤桃 br2n 東京おとめ太鼓 / etc MC 太田ゆうき</text:p>
          </table:table-cell>
          <table:table-cell office:value-type="string" calcext:value-type="string">
            <text:p>OPEN: 17:30 / START: 18:00 br2n ADV: 2,500 / DOOR: 3,000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3</text:p>
          </table:table-cell>
          <table:table-cell table:style-name="ce34" table:formula="of:=IF([.C540]=[.C541];[.D540]+1;1)" office:value-type="float" office:value="1" calcext:value-type="float">
            <text:p/>
          </table:table-cell>
          <table:table-cell office:value-type="string" calcext:value-type="string">
            <text:p>『 GIRL’S BOMB!! 〜緊急決定！ホワイトデーイブ SPECIAL LIVE〜 』</text:p>
          </table:table-cell>
          <table:table-cell table:style-name="Default" office:value-type="string" calcext:value-type="string">
            <text:p>Chu-Z br2n 合法幼女症候群 br2n スチームガールズ br2n Fleur* br2n IDO★HOLIC br2n WHY@DOLL br2n 放課後プリンセス br2n ヤンチャン学園 br2n サンミニッツ br2n WenDee br2n PPP! PiXiON</text:p>
          </table:table-cell>
          <table:table-cell office:value-type="string" calcext:value-type="string">
            <text:p>OPEN: 17:15 / START: 17:45 br2n ADV: 2000 / DOOR: 2500 (ドリンク別) ※17:45までにご入場の方は￥500のキャッシュバック！ br2n ※当日券は開場17：15～受付で販売致します。</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4</text:p>
          </table:table-cell>
          <table:table-cell table:style-name="ce34" table:formula="of:=IF([.C541]=[.C542];[.D541]+1;1)" office:value-type="float" office:value="1" calcext:value-type="float">
            <text:p/>
          </table:table-cell>
          <table:table-cell office:value-type="string" calcext:value-type="string">
            <text:p>藍井エイル “AUBE” TOUR 2014</text:p>
          </table:table-cell>
          <table:table-cell table:style-name="Default" office:value-type="string" calcext:value-type="string">
            <text:p>藍井エイル</text:p>
          </table:table-cell>
          <table:table-cell office:value-type="string" calcext:value-type="string">
            <text:p>OPEN: 18:00 / START: 19:00 br2n ADV: 45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5</text:p>
          </table:table-cell>
          <table:table-cell table:style-name="ce34" table:formula="of:=IF([.C542]=[.C543];[.D542]+1;1)" office:value-type="float" office:value="1" calcext:value-type="float">
            <text:p/>
          </table:table-cell>
          <table:table-cell office:value-type="string" calcext:value-type="string">
            <text:p>HOTSQUALL　15th ANNIVERSARYONION ROCK FESTIVAL 2014</text:p>
          </table:table-cell>
          <table:table-cell table:style-name="Default" office:value-type="string" calcext:value-type="string">
            <text:p>【第三弾出演アーティスト】 br2n FOUR GET ME A NOTS NEW!! br2n GOOD4NOTHING NEW!! br2n Northern19 NEW!! br2n …and more【第二弾出演アーティスト】 br2n locofrank br2n UNLIMITS br2n SABOTEN 【第一弾出演アーティスト】br2n HOTSQUALLbr2n Baby smokerbr2n BOMB FACTORYbr2n DOACOCKbr2n Jr.MONSTERbr2n OVER ARM THROWbr2n SECRET 7 LINEbr2n SHANK</text:p>
          </table:table-cell>
          <table:table-cell office:value-type="string" calcext:value-type="string">
            <text:p>OPEN: 11:30 / START: 12:30 br2n ADV: 4000 / DOOR: 4500 (ドリンク別) br2n ※当日券は11:30～販売致します。br2n 枚数に限りがございます。予めご了承ください。</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6</text:p>
          </table:table-cell>
          <table:table-cell table:style-name="ce34" table:formula="of:=IF([.C543]=[.C544];[.D543]+1;1)" office:value-type="float" office:value="1" calcext:value-type="float">
            <text:p/>
          </table:table-cell>
          <table:table-cell office:value-type="string" calcext:value-type="string">
            <text:p>SYNCHRONICITY’14</text:p>
          </table:table-cell>
          <table:table-cell table:style-name="Default" office:value-type="string" calcext:value-type="string">
            <text:p>＜最終出演者発表＞br2n DE DE MOUSE ＋ Drumrolls ＜第三弾出演者発表＞br2n SOIL&amp;”PIMP”SESSIONSbr2n THE NOVEMBERSbr2n DEEP COVERbr2n DJ : Ko Umehara(-kikyu-)br2n VJ : 矢吹和彦(-kikyu-) / eeteebr2n ライブペインティング : Gravityfree / マリオ曼荼羅 / RUSOW ＜第ニ弾出演者発表＞br2n 渋さ知らズオーケストラbr2n トクマルシューゴbr2n SOURbr2n cro-magnonbr2n fox capture planbr2n Limited Express (has gone?) ＜第一弾出演者発表＞br2n the telephonesbr2n OGRE YOU ASSHOLEbr2n regabr2n JABBERLOOP</text:p>
          </table:table-cell>
          <table:table-cell office:value-type="string" calcext:value-type="string">
            <text:p>OPEN: 15:00 / START: 15:00 br2n ADV: 5250 / DOOR: 未定br2n ※ドリンク別br2n ※再入場ごとにドリンク代が必要となります。br2n (EASTとduoを行き来する際にはかかりません)</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7</text:p>
          </table:table-cell>
          <table:table-cell table:style-name="ce34" table:formula="of:=IF([.C544]=[.C545];[.D544]+1;1)" office:value-type="float" office:value="1" calcext:value-type="float">
            <text:p/>
          </table:table-cell>
          <table:table-cell office:value-type="string" calcext:value-type="string">
            <text:p>第二回　ＭＡＲＣＨ祭</text:p>
          </table:table-cell>
          <table:table-cell table:style-name="Default" office:value-type="string" calcext:value-type="string">
            <text:p>詳しくはコチラ br2n Twitter</text:p>
          </table:table-cell>
          <table:table-cell office:value-type="string" calcext:value-type="string">
            <text:p>OPEN: 15:30 / START: 16:00 br2n ADV: 10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8</text:p>
          </table:table-cell>
          <table:table-cell table:style-name="ce34" table:formula="of:=IF([.C545]=[.C546];[.D545]+1;1)" office:value-type="float" office:value="1" calcext:value-type="float">
            <text:p/>
          </table:table-cell>
          <table:table-cell office:value-type="string" calcext:value-type="string">
            <text:p>『CONSTRUCT TOUR IN JAPAN』</text:p>
          </table:table-cell>
          <table:table-cell table:style-name="Default" office:value-type="string" calcext:value-type="string">
            <text:p>DARK TRANQUILLITY br2n Guest: THE RESISTANCE</text:p>
          </table:table-cell>
          <table:table-cell office:value-type="string" calcext:value-type="string">
            <text:p>OPEN: 18:00 / START: 19:00 br2n ADV: 70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9</text:p>
          </table:table-cell>
          <table:table-cell table:style-name="ce34" table:formula="of:=IF([.C546]=[.C547];[.D546]+1;1)" office:value-type="float" office:value="1" calcext:value-type="float">
            <text:p/>
          </table:table-cell>
          <table:table-cell office:value-type="string" calcext:value-type="string">
            <text:p>ON WITH THE SHOW VOL.2</text:p>
          </table:table-cell>
          <table:table-cell table:style-name="Default" office:value-type="string" calcext:value-type="string">
            <text:p>THA BLUE HERB br2n アルカラ br2n 八十八ヶ所巡礼</text:p>
          </table:table-cell>
          <table:table-cell office:value-type="string" calcext:value-type="string">
            <text:p>OPEN: 18:00 / START: 19:00 br2n ADV: 2800 / DOOR: 3300 (ドリンク別) br2n ※当日券は17:00～販売致します。 br2n 学生キャッシュバック有り（学制証提示で¥500バック）</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0</text:p>
          </table:table-cell>
          <table:table-cell table:style-name="ce34" table:formula="of:=IF([.C547]=[.C548];[.D547]+1;1)" office:value-type="float" office:value="1" calcext:value-type="float">
            <text:p/>
          </table:table-cell>
          <table:table-cell office:value-type="string" calcext:value-type="string">
            <text:p>abura derabu</text:p>
          </table:table-cell>
          <table:table-cell table:style-name="Default" office:value-type="string" calcext:value-type="string">
            <text:p>人間椅子 / ZAZEN BOYS</text:p>
          </table:table-cell>
          <table:table-cell office:value-type="string" calcext:value-type="string">
            <text:p>OPEN: 18:00 / START: 19:00 br2n ADV: 3800 / DOOR: –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1</text:p>
          </table:table-cell>
          <table:table-cell table:style-name="ce34" table:formula="of:=IF([.C548]=[.C549];[.D548]+1;1)" office:value-type="float" office:value="1" calcext:value-type="float">
            <text:p/>
          </table:table-cell>
          <table:table-cell office:value-type="string" calcext:value-type="string">
            <text:p>音流大演会2014 -Spring Festival- 寄ってけ渋谷店!</text:p>
          </table:table-cell>
          <table:table-cell table:style-name="Default" office:value-type="string" calcext:value-type="string">
            <text:p>【第1弾】 br2n 怒髪天 br2n Czecho No Republic br2n ストレイテナー br2n MERRY br2n D.W.ニコルズ須藤寿from髭Rhythmic Toy World br2n MC:増子直純(怒髪天)、タカハシマイ(Czecho No Republic)and more．．．</text:p>
          </table:table-cell>
          <table:table-cell office:value-type="string" calcext:value-type="string">
            <text:p>OPEN: 13:00 / START: 14:00 br2n ADV: 3900 / DOOR: 未定 (ドリンク別) br2n ※番組先行予約1/18～1/20br2n ※プレイガイド先行予約1/27～2/1br2n ※先行チケット抽選受付をイベント特設HPでのみ開始!br2n （1/17(金)深夜3:30 ～1/20(月)夜11:00まで）</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2</text:p>
          </table:table-cell>
          <table:table-cell table:style-name="ce34" table:formula="of:=IF([.C549]=[.C550];[.D549]+1;1)" office:value-type="float" office:value="1" calcext:value-type="float">
            <text:p/>
          </table:table-cell>
          <table:table-cell office:value-type="string" calcext:value-type="string">
            <text:p>TRIPLANE TOUR “reorganization”～a design of origin～」</text:p>
          </table:table-cell>
          <table:table-cell table:style-name="Default" office:value-type="string" calcext:value-type="string">
            <text:p>TRIPLANE</text:p>
          </table:table-cell>
          <table:table-cell office:value-type="string" calcext:value-type="string">
            <text:p>OPEN: 17:00 / START: 18:00 br2n ADV: 3500 / DOOR: 未定 (ドリンク別) br2n ※3歳以上チケット必要</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3</text:p>
          </table:table-cell>
          <table:table-cell table:style-name="ce34" table:formula="of:=IF([.C550]=[.C551];[.D550]+1;1)" office:value-type="float" office:value="1" calcext:value-type="float">
            <text:p/>
          </table:table-cell>
          <table:table-cell office:value-type="string" calcext:value-type="string">
            <text:p>春奈るなライブ2014 -SPRING-</text:p>
          </table:table-cell>
          <table:table-cell table:style-name="Default" office:value-type="string" calcext:value-type="string">
            <text:p>春奈るな</text:p>
          </table:table-cell>
          <table:table-cell office:value-type="string" calcext:value-type="string">
            <text:p>OPEN: 16:15 / START: 17:00 br2n ADV: 3,500/ DOOR: 3,500(ドリンク別) br2n ※整理番号付き</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4</text:p>
          </table:table-cell>
          <table:table-cell table:style-name="ce34" table:formula="of:=IF([.C551]=[.C552];[.D551]+1;1)" office:value-type="float" office:value="1" calcext:value-type="float">
            <text:p/>
          </table:table-cell>
          <table:table-cell office:value-type="string" calcext:value-type="string">
            <text:p>JPSガールズボイス ベルサス 2014春フェス</text:p>
          </table:table-cell>
          <table:table-cell table:style-name="Default" office:value-type="string" calcext:value-type="string">
            <text:p>Aell. / さんみゅ〜 br2n 7cm / 赤マルダッシュ☆ br2n CANDY GO! GO! / 森杏奈 br2n 青SHUN学園（from福岡） br2n フルーティー（from札幌） br2n Vienolossi（from富山） br2n リンクス / 魔法女子☆セイレーン br2n 平成琴姫 br2n 司会：一番星 br2n アシスタント：AiLi br2n 現場取材アイドル：高原しぐれ ※ 事情により出演者が変わることもございますので予めご了承ください。 br2n 詳しくはこちら↓ br2n facebook br2n Twitter</text:p>
          </table:table-cell>
          <table:table-cell office:value-type="string" calcext:value-type="string">
            <text:p>OPEN: 16:30 / START: 17:00 br2n ADV: 35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5</text:p>
          </table:table-cell>
          <table:table-cell table:style-name="ce34" table:formula="of:=IF([.C552]=[.C553];[.D552]+1;1)" office:value-type="float" office:value="1" calcext:value-type="float">
            <text:p/>
          </table:table-cell>
          <table:table-cell office:value-type="string" calcext:value-type="string">
            <text:p>GATSBY PRESENTS CHOKiCHOKi Ｍeeting ‘14 Spring</text:p>
          </table:table-cell>
          <table:table-cell table:style-name="Default" office:value-type="string" calcext:value-type="string">
            <text:p>おしゃれキング 【サロン】br2n AKROSbr2n apishbr2n at’LAVbr2n GUZZLEbr2n LIPPSbr2n ROOTSbr2n VeLO</text:p>
          </table:table-cell>
          <table:table-cell office:value-type="string" calcext:value-type="string">
            <text:p>OPEN: 16:00 / START: 17:00 br2n ADV: 1680 / DOOR: – br2n ※1D付</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6</text:p>
          </table:table-cell>
          <table:table-cell table:style-name="ce34" table:formula="of:=IF([.C553]=[.C554];[.D553]+1;1)" office:value-type="float" office:value="1" calcext:value-type="float">
            <text:p/>
          </table:table-cell>
          <table:table-cell office:value-type="string" calcext:value-type="string">
            <text:p>読モBOYS&amp;GIRLS主催イベント「LOOP vol.3」</text:p>
          </table:table-cell>
          <table:table-cell table:style-name="Default" office:value-type="string" calcext:value-type="string">
            <text:p>出演 br2n 読モBOYS&amp;GIRLS / FACT / FLASHLiars / The nors　and more SPECIAL GUEST : Silent Sirenbr2n 日本ツインテール協会br2n GUEST : ぐりーど。</text:p>
          </table:table-cell>
          <table:table-cell office:value-type="string" calcext:value-type="string">
            <text:p>OPEN: 14:00 / START: 15:00 br2n ADV: 20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7</text:p>
          </table:table-cell>
          <table:table-cell table:style-name="ce34" table:formula="of:=IF([.C554]=[.C555];[.D554]+1;1)" office:value-type="float" office:value="1" calcext:value-type="float">
            <text:p/>
          </table:table-cell>
          <table:table-cell office:value-type="string" calcext:value-type="string">
            <text:p>ROYAL HUNT JAPAN TOUR 2014</text:p>
          </table:table-cell>
          <table:table-cell table:style-name="Default" office:value-type="string" calcext:value-type="string">
            <text:p>ROYAL HUNT アンドレ・アンダーセンbr2n D.C.クーパーbr2n ヨナス・ラーセンbr2n アンドレアス・パスマークbr2n アラン・ソーレンセン</text:p>
          </table:table-cell>
          <table:table-cell office:value-type="string" calcext:value-type="string">
            <text:p>OPEN: 18:00 / START: 19:00 br2n ADV: 7000 / DOOR: –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8</text:p>
          </table:table-cell>
          <table:table-cell table:style-name="ce34" table:formula="of:=IF([.C555]=[.C556];[.D555]+1;1)" office:value-type="float" office:value="1" calcext:value-type="float">
            <text:p/>
          </table:table-cell>
          <table:table-cell office:value-type="string" calcext:value-type="string">
            <text:p>ちゃんげろソニック2014</text:p>
          </table:table-cell>
          <table:table-cell table:style-name="Default" office:value-type="string" calcext:value-type="string">
            <text:p>GeroBAND br2n 赤飯ロマン横丁 br2n 大凶作 br2n メビウスJAPAN br2n PASSPO☆ br2n SLHfamily br2n ドグマ風見（MC）</text:p>
          </table:table-cell>
          <table:table-cell office:value-type="string" calcext:value-type="string">
            <text:p>OPEN: 16:30 / START: 17:15 br2n ADV: 3800 / DOOR: 未定 (ドリンク別) br2n ※3歳以上有料、3歳未満入場不可</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9</text:p>
          </table:table-cell>
          <table:table-cell table:style-name="ce34" table:formula="of:=IF([.C556]=[.C557];[.D556]+1;1)" office:value-type="float" office:value="1" calcext:value-type="float">
            <text:p/>
          </table:table-cell>
          <table:table-cell office:value-type="string" calcext:value-type="string">
            <text:p>リスアニ!CIRCUIT Vol.05</text:p>
          </table:table-cell>
          <table:table-cell table:style-name="Default" office:value-type="string" calcext:value-type="string">
            <text:p>ZAQ br2n ChouCho br2n GARNiDELiA br2n 鈴木このみ new!br2n DJ：DJ maroon（from ニルギリス）</text:p>
          </table:table-cell>
          <table:table-cell office:value-type="string" calcext:value-type="string">
            <text:p>OPEN: 17:00 / START: 18:00 br2n ADV: 4800 / DOOR: 未定 (ドリンク別) br2n ※3歳未満入入場不可</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30</text:p>
          </table:table-cell>
          <table:table-cell table:style-name="ce34" table:formula="of:=IF([.C557]=[.C558];[.D557]+1;1)" office:value-type="float" office:value="1" calcext:value-type="float">
            <text:p/>
          </table:table-cell>
          <table:table-cell office:value-type="string" calcext:value-type="string">
            <text:p>ひめキュン祭 〜 大江戸アイドロール！SPECIAL 其の弐</text:p>
          </table:table-cell>
          <table:table-cell table:style-name="Default" office:value-type="string" calcext:value-type="string">
            <text:p>ひめキュンフルーツ缶 br2n nanoCUNE br2n FRUITPOCHETTE br2n 後藤まりこ（17歳お寿司大好き） br2n キバオブアキバ br2n qusco br2n 【第三弾アーティスト発表】 br2n DJ PAGE NEW!!br2n DJぶんぶん(DOTS) NEW!!br2n スペシャルゲスト有り！ NEW!!</text:p>
          </table:table-cell>
          <table:table-cell office:value-type="string" calcext:value-type="string">
            <text:p>OPEN: 14:00 / START: 15:00 br2n ADV: 3,500 / DOOR: 4,000 (ドリンク別)br2n 1月4日下北沢GARDENにてチケット先行販売！　1月4日に購入された方には特典としてひめデビダルマキーホルダーを公演当日にプレゼントします。</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31</text:p>
          </table:table-cell>
          <table:table-cell table:style-name="ce34" table:formula="of:=IF([.C558]=[.C559];[.D558]+1;1)" office:value-type="float" office:value="1" calcext:value-type="float">
            <text:p/>
          </table:table-cell>
          <table:table-cell office:value-type="string" calcext:value-type="string">
            <text:p>裏留守華音 東京FINAL</text:p>
          </table:table-cell>
          <table:table-cell table:style-name="Default" office:value-type="string" calcext:value-type="string">
            <text:p>うらたぬき br2n luz br2n kainGUEST ※後日発表 br2n 【BAND】 br2n BETCHI/Wu-CHY/YOUYH-K!!!/吉村隆行 公式HPはコチラ</text:p>
          </table:table-cell>
          <table:table-cell office:value-type="string" calcext:value-type="string">
            <text:p>1部＊OPEN: 12:00 / START: 13:00 br2n 2部＊OPEN: 16:30 / START: 17:30 br2n 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02</text:p>
          </table:table-cell>
          <table:table-cell table:style-name="ce34" table:formula="of:=IF([.C559]=[.C560];[.D559]+1;1)" office:value-type="float" office:value="1" calcext:value-type="float">
            <text:p/>
          </table:table-cell>
          <table:table-cell office:value-type="string" calcext:value-type="string">
            <text:p>無謀！SUNDAYSのTSUTAYA O-WESTワンマンライブ～まじパネェ～</text:p>
          </table:table-cell>
          <table:table-cell table:style-name="Default" office:value-type="string" calcext:value-type="string">
            <text:p>SUNDAYS</text:p>
          </table:table-cell>
          <table:table-cell office:value-type="string" calcext:value-type="string">
            <text:p>OPEN: 16:30 / START: 17:00 br2n ADV: 2,8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03</text:p>
          </table:table-cell>
          <table:table-cell table:style-name="ce34" table:formula="of:=IF([.C560]=[.C561];[.D560]+1;1)" office:value-type="float" office:value="1" calcext:value-type="float">
            <text:p/>
          </table:table-cell>
          <table:table-cell office:value-type="string" calcext:value-type="string">
            <text:p>OverTheDogs限定シングル第2弾「チーズヘッドフォンデュ」発売記念ワンマンライブ!</text:p>
          </table:table-cell>
          <table:table-cell table:style-name="Default" office:value-type="string" calcext:value-type="string">
            <text:p>OverTheDogs</text:p>
          </table:table-cell>
          <table:table-cell office:value-type="string" calcext:value-type="string">
            <text:p>OPEN: 18:30 / START: 19:30 br2n 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06</text:p>
          </table:table-cell>
          <table:table-cell table:style-name="ce34" table:formula="of:=IF([.C561]=[.C562];[.D561]+1;1)" office:value-type="float" office:value="1" calcext:value-type="float">
            <text:p/>
          </table:table-cell>
          <table:table-cell office:value-type="string" calcext:value-type="string">
            <text:p>Flairck / Iona</text:p>
          </table:table-cell>
          <table:table-cell table:style-name="Default" office:value-type="string" calcext:value-type="string">
            <text:p>Flairck (フレアーク)  from Netherlands br2n Erik Visser (ギター)br2n Peter Weekers (フルート)br2n Sylvia Houtzager (ヴァイオリン)br2n Pablo Ortiz (ベース)br2n Iona (アイオナ)  from Great Britain br2n Joanne Hogg (ヴォーカル)br2n Dave Bainbridge (ギター、キーボード)br2n Martin Nolan (パイプス、ホイッスル)br2n Phil Barker(ベース)br2n Frank Van Essen(ドラムス、ヴァイオリン)   </text:p>
          </table:table-cell>
          <table:table-cell office:value-type="string" calcext:value-type="string">
            <text:p>OPEN: 18:30 / START: 19:00 br2n ADV: 9,0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07</text:p>
          </table:table-cell>
          <table:table-cell table:style-name="ce34" table:formula="of:=IF([.C562]=[.C563];[.D562]+1;1)" office:value-type="float" office:value="1" calcext:value-type="float">
            <text:p/>
          </table:table-cell>
          <table:table-cell office:value-type="string" calcext:value-type="string">
            <text:p>Flairck / Iona</text:p>
          </table:table-cell>
          <table:table-cell table:style-name="Default" office:value-type="string" calcext:value-type="string">
            <text:p>Flairck (フレアーク) from Netherlands br2n Erik Visser (ギター)br2n Peter Weekers (フルート)br2n Sylvia Houtzager (ヴァイオリン)br2n Pablo Ortiz (ベース)br2n Iona (アイオナ) from Great Britain br2n Joanne Hogg (ヴォーカル)br2n Dave Bainbridge (ギター、キーボード)br2n Martin Nolan (パイプス、ホイッスル)br2n Phil Barker (ベース)br2n Frank Van Essen (ドラムス、ヴァイオリン)</text:p>
          </table:table-cell>
          <table:table-cell office:value-type="string" calcext:value-type="string">
            <text:p>OPEN: 18:30 / START: 19:00 br2n ADV: 9,0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08</text:p>
          </table:table-cell>
          <table:table-cell table:style-name="ce34" table:formula="of:=IF([.C563]=[.C564];[.D563]+1;1)" office:value-type="float" office:value="1" calcext:value-type="float">
            <text:p/>
          </table:table-cell>
          <table:table-cell office:value-type="string" calcext:value-type="string">
            <text:p>Club OVERDOSE MEMBER’S ONLY LIVE</text:p>
          </table:table-cell>
          <table:table-cell table:style-name="Default" office:value-type="string" calcext:value-type="string">
            <text:p>OBLIVION DUST</text:p>
          </table:table-cell>
          <table:table-cell office:value-type="string" calcext:value-type="string">
            <text:p>OPEN: 18:00 / START: 18:30 br2n ADV: 5,25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09</text:p>
          </table:table-cell>
          <table:table-cell table:style-name="ce34" table:formula="of:=IF([.C564]=[.C565];[.D564]+1;1)" office:value-type="float" office:value="1" calcext:value-type="float">
            <text:p/>
          </table:table-cell>
          <table:table-cell office:value-type="string" calcext:value-type="string">
            <text:p>【構 康憲 ワンマンライブ 2014〜39 re:creation〜】</text:p>
          </table:table-cell>
          <table:table-cell table:style-name="Default" office:value-type="string" calcext:value-type="string">
            <text:p>構 康憲</text:p>
          </table:table-cell>
          <table:table-cell office:value-type="string" calcext:value-type="string">
            <text:p>OPEN: 11:30 / START: 12:00 br2n ADV: 3800 / DOOR: 43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09</text:p>
          </table:table-cell>
          <table:table-cell table:style-name="ce34" table:formula="of:=IF([.C565]=[.C566];[.D565]+1;1)" office:value-type="float" office:value="2" calcext:value-type="float">
            <text:p/>
          </table:table-cell>
          <table:table-cell office:value-type="string" calcext:value-type="string">
            <text:p>Usual Funk Beats COMPLETE!</text:p>
          </table:table-cell>
          <table:table-cell table:style-name="Default" office:value-type="string" calcext:value-type="string">
            <text:p>森広隆</text:p>
          </table:table-cell>
          <table:table-cell office:value-type="string" calcext:value-type="string">
            <text:p>OPEN: 18:00 / START: 18:30 br2n ADV: 4,200 / DOOR: 4,7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0</text:p>
          </table:table-cell>
          <table:table-cell table:style-name="ce34" table:formula="of:=IF([.C566]=[.C567];[.D566]+1;1)" office:value-type="float" office:value="1" calcext:value-type="float">
            <text:p/>
          </table:table-cell>
          <table:table-cell office:value-type="string" calcext:value-type="string">
            <text:p>〜快進のICHIGEKI 10th Anniversary〜 快進のICHIGEKI presents [大江戸大決戦]</text:p>
          </table:table-cell>
          <table:table-cell table:style-name="Default" office:value-type="string" calcext:value-type="string">
            <text:p>快進のICHIGEKI br2n ザ☆メンテナンス br2n GANGLION br2n THE Hitch Lowke br2n O.A：Baccarat</text:p>
          </table:table-cell>
          <table:table-cell office:value-type="string" calcext:value-type="string">
            <text:p>OPEN: 17:30 / START: 18:00 br2n 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1</text:p>
          </table:table-cell>
          <table:table-cell table:style-name="ce34" table:formula="of:=IF([.C567]=[.C568];[.D567]+1;1)" office:value-type="float" office:value="1" calcext:value-type="float">
            <text:p/>
          </table:table-cell>
          <table:table-cell office:value-type="string" calcext:value-type="string">
            <text:p>ラバーズアンドガバーズ pre. 〜 BOYS WILL BE BOYS TOUR 2013-2014 FINAL！！ 〜</text:p>
          </table:table-cell>
          <table:table-cell table:style-name="Default" office:value-type="string" calcext:value-type="string">
            <text:p>ラバーズアンドガバーズ br2n BLACK VELVET LUCY br2n アザヤイタ br2n THE SNEEZE br2n ザ・サイレンズ</text:p>
          </table:table-cell>
          <table:table-cell office:value-type="string" calcext:value-type="string">
            <text:p>OPEN: 17:30 / START: 18:30 br2n ADV: 2500 / DOOR: 3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3</text:p>
          </table:table-cell>
          <table:table-cell table:style-name="ce34" table:formula="of:=IF([.C568]=[.C569];[.D568]+1;1)" office:value-type="float" office:value="1" calcext:value-type="float">
            <text:p/>
          </table:table-cell>
          <table:table-cell office:value-type="string" calcext:value-type="string">
            <text:p>New Audiogram ver.7.3</text:p>
          </table:table-cell>
          <table:table-cell table:style-name="Default" office:value-type="string" calcext:value-type="string">
            <text:p>the band apart br2n LITE</text:p>
          </table:table-cell>
          <table:table-cell office:value-type="string" calcext:value-type="string">
            <text:p>OPEN: 18:00 / START: 19:00 br2n ADV: 3300 / DOOR: 38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4</text:p>
          </table:table-cell>
          <table:table-cell table:style-name="ce34" table:formula="of:=IF([.C569]=[.C570];[.D569]+1;1)" office:value-type="float" office:value="1" calcext:value-type="float">
            <text:p/>
          </table:table-cell>
          <table:table-cell office:value-type="string" calcext:value-type="string">
            <text:p>GIGAMOUS 1st ONEMAN 『The beginning of noisiest GIGAPARTY!!!!』</text:p>
          </table:table-cell>
          <table:table-cell table:style-name="Default" office:value-type="string" calcext:value-type="string">
            <text:p>GIGAMOUS</text:p>
          </table:table-cell>
          <table:table-cell office:value-type="string" calcext:value-type="string">
            <text:p>OPEN: 18:00 / START: 18:30 br2n 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5</text:p>
          </table:table-cell>
          <table:table-cell table:style-name="ce34" table:formula="of:=IF([.C570]=[.C571];[.D570]+1;1)" office:value-type="float" office:value="1" calcext:value-type="float">
            <text:p/>
          </table:table-cell>
          <table:table-cell office:value-type="string" calcext:value-type="string">
            <text:p>TOUR NEW RISING 24</text:p>
          </table:table-cell>
          <table:table-cell table:style-name="Default" office:value-type="string" calcext:value-type="string">
            <text:p>SPARKS GO GO</text:p>
          </table:table-cell>
          <table:table-cell office:value-type="string" calcext:value-type="string">
            <text:p>OPEN: 17:00 / START: 17:30 br2n ADV: 4,300 / DOOR: 4,8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6</text:p>
          </table:table-cell>
          <table:table-cell table:style-name="ce34" table:formula="of:=IF([.C571]=[.C572];[.D571]+1;1)" office:value-type="float" office:value="1" calcext:value-type="float">
            <text:p/>
          </table:table-cell>
          <table:table-cell office:value-type="string" calcext:value-type="string">
            <text:p>rockin’on presents　JAPAN’S NEXT vol.2</text:p>
          </table:table-cell>
          <table:table-cell table:style-name="Default" office:value-type="string" calcext:value-type="string">
            <text:p>宇宙まお  NEW!!br2n GOOD ON THE REEL br2n SAKANAMON  NEW!! br2n Czecho No Republic br2n ハルカトミユキ</text:p>
          </table:table-cell>
          <table:table-cell office:value-type="string" calcext:value-type="string">
            <text:p>OPEN: 16:30 / START: 17:00 br2n ADV: 25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7</text:p>
          </table:table-cell>
          <table:table-cell table:style-name="ce34" table:formula="of:=IF([.C572]=[.C573];[.D572]+1;1)" office:value-type="float" office:value="1" calcext:value-type="float">
            <text:p/>
          </table:table-cell>
          <table:table-cell office:value-type="string" calcext:value-type="string">
            <text:p>EARNEST GAMES　-Advent Genius-</text:p>
          </table:table-cell>
          <table:table-cell table:style-name="Default" office:value-type="string" calcext:value-type="string">
            <text:p>THE MICRO HEAD 4N’S</text:p>
          </table:table-cell>
          <table:table-cell office:value-type="string" calcext:value-type="string">
            <text:p>OPEN: 19:00 / START: 19:30 br2n ADV: 45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8</text:p>
          </table:table-cell>
          <table:table-cell table:style-name="ce34" table:formula="of:=IF([.C573]=[.C574];[.D573]+1;1)" office:value-type="float" office:value="1" calcext:value-type="float">
            <text:p/>
          </table:table-cell>
          <table:table-cell office:value-type="string" calcext:value-type="string">
            <text:p>POP☆UNITED presents TЯicKY第9回ワンマンライブ</text:p>
          </table:table-cell>
          <table:table-cell table:style-name="Default" office:value-type="string" calcext:value-type="string">
            <text:p>TЯicKY br2n オープニングゲスト:ゾンビロリータ</text:p>
          </table:table-cell>
          <table:table-cell office:value-type="string" calcext:value-type="string">
            <text:p>OPEN: 18:00 / START: 18:30 br2n ADV: 3300 / DOOR: 38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9</text:p>
          </table:table-cell>
          <table:table-cell table:style-name="ce34" table:formula="of:=IF([.C574]=[.C575];[.D574]+1;1)" office:value-type="float" office:value="1" calcext:value-type="float">
            <text:p/>
          </table:table-cell>
          <table:table-cell office:value-type="string" calcext:value-type="string">
            <text:p>GOEMON RECORDS Presents REALies ONEMAN-LIVE 「明日世界が終わっても」</text:p>
          </table:table-cell>
          <table:table-cell table:style-name="Default" office:value-type="string" calcext:value-type="string">
            <text:p>REALies</text:p>
          </table:table-cell>
          <table:table-cell office:value-type="string" calcext:value-type="string">
            <text:p>OPEN: 17:30 / START: 18:00 br2n 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0</text:p>
          </table:table-cell>
          <table:table-cell table:style-name="ce34" table:formula="of:=IF([.C575]=[.C576];[.D575]+1;1)" office:value-type="float" office:value="1" calcext:value-type="float">
            <text:p/>
          </table:table-cell>
          <table:table-cell office:value-type="string" calcext:value-type="string">
            <text:p>Feel Co.,Ltd. PRESENTS　GOKIBURI ONEMAN LIVE「東京大敗戦。」</text:p>
          </table:table-cell>
          <table:table-cell table:style-name="Default" office:value-type="string" calcext:value-type="string">
            <text:p>GOKIBURI</text:p>
          </table:table-cell>
          <table:table-cell office:value-type="string" calcext:value-type="string">
            <text:p>OPEN: 18:00 / START: 18:30 br2n ADV: 35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2</text:p>
          </table:table-cell>
          <table:table-cell table:style-name="ce34" table:formula="of:=IF([.C576]=[.C577];[.D576]+1;1)" office:value-type="float" office:value="1" calcext:value-type="float">
            <text:p/>
          </table:table-cell>
          <table:table-cell office:value-type="string" calcext:value-type="string">
            <text:p>ソウル・フラワー・ユニオン「闇鍋音楽祭2014」</text:p>
          </table:table-cell>
          <table:table-cell table:style-name="Default" office:value-type="string" calcext:value-type="string">
            <text:p>ソウル・フラワー・ユニオン※ゲスト： br2n BiS br2n 非常階段 br2n BiS階段</text:p>
          </table:table-cell>
          <table:table-cell office:value-type="string" calcext:value-type="string">
            <text:p>OPEN: 18:00 / START: 19:00 br2n ADV: 4200 / DOOR: 4700 (ドリンク別) br2n キッズチケットbr2n ADV￥2,100- / DOOR￥2,300-</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3</text:p>
          </table:table-cell>
          <table:table-cell table:style-name="ce34" table:formula="of:=IF([.C577]=[.C578];[.D577]+1;1)" office:value-type="float" office:value="1" calcext:value-type="float">
            <text:p/>
          </table:table-cell>
          <table:table-cell office:value-type="string" calcext:value-type="string">
            <text:p>NOCTURNAL BLOODLUST presents 7th ONEMAN LIVE 『EVAGRIUS』</text:p>
          </table:table-cell>
          <table:table-cell table:style-name="Default" office:value-type="string" calcext:value-type="string">
            <text:p>NOCTURNAL BLOODLUST</text:p>
          </table:table-cell>
          <table:table-cell office:value-type="string" calcext:value-type="string">
            <text:p>OPEN: 17:30 / START: 18:00 br2n ADV: 35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4</text:p>
          </table:table-cell>
          <table:table-cell table:style-name="ce34" table:formula="of:=IF([.C578]=[.C579];[.D578]+1;1)" office:value-type="float" office:value="1" calcext:value-type="float">
            <text:p/>
          </table:table-cell>
          <table:table-cell office:value-type="string" calcext:value-type="string">
            <text:p>第30回ANNA☆Sワンマンライブ</text:p>
          </table:table-cell>
          <table:table-cell table:style-name="Default" office:value-type="string" calcext:value-type="string">
            <text:p>ANNA☆S</text:p>
          </table:table-cell>
          <table:table-cell office:value-type="string" calcext:value-type="string">
            <text:p>OPEN: 18:30 / START: 19:00 br2n 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5</text:p>
          </table:table-cell>
          <table:table-cell table:style-name="ce34" table:formula="of:=IF([.C579]=[.C580];[.D579]+1;1)" office:value-type="float" office:value="1" calcext:value-type="float">
            <text:p/>
          </table:table-cell>
          <table:table-cell office:value-type="string" calcext:value-type="string">
            <text:p>la la larks presents「OS 04」</text:p>
          </table:table-cell>
          <table:table-cell table:style-name="Default" office:value-type="string" calcext:value-type="string">
            <text:p>la la larks br2n winnie br2n Scars Borough NEW!!</text:p>
          </table:table-cell>
          <table:table-cell office:value-type="string" calcext:value-type="string">
            <text:p>OPEN: 18:00 / START: 19:00 br2n 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6</text:p>
          </table:table-cell>
          <table:table-cell table:style-name="ce34" table:formula="of:=IF([.C580]=[.C581];[.D580]+1;1)" office:value-type="float" office:value="1" calcext:value-type="float">
            <text:p/>
          </table:table-cell>
          <table:table-cell office:value-type="string" calcext:value-type="string">
            <text:p>Love A sense LAST ONEMAN LIVE 『Love A sense』</text:p>
          </table:table-cell>
          <table:table-cell table:style-name="Default" office:value-type="string" calcext:value-type="string">
            <text:p>Love A sense</text:p>
          </table:table-cell>
          <table:table-cell office:value-type="string" calcext:value-type="string">
            <text:p>OPEN: 18:00 / START: 19:00 br2n 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7</text:p>
          </table:table-cell>
          <table:table-cell table:style-name="ce34" table:formula="of:=IF([.C581]=[.C582];[.D581]+1;1)" office:value-type="float" office:value="1" calcext:value-type="float">
            <text:p/>
          </table:table-cell>
          <table:table-cell office:value-type="string" calcext:value-type="string">
            <text:p>Another Story「SCREAMER’S CONVENTION～3MAN SHOW～」</text:p>
          </table:table-cell>
          <table:table-cell table:style-name="Default" office:value-type="string" calcext:value-type="string">
            <text:p>Another Story br2n FABLED NUMBER br2n FAKE FACE  NEW!!</text:p>
          </table:table-cell>
          <table:table-cell office:value-type="string" calcext:value-type="string">
            <text:p>OPEN: 18:00 / START: 19:00 br2n ADV: 2500 / DOOR: 3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8</text:p>
          </table:table-cell>
          <table:table-cell table:style-name="ce34" table:formula="of:=IF([.C582]=[.C583];[.D582]+1;1)" office:value-type="float" office:value="1" calcext:value-type="float">
            <text:p/>
          </table:table-cell>
          <table:table-cell office:value-type="string" calcext:value-type="string">
            <text:p>SHOCKING LOUD VOICE 2014 Spring</text:p>
          </table:table-cell>
          <table:table-cell table:style-name="Default" office:value-type="string" calcext:value-type="string">
            <text:p>DAZZLE VISIONOA.ムシケラトプス激！　 NEW!!</text:p>
          </table:table-cell>
          <table:table-cell office:value-type="string" calcext:value-type="string">
            <text:p>OPEN: 18:00 / START: 18:45 br2n 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9</text:p>
          </table:table-cell>
          <table:table-cell table:style-name="ce34" table:formula="of:=IF([.C583]=[.C584];[.D583]+1;1)" office:value-type="float" office:value="1" calcext:value-type="float">
            <text:p/>
          </table:table-cell>
          <table:table-cell office:value-type="string" calcext:value-type="string">
            <text:p>ALL CITY STEPPERS LIVE TOUR 2014</text:p>
          </table:table-cell>
          <table:table-cell table:style-name="Default" office:value-type="string" calcext:value-type="string">
            <text:p>ALL CITY STEPPERS</text:p>
          </table:table-cell>
          <table:table-cell office:value-type="string" calcext:value-type="string">
            <text:p>OPEN: 17:30 / START: 18:00 br2n ADV: 48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30</text:p>
          </table:table-cell>
          <table:table-cell table:style-name="ce34" table:formula="of:=IF([.C584]=[.C585];[.D584]+1;1)" office:value-type="float" office:value="1" calcext:value-type="float">
            <text:p/>
          </table:table-cell>
          <table:table-cell office:value-type="string" calcext:value-type="string">
            <text:p>“V-BAND 祭” ～SPRING FESTIVAL TOUR 2014～</text:p>
          </table:table-cell>
          <table:table-cell table:style-name="Default" office:value-type="string" calcext:value-type="string">
            <text:p>HERO br2n ν［NEU] br2n GOTCHAROCKA br2n Black Gene For the Next Scene br2n 葵-168-</text:p>
          </table:table-cell>
          <table:table-cell office:value-type="string" calcext:value-type="string">
            <text:p>OPEN: 16:30 / START: 17:00 br2n ADV: 38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31</text:p>
          </table:table-cell>
          <table:table-cell table:style-name="ce34" table:formula="of:=IF([.C585]=[.C586];[.D585]+1;1)" office:value-type="float" office:value="1" calcext:value-type="float">
            <text:p/>
          </table:table-cell>
          <table:table-cell office:value-type="string" calcext:value-type="string">
            <text:p>ベルベット最終単独公演『世界で最も狂暴な日』</text:p>
          </table:table-cell>
          <table:table-cell table:style-name="Default" office:value-type="string" calcext:value-type="string">
            <text:p>ベルベット</text:p>
          </table:table-cell>
          <table:table-cell office:value-type="string" calcext:value-type="string">
            <text:p>OPEN: 18:00 / START: 18:30 br2n ADV: 3500 / DOOR: 4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1</text:p>
          </table:table-cell>
          <table:table-cell table:style-name="ce34" table:formula="of:=IF([.C586]=[.C587];[.D586]+1;1)" office:value-type="float" office:value="1" calcext:value-type="float">
            <text:p/>
          </table:table-cell>
          <table:table-cell office:value-type="string" calcext:value-type="string">
            <text:p>“HOMESICK TOUR” 2014 DayTime GIG</text:p>
          </table:table-cell>
          <table:table-cell table:style-name="Default" office:value-type="string" calcext:value-type="string">
            <text:p>FRUITPOCHETTE</text:p>
          </table:table-cell>
          <table:table-cell office:value-type="string" calcext:value-type="string">
            <text:p>OPEN: 10:30 / START: 11: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1</text:p>
          </table:table-cell>
          <table:table-cell table:style-name="ce34" table:formula="of:=IF([.C587]=[.C588];[.D587]+1;1)" office:value-type="float" office:value="2" calcext:value-type="float">
            <text:p/>
          </table:table-cell>
          <table:table-cell office:value-type="string" calcext:value-type="string">
            <text:p>“HOMESICK TOUR” 2014 NightTime GIG</text:p>
          </table:table-cell>
          <table:table-cell table:style-name="Default" office:value-type="string" calcext:value-type="string">
            <text:p>FRUITPOCHETTE</text:p>
          </table:table-cell>
          <table:table-cell office:value-type="string" calcext:value-type="string">
            <text:p>OPEN: 15:30 / START: 16: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2</text:p>
          </table:table-cell>
          <table:table-cell table:style-name="ce34" table:formula="of:=IF([.C588]=[.C589];[.D588]+1;1)" office:value-type="float" office:value="1" calcext:value-type="float">
            <text:p/>
          </table:table-cell>
          <table:table-cell office:value-type="string" calcext:value-type="string">
            <text:p>7e.p. present Quasi Japan Tour 2014 with toddle</text:p>
          </table:table-cell>
          <table:table-cell table:style-name="Default" office:value-type="string" calcext:value-type="string">
            <text:p>Quasibr2n toddlebr2n Gellers</text:p>
          </table:table-cell>
          <table:table-cell office:value-type="string" calcext:value-type="string">
            <text:p>OPEN: 18:30 / START: 19:00 br2n ADV: 4000 / DOOR: 4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3</text:p>
          </table:table-cell>
          <table:table-cell table:style-name="ce34" table:formula="of:=IF([.C589]=[.C590];[.D589]+1;1)" office:value-type="float" office:value="1" calcext:value-type="float">
            <text:p/>
          </table:table-cell>
          <table:table-cell office:value-type="string" calcext:value-type="string">
            <text:p>Mount:Circle Sounds</text:p>
          </table:table-cell>
          <table:table-cell table:style-name="Default" office:value-type="string" calcext:value-type="string">
            <text:p>ariaroidbr2n GOLDSHIPbr2n サイコバブーンbr2n pupuntabr2n S.K.ybr2n Glarm to Phalta</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4</text:p>
          </table:table-cell>
          <table:table-cell table:style-name="ce34" table:formula="of:=IF([.C590]=[.C591];[.D590]+1;1)" office:value-type="float" office:value="1" calcext:value-type="float">
            <text:p/>
          </table:table-cell>
          <table:table-cell office:value-type="string" calcext:value-type="string">
            <text:p>ele-king presents Collections of Colonies of Bees JAPAN TOUR 2014</text:p>
          </table:table-cell>
          <table:table-cell table:style-name="Default" office:value-type="string" calcext:value-type="string">
            <text:p>Collections of Colonies of Beesbr2n toe</text:p>
          </table:table-cell>
          <table:table-cell office:value-type="string" calcext:value-type="string">
            <text:p>OPEN: 18:00 / START: 19:00 br2n ADV: 45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5</text:p>
          </table:table-cell>
          <table:table-cell table:style-name="ce34" table:formula="of:=IF([.C591]=[.C592];[.D591]+1;1)" office:value-type="float" office:value="1" calcext:value-type="float">
            <text:p/>
          </table:table-cell>
          <table:table-cell office:value-type="string" calcext:value-type="string">
            <text:p>電子の女子</text:p>
          </table:table-cell>
          <table:table-cell table:style-name="Default" office:value-type="string" calcext:value-type="string">
            <text:p>AZUMA HITOMIbr2n 水曜日のカンパネラbr2n エレクトリックリボンbr2n SAWAbr2n 大石理乃</text:p>
          </table:table-cell>
          <table:table-cell office:value-type="string" calcext:value-type="string">
            <text:p>OPEN: 18:00 / START: 18:30 br2n ADV: 2500 / DOOR: 3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6</text:p>
          </table:table-cell>
          <table:table-cell table:style-name="ce34" table:formula="of:=IF([.C592]=[.C593];[.D592]+1;1)" office:value-type="float" office:value="1" calcext:value-type="float">
            <text:p/>
          </table:table-cell>
          <table:table-cell office:value-type="string" calcext:value-type="string">
            <text:p>MARUYAMA MUSICS</text:p>
          </table:table-cell>
          <table:table-cell table:style-name="Default" office:value-type="string" calcext:value-type="string">
            <text:p>The Fessbr2n sinbr2n Kondough Wooferbr2n Abnormal Sniperbr2n ROP</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7</text:p>
          </table:table-cell>
          <table:table-cell table:style-name="ce34" table:formula="of:=IF([.C593]=[.C594];[.D593]+1;1)" office:value-type="float" office:value="1" calcext:value-type="float">
            <text:p/>
          </table:table-cell>
          <table:table-cell office:value-type="string" calcext:value-type="string">
            <text:p>QUASI x CARNATION</text:p>
          </table:table-cell>
          <table:table-cell table:style-name="Default" office:value-type="string" calcext:value-type="string">
            <text:p>Quasibr2n カーネーション</text:p>
          </table:table-cell>
          <table:table-cell office:value-type="string" calcext:value-type="string">
            <text:p>OPEN: 19:00 / START: 19:30 br2n ADV: 4200 / DOOR: 47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8</text:p>
          </table:table-cell>
          <table:table-cell table:style-name="ce34" table:formula="of:=IF([.C594]=[.C595];[.D594]+1;1)" office:value-type="float" office:value="1" calcext:value-type="float">
            <text:p/>
          </table:table-cell>
          <table:table-cell office:value-type="string" calcext:value-type="string">
            <text:p>寺嶋由芙“＃ゆーふらいと”ＣＤ発売記念ライブ</text:p>
          </table:table-cell>
          <table:table-cell table:style-name="Default" office:value-type="string" calcext:value-type="string">
            <text:p>寺嶋由芙br2n Negiccobr2n ふぇのたすbr2n BELLRING少女ハートbr2n ゆるめるモbr2n 恥じらいレスキュー</text:p>
          </table:table-cell>
          <table:table-cell office:value-type="string" calcext:value-type="string">
            <text:p>OPEN: 12:00 / START: 12:30 br2n ADV: 3500 / DOOR: 4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8</text:p>
          </table:table-cell>
          <table:table-cell table:style-name="ce34" table:formula="of:=IF([.C595]=[.C596];[.D595]+1;1)" office:value-type="float" office:value="2" calcext:value-type="float">
            <text:p/>
          </table:table-cell>
          <table:table-cell office:value-type="string" calcext:value-type="string">
            <text:p>寺嶋由芙“＃ゆーふらいと”ＣＤ発売記念ライブ</text:p>
          </table:table-cell>
          <table:table-cell table:style-name="Default" office:value-type="string" calcext:value-type="string">
            <text:p>寺嶋由芙br2n バンドじゃないもんbr2n Negiccobr2n バニラビーンズbr2n ふぇのたすbr2n 合法少女症候群br2n 恥じらいレスキュー</text:p>
          </table:table-cell>
          <table:table-cell office:value-type="string" calcext:value-type="string">
            <text:p>OPEN: 18:00 / START: 18:30 br2n ADV: 3500 / DOOR: 4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9</text:p>
          </table:table-cell>
          <table:table-cell table:style-name="ce34" table:formula="of:=IF([.C596]=[.C597];[.D596]+1;1)" office:value-type="float" office:value="1" calcext:value-type="float">
            <text:p/>
          </table:table-cell>
          <table:table-cell office:value-type="string" calcext:value-type="string">
            <text:p>Garakutalive VOl.3</text:p>
          </table:table-cell>
          <table:table-cell table:style-name="Default" office:value-type="string" calcext:value-type="string">
            <text:p>-</text:p>
          </table:table-cell>
          <table:table-cell office:value-type="string" calcext:value-type="string">
            <text:p>OPEN: 11:15 / START: 11:30 br2n ADV: 20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9</text:p>
          </table:table-cell>
          <table:table-cell table:style-name="ce34" table:formula="of:=IF([.C597]=[.C598];[.D597]+1;1)" office:value-type="float" office:value="2" calcext:value-type="float">
            <text:p/>
          </table:table-cell>
          <table:table-cell office:value-type="string" calcext:value-type="string">
            <text:p>TOURS presents “Starkicker #3”</text:p>
          </table:table-cell>
          <table:table-cell table:style-name="Default" office:value-type="string" calcext:value-type="string">
            <text:p>柴田聡子br2n シラオカbr2n ookubofactorybr2n ポニーのヒサミツbr2n TOURS 【food】ウミネコカレー</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0</text:p>
          </table:table-cell>
          <table:table-cell table:style-name="ce34" table:formula="of:=IF([.C598]=[.C599];[.D598]+1;1)" office:value-type="float" office:value="1" calcext:value-type="float">
            <text:p/>
          </table:table-cell>
          <table:table-cell office:value-type="string" calcext:value-type="string">
            <text:p>来来来チームプレゼンツ「来来来世紀で会おうよ 10 ドンノウ・ワッツ・ノーマル」</text:p>
          </table:table-cell>
          <table:table-cell table:style-name="Default" office:value-type="string" calcext:value-type="string">
            <text:p>来来来チームbr2n オワリカラbr2n トリプルファイヤー</text:p>
          </table:table-cell>
          <table:table-cell office:value-type="string" calcext:value-type="string">
            <text:p>OPEN: 18:00 / START: 19:00 br2n ADV: 2300 / DOOR: 28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2</text:p>
          </table:table-cell>
          <table:table-cell table:style-name="ce34" table:formula="of:=IF([.C599]=[.C600];[.D599]+1;1)" office:value-type="float" office:value="1" calcext:value-type="float">
            <text:p/>
          </table:table-cell>
          <table:table-cell office:value-type="string" calcext:value-type="string">
            <text:p>MARUYAMA MUSICS</text:p>
          </table:table-cell>
          <table:table-cell table:style-name="Default" office:value-type="string" calcext:value-type="string">
            <text:p>MiyuMiyubr2n No man No girlbr2n 2-LDKbr2n The Strip Cats</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3</text:p>
          </table:table-cell>
          <table:table-cell table:style-name="ce34" table:formula="of:=IF([.C600]=[.C601];[.D600]+1;1)" office:value-type="float" office:value="1" calcext:value-type="float">
            <text:p/>
          </table:table-cell>
          <table:table-cell table:formula="of:= ready to derail? =　~convention live~" office:value-type="string" office:string-value="" calcext:value-type="error">
            <text:p/>
          </table:table-cell>
          <table:table-cell table:style-name="Default" office:value-type="string" calcext:value-type="string">
            <text:p>Derailers</text:p>
          </table:table-cell>
          <table:table-cell office:value-type="string" calcext:value-type="string">
            <text:p>1部 OPEN: 18:00 / START: 18:30 br2n 2部 OPEN: 20:30 / START: 21:0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4</text:p>
          </table:table-cell>
          <table:table-cell table:style-name="ce34" table:formula="of:=IF([.C601]=[.C602];[.D601]+1;1)" office:value-type="float" office:value="1" calcext:value-type="float">
            <text:p/>
          </table:table-cell>
          <table:table-cell office:value-type="string" calcext:value-type="string">
            <text:p>MARUYAMA SOUNDS</text:p>
          </table:table-cell>
          <table:table-cell table:style-name="Default" office:value-type="string" calcext:value-type="string">
            <text:p>ORDINARY PURPOSE PLUG AND INVITATION br2n thenbr2n KOSMICbr2n Fluffy NeRds</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5</text:p>
          </table:table-cell>
          <table:table-cell table:style-name="ce34" table:formula="of:=IF([.C602]=[.C603];[.D602]+1;1)" office:value-type="float" office:value="1" calcext:value-type="float">
            <text:p/>
          </table:table-cell>
          <table:table-cell office:value-type="string" calcext:value-type="string">
            <text:p>大江戸アイドロール！壱の十六</text:p>
          </table:table-cell>
          <table:table-cell table:style-name="Default" office:value-type="string" calcext:value-type="string">
            <text:p>ひめキュンフルーツ缶</text:p>
          </table:table-cell>
          <table:table-cell office:value-type="string" calcext:value-type="string">
            <text:p>OPEN: 10:30 / START: 11: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5</text:p>
          </table:table-cell>
          <table:table-cell table:style-name="ce34" table:formula="of:=IF([.C603]=[.C604];[.D603]+1;1)" office:value-type="float" office:value="2" calcext:value-type="float">
            <text:p/>
          </table:table-cell>
          <table:table-cell office:value-type="string" calcext:value-type="string">
            <text:p>よしむらひらく「６７年のラブソング」レコ発ワンマン</text:p>
          </table:table-cell>
          <table:table-cell table:style-name="Default" office:value-type="string" calcext:value-type="string">
            <text:p>よしむらひらく</text:p>
          </table:table-cell>
          <table:table-cell office:value-type="string" calcext:value-type="string">
            <text:p>OPEN: 18:30 / START: 19:00 br2n ADV: 23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6</text:p>
          </table:table-cell>
          <table:table-cell table:style-name="ce34" table:formula="of:=IF([.C604]=[.C605];[.D604]+1;1)" office:value-type="float" office:value="1" calcext:value-type="float">
            <text:p/>
          </table:table-cell>
          <table:table-cell office:value-type="string" calcext:value-type="string">
            <text:p>STAND UP!</text:p>
          </table:table-cell>
          <table:table-cell table:style-name="Default" office:value-type="string" calcext:value-type="string">
            <text:p>DreamLinebr2n しゅしゅ☆ぷりえbr2n 他 【ゲスト】br2n 長弘翔子br2n 寺﨑彩乃</text:p>
          </table:table-cell>
          <table:table-cell office:value-type="string" calcext:value-type="string">
            <text:p>OPEN: 11:30 / START: 11:50 br2n ADV: 30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6</text:p>
          </table:table-cell>
          <table:table-cell table:style-name="ce34" table:formula="of:=IF([.C605]=[.C606];[.D605]+1;1)" office:value-type="float" office:value="2" calcext:value-type="float">
            <text:p/>
          </table:table-cell>
          <table:table-cell office:value-type="string" calcext:value-type="string">
            <text:p>AMAZON SHOW</text:p>
          </table:table-cell>
          <table:table-cell table:style-name="Default" office:value-type="string" calcext:value-type="string">
            <text:p>【LIVE】br2n NINJA MOBbr2n SHUT YOUR MOUTHbr2n RHYDAbr2n MCKOMICKLINICK&amp;WATTERbr2n TOKYO HEALTH CLUBbr2n ALTbr2n 杏窪彌(アンアミン) 【BEAT LIVE -AMAZON REMIXER-】br2n ARCUS / Fragment x lenobr2n SUNNOVA / I.K.Bbr2n Metome / SHOMOMOSE 【DJ】br2n Threepee Boys / hara(hyper juice)br2n Licaxxx / MAMEMONTAbr2n FUJISAWA BRONX / KΣITO 【LIVE PAINT】br2n RYOHEI 【VJ】br2n Akihiko Taniguchi / knzdpbr2n Motonori Suzuki / Takahiro Yasudabr2n TYMOTE / VIDEO BOY 【STORE】br2n ヌケメbr2n Ayame Ono</text:p>
          </table:table-cell>
          <table:table-cell office:value-type="string" calcext:value-type="string">
            <text:p>OPEN: 17:00 / START: 17:00 br2n ADV: 2500 / DOOR: 3000 (ドリンク別)br2n AMAZON SHOW</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7</text:p>
          </table:table-cell>
          <table:table-cell table:style-name="ce34" table:formula="of:=IF([.C606]=[.C607];[.D606]+1;1)" office:value-type="float" office:value="1" calcext:value-type="float">
            <text:p/>
          </table:table-cell>
          <table:table-cell office:value-type="string" calcext:value-type="string">
            <text:p>︎YHMF2013 AFTER PARTY</text:p>
          </table:table-cell>
          <table:table-cell table:style-name="Default" office:value-type="string" calcext:value-type="string">
            <text:p>馴れ初めリリィbr2n Jacka☆napesbr2n MWnutsbr2n the Village Papasbr2n 【Guest】The Sketchbook</text:p>
          </table:table-cell>
          <table:table-cell office:value-type="string" calcext:value-type="string">
            <text:p>OPEN: 18:00 / START: 18:30 br2n ADV: 1000 / DOOR: 1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8</text:p>
          </table:table-cell>
          <table:table-cell table:style-name="ce34" table:formula="of:=IF([.C607]=[.C608];[.D607]+1;1)" office:value-type="float" office:value="1" calcext:value-type="float">
            <text:p/>
          </table:table-cell>
          <table:table-cell office:value-type="string" calcext:value-type="string">
            <text:p>Alive ライブ・プロジェクト“San Cisco special Tokyo Show 2014″</text:p>
          </table:table-cell>
          <table:table-cell table:style-name="Default" office:value-type="string" calcext:value-type="string">
            <text:p>SAN CISCO 【Support act】br2n Czecho No Republic</text:p>
          </table:table-cell>
          <table:table-cell office:value-type="string" calcext:value-type="string">
            <text:p>OPEN: 18:30 / START: 19:30 br2n ADV: 5000 / DOOR: 5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9</text:p>
          </table:table-cell>
          <table:table-cell table:style-name="ce34" table:formula="of:=IF([.C608]=[.C609];[.D608]+1;1)" office:value-type="float" office:value="1" calcext:value-type="float">
            <text:p/>
          </table:table-cell>
          <table:table-cell office:value-type="string" calcext:value-type="string">
            <text:p>Alive ライブ・プロジェクト “San Cisco special Tokyo Show 2014 追加公演”</text:p>
          </table:table-cell>
          <table:table-cell table:style-name="Default" office:value-type="string" calcext:value-type="string">
            <text:p>San Cisco 【Support act】br2n Awesome City Club</text:p>
          </table:table-cell>
          <table:table-cell office:value-type="string" calcext:value-type="string">
            <text:p>OPEN: 18:30 / START: 19:30 br2n ADV: 5000 / DOOR: 5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1</text:p>
          </table:table-cell>
          <table:table-cell table:style-name="ce34" table:formula="of:=IF([.C609]=[.C610];[.D609]+1;1)" office:value-type="float" office:value="1" calcext:value-type="float">
            <text:p/>
          </table:table-cell>
          <table:table-cell office:value-type="string" calcext:value-type="string">
            <text:p>ぷりんせすぱーてぃー</text:p>
          </table:table-cell>
          <table:table-cell table:style-name="Default" office:value-type="string" calcext:value-type="string">
            <text:p>AILESbr2n SADJDbr2n シャムロッツbr2n ぷちさいだぁ～br2n Mine producebr2n Magical★Honeybr2n RED-POINT</text:p>
          </table:table-cell>
          <table:table-cell office:value-type="string" calcext:value-type="string">
            <text:p>OPEN: 10:30 / START: 11: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1</text:p>
          </table:table-cell>
          <table:table-cell table:style-name="ce34" table:formula="of:=IF([.C610]=[.C611];[.D610]+1;1)" office:value-type="float" office:value="2" calcext:value-type="float">
            <text:p/>
          </table:table-cell>
          <table:table-cell office:value-type="string" calcext:value-type="string">
            <text:p>アルバム『HISTORY OF K.T.』リリース・パーティー</text:p>
          </table:table-cell>
          <table:table-cell table:style-name="Default" office:value-type="string" calcext:value-type="string">
            <text:p>カタコトbr2n 水中図鑑br2n LowPassbr2n MU-STAR GROUPbr2n DJ STYLISH a.k.a 鎮座DOPENESS</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2</text:p>
          </table:table-cell>
          <table:table-cell table:style-name="ce34" table:formula="of:=IF([.C611]=[.C612];[.D611]+1;1)" office:value-type="float" office:value="1" calcext:value-type="float">
            <text:p/>
          </table:table-cell>
          <table:table-cell office:value-type="string" calcext:value-type="string">
            <text:p>Live The NYAMO-NA! GRADE.06</text:p>
          </table:table-cell>
          <table:table-cell table:style-name="Default" office:value-type="string" calcext:value-type="string">
            <text:p>片霧烈火br2n with みんマンションズ</text:p>
          </table:table-cell>
          <table:table-cell office:value-type="string" calcext:value-type="string">
            <text:p>OPEN: 16:30 / START: 17:30 br2n ADV: 4500 / DOOR: 5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3</text:p>
          </table:table-cell>
          <table:table-cell table:style-name="ce34" table:formula="of:=IF([.C612]=[.C613];[.D612]+1;1)" office:value-type="float" office:value="1" calcext:value-type="float">
            <text:p/>
          </table:table-cell>
          <table:table-cell office:value-type="string" calcext:value-type="string">
            <text:p>Performance-GP 2nd</text:p>
          </table:table-cell>
          <table:table-cell table:style-name="Default" office:value-type="string" calcext:value-type="string">
            <text:p>【spguest】 br2n Redbull street style 世界チャンピオン br2n freestyle footballer［tokura］</text:p>
          </table:table-cell>
          <table:table-cell office:value-type="string" calcext:value-type="string">
            <text:p>OPEN: 17:30 / START: 18:00 br2n ADV: 2000 / DOOR: –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4</text:p>
          </table:table-cell>
          <table:table-cell table:style-name="ce34" table:formula="of:=IF([.C613]=[.C614];[.D613]+1;1)" office:value-type="float" office:value="1" calcext:value-type="float">
            <text:p/>
          </table:table-cell>
          <table:table-cell office:value-type="string" calcext:value-type="string">
            <text:p>にこぱふぇ～NICONICO PARTY FESTIVAL～vol.1</text:p>
          </table:table-cell>
          <table:table-cell table:style-name="Default" office:value-type="string" calcext:value-type="string">
            <text:p>-紫桜-ｓｈｉｏｕ-Ⅷ嚠@medium他</text:p>
          </table:table-cell>
          <table:table-cell office:value-type="string" calcext:value-type="string">
            <text:p>OPEN: 16:00 / START: 17: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5</text:p>
          </table:table-cell>
          <table:table-cell table:style-name="ce34" table:formula="of:=IF([.C614]=[.C615];[.D614]+1;1)" office:value-type="float" office:value="1" calcext:value-type="float">
            <text:p/>
          </table:table-cell>
          <table:table-cell office:value-type="string" calcext:value-type="string">
            <text:p>Kalkar</text:p>
          </table:table-cell>
          <table:table-cell table:style-name="Default" office:value-type="string" calcext:value-type="string">
            <text:p>ちくわテイスティング協会br2n Manhole New Worldbr2n CANORUMbr2n metabr2n ビーチ・バージョンbr2n クルクルパステルズ</text:p>
          </table:table-cell>
          <table:table-cell office:value-type="string" calcext:value-type="string">
            <text:p>OPEN: 18:00 / START: 18:30 br2n ADV: 2000 / DOOR: 23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6</text:p>
          </table:table-cell>
          <table:table-cell table:style-name="ce34" table:formula="of:=IF([.C615]=[.C616];[.D615]+1;1)" office:value-type="float" office:value="1" calcext:value-type="float">
            <text:p/>
          </table:table-cell>
          <table:table-cell office:value-type="string" calcext:value-type="string">
            <text:p>“GODS DREAM” JAPAN TOUR 2014</text:p>
          </table:table-cell>
          <table:table-cell table:style-name="Default" office:value-type="string" calcext:value-type="string">
            <text:p>RINGO DEATHSTARR</text:p>
          </table:table-cell>
          <table:table-cell office:value-type="string" calcext:value-type="string">
            <text:p>OPEN: 19:00 / START: 19:30 br2n ADV: 48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7</text:p>
          </table:table-cell>
          <table:table-cell table:style-name="ce34" table:formula="of:=IF([.C616]=[.C617];[.D616]+1;1)" office:value-type="float" office:value="1" calcext:value-type="float">
            <text:p/>
          </table:table-cell>
          <table:table-cell office:value-type="string" calcext:value-type="string">
            <text:p>nhhmbase『水辺の鼓』release tour</text:p>
          </table:table-cell>
          <table:table-cell table:style-name="Default" office:value-type="string" calcext:value-type="string">
            <text:p>nhhmbasebr2n Open Reel Ensemblebr2n にせんねんもんだい</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8</text:p>
          </table:table-cell>
          <table:table-cell table:style-name="ce34" table:formula="of:=IF([.C617]=[.C618];[.D617]+1;1)" office:value-type="float" office:value="1" calcext:value-type="float">
            <text:p/>
          </table:table-cell>
          <table:table-cell office:value-type="string" calcext:value-type="string">
            <text:p>SUPER DANCE!</text:p>
          </table:table-cell>
          <table:table-cell table:style-name="Default" office:value-type="string" calcext:value-type="string">
            <text:p>SODA!</text:p>
          </table:table-cell>
          <table:table-cell office:value-type="string" calcext:value-type="string">
            <text:p>OPEN: 19:00 / START: 19:00 br2n ADV: 15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9</text:p>
          </table:table-cell>
          <table:table-cell table:style-name="ce34" table:formula="of:=IF([.C618]=[.C619];[.D618]+1;1)" office:value-type="float" office:value="1" calcext:value-type="float">
            <text:p/>
          </table:table-cell>
          <table:table-cell office:value-type="string" calcext:value-type="string">
            <text:p>みなみのタルト</text:p>
          </table:table-cell>
          <table:table-cell table:style-name="Default" office:value-type="string" calcext:value-type="string">
            <text:p>タルトタタンbr2n 藤岡みなみ＆ザ・モローンズ</text:p>
          </table:table-cell>
          <table:table-cell office:value-type="string" calcext:value-type="string">
            <text:p>OPEN: 12:00 / START: 12:30 br2n ADV: 2500 / DOOR: 3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9</text:p>
          </table:table-cell>
          <table:table-cell table:style-name="ce34" table:formula="of:=IF([.C619]=[.C620];[.D619]+1;1)" office:value-type="float" office:value="2" calcext:value-type="float">
            <text:p/>
          </table:table-cell>
          <table:table-cell office:value-type="string" calcext:value-type="string">
            <text:p>「3番目の街 release tour 2014」</text:p>
          </table:table-cell>
          <table:table-cell table:style-name="Default" office:value-type="string" calcext:value-type="string">
            <text:p>undersign</text:p>
          </table:table-cell>
          <table:table-cell office:value-type="string" calcext:value-type="string">
            <text:p>OPEN: 17:30 / START: 18:3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30</text:p>
          </table:table-cell>
          <table:table-cell table:style-name="ce34" table:formula="of:=IF([.C620]=[.C621];[.D620]+1;1)" office:value-type="float" office:value="1" calcext:value-type="float">
            <text:p/>
          </table:table-cell>
          <table:table-cell office:value-type="string" calcext:value-type="string">
            <text:p>ぷりんせすぱーてぃー</text:p>
          </table:table-cell>
          <table:table-cell table:style-name="Default" office:value-type="string" calcext:value-type="string">
            <text:p>AILESbr2n SKNYbr2n Zero to zenithbr2n 馬場優奈br2n Mine producebr2n Magical★Honeybr2n One POISON</text:p>
          </table:table-cell>
          <table:table-cell office:value-type="string" calcext:value-type="string">
            <text:p>OPEN: 10:30 / START: 11: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30</text:p>
          </table:table-cell>
          <table:table-cell table:style-name="ce34" table:formula="of:=IF([.C621]=[.C622];[.D621]+1;1)" office:value-type="float" office:value="2" calcext:value-type="float">
            <text:p/>
          </table:table-cell>
          <table:table-cell office:value-type="string" calcext:value-type="string">
            <text:p>Alive ライブ・プロジェクト “Nouvelle Vague special Tokyo Show 2014”</text:p>
          </table:table-cell>
          <table:table-cell table:style-name="Default" office:value-type="string" calcext:value-type="string">
            <text:p>Nouvelle Vague</text:p>
          </table:table-cell>
          <table:table-cell office:value-type="string" calcext:value-type="string">
            <text:p>OPEN: 18:00 / START: 19:00 br2n ADV: 60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31</text:p>
          </table:table-cell>
          <table:table-cell table:style-name="ce34" table:formula="of:=IF([.C622]=[.C623];[.D622]+1;1)" office:value-type="float" office:value="1" calcext:value-type="float">
            <text:p/>
          </table:table-cell>
          <table:table-cell office:value-type="string" calcext:value-type="string">
            <text:p>MARUYAMA SOUNDS</text:p>
          </table:table-cell>
          <table:table-cell table:style-name="Default" office:value-type="string" calcext:value-type="string">
            <text:p>SPANK PAGEbr2n Applicat Spectrabr2n ampelbr2n 流れるイオタ</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1</text:p>
          </table:table-cell>
          <table:table-cell table:style-name="ce34" table:formula="of:=IF([.C623]=[.C624];[.D623]+1;1)" office:value-type="float" office:value="1" calcext:value-type="float">
            <text:p/>
          </table:table-cell>
          <table:table-cell office:value-type="string" calcext:value-type="string">
            <text:p>OKコンビのファイナルツアー</text:p>
          </table:table-cell>
          <table:table-cell table:style-name="Default" office:value-type="string" calcext:value-type="string">
            <text:p>OKコンビ（大石昌良[Sound Schedule]×namioto[ex.cune小林亮三]）</text:p>
          </table:table-cell>
          <table:table-cell office:value-type="string" calcext:value-type="string">
            <text:p>OPEN: 18:00 / START: 18:30 br2n ADV: 3300 / DOOR: 3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3</text:p>
          </table:table-cell>
          <table:table-cell table:style-name="ce34" table:formula="of:=IF([.C624]=[.C625];[.D624]+1;1)" office:value-type="float" office:value="1" calcext:value-type="float">
            <text:p/>
          </table:table-cell>
          <table:table-cell office:value-type="string" calcext:value-type="string">
            <text:p>LIVE EMOT 2〜明かりをつけましょcrestに〜</text:p>
          </table:table-cell>
          <table:table-cell table:style-name="Default" office:value-type="string" calcext:value-type="string">
            <text:p>AngryCats br2n Re:ply br2n arrival art br2n Sound Pocket br2n 蟲ふるう夜に br2n GrandStand</text:p>
          </table:table-cell>
          <table:table-cell office:value-type="string" calcext:value-type="string">
            <text:p>OPEN: 17:00 / START: 17:30 br2n ADV: 2000 / DOOR: 2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4</text:p>
          </table:table-cell>
          <table:table-cell table:style-name="ce34" table:formula="of:=IF([.C625]=[.C626];[.D625]+1;1)" office:value-type="float" office:value="1" calcext:value-type="float">
            <text:p/>
          </table:table-cell>
          <table:table-cell office:value-type="string" calcext:value-type="string">
            <text:p>ロップ〜ＲＯＣＫとＰＯＰでおもてなし〜</text:p>
          </table:table-cell>
          <table:table-cell table:style-name="Default" office:value-type="string" calcext:value-type="string">
            <text:p>Cure Rubbish br2n giovanna br2n The 東京シュガーキャッツ br2n SUNLITRAIN</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5</text:p>
          </table:table-cell>
          <table:table-cell table:style-name="ce34" table:formula="of:=IF([.C626]=[.C627];[.D626]+1;1)" office:value-type="float" office:value="1" calcext:value-type="float">
            <text:p/>
          </table:table-cell>
          <table:table-cell office:value-type="string" calcext:value-type="string">
            <text:p>My Hair is Bad「だまれ」リリースツアー</text:p>
          </table:table-cell>
          <table:table-cell table:style-name="Default" office:value-type="string" calcext:value-type="string">
            <text:p>My Hair is Bad br2n EDDY br2n 新世界リチウム br2n おい、そこの道あけろ</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6</text:p>
          </table:table-cell>
          <table:table-cell table:style-name="ce34" table:formula="of:=IF([.C627]=[.C628];[.D627]+1;1)" office:value-type="float" office:value="1" calcext:value-type="float">
            <text:p/>
          </table:table-cell>
          <table:table-cell office:value-type="string" calcext:value-type="string">
            <text:p>CoolRunnings presents 響心Ⅴ</text:p>
          </table:table-cell>
          <table:table-cell table:style-name="Default" office:value-type="string" calcext:value-type="string">
            <text:p>CoolRunningsジョゼ br2n PERFECTGIFTオトループ NEW!!</text:p>
          </table:table-cell>
          <table:table-cell office:value-type="string" calcext:value-type="string">
            <text:p>OPEN: 18:00 / START: 18:30 br2n ADV: 23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7</text:p>
          </table:table-cell>
          <table:table-cell table:style-name="ce34" table:formula="of:=IF([.C628]=[.C629];[.D628]+1;1)" office:value-type="float" office:value="1" calcext:value-type="float">
            <text:p/>
          </table:table-cell>
          <table:table-cell office:value-type="string" calcext:value-type="string">
            <text:p>MISTY 『Write you again』 Release Tour Final</text:p>
          </table:table-cell>
          <table:table-cell table:style-name="Default" office:value-type="string" calcext:value-type="string">
            <text:p>MISTY br2n OVERACTION br2n POT</text:p>
          </table:table-cell>
          <table:table-cell office:value-type="string" calcext:value-type="string">
            <text:p>OPEN: 18:30 / START: 19:00 br2n ADV: 23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8</text:p>
          </table:table-cell>
          <table:table-cell table:style-name="ce34" table:formula="of:=IF([.C629]=[.C630];[.D629]+1;1)" office:value-type="float" office:value="1" calcext:value-type="float">
            <text:p/>
          </table:table-cell>
          <table:table-cell office:value-type="string" calcext:value-type="string">
            <text:p>ユニット結成記念コンサートツアー東京公演「因陀羅 流儀 -indra style-」</text:p>
          </table:table-cell>
          <table:table-cell table:style-name="Default" office:value-type="string" calcext:value-type="string">
            <text:p>石塚由有 太鼓プロジェクト「indra-因陀羅-」 br2n （石塚由有／奈々星／大川真史／本山游平／鳥山亜蘭／今井槙祐）</text:p>
          </table:table-cell>
          <table:table-cell office:value-type="string" calcext:value-type="string">
            <text:p>OPEN: 12:00 / START: 12:30 br2n ADV: 4000 / DOOR: 4500 (ドリンク代込)</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8</text:p>
          </table:table-cell>
          <table:table-cell table:style-name="ce34" table:formula="of:=IF([.C630]=[.C631];[.D630]+1;1)" office:value-type="float" office:value="2" calcext:value-type="float">
            <text:p/>
          </table:table-cell>
          <table:table-cell office:value-type="string" calcext:value-type="string">
            <text:p>Color of Music 2014 vol.1</text:p>
          </table:table-cell>
          <table:table-cell table:style-name="Default" office:value-type="string" calcext:value-type="string">
            <text:p>YU-KEN br2n Lupin br2n Girl’sTalk br2n 星本エリー br2n GOW br2n 吉田博永島美織</text:p>
          </table:table-cell>
          <table:table-cell office:value-type="string" calcext:value-type="string">
            <text:p>OPEN: 18:00 / START: 19:00 br2n ADV: 3500 / DOOR: 4000 (１ドリンク付)</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9</text:p>
          </table:table-cell>
          <table:table-cell table:style-name="ce34" table:formula="of:=IF([.C631]=[.C632];[.D631]+1;1)" office:value-type="float" office:value="1" calcext:value-type="float">
            <text:p/>
          </table:table-cell>
          <table:table-cell office:value-type="string" calcext:value-type="string">
            <text:p>双子伝説vol.59 1部</text:p>
          </table:table-cell>
          <table:table-cell table:style-name="Default" office:value-type="string" calcext:value-type="string">
            <text:p>ON/OFF</text:p>
          </table:table-cell>
          <table:table-cell office:value-type="string" calcext:value-type="string">
            <text:p>OPEN: 11:30 / START: 12:00 br2n ADV: 4000 / DOOR: 4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9</text:p>
          </table:table-cell>
          <table:table-cell table:style-name="ce34" table:formula="of:=IF([.C632]=[.C633];[.D632]+1;1)" office:value-type="float" office:value="2" calcext:value-type="float">
            <text:p/>
          </table:table-cell>
          <table:table-cell office:value-type="string" calcext:value-type="string">
            <text:p>双子伝説vol.59 2部</text:p>
          </table:table-cell>
          <table:table-cell table:style-name="Default" office:value-type="string" calcext:value-type="string">
            <text:p>ON/OFF</text:p>
          </table:table-cell>
          <table:table-cell office:value-type="string" calcext:value-type="string">
            <text:p>OPEN: 14:00 / START: 14:30 br2n ADV: 4000 / DOOR: 4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9</text:p>
          </table:table-cell>
          <table:table-cell table:style-name="ce34" table:formula="of:=IF([.C633]=[.C634];[.D633]+1;1)" office:value-type="float" office:value="3" calcext:value-type="float">
            <text:p/>
          </table:table-cell>
          <table:table-cell office:value-type="string" calcext:value-type="string">
            <text:p>FUN FAN FUN</text:p>
          </table:table-cell>
          <table:table-cell table:style-name="Default" office:value-type="string" calcext:value-type="string">
            <text:p>ON/OFF</text:p>
          </table:table-cell>
          <table:table-cell office:value-type="string" calcext:value-type="string">
            <text:p>OPEN: 18:00 / START: 18:30 br2n ADV: 1500 / DOOR: 2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1</text:p>
          </table:table-cell>
          <table:table-cell table:style-name="ce34" table:formula="of:=IF([.C634]=[.C635];[.D634]+1;1)" office:value-type="float" office:value="1" calcext:value-type="float">
            <text:p/>
          </table:table-cell>
          <table:table-cell office:value-type="string" calcext:value-type="string">
            <text:p>夢見月</text:p>
          </table:table-cell>
          <table:table-cell table:style-name="Default" office:value-type="string" calcext:value-type="string">
            <text:p>GLAMSLUM br2n GOLDEN AGE br2n PINCH COX br2n ポタリ←↑ZigZag→↓Sugarless Infant</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2</text:p>
          </table:table-cell>
          <table:table-cell table:style-name="ce34" table:formula="of:=IF([.C635]=[.C636];[.D635]+1;1)" office:value-type="float" office:value="1" calcext:value-type="float">
            <text:p/>
          </table:table-cell>
          <table:table-cell office:value-type="string" calcext:value-type="string">
            <text:p>Beyond all imagination</text:p>
          </table:table-cell>
          <table:table-cell table:style-name="Default" office:value-type="string" calcext:value-type="string">
            <text:p>fourest br2n Half time Old br2n Hopkince br2n The Most&amp;Co br2n ストレルカ br2n フェチ</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3</text:p>
          </table:table-cell>
          <table:table-cell table:style-name="ce34" table:formula="of:=IF([.C636]=[.C637];[.D636]+1;1)" office:value-type="float" office:value="1" calcext:value-type="float">
            <text:p/>
          </table:table-cell>
          <table:table-cell office:value-type="string" calcext:value-type="string">
            <text:p>FiLMA Presents 「十人十音vol.3」br2n-1st single 「きみのとなりで」レコ発-</text:p>
          </table:table-cell>
          <table:table-cell table:style-name="Default" office:value-type="string" calcext:value-type="string">
            <text:p>FiLMA br2n CHERRY NADE169 br2n BARICANG br2n Ivy to Fraudulent Game br2n toitoitoi br2n Jessika</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4</text:p>
          </table:table-cell>
          <table:table-cell table:style-name="ce34" table:formula="of:=IF([.C637]=[.C638];[.D637]+1;1)" office:value-type="float" office:value="1" calcext:value-type="float">
            <text:p/>
          </table:table-cell>
          <table:table-cell office:value-type="string" calcext:value-type="string">
            <text:p>［Chapter #3］-ナイトウォーキング with tokyo-</text:p>
          </table:table-cell>
          <table:table-cell table:style-name="Default" office:value-type="string" calcext:value-type="string">
            <text:p>シナリオアートエソラ NEW!!DIRTY OLD MEN NEW!!</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5</text:p>
          </table:table-cell>
          <table:table-cell table:style-name="ce34" table:formula="of:=IF([.C638]=[.C639];[.D638]+1;1)" office:value-type="float" office:value="1" calcext:value-type="float">
            <text:p/>
          </table:table-cell>
          <table:table-cell office:value-type="string" calcext:value-type="string">
            <text:p>HOTSQUALL　15th ANNIVERSARYONION ROCK FESTIVAL 2014</text:p>
          </table:table-cell>
          <table:table-cell table:style-name="Default" office:value-type="string" calcext:value-type="string">
            <text:p>【第三弾出演アーティスト】 br2n FOUR GET ME A NOTS NEW!! br2n GOOD4NOTHING NEW!! br2n Northern19 NEW!! br2n …and more【第二弾出演アーティスト】 br2n locofrank br2n UNLIMITS br2n SABOTEN 【第一弾出演アーティスト】br2n HOTSQUALLbr2n Baby smokerbr2n BOMB FACTORYbr2n DOACOCKbr2n Jr.MONSTERbr2n OVER ARM THROWbr2n SECRET 7 LINEbr2n SHANK</text:p>
          </table:table-cell>
          <table:table-cell office:value-type="string" calcext:value-type="string">
            <text:p>OPEN: 11:30 / START: 12:30 br2n ADV: 4000 / DOOR: 4500 (ドリンク別) br2n ※当日券は11:30～販売致します。br2n 枚数に限りがございます。予めご了承ください。</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6</text:p>
          </table:table-cell>
          <table:table-cell table:style-name="ce34" table:formula="of:=IF([.C639]=[.C640];[.D639]+1;1)" office:value-type="float" office:value="1" calcext:value-type="float">
            <text:p/>
          </table:table-cell>
          <table:table-cell office:value-type="string" calcext:value-type="string">
            <text:p>CoverGirls7th公演「僕たちの卒業」～横山・石田・星野生誕祭！～</text:p>
          </table:table-cell>
          <table:table-cell table:style-name="Default" office:value-type="string" calcext:value-type="string">
            <text:p>CoverGirls br2n CoverGirls SiSTERS</text:p>
          </table:table-cell>
          <table:table-cell office:value-type="string" calcext:value-type="string">
            <text:p>OPEN: 11:00 / START: 11:20 br2n ADV: 1000 / DOOR: 1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6</text:p>
          </table:table-cell>
          <table:table-cell table:style-name="ce34" table:formula="of:=IF([.C640]=[.C641];[.D640]+1;1)" office:value-type="float" office:value="2" calcext:value-type="float">
            <text:p/>
          </table:table-cell>
          <table:table-cell office:value-type="string" calcext:value-type="string">
            <text:p>秀吉 presents 「むだいの音楽会 2014 東京編」</text:p>
          </table:table-cell>
          <table:table-cell table:style-name="Default" office:value-type="string" calcext:value-type="string">
            <text:p>秀吉ピロカルピンMOP of HEAD</text:p>
          </table:table-cell>
          <table:table-cell office:value-type="string" calcext:value-type="string">
            <text:p>OPEN: 18:00 / START: 18:3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7</text:p>
          </table:table-cell>
          <table:table-cell table:style-name="ce34" table:formula="of:=IF([.C641]=[.C642];[.D641]+1;1)" office:value-type="float" office:value="1" calcext:value-type="float">
            <text:p/>
          </table:table-cell>
          <table:table-cell office:value-type="string" calcext:value-type="string">
            <text:p>Eye of the storm</text:p>
          </table:table-cell>
          <table:table-cell table:style-name="Default" office:value-type="string" calcext:value-type="string">
            <text:p>bradshaw br2n Bob is Sick br2n アカノブルー br2n IRIKO br2n 鳴ル銅鑼 br2n →SCHOOL← br2n TheYouKnowMay</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8</text:p>
          </table:table-cell>
          <table:table-cell table:style-name="ce34" table:formula="of:=IF([.C642]=[.C643];[.D642]+1;1)" office:value-type="float" office:value="1" calcext:value-type="float">
            <text:p/>
          </table:table-cell>
          <table:table-cell office:value-type="string" calcext:value-type="string">
            <text:p>階段を登ったその先へ</text:p>
          </table:table-cell>
          <table:table-cell table:style-name="Default" office:value-type="string" calcext:value-type="string">
            <text:p>ing br2n liflame br2n phonon br2n クロックムッシュ br2n オトレンサ</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9</text:p>
          </table:table-cell>
          <table:table-cell table:style-name="ce34" table:formula="of:=IF([.C643]=[.C644];[.D643]+1;1)" office:value-type="float" office:value="1" calcext:value-type="float">
            <text:p/>
          </table:table-cell>
          <table:table-cell office:value-type="string" calcext:value-type="string">
            <text:p>O-Crest×soulkids presents 僕らの水曜戦争 vol.1</text:p>
          </table:table-cell>
          <table:table-cell table:style-name="Default" office:value-type="string" calcext:value-type="string">
            <text:p>soulkids br2n GEMINI br2n Moccobond br2n ケトル br2n MAYUMI YAMAZAKI br2n Menoz</text:p>
          </table:table-cell>
          <table:table-cell office:value-type="string" calcext:value-type="string">
            <text:p>OPEN: 18:00 / START: 18:30 br2n ADV: 23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0</text:p>
          </table:table-cell>
          <table:table-cell table:style-name="ce34" table:formula="of:=IF([.C644]=[.C645];[.D644]+1;1)" office:value-type="float" office:value="1" calcext:value-type="float">
            <text:p/>
          </table:table-cell>
          <table:table-cell office:value-type="string" calcext:value-type="string">
            <text:p>ECHO PEACE☆MUSIC vol.13</text:p>
          </table:table-cell>
          <table:table-cell table:style-name="Default" office:value-type="string" calcext:value-type="string">
            <text:p>ナショヲナルナナツボシ br2n PALBO br2n 青江好祐 br2n マツモトコージ</text:p>
          </table:table-cell>
          <table:table-cell office:value-type="string" calcext:value-type="string">
            <text:p>OPEN: 18:00 / START: 18:30 br2n ADV: 23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1</text:p>
          </table:table-cell>
          <table:table-cell table:style-name="ce34" table:formula="of:=IF([.C645]=[.C646];[.D645]+1;1)" office:value-type="float" office:value="1" calcext:value-type="float">
            <text:p/>
          </table:table-cell>
          <table:table-cell office:value-type="string" calcext:value-type="string">
            <text:p>アオイハルpresents 俺フェスbr2n〜真春のジャンボリー〜</text:p>
          </table:table-cell>
          <table:table-cell table:style-name="Default" office:value-type="string" calcext:value-type="string">
            <text:p>アオイハル br2n ghostnote br2n CHERRY NADE169 br2n QLTONE br2n ab initio br2n 泣いてばっかのヒルギ br2n ポラロイズひとりぼっち秀吉BANDピーマン事件ユーノ br2n BrownCrowJessikaコンビニマンションテクニカラー br2n ircle NEW!! br2n DJ:さとうしゅうさく(泣いてばっかのヒルギ)</text:p>
          </table:table-cell>
          <table:table-cell office:value-type="string" calcext:value-type="string">
            <text:p>OPEN: 12:00 / START: 12:30 br2n ADV: 28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2</text:p>
          </table:table-cell>
          <table:table-cell table:style-name="ce34" table:formula="of:=IF([.C646]=[.C647];[.D646]+1;1)" office:value-type="float" office:value="1" calcext:value-type="float">
            <text:p/>
          </table:table-cell>
          <table:table-cell office:value-type="string" calcext:value-type="string">
            <text:p>ワンコインBOMBER!!</text:p>
          </table:table-cell>
          <table:table-cell table:style-name="Default" office:value-type="string" calcext:value-type="string">
            <text:p>GAL DOLL br2n 伊藤桃 br2n シブヤDOMINION</text:p>
          </table:table-cell>
          <table:table-cell office:value-type="string" calcext:value-type="string">
            <text:p>OPEN: 10:15 / START: 10:30 br2n ADV: 500 / DOOR: –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2</text:p>
          </table:table-cell>
          <table:table-cell table:style-name="ce34" table:formula="of:=IF([.C647]=[.C648];[.D647]+1;1)" office:value-type="float" office:value="2" calcext:value-type="float">
            <text:p/>
          </table:table-cell>
          <table:table-cell office:value-type="string" calcext:value-type="string">
            <text:p>「SOLO×SOLO×SOLO vol.3」</text:p>
          </table:table-cell>
          <table:table-cell table:style-name="Default" office:value-type="string" calcext:value-type="string">
            <text:p>小桃音まい br2n 大谷雅恵（ex：メロン記念日） br2n 森カノン（アリス十番） br2n SAWA br2n なあ坊豆腐＠那奈 br2n 滝口成美 br2n 森本亜美 br2n 伊藤桃 br2n 早乃香織 br2n Rizumu br2n 福島ゆか（楽遊アイドル編集部FINDS)光上せあら咲岡里奈小田切瑠依(シブヤDOMINION)</text:p>
          </table:table-cell>
          <table:table-cell office:value-type="string" calcext:value-type="string">
            <text:p>OPEN: 13:15 / START: 13:30 br2n ADV: 3000 / DOOR: 3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2</text:p>
          </table:table-cell>
          <table:table-cell table:style-name="ce34" table:formula="of:=IF([.C648]=[.C649];[.D648]+1;1)" office:value-type="float" office:value="3" calcext:value-type="float">
            <text:p/>
          </table:table-cell>
          <table:table-cell office:value-type="string" calcext:value-type="string">
            <text:p>ファンタスティック</text:p>
          </table:table-cell>
          <table:table-cell table:style-name="Default" office:value-type="string" calcext:value-type="string">
            <text:p>GAL DOLL br2n シブヤDOMINION br2n 渋谷P.R br2n 早乃香織</text:p>
          </table:table-cell>
          <table:table-cell office:value-type="string" calcext:value-type="string">
            <text:p>OPEN: 19:45 / START: 20:00 br2n ADV: 3500 / DOOR: 3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3</text:p>
          </table:table-cell>
          <table:table-cell table:style-name="ce34" table:formula="of:=IF([.C649]=[.C650];[.D649]+1;1)" office:value-type="float" office:value="1" calcext:value-type="float">
            <text:p/>
          </table:table-cell>
          <table:table-cell office:value-type="string" calcext:value-type="string">
            <text:p>「恋愛青春戦隊オトレンジャー」 〜ツアー最終回　ワンマンライブ〜</text:p>
          </table:table-cell>
          <table:table-cell table:style-name="Default" office:value-type="string" calcext:value-type="string">
            <text:p>オトループ</text:p>
          </table:table-cell>
          <table:table-cell office:value-type="string" calcext:value-type="string">
            <text:p>OPEN: 18:00 / START: 18:3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4</text:p>
          </table:table-cell>
          <table:table-cell table:style-name="ce34" table:formula="of:=IF([.C650]=[.C651];[.D650]+1;1)" office:value-type="float" office:value="1" calcext:value-type="float">
            <text:p/>
          </table:table-cell>
          <table:table-cell office:value-type="string" calcext:value-type="string">
            <text:p>7コードを鳴らして</text:p>
          </table:table-cell>
          <table:table-cell table:style-name="Default" office:value-type="string" calcext:value-type="string">
            <text:p>Albireo br2n Art relation br2n mana-musica br2n Redy Anne br2n SIMPLE LIFE br2n the Brush br2n PRIMAL CURVE</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5</text:p>
          </table:table-cell>
          <table:table-cell table:style-name="ce34" table:formula="of:=IF([.C651]=[.C652];[.D651]+1;1)" office:value-type="float" office:value="1" calcext:value-type="float">
            <text:p/>
          </table:table-cell>
          <table:table-cell office:value-type="string" calcext:value-type="string">
            <text:p>ロメロ × O-Crest共同企画LIVE「RMR Vol.1」</text:p>
          </table:table-cell>
          <table:table-cell table:style-name="Default" office:value-type="string" calcext:value-type="string">
            <text:p>ロメロ br2n らしさの逢りか br2n スロウボート br2n PUSH br2n butterfly inthe stomachInsane</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6</text:p>
          </table:table-cell>
          <table:table-cell table:style-name="ce34" table:formula="of:=IF([.C652]=[.C653];[.D652]+1;1)" office:value-type="float" office:value="1" calcext:value-type="float">
            <text:p/>
          </table:table-cell>
          <table:table-cell office:value-type="string" calcext:value-type="string">
            <text:p>イロニア Presents イロドリネイロ5 -彩り音色- 2nd album 『寄り添いあえても』 Release Tour 2014 FINAL</text:p>
          </table:table-cell>
          <table:table-cell table:style-name="Default" office:value-type="string" calcext:value-type="string">
            <text:p>イロニア br2n サクラメリーメン br2n ロマンチップス br2n full full full</text:p>
          </table:table-cell>
          <table:table-cell office:value-type="string" calcext:value-type="string">
            <text:p>OPEN: 18:00 / START: 18:30 br2n ADV: 23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7</text:p>
          </table:table-cell>
          <table:table-cell table:style-name="ce34" table:formula="of:=IF([.C653]=[.C654];[.D653]+1;1)" office:value-type="float" office:value="1" calcext:value-type="float">
            <text:p/>
          </table:table-cell>
          <table:table-cell office:value-type="string" calcext:value-type="string">
            <text:p>WeZ 初東京ワンマンライブ 『ZEROの0乗』</text:p>
          </table:table-cell>
          <table:table-cell table:style-name="Default" office:value-type="string" calcext:value-type="string">
            <text:p>WeZ</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8</text:p>
          </table:table-cell>
          <table:table-cell table:style-name="ce34" table:formula="of:=IF([.C654]=[.C655];[.D654]+1;1)" office:value-type="float" office:value="1" calcext:value-type="float">
            <text:p/>
          </table:table-cell>
          <table:table-cell office:value-type="string" calcext:value-type="string">
            <text:p>Earls Court 3rd mini album 「イカロスが見ていた景色」ツアーファイナル br2nEarls Court vs nano sound museum</text:p>
          </table:table-cell>
          <table:table-cell table:style-name="Default" office:value-type="string" calcext:value-type="string">
            <text:p>Earls Court br2n nano sound museum</text:p>
          </table:table-cell>
          <table:table-cell office:value-type="string" calcext:value-type="string">
            <text:p>OPEN: 18:30 / START: 19:00 br2n ADV: 25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9</text:p>
          </table:table-cell>
          <table:table-cell table:style-name="ce34" table:formula="of:=IF([.C655]=[.C656];[.D655]+1;1)" office:value-type="float" office:value="1" calcext:value-type="float">
            <text:p/>
          </table:table-cell>
          <table:table-cell office:value-type="string" calcext:value-type="string">
            <text:p>ウラニーノレコ発アンコールツアーbr2n〜もうちょっと響け！！ぼくらのブランクミュージック〜 ファイナルワンマン</text:p>
          </table:table-cell>
          <table:table-cell table:style-name="Default" office:value-type="string" calcext:value-type="string">
            <text:p>ウラニーノ</text:p>
          </table:table-cell>
          <table:table-cell office:value-type="string" calcext:value-type="string">
            <text:p>OPEN: 18:00 / START: 18:3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30</text:p>
          </table:table-cell>
          <table:table-cell table:style-name="ce34" table:formula="of:=IF([.C656]=[.C657];[.D656]+1;1)" office:value-type="float" office:value="1" calcext:value-type="float">
            <text:p/>
          </table:table-cell>
          <table:table-cell office:value-type="string" calcext:value-type="string">
            <text:p>amu LIVE2014 始動</text:p>
          </table:table-cell>
          <table:table-cell table:style-name="Default" office:value-type="string" calcext:value-type="string">
            <text:p>amu</text:p>
          </table:table-cell>
          <table:table-cell office:value-type="string" calcext:value-type="string">
            <text:p>OPEN: 17:30 / START: 18:00 br2n ADV: 2500 / DOOR: 未定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31</text:p>
          </table:table-cell>
          <table:table-cell table:style-name="ce34" table:formula="of:=IF([.C657]=[.C658];[.D657]+1;1)" office:value-type="float" office:value="1" calcext:value-type="float">
            <text:p/>
          </table:table-cell>
          <table:table-cell office:value-type="string" calcext:value-type="string">
            <text:p>Ending is beginning</text:p>
          </table:table-cell>
          <table:table-cell table:style-name="Default" office:value-type="string" calcext:value-type="string">
            <text:p>COATREAL br2n early in the morning br2n EARNIE FROGs br2n FREE SQUARE br2n polly br2n ℃フーズ br2n うぃっち</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1</text:p>
          </table:table-cell>
          <table:table-cell table:style-name="ce34" table:formula="of:=IF([.C658]=[.C659];[.D658]+1;1)" office:value-type="float" office:value="1" calcext:value-type="float">
            <text:p/>
          </table:table-cell>
          <table:table-cell office:value-type="string" calcext:value-type="string">
            <text:p>[第五回小人独演会～TOKYO POP channel Special～]</text:p>
          </table:table-cell>
          <table:table-cell table:style-name="Default" office:value-type="string" calcext:value-type="string">
            <text:p>コロボックルズ</text:p>
          </table:table-cell>
          <table:table-cell office:value-type="string" calcext:value-type="string">
            <text:p>OPEN: 18:45 / START: 19:30 br2n ADV: 2300 / DOOR: 28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2</text:p>
          </table:table-cell>
          <table:table-cell table:style-name="ce34" table:formula="of:=IF([.C659]=[.C660];[.D659]+1;1)" office:value-type="float" office:value="1" calcext:value-type="float">
            <text:p/>
          </table:table-cell>
          <table:table-cell office:value-type="string" calcext:value-type="string">
            <text:p>SinGerbera６周年祭り</text:p>
          </table:table-cell>
          <table:table-cell table:style-name="Default" office:value-type="string" calcext:value-type="string">
            <text:p>SinGerbera br2n 嘉陽愛子 br2n i nou vory br2n THERE SHE GOES</text:p>
          </table:table-cell>
          <table:table-cell office:value-type="string" calcext:value-type="string">
            <text:p>OPEN: 17:30 / START: 18:00 br2n ADV: 2300 / DOOR: 28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3</text:p>
          </table:table-cell>
          <table:table-cell table:style-name="ce34" table:formula="of:=IF([.C660]=[.C661];[.D660]+1;1)" office:value-type="float" office:value="1" calcext:value-type="float">
            <text:p/>
          </table:table-cell>
          <table:table-cell office:value-type="string" calcext:value-type="string">
            <text:p>道玄坂叙情詩 第73章</text:p>
          </table:table-cell>
          <table:table-cell table:style-name="Default" office:value-type="string" calcext:value-type="string">
            <text:p>ヒサシブルース br2n 数馬 br2n ANA-TA br2n カワミツサヤカ</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4</text:p>
          </table:table-cell>
          <table:table-cell table:style-name="ce34" table:formula="of:=IF([.C661]=[.C662];[.D661]+1;1)" office:value-type="float" office:value="1" calcext:value-type="float">
            <text:p/>
          </table:table-cell>
          <table:table-cell office:value-type="string" calcext:value-type="string">
            <text:p>INTO THE BURROW Vol.12</text:p>
          </table:table-cell>
          <table:table-cell table:style-name="Default" office:value-type="string" calcext:value-type="string">
            <text:p>don’t let me down br2n ヒトミリリィscratch br2n PUNKless7th.NutsMile</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5</text:p>
          </table:table-cell>
          <table:table-cell table:style-name="ce34" table:formula="of:=IF([.C662]=[.C663];[.D662]+1;1)" office:value-type="float" office:value="1" calcext:value-type="float">
            <text:p/>
          </table:table-cell>
          <table:table-cell office:value-type="string" calcext:value-type="string">
            <text:p>INTO THE BURROW Vol.13</text:p>
          </table:table-cell>
          <table:table-cell table:style-name="Default" office:value-type="string" calcext:value-type="string">
            <text:p>マイクロニクル br2n Twilight NEO br2n KITE br2n PYGMY br2n まんぼー(from CHURU-CHUW)</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6</text:p>
          </table:table-cell>
          <table:table-cell table:style-name="ce34" table:formula="of:=IF([.C663]=[.C664];[.D663]+1;1)" office:value-type="float" office:value="1" calcext:value-type="float">
            <text:p/>
          </table:table-cell>
          <table:table-cell office:value-type="string" calcext:value-type="string">
            <text:p>INTO THE BURROW Vol.14</text:p>
          </table:table-cell>
          <table:table-cell table:style-name="Default" office:value-type="string" calcext:value-type="string">
            <text:p>S.H.EシンクロニシティオトレンサWhite Notevono vomno br2n 侘寂LILY HEADS REUNION【ELIZABETH.EIGHT出演キャンセルのお知らせ】br2n Vo.ミワユータの体調不良及び入院措置により出演ができなくなりました。br2n ご迷惑をおかけ致しますがご了承下さい。br2n ELIZABETH.EIGHT公式HPhttp://beth8.net/top.php</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7</text:p>
          </table:table-cell>
          <table:table-cell table:style-name="ce34" table:formula="of:=IF([.C664]=[.C665];[.D664]+1;1)" office:value-type="float" office:value="1" calcext:value-type="float">
            <text:p/>
          </table:table-cell>
          <table:table-cell office:value-type="string" calcext:value-type="string">
            <text:p>onelifecrew presents 『マボロシナイト -TOKYO-』</text:p>
          </table:table-cell>
          <table:table-cell table:style-name="Default" office:value-type="string" calcext:value-type="string">
            <text:p>onelifecrew br2n 森翼 br2n 平安寺ゆうすけ br2n porehead</text:p>
          </table:table-cell>
          <table:table-cell office:value-type="string" calcext:value-type="string">
            <text:p>OPEN: 18:00 / START: 18:30 br2n ADV: 2500 / DOOR: 30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8</text:p>
          </table:table-cell>
          <table:table-cell table:style-name="ce34" table:formula="of:=IF([.C665]=[.C666];[.D665]+1;1)" office:value-type="float" office:value="1" calcext:value-type="float">
            <text:p/>
          </table:table-cell>
          <table:table-cell office:value-type="string" calcext:value-type="string">
            <text:p>スキップカウズ結成25周年 遠藤肇生誕祭 〜えんどうざんまい〜</text:p>
          </table:table-cell>
          <table:table-cell table:style-name="Default" office:value-type="string" calcext:value-type="string">
            <text:p>スキップカウズゲスト：大森洋平/姫乃たま</text:p>
          </table:table-cell>
          <table:table-cell office:value-type="string" calcext:value-type="string">
            <text:p>OPEN: 17:00 / START: 17:3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9</text:p>
          </table:table-cell>
          <table:table-cell table:style-name="ce34" table:formula="of:=IF([.C666]=[.C667];[.D666]+1;1)" office:value-type="float" office:value="1" calcext:value-type="float">
            <text:p/>
          </table:table-cell>
          <table:table-cell office:value-type="string" calcext:value-type="string">
            <text:p>「地獄ラウンジ」</text:p>
          </table:table-cell>
          <table:table-cell table:style-name="Default" office:value-type="string" calcext:value-type="string">
            <text:p>HHR THRILL LOUNGE br2n 地獄の季節</text:p>
          </table:table-cell>
          <table:table-cell office:value-type="string" calcext:value-type="string">
            <text:p>OPEN: 17:30 / START: 18:00 br2n ADV: 2500 / DOOR: 30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0</text:p>
          </table:table-cell>
          <table:table-cell table:style-name="ce34" table:formula="of:=IF([.C667]=[.C668];[.D667]+1;1)" office:value-type="float" office:value="1" calcext:value-type="float">
            <text:p/>
          </table:table-cell>
          <table:table-cell office:value-type="string" calcext:value-type="string">
            <text:p>【渋谷Angel Sweet Vol.2】</text:p>
          </table:table-cell>
          <table:table-cell table:style-name="Default" office:value-type="string" calcext:value-type="string">
            <text:p>まかべまお br2n 福永幸海 br2n 亀山遙椎野愛花雨宮留菜 br2n 春日理緒 br2n すずきまひる br2n いちご br2n かなでももこ橘珠里 br2n ひさにゃん br2n 雪森ありか br2n 天河ゆう br2n 辻あいり石川優菜</text:p>
          </table:table-cell>
          <table:table-cell office:value-type="string" calcext:value-type="string">
            <text:p>OPEN: 17:45 / START: 18:0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2</text:p>
          </table:table-cell>
          <table:table-cell table:style-name="ce34" table:formula="of:=IF([.C668]=[.C669];[.D668]+1;1)" office:value-type="float" office:value="1" calcext:value-type="float">
            <text:p/>
          </table:table-cell>
          <table:table-cell office:value-type="string" calcext:value-type="string">
            <text:p>道玄坂叙情詩 第73章</text:p>
          </table:table-cell>
          <table:table-cell table:style-name="Default" office:value-type="string" calcext:value-type="string">
            <text:p>koume br2n 楠橋かおり文月メイ br2n 大和姫呂未</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3</text:p>
          </table:table-cell>
          <table:table-cell table:style-name="ce34" table:formula="of:=IF([.C669]=[.C670];[.D669]+1;1)" office:value-type="float" office:value="1" calcext:value-type="float">
            <text:p/>
          </table:table-cell>
          <table:table-cell office:value-type="string" calcext:value-type="string">
            <text:p>INTO THE BURROW Vol.15</text:p>
          </table:table-cell>
          <table:table-cell table:style-name="Default" office:value-type="string" calcext:value-type="string">
            <text:p>momo br2n ウルトラタワー br2n Hip Bean Sprout br2n 他</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4</text:p>
          </table:table-cell>
          <table:table-cell table:style-name="ce34" table:formula="of:=IF([.C670]=[.C671];[.D670]+1;1)" office:value-type="float" office:value="1" calcext:value-type="float">
            <text:p/>
          </table:table-cell>
          <table:table-cell office:value-type="string" calcext:value-type="string">
            <text:p>CROSSROADS presents”アイドルカラオケ大作戦”</text:p>
          </table:table-cell>
          <table:table-cell table:style-name="Default" office:value-type="string" calcext:value-type="string">
            <text:p>つばさFlyのミニライブ＆カラオケ大会！！！飛び入りゲストあり！マネージャー凌くんも歌うかも？？？</text:p>
          </table:table-cell>
          <table:table-cell office:value-type="string" calcext:value-type="string">
            <text:p>OPEN: 19:30 / START: 20:00 br2n (※18:30/19:00から変更になりました)ADV: 3000 / DOOR: 3000 (ドリンク別下記参照)</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5</text:p>
          </table:table-cell>
          <table:table-cell table:style-name="ce34" table:formula="of:=IF([.C671]=[.C672];[.D671]+1;1)" office:value-type="float" office:value="1" calcext:value-type="float">
            <text:p/>
          </table:table-cell>
          <table:table-cell office:value-type="string" calcext:value-type="string">
            <text:p>凛々〜LiLi〜 アフターパーティ</text:p>
          </table:table-cell>
          <table:table-cell table:style-name="Default" office:value-type="string" calcext:value-type="string">
            <text:p>ヒメノアキラ br2n 拝郷メイコ br2n しらいしりょうこ※当日券の販売はございません。</text:p>
          </table:table-cell>
          <table:table-cell office:value-type="string" calcext:value-type="string">
            <text:p>OPEN: 18:00 / START: 18:3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6</text:p>
          </table:table-cell>
          <table:table-cell table:style-name="ce34" table:formula="of:=IF([.C672]=[.C673];[.D672]+1;1)" office:value-type="float" office:value="1" calcext:value-type="float">
            <text:p/>
          </table:table-cell>
          <table:table-cell office:value-type="string" calcext:value-type="string">
            <text:p>THE STAGE</text:p>
          </table:table-cell>
          <table:table-cell table:style-name="Default" office:value-type="string" calcext:value-type="string">
            <text:p>受講者発表会</text:p>
          </table:table-cell>
          <table:table-cell office:value-type="string" calcext:value-type="string">
            <text:p>OPEN: 12:00 / START: 12:30 br2n ADV: 1000 / DOOR: 1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6</text:p>
          </table:table-cell>
          <table:table-cell table:style-name="ce34" table:formula="of:=IF([.C673]=[.C674];[.D673]+1;1)" office:value-type="float" office:value="2" calcext:value-type="float">
            <text:p/>
          </table:table-cell>
          <table:table-cell office:value-type="string" calcext:value-type="string">
            <text:p>THE STAGE</text:p>
          </table:table-cell>
          <table:table-cell table:style-name="Default" office:value-type="string" calcext:value-type="string">
            <text:p>小野正利 br2n 鎌田(薫水)和哉 br2n 市村知子 br2n 工藤慎太郎 br2n Y.O.K.O</text:p>
          </table:table-cell>
          <table:table-cell office:value-type="string" calcext:value-type="string">
            <text:p>昼夜通し券：￥3.000(ドリンク別)有りOPEN: 18:30 / START: 19:00 br2n ADV: 2500 / DOOR: 3000 (ドリンク別) br2n 昼夜通し券 ￥3.000(ドリンク別)有り</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7</text:p>
          </table:table-cell>
          <table:table-cell table:style-name="ce34" table:formula="of:=IF([.C674]=[.C675];[.D674]+1;1)" office:value-type="float" office:value="1" calcext:value-type="float">
            <text:p/>
          </table:table-cell>
          <table:table-cell office:value-type="string" calcext:value-type="string">
            <text:p>ハチ公Girl Vol.5</text:p>
          </table:table-cell>
          <table:table-cell table:style-name="Default" office:value-type="string" calcext:value-type="string">
            <text:p>花菜工藤えみ葵ミシェルCaramel</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8</text:p>
          </table:table-cell>
          <table:table-cell table:style-name="ce34" table:formula="of:=IF([.C675]=[.C676];[.D675]+1;1)" office:value-type="float" office:value="1" calcext:value-type="float">
            <text:p/>
          </table:table-cell>
          <table:table-cell office:value-type="string" calcext:value-type="string">
            <text:p>東横叙情詩 第2章</text:p>
          </table:table-cell>
          <table:table-cell table:style-name="Default" office:value-type="string" calcext:value-type="string">
            <text:p>山下雄平 br2n サガユウキ br2n 高高 br2n JUNNY(fromもりきこ)</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9</text:p>
          </table:table-cell>
          <table:table-cell table:style-name="ce34" table:formula="of:=IF([.C676]=[.C677];[.D676]+1;1)" office:value-type="float" office:value="1" calcext:value-type="float">
            <text:p/>
          </table:table-cell>
          <table:table-cell office:value-type="string" calcext:value-type="string">
            <text:p>穴蔵VOICE Vol.5</text:p>
          </table:table-cell>
          <table:table-cell table:style-name="Default" office:value-type="string" calcext:value-type="string">
            <text:p>Brand new classic br2n オオゼキタク br2n 木島裕 br2n 染谷泰英 br2n 中村僚(The Remember Me)</text:p>
          </table:table-cell>
          <table:table-cell office:value-type="string" calcext:value-type="string">
            <text:p>OPEN: 18:00 / START: 18:30 br2n ADV: 2500 / DOOR: 30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0</text:p>
          </table:table-cell>
          <table:table-cell table:style-name="ce34" table:formula="of:=IF([.C677]=[.C678];[.D677]+1;1)" office:value-type="float" office:value="1" calcext:value-type="float">
            <text:p/>
          </table:table-cell>
          <table:table-cell office:value-type="string" calcext:value-type="string">
            <text:p>INTO THE BURROW Vol.16</text:p>
          </table:table-cell>
          <table:table-cell table:style-name="Default" office:value-type="string" calcext:value-type="string">
            <text:p>BLANKS br2n タケル　※カオル　※出演キャンセル br2n LUCY STRIKE※『タケル』のライブはメンバーの体調不良により、br2n 予定されていたメンバーでの出演が出来なくなってしまいました。急遽、新たなサポートメンバーと共にステージに臨む事になりましたのでお知らせ致します。br2n 楽しみにして頂いた皆様には大変申し訳ありませんが、br2n 是非足を運んで頂ければと思います。br2n 宜しくお願い致します。ドラム / 北岡真琴(exR.M.D)トランペット / 渡辺隆雄(橋渡し、山田晃士&amp;流浪の朝謡)尚、メンバー変更に伴うチケットの払い戻しは致しません。予めご了承下さい。 ※「出演を予定しておりましたカオルは、br2n 体調不良の為出演キャンセルとなりました。ご迷惑をおかけ致しまして申しわけありません。」</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1</text:p>
          </table:table-cell>
          <table:table-cell table:style-name="ce34" table:formula="of:=IF([.C678]=[.C679];[.D678]+1;1)" office:value-type="float" office:value="1" calcext:value-type="float">
            <text:p/>
          </table:table-cell>
          <table:table-cell office:value-type="string" calcext:value-type="string">
            <text:p>片山遼 MONTHLY 2MAN LIVE 『Who’s next ⁈』 – 片山遼 × TRUNK -</text:p>
          </table:table-cell>
          <table:table-cell table:style-name="Default" office:value-type="string" calcext:value-type="string">
            <text:p>片山遼 br2n TRUNK</text:p>
          </table:table-cell>
          <table:table-cell office:value-type="string" calcext:value-type="string">
            <text:p>OPEN: 11:30 / START: 12:0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1</text:p>
          </table:table-cell>
          <table:table-cell table:style-name="ce34" table:formula="of:=IF([.C679]=[.C680];[.D679]+1;1)" office:value-type="float" office:value="2" calcext:value-type="float">
            <text:p/>
          </table:table-cell>
          <table:table-cell office:value-type="string" calcext:value-type="string">
            <text:p>K.ju 20th Anniversary Vol.2</text:p>
          </table:table-cell>
          <table:table-cell table:style-name="Default" office:value-type="string" calcext:value-type="string">
            <text:p>むらかみけいじゅ br2n 太田公一(P)/松尾弘良(Gu)阿久井喜一郎(Dr)/秋山瑞穂(Ba)</text:p>
          </table:table-cell>
          <table:table-cell office:value-type="string" calcext:value-type="string">
            <text:p>OPEN: 19:30 / START: 20:00 br2n ADV: 3000 / DOOR: 30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2</text:p>
          </table:table-cell>
          <table:table-cell table:style-name="ce34" table:formula="of:=IF([.C680]=[.C681];[.D680]+1;1)" office:value-type="float" office:value="1" calcext:value-type="float">
            <text:p/>
          </table:table-cell>
          <table:table-cell office:value-type="string" calcext:value-type="string">
            <text:p>「独唱2014〜my old lovers〜」</text:p>
          </table:table-cell>
          <table:table-cell table:style-name="Default" office:value-type="string" calcext:value-type="string">
            <text:p>篠原美也子※当日券の販売予定はございません</text:p>
          </table:table-cell>
          <table:table-cell office:value-type="string" calcext:value-type="string">
            <text:p>OPEN: 17:00 / START: 17:30 br2n ADV: 3500 / DOOR: –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3</text:p>
          </table:table-cell>
          <table:table-cell table:style-name="ce34" table:formula="of:=IF([.C681]=[.C682];[.D681]+1;1)" office:value-type="float" office:value="1" calcext:value-type="float">
            <text:p/>
          </table:table-cell>
          <table:table-cell office:value-type="string" calcext:value-type="string">
            <text:p>MOLICE New Album Release Party ” Rainbow Space “</text:p>
          </table:table-cell>
          <table:table-cell table:style-name="Default" office:value-type="string" calcext:value-type="string">
            <text:p>MOLICE br2n Electric Eel Shock br2n MINOR LEAGUE</text:p>
          </table:table-cell>
          <table:table-cell office:value-type="string" calcext:value-type="string">
            <text:p>OPEN: 17:30 / START: 18:00 br2n ADV: 2500 / DOOR: 30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4</text:p>
          </table:table-cell>
          <table:table-cell table:style-name="ce34" table:formula="of:=IF([.C682]=[.C683];[.D682]+1;1)" office:value-type="float" office:value="1" calcext:value-type="float">
            <text:p/>
          </table:table-cell>
          <table:table-cell office:value-type="string" calcext:value-type="string">
            <text:p>INTO THE BURROW Vol.17</text:p>
          </table:table-cell>
          <table:table-cell table:style-name="Default" office:value-type="string" calcext:value-type="string">
            <text:p>MI-RO-KUW.A.R.P. br2n KRUSH GROOVE br2n TEDANUFA</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5</text:p>
          </table:table-cell>
          <table:table-cell table:style-name="ce34" table:formula="of:=IF([.C683]=[.C684];[.D683]+1;1)" office:value-type="float" office:value="1" calcext:value-type="float">
            <text:p/>
          </table:table-cell>
          <table:table-cell office:value-type="string" calcext:value-type="string">
            <text:p>道玄坂叙情詩 第74章</text:p>
          </table:table-cell>
          <table:table-cell table:style-name="Default" office:value-type="string" calcext:value-type="string">
            <text:p>Lunakate br2n あきいちこ br2n 宮林愛美</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6</text:p>
          </table:table-cell>
          <table:table-cell table:style-name="ce34" table:formula="of:=IF([.C684]=[.C685];[.D684]+1;1)" office:value-type="float" office:value="1" calcext:value-type="float">
            <text:p/>
          </table:table-cell>
          <table:table-cell office:value-type="string" calcext:value-type="string">
            <text:p>DROPCAN  presents  FIRST  DROP</text:p>
          </table:table-cell>
          <table:table-cell table:style-name="Default" office:value-type="string" calcext:value-type="string">
            <text:p>【BAND】 br2n Kid’s  plate br2n ペリエ br2n Tabby  Loveloc br2n Tiny  Pine七彩☆GLITTER br2n 【弾き語り】 br2n ⻄谷卓/Takashi Yokoyama【出店】melte / FANFARE</text:p>
          </table:table-cell>
          <table:table-cell office:value-type="string" calcext:value-type="string">
            <text:p>OPEN: 17:30 / START: 18:00 br2n ADV: 2000 / DOOR: 未定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7</text:p>
          </table:table-cell>
          <table:table-cell table:style-name="ce34" table:formula="of:=IF([.C685]=[.C686];[.D685]+1;1)" office:value-type="float" office:value="1" calcext:value-type="float">
            <text:p/>
          </table:table-cell>
          <table:table-cell office:value-type="string" calcext:value-type="string">
            <text:p>まかべまお×MINNA DAISUKI RECORD presnts “GIRLS LIVE HEADER” vol.1</text:p>
          </table:table-cell>
          <table:table-cell table:style-name="Default" office:value-type="string" calcext:value-type="string">
            <text:p>まかべまお br2n 藤井勇綺(つばさFly) br2n 神谷彩乃(つばさFly) br2n 他</text:p>
          </table:table-cell>
          <table:table-cell office:value-type="string" calcext:value-type="string">
            <text:p>OPEN: 18:30 / START: 19:0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8</text:p>
          </table:table-cell>
          <table:table-cell table:style-name="ce34" table:formula="of:=IF([.C686]=[.C687];[.D686]+1;1)" office:value-type="float" office:value="1" calcext:value-type="float">
            <text:p/>
          </table:table-cell>
          <table:table-cell/>
          <table:table-cell table:style-name="Default" office:value-type="string" calcext:value-type="string">
            <text:p>Sinon br2n 永山尚太 br2n おがさわら あい br2n 暮部拓哉</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9</text:p>
          </table:table-cell>
          <table:table-cell table:style-name="ce34" table:formula="of:=IF([.C687]=[.C688];[.D687]+1;1)" office:value-type="float" office:value="1" calcext:value-type="float">
            <text:p/>
          </table:table-cell>
          <table:table-cell office:value-type="string" calcext:value-type="string">
            <text:p>つばさFly presents “START IN MY DREAM” vol.5</text:p>
          </table:table-cell>
          <table:table-cell table:style-name="Default" office:value-type="string" calcext:value-type="string">
            <text:p>つばさFly</text:p>
          </table:table-cell>
          <table:table-cell office:value-type="string" calcext:value-type="string">
            <text:p>OPEN: 18:00 / START: 18:3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30</text:p>
          </table:table-cell>
          <table:table-cell table:style-name="ce34" table:formula="of:=IF([.C688]=[.C689];[.D688]+1;1)" office:value-type="float" office:value="1" calcext:value-type="float">
            <text:p/>
          </table:table-cell>
          <table:table-cell office:value-type="string" calcext:value-type="string">
            <text:p>アイリスタート</text:p>
          </table:table-cell>
          <table:table-cell table:style-name="Default" office:value-type="string" calcext:value-type="string">
            <text:p>アイリス br2n HOLIC br2n 寺嶋由芙早乃香織 br2n and more</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31</text:p>
          </table:table-cell>
          <table:table-cell table:style-name="ce34" table:formula="of:=IF([.C689]=[.C690];[.D689]+1;1)" office:value-type="float" office:value="1" calcext:value-type="float">
            <text:p/>
          </table:table-cell>
          <table:table-cell office:value-type="string" calcext:value-type="string">
            <text:p>ヒップ☆アタック☆パニック!!　Vol.22</text:p>
          </table:table-cell>
          <table:table-cell table:style-name="Default" office:value-type="string" calcext:value-type="string">
            <text:p>CREA br2n NIHONGI br2n Love Jam Cats br2n Caramel</text:p>
          </table:table-cell>
          <table:table-cell office:value-type="string" calcext:value-type="string">
            <text:p>OPEN: 18:30 / START: 19:00 br2n ADV: 2500 / DOOR: 3000 (ドリンク別)</text:p>
          </table:table-cell>
          <table:table-cell table:number-columns-repeated="6"/>
        </table:table-row>
        <table:table-row table:style-name="ro2" table:number-rows-repeated="1047885">
          <table:table-cell table:number-columns-repeated="13"/>
        </table:table-row>
        <table:table-row table:style-name="ro2">
          <table:table-cell table:number-columns-repeated="13"/>
        </table:table-row>
      </table:table>
      <table:named-expressions>
        <table:named-expression table:name="a" table:base-cell-address="$MasterData作成.$A$1" table:expression="[.A1]データ!$a:$a"/>
        <table:named-expression table:name="てんぽ" table:base-cell-address="$MasterData作成.$A$1" table:expression="[.A1]データ!$d:$d"/>
        <table:named-expression table:name="アンロック" table:base-cell-address="$MasterData作成.$A$1" table:expression="[.A4]データ!$h:$h"/>
        <table:named-expression table:name="アンロック番号" table:base-cell-address="$MasterData作成.$A$1" table:expression="[.A4]データ!$g:$g"/>
        <table:named-expression table:name="クライアントID" table:base-cell-address="$MasterData作成.$A$1" table:expression="[.A4]データ!$p:$p"/>
        <table:named-expression table:name="クライアント名" table:base-cell-address="$MasterData作成.$A$1" table:expression="[.A4]データ!$q:$q"/>
        <table:named-expression table:name="クリアタイプ" table:base-cell-address="$MasterData作成.$A$1" table:expression="[.A4]データ!$j:$j"/>
        <table:named-expression table:name="クリアタイプ参照マスター" table:base-cell-address="$MasterData作成.$A$1" table:expression="[.A4]データ!$k:$k"/>
        <table:named-expression table:name="クリアタイプ番号" table:base-cell-address="$MasterData作成.$A$1" table:expression="[.A4]データ!$i:$i"/>
        <table:named-expression table:name="ベース" table:base-cell-address="$MasterData作成.$A$1" table:expression="[.A4]データ!$d:$d"/>
        <table:named-expression table:name="ベース番号" table:base-cell-address="$MasterData作成.$A$1" table:expression="[.A4]データ!$c:$c"/>
        <table:named-expression table:name="ワンショット" table:base-cell-address="$MasterData作成.$A$1" table:expression="[.A4]データ!$b:$b"/>
        <table:named-expression table:name="ワンショット番号" table:base-cell-address="$MasterData作成.$A$1" table:expression="[.A4]データ!$a:$a"/>
        <table:named-expression table:name="感情" table:base-cell-address="$MasterData作成.$A$1" table:expression="[.A4]データ!$f:$f"/>
        <table:named-expression table:name="感情番号" table:base-cell-address="$MasterData作成.$A$1" table:expression="[.A4]データ!$e:$e"/>
        <table:named-expression table:name="ｊｐｊｐそｊｄＪＡｄ" table:base-cell-address="$MasterData作成.$A$1" table:expression="[.A2]データ!$j:$j"/>
        <table:named-expression table:name="ｋ" table:base-cell-address="$MasterData作成.$A$1" table:expression="[.A3]データ!$i:$i"/>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style:style style:name="標準_20_3" style:display-name="標準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draw:gradient draw:name="Gradient_20_2" draw:display-name="Gradient 2" draw:style="axial" draw:start-color="#2e5f99" draw:end-color="#397bca" draw:start-intensity="100%" draw:end-intensity="100%" draw:angle="1800" draw:border="0%"/>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0">0000/00/00</text:date>, <text:time style:data-style-name="N2" text:time-value="23:15:18.459672000">00:00:00</text:time></text:p>
        </style:region-right>
      </style:header>
      <style:header-left style:display="false"/>
      <style:footer>
        <text:p>ページ <text:page-number>1</text:page-number> / <text:page-count>99</text:page-count></text:p>
      </style:footer>
      <style:footer-left style:display="false"/>
    </style:master-page>
    <style:master-page style:name="PageStyle_5f_MasterData作成" style:display-name="PageStyle_MasterData作成" style:page-layout-name="Mpm3">
      <style:header style:display="false"/>
      <style:header-left style:display="false"/>
      <style:footer style:display="false"/>
      <style:footer-left style:display="false"/>
    </style:master-page>
    <style:master-page style:name="PageStyle_5f_LineMessageMaster" style:display-name="PageStyle_LineMessageMas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iyuki Kurosawa</meta:initial-creator>
    <meta:creation-date>2012-01-27T05:26:19</meta:creation-date>
    <dc:date>2014-03-20T00:38:57.171105000</dc:date>
    <meta:generator>LibreOffice/4.2.1.1$MacOSX_X86_64 LibreOffice_project/d7dbbd7842e6a58b0f521599204e827654e1fb8b</meta:generator>
    <meta:editing-duration>PT15H6M40S</meta:editing-duration>
    <meta:editing-cycles>126</meta:editing-cycles>
    <meta:document-statistic meta:table-count="4" meta:cell-count="4325" meta:object-count="1"/>
    <meta:user-defined meta:name=""/>
    <meta:user-defined meta:name="AppVersion">14.0300</meta:user-defined>
    <meta:user-defined meta:name="Company">NHN Jap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Private Enum ENUM_MAST_TYPE
    MAST_LIVE_INFO = 1
    MAST_LIVEHOUSE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cell As Integer, ByRef fileNo As Integer)
    Put #fileNo, , cell
End Sub

Sub PutInt32(cell As Long, fileNo As Integer)
    Put #fileNo, ,cell
End Sub

Sub PutString16(cellString As String, fileNo As Integer)
	cellString = Replace(cellString, "br2n", vbCrLf)
    cellString = Replace(cellString, "\n", vbCrLf)

    Dim a As Integer
    If cellString = "" Then
    	a = 0
    	cellString = ""
    Else
	    a = LENB(StrConv(cellString, vbFromUnicode))
	EndIf
    Put #fileNo, , a
    Put #fileNo, , cellString
End Sub

Sub PutFloat(cellString As String, fileNo As Integer)
    Put #fileNo, , CSng(cellString)
End Sub

Sub OutputMasterFile()
    Dim version As Long
    Dim sheet As Object
    sheet = ThisComponent.getSheets().getByIndex(0)
    version = sheet.getCellRangeByName("C3").value
    Dim inFn As Integer

    Dim filePath As String
    filePath = "/Users/miyata/Dropbox/tempmaster.bin"
    
    Dim versionPath As String
    versionPath = "/Users/miyata/Dropbox/version.bin"
    
    'ファイル番号
    inFn = ENUM_FILE_NO.ALL_MAST
             
    Open filePath For Binary Access Write As #inFn
    
    'Master Version
    PutInt32 version, inFn
    
    'Program Version(強制アップデートに使う)
    PutInt32 CStr(1), inFn
    
    'Master Count(現在 LiveInfo, LiveHouse の２つ）
    PutInt16 CStr(2), inFn
   
    '■■
    '■■LiveHouseデータ作成
    '■■
    MakeLiveHouseMast  ThisComponent.getSheets().getByIndex(2), inFn, ENUM_MAST_TYPE. MAST_LIVEHOUSE
    
    '■■
    '■■LiveInfoデータ作成
    '■■
    MakeLiveInfoMast  ThisComponent.getSheets().getByIndex(3), inFn, ENUM_MAST_TYPE. MAST_LIVE_INFO
        
    'ファイルクローズ
    Close #inFn
    
    Open versionPath For Binary Access Write As #inFn
            
    'Master Version
    PutInt32 (version), inFn
    
    Close #inFn
        
    'メッセージ表示
    errorMsg = "作成しました。"
    If ErrorLogCnt &gt; 0 Then
        errorMsg = "エラーが発生しました"
        Kill (filePath)
    End If
        
    MsgBox errorMsg
    
End Sub

Sub MakeLiveInfoMast(ByRef Sh As Object, ByRef inputFn As Integer, ByRef masterType As Integer)
    Const row_start = 3
    Dim cellString As String
    Dim row As Long
    Dim liveHouseNo, dateStr, subNo, title, act, other  As Integer
    Dim column As Integer
    column = 1
    PutInt16 masterType, inputFn
    
    '■■カラム定義■■
    liveHouseNo = column'	
    dateStr 	= column + 1'
    subNo 		= column + 2'
    title 		= column + 3'
    act 		= column + 4'
    other	= column + 5
        
    row = row_start
    
    Dim masterCount As Integer
    Do
        cellString = Sh.getCellByPosition(liveHouseNo, row).String
        If Trim(cellString) = "" Then
            GoTo COUNTEND
        End If
        masterCount = masterCount + 1
        row = row + 1
    Loop
COUNTEND:
    PutInt16 masterCount, inputFn
    row = row_start
    
    Do
        '■■データ書き出し■■
        'ID取得
        cellString = Sh.getCellByPosition(liveHouseNo, row).String
        If Trim(cellString) = "" Then
            GoTo SUBEND
        End If

        PutInt16 cellString, inputFn
        
        cellString = "2014" &amp; Sh.getCellByPosition(dateStr, row).String
        PutInt32 cellString, inputFn
                    
        cellString = Sh.getCellByPosition(subNo, row).String
        PutInt16 cellString, inputFn
         
        cellString = Sh.getCellByPosition(title, row).String
        PutString16 cellString, inputFn
        
        cellString = Sh.getCellByPosition(act, row).String
        PutString16 cellString, inputFn
        
        cellString = Sh.getCellByPosition(other, row).String
        PutString16 cellString, inputFn
        
LOOPEND:
        row = row + 1
    Loop
    
SUBEND:
    
End Sub


Sub MakeLiveHouseMast(ByRef Sh As Object, ByRef inputFn As Integer, ByRef masterType As Integer)
    Const row_start = 3
    Dim cellString As String
    Dim row As Long
    Dim liveHouseNo, liveHouseName, info , sortNo, validFlag As Integer
    Dim column As Integer
    column = 1
    PutInt16 masterType, inputFn
    
    '■■カラム定義■■
    liveHouseNo = column'	
    liveHouseName 	= column + 1'
    info 		= column + 2'
    sortNo = column + 3
    validFlag = column + 4
    row = row_start
    
    Dim masterCount As Integer
    Do
        cellString = Sh.getCellByPosition(liveHouseNo, row).String
        If Trim(cellString) = "" Then
            GoTo COUNTEND
        End If
        cellString = Sh.getCellByPosition(validFlag, row).String
		If cellString = "1" Then
			masterCount = masterCount + 1
		End If
        
        row = row + 1
    Loop
COUNTEND:
    PutInt16 masterCount, inputFn
    row = row_start
    
    Do
        '■■データ書き出し■■
        'ID取得
        cellString = Sh.getCellByPosition(liveHouseNo, row).String
        If Trim(cellString) = "" Then
            GoTo SUBEND
        End If
        
		If Sh.getCellByPosition(validFlag, row).String = "0" Then
			GoTo LOOPEND
		End If
		
        PutInt16 cellString, inputFn
         
        cellString = Sh.getCellByPosition(liveHouseName, row).String
        PutString16 cellString, inputFn
        
        cellString = Sh.getCellByPosition(info, row).String
        PutString16 cellString, inputFn
 
 		cellString = Sh.getCellByPosition(sortNo, row).String
        PutInt16 cellString, inputFn
		
LOOPEND:
        row = row + 1
    Loop
    
SUBEND:
    
End Sub

Function LENB(s)
	Dim a As Integer
	a = UBound(s) - LBound(s) + 1
	LENB = a
End Function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2"/>
</library:library>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Private Enum ENUM_MAST_TYPE
    LINE_MESSAGE = 1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ByRef cellString As String, ByRef fileNo As Integer)
    Put #fileNo, , CInt(cellString)
End Sub

Sub PutInt32(ByRef cellString As String, ByRef fileNo As Integer)
    Put #fileNo, , CLng(cellString)
End Sub

Sub PutString16(ByRef cellString As String, ByRef fileNo As Integer)
    cellString = Replace(cellString, "\n", vbCrLf)
    Put #fileNo, , CInt(LenB(StrConv(cellString, vbFromUnicode)))
    Put #fileNo, , cellString
End Sub

Sub PutFloat(ByRef cellString As String, ByRef fileNo As Integer)
    Put #fileNo, , CSng(cellString)
End Sub

Sub OutputMasterFile()
    Dim version As String
    version = Sheet15.Cells(3, 3)
    
    Dim inFn As Integer

    Dim filePath As String
    filePath = ThisWorkbook.path + "\" + "tempmaster.bin"
    
    Dim versionPath As String
    versionPath = ThisWorkbook.path + "\" + "version.bin"
    
    Dim versionTextPath As String
    versionTextPath = ThisWorkbook.path + "\" + version
    
    'ファイル番号
    inFn = ENUM_FILE_NO.ALL_MAST
             
    Open filePath For Binary Access Write As #inFn
            
    'Master Version
    PutInt32 version, inFn
    
    PutInt16 CStr(ENUM_MAST_TYPE.MAST_TYPE_MAX - 1), inFn
    
    '■■
    '■■LineMessageデータ作成
    '■■
    MakeLineMessageMast Sheet36, inFn, ENUM_MAST_TYPE.LINE_MESSAGE
   
        
    'ファイルクローズ
    Close #inFn
    
    Open versionPath For Binary Access Write As #inFn
            
    'Master Version
    PutInt32 version, inFn
    
    Close #inFn
    
    Open versionTextPath For Binary Access Write As #inFn
    
    Close #inFn
        
    'メッセージ表示
    errorMsg = "作成しました。"
    If ErrorLogCnt &gt; 0 Then
        errorMsg = "エラーが発生しました"
        Kill (filePath)
    End If
        
    MsgBox errorMsg
    
End Sub

Sub MakeLineMessageMast(ByRef Sh As Object, ByRef inputFn As Integer, ByRef masterType As Integer)
    Const row_start = 5
    Dim cellString As String
    Dim row As Long
    
    PutInt16 CStr(masterType), inputFn
    
    '■■カラム定義■■
    Set MessageType = Sh.Cells.Find("メッセージタイプ")
    Set MessageText = Sh.Cells.Find("メッセージテキスト")
    Set ButtonText = Sh.Cells.Find("ボタンテキスト")
    Set StartDate = Sh.Cells.Find("開始日時")
    Set EndDate = Sh.Cells.Find("終了日時")
        
    row = row_start
    
    Dim masterCount As Integer
    Do
        cellString = Sh.Cells(row, MessageType.column)
        If Trim(cellString) = "" Then
            GoTo COUNTEND
        End If
        masterCount = masterCount + 1
        row = row + 1
    Loop
COUNTEND:
    PutInt16 CStr(masterCount), inputFn
    row = row_start
    
    Do
        '■■データ書き出し■■
        'ID取得
        cellString = Sh.Cells(row, MessageType.column)
        If Trim(cellString) = "" Then
            GoTo SUBEND
        End If

        PutInt16 cellString, inputFn
        
        cellString = Sh.Cells(row, MessageText.column)
        PutString16 cellString, inputFn
                    
        cellString = Sh.Cells(row, ButtonText.column)
        PutString16 cellString, inputFn
         
        cellString = Sh.Cells(row, StartDate.column)
        PutString16 Format(cellString, "yyyy/mm/dd hh:nn:ss"), inputFn
        
        cellString = Sh.Cells(row, EndDate.column)
        PutString16 Format(cellString, "yyyy/mm/dd hh:nn:ss"), inputFn
        
LOOPEND:
        row = row + 1
    Loop
    
SUBEND:
    
End Sub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36 (LineMessageMaster).xml><?xml version="1.0" encoding="utf-8"?>
<!DOCTYPE module  PUBLIC '-//OpenOffice.org//DTD OfficeDocument 1.0//EN'  'module.dtd'>
<script:module xmlns:script="http://openoffice.org/2000/script" script:name="Sheet36 (LineMessageMaster)" script:language="StarBasic">REM  *****  BASIC  *****

Sub Main

End Sub
</script:module>
</file>

<file path=Basic/VBAProject/Sheet36.xml><?xml version="1.0" encoding="utf-8"?>
<!DOCTYPE module  PUBLIC '-//OpenOffice.org//DTD OfficeDocument 1.0//EN'  'module.dtd'>
<script:module xmlns:script="http://openoffice.org/2000/script" script:name="Sheet3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Sheet15"/>
  <library:element library:name="Sheet36"/>
  <library:element library:name="ThisWorkbook"/>
  <library:element library:name="Sheet36 (LineMessageMas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Scripts/javascript/Library1/parcel-descriptor.xml><?xml version="1.0" encoding="utf-8"?>
<parcel xmlns:parcel="scripting.dtd" language="JavaScript"/>
</file>